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Narrow" svg:font-family="Arial Narrow" style:font-family-generic="swiss" style:font-pitch="variable" svg:panose-1="2 11 6 6 2 2 2 3 2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TheSansMonoConNormal" svg:font-family="TheSansMonoConNormal" style:font-family-generic="roman" style:font-pitch="variable" svg:panose-1="0 0 0 0 0 0 0 0 0 0"/>
    <style:font-face style:name="Trebuchet MS" svg:font-family="Trebuchet MS" style:font-family-generic="swiss" style:font-pitch="variable" svg:panose-1="2 11 6 3 2 2 2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Utopia" svg:font-family="Utopia" style:font-family-generic="roman" style:font-pitch="variable" svg:panose-1="0 0 5 0 0 0 0 0 0 0"/>
    <style:font-face style:name="CommonBullets" style:font-charset="x-symbol" svg:font-family="CommonBullets" style:font-family-generic="swiss" style:font-pitch="variable"/>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9">
      <text:list-level-style-bullet text:level="1" text:style-name="WW_CharLFO9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1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1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4">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text:list-style style:name="LFO15">
      <text:list-level-style-bullet text:leve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Wingdings"/>
      </text:list-level-style-bullet>
    </text:list-style>
    <text:list-style style:name="LFO16">
      <text:list-level-style-bullet text:level="1" text:bullet-char="n">
        <style:list-level-properties text:space-before="0in" text:min-label-width="0.25in" text:list-level-position-and-space-mode="label-alignment">
          <style:list-level-label-alignment text:label-followed-by="listtab" fo:margin-left="0.25in" fo:text-indent="-0.25in"/>
        </style:list-level-properties>
        <style:text-properties style:font-name="Utopia"/>
      </text:list-level-style-bullet>
    </text:list-style>
    <text:list-style style:name="LFO17">
      <text:list-level-style-number text:level="1" text:style-name="WW_CharLFO17LVL1" style:num-prefix=" " style:num-suffix=". "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8">
      <text:list-level-style-number text:level="1" text:style-name="WW_CharLFO18LVL1" style:num-prefix=" " style:num-suffix=". "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9">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style>
    <text:list-style style:name="LFO20">
      <text:list-level-style-bullet text:level="1" text:bullet-char="?">
        <style:list-level-properties text:space-before="0.0652in" text:min-label-width="0.6652in" text:list-level-position-and-space-mode="label-alignment">
          <style:list-level-label-alignment text:label-followed-by="listtab" fo:margin-left="0.7305in" fo:text-indent="-0.6652in"/>
        </style:list-level-properties>
        <style:text-properties style:font-name="CommonBullets"/>
      </text:list-level-style-bullet>
    </text:list-style>
    <text:list-style style:name="LFO21">
      <text:list-level-style-bullet text:level="1" text:bullet-char="?">
        <style:list-level-properties text:space-before="0.125in" text:min-label-width="0.25in" text:list-level-position-and-space-mode="label-alignment">
          <style:list-level-label-alignment text:label-followed-by="listtab" fo:margin-left="0.375in" fo:text-indent="-0.25in"/>
        </style:list-level-properties>
        <style:text-properties style:font-name="Wingdings"/>
      </text:list-level-style-bullet>
    </text:list-style>
    <text:list-style style:name="LFO22">
      <text:list-level-style-bullet text:level="1" text:bullet-char="?">
        <style:list-level-properties text:space-before="0.4152in" text:min-label-width="0.6652in" text:list-level-position-and-space-mode="label-alignment">
          <style:list-level-label-alignment text:label-followed-by="listtab" fo:margin-left="1.0805in" fo:text-indent="-0.6652in"/>
        </style:list-level-properties>
        <style:text-properties style:font-name="CommonBullets"/>
      </text:list-level-style-bullet>
    </text:list-style>
    <text:list-style style:name="LFO23">
      <text:list-level-style-bullet text:level="1" text:bullet-char="?">
        <style:list-level-properties text:space-before="0.125in" text:min-label-width="0.25in" text:list-level-position-and-space-mode="label-alignment">
          <style:list-level-label-alignment text:label-followed-by="listtab" fo:margin-left="0.375in" fo:text-indent="-0.25in"/>
        </style:list-level-properties>
        <style:text-properties style:font-name="Wingdings"/>
      </text:list-level-style-bullet>
    </text:list-style>
    <text:list-style style:name="LFO24">
      <text:list-level-style-bullet text:level="1" text:bullet-char="?">
        <style:list-level-properties text:space-before="0.125in" text:min-label-width="0.25in" text:list-level-position-and-space-mode="label-alignment">
          <style:list-level-label-alignment text:label-followed-by="listtab" fo:margin-left="0.37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Symbol"/>
      </text:list-level-style-bullet>
      <text:list-level-style-bullet text:level="2" text:style-name="WW_CharLFO25LVL2" text:bullet-char="o">
        <style:list-level-properties text:space-before="0.9166in" text:min-label-width="0.25in" text:list-level-position-and-space-mode="label-alignment">
          <style:list-level-label-alignment text:label-followed-by="listtab" fo:margin-left="1.1666in" fo:text-indent="-0.25in"/>
        </style:list-level-properties>
        <style:text-properties style:font-name="Courier New"/>
      </text:list-level-style-bullet>
      <text:list-level-style-bullet text:level="3" text:style-name="WW_CharLFO25LVL3" text:bullet-char="">
        <style:list-level-properties text:space-before="1.4166in" text:min-label-width="0.25in" text:list-level-position-and-space-mode="label-alignment">
          <style:list-level-label-alignment text:label-followed-by="listtab" fo:margin-left="1.6666in" fo:text-indent="-0.25in"/>
        </style:list-level-properties>
        <style:text-properties style:font-name="Wingdings"/>
      </text:list-level-style-bullet>
      <text:list-level-style-bullet text:level="4" text:style-name="WW_CharLFO25LVL4" text:bullet-char="">
        <style:list-level-properties text:space-before="1.9166in" text:min-label-width="0.25in" text:list-level-position-and-space-mode="label-alignment">
          <style:list-level-label-alignment text:label-followed-by="listtab" fo:margin-left="2.1666in" fo:text-indent="-0.25in"/>
        </style:list-level-properties>
        <style:text-properties style:font-name="Symbol"/>
      </text:list-level-style-bullet>
      <text:list-level-style-bullet text:level="5" text:style-name="WW_CharLFO25LVL5" text:bullet-char="o">
        <style:list-level-properties text:space-before="2.4166in" text:min-label-width="0.25in" text:list-level-position-and-space-mode="label-alignment">
          <style:list-level-label-alignment text:label-followed-by="listtab" fo:margin-left="2.6666in" fo:text-indent="-0.25in"/>
        </style:list-level-properties>
        <style:text-properties style:font-name="Courier New"/>
      </text:list-level-style-bullet>
      <text:list-level-style-bullet text:level="6" text:style-name="WW_CharLFO25LVL6" text:bullet-char="">
        <style:list-level-properties text:space-before="2.9166in" text:min-label-width="0.25in" text:list-level-position-and-space-mode="label-alignment">
          <style:list-level-label-alignment text:label-followed-by="listtab" fo:margin-left="3.1666in" fo:text-indent="-0.25in"/>
        </style:list-level-properties>
        <style:text-properties style:font-name="Wingdings"/>
      </text:list-level-style-bullet>
      <text:list-level-style-bullet text:level="7" text:style-name="WW_CharLFO25LVL7" text:bullet-char="">
        <style:list-level-properties text:space-before="3.4166in" text:min-label-width="0.25in" text:list-level-position-and-space-mode="label-alignment">
          <style:list-level-label-alignment text:label-followed-by="listtab" fo:margin-left="3.6666in" fo:text-indent="-0.25in"/>
        </style:list-level-properties>
        <style:text-properties style:font-name="Symbol"/>
      </text:list-level-style-bullet>
      <text:list-level-style-bullet text:level="8" text:style-name="WW_CharLFO25LVL8" text:bullet-char="o">
        <style:list-level-properties text:space-before="3.9166in" text:min-label-width="0.25in" text:list-level-position-and-space-mode="label-alignment">
          <style:list-level-label-alignment text:label-followed-by="listtab" fo:margin-left="4.1666in" fo:text-indent="-0.25in"/>
        </style:list-level-properties>
        <style:text-properties style:font-name="Courier New"/>
      </text:list-level-style-bullet>
      <text:list-level-style-bullet text:level="9" text:style-name="WW_CharLFO25LVL9" text:bullet-char="">
        <style:list-level-properties text:space-before="4.4166in" text:min-label-width="0.25in" text:list-level-position-and-space-mode="label-alignment">
          <style:list-level-label-alignment text:label-followed-by="listtab" fo:margin-left="4.6666in" fo:text-indent="-0.25in"/>
        </style:list-level-properties>
        <style:text-properties style:font-name="Wingdings"/>
      </text:list-level-style-bullet>
    </text:list-style>
    <text:list-style style:name="LFO26">
      <text:list-level-style-bullet text:level="1" text:style-name="WW_CharLFO26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Symbol"/>
      </text:list-level-style-bullet>
      <text:list-level-style-bullet text:level="2" text:style-name="WW_CharLFO26LVL2" text:bullet-char="o">
        <style:list-level-properties text:space-before="0.9166in" text:min-label-width="0.25in" text:list-level-position-and-space-mode="label-alignment">
          <style:list-level-label-alignment text:label-followed-by="listtab" fo:margin-left="1.1666in" fo:text-indent="-0.25in"/>
        </style:list-level-properties>
        <style:text-properties style:font-name="Courier New"/>
      </text:list-level-style-bullet>
      <text:list-level-style-bullet text:level="3" text:style-name="WW_CharLFO26LVL3" text:bullet-char="">
        <style:list-level-properties text:space-before="1.4166in" text:min-label-width="0.25in" text:list-level-position-and-space-mode="label-alignment">
          <style:list-level-label-alignment text:label-followed-by="listtab" fo:margin-left="1.6666in" fo:text-indent="-0.25in"/>
        </style:list-level-properties>
        <style:text-properties style:font-name="Wingdings"/>
      </text:list-level-style-bullet>
      <text:list-level-style-bullet text:level="4" text:style-name="WW_CharLFO26LVL4" text:bullet-char="">
        <style:list-level-properties text:space-before="1.9166in" text:min-label-width="0.25in" text:list-level-position-and-space-mode="label-alignment">
          <style:list-level-label-alignment text:label-followed-by="listtab" fo:margin-left="2.1666in" fo:text-indent="-0.25in"/>
        </style:list-level-properties>
        <style:text-properties style:font-name="Symbol"/>
      </text:list-level-style-bullet>
      <text:list-level-style-bullet text:level="5" text:style-name="WW_CharLFO26LVL5" text:bullet-char="o">
        <style:list-level-properties text:space-before="2.4166in" text:min-label-width="0.25in" text:list-level-position-and-space-mode="label-alignment">
          <style:list-level-label-alignment text:label-followed-by="listtab" fo:margin-left="2.6666in" fo:text-indent="-0.25in"/>
        </style:list-level-properties>
        <style:text-properties style:font-name="Courier New"/>
      </text:list-level-style-bullet>
      <text:list-level-style-bullet text:level="6" text:style-name="WW_CharLFO26LVL6" text:bullet-char="">
        <style:list-level-properties text:space-before="2.9166in" text:min-label-width="0.25in" text:list-level-position-and-space-mode="label-alignment">
          <style:list-level-label-alignment text:label-followed-by="listtab" fo:margin-left="3.1666in" fo:text-indent="-0.25in"/>
        </style:list-level-properties>
        <style:text-properties style:font-name="Wingdings"/>
      </text:list-level-style-bullet>
      <text:list-level-style-bullet text:level="7" text:style-name="WW_CharLFO26LVL7" text:bullet-char="">
        <style:list-level-properties text:space-before="3.4166in" text:min-label-width="0.25in" text:list-level-position-and-space-mode="label-alignment">
          <style:list-level-label-alignment text:label-followed-by="listtab" fo:margin-left="3.6666in" fo:text-indent="-0.25in"/>
        </style:list-level-properties>
        <style:text-properties style:font-name="Symbol"/>
      </text:list-level-style-bullet>
      <text:list-level-style-bullet text:level="8" text:style-name="WW_CharLFO26LVL8" text:bullet-char="o">
        <style:list-level-properties text:space-before="3.9166in" text:min-label-width="0.25in" text:list-level-position-and-space-mode="label-alignment">
          <style:list-level-label-alignment text:label-followed-by="listtab" fo:margin-left="4.1666in" fo:text-indent="-0.25in"/>
        </style:list-level-properties>
        <style:text-properties style:font-name="Courier New"/>
      </text:list-level-style-bullet>
      <text:list-level-style-bullet text:level="9" text:style-name="WW_CharLFO26LVL9" text:bullet-char="">
        <style:list-level-properties text:space-before="4.4166in" text:min-label-width="0.25in" text:list-level-position-and-space-mode="label-alignment">
          <style:list-level-label-alignment text:label-followed-by="listtab" fo:margin-left="4.6666in" fo:text-indent="-0.25in"/>
        </style:list-level-properties>
        <style:text-properties style:font-name="Wingdings"/>
      </text:list-level-style-bullet>
    </text:list-style>
    <text:list-style style:name="LFO27">
      <text:list-level-style-bullet text:level="1" text:style-name="WW_CharLFO27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Symbol"/>
      </text:list-level-style-bullet>
      <text:list-level-style-bullet text:level="2" text:style-name="WW_CharLFO27LVL2" text:bullet-char="o">
        <style:list-level-properties text:space-before="0.9166in" text:min-label-width="0.25in" text:list-level-position-and-space-mode="label-alignment">
          <style:list-level-label-alignment text:label-followed-by="listtab" fo:margin-left="1.1666in" fo:text-indent="-0.25in"/>
        </style:list-level-properties>
        <style:text-properties style:font-name="Courier New"/>
      </text:list-level-style-bullet>
      <text:list-level-style-bullet text:level="3" text:style-name="WW_CharLFO27LVL3" text:bullet-char="">
        <style:list-level-properties text:space-before="1.4166in" text:min-label-width="0.25in" text:list-level-position-and-space-mode="label-alignment">
          <style:list-level-label-alignment text:label-followed-by="listtab" fo:margin-left="1.6666in" fo:text-indent="-0.25in"/>
        </style:list-level-properties>
        <style:text-properties style:font-name="Wingdings"/>
      </text:list-level-style-bullet>
      <text:list-level-style-bullet text:level="4" text:style-name="WW_CharLFO27LVL4" text:bullet-char="">
        <style:list-level-properties text:space-before="1.9166in" text:min-label-width="0.25in" text:list-level-position-and-space-mode="label-alignment">
          <style:list-level-label-alignment text:label-followed-by="listtab" fo:margin-left="2.1666in" fo:text-indent="-0.25in"/>
        </style:list-level-properties>
        <style:text-properties style:font-name="Symbol"/>
      </text:list-level-style-bullet>
      <text:list-level-style-bullet text:level="5" text:style-name="WW_CharLFO27LVL5" text:bullet-char="o">
        <style:list-level-properties text:space-before="2.4166in" text:min-label-width="0.25in" text:list-level-position-and-space-mode="label-alignment">
          <style:list-level-label-alignment text:label-followed-by="listtab" fo:margin-left="2.6666in" fo:text-indent="-0.25in"/>
        </style:list-level-properties>
        <style:text-properties style:font-name="Courier New"/>
      </text:list-level-style-bullet>
      <text:list-level-style-bullet text:level="6" text:style-name="WW_CharLFO27LVL6" text:bullet-char="">
        <style:list-level-properties text:space-before="2.9166in" text:min-label-width="0.25in" text:list-level-position-and-space-mode="label-alignment">
          <style:list-level-label-alignment text:label-followed-by="listtab" fo:margin-left="3.1666in" fo:text-indent="-0.25in"/>
        </style:list-level-properties>
        <style:text-properties style:font-name="Wingdings"/>
      </text:list-level-style-bullet>
      <text:list-level-style-bullet text:level="7" text:style-name="WW_CharLFO27LVL7" text:bullet-char="">
        <style:list-level-properties text:space-before="3.4166in" text:min-label-width="0.25in" text:list-level-position-and-space-mode="label-alignment">
          <style:list-level-label-alignment text:label-followed-by="listtab" fo:margin-left="3.6666in" fo:text-indent="-0.25in"/>
        </style:list-level-properties>
        <style:text-properties style:font-name="Symbol"/>
      </text:list-level-style-bullet>
      <text:list-level-style-bullet text:level="8" text:style-name="WW_CharLFO27LVL8" text:bullet-char="o">
        <style:list-level-properties text:space-before="3.9166in" text:min-label-width="0.25in" text:list-level-position-and-space-mode="label-alignment">
          <style:list-level-label-alignment text:label-followed-by="listtab" fo:margin-left="4.1666in" fo:text-indent="-0.25in"/>
        </style:list-level-properties>
        <style:text-properties style:font-name="Courier New"/>
      </text:list-level-style-bullet>
      <text:list-level-style-bullet text:level="9" text:style-name="WW_CharLFO27LVL9" text:bullet-char="">
        <style:list-level-properties text:space-before="4.4166in" text:min-label-width="0.25in" text:list-level-position-and-space-mode="label-alignment">
          <style:list-level-label-alignment text:label-followed-by="listtab" fo:margin-left="4.6666in" fo:text-indent="-0.25in"/>
        </style:list-level-properties>
        <style:text-properties style:font-name="Wingdings"/>
      </text:list-level-style-bullet>
    </text:list-style>
    <text:list-style style:name="LFO28">
      <text:list-level-style-bullet text:level="1" text:style-name="WW_CharLFO28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Symbol"/>
      </text:list-level-style-bullet>
      <text:list-level-style-bullet text:level="2" text:style-name="WW_CharLFO28LVL2" text:bullet-char="o">
        <style:list-level-properties text:space-before="0.9166in" text:min-label-width="0.25in" text:list-level-position-and-space-mode="label-alignment">
          <style:list-level-label-alignment text:label-followed-by="listtab" fo:margin-left="1.1666in" fo:text-indent="-0.25in"/>
        </style:list-level-properties>
        <style:text-properties style:font-name="Courier New"/>
      </text:list-level-style-bullet>
      <text:list-level-style-bullet text:level="3" text:style-name="WW_CharLFO28LVL3" text:bullet-char="">
        <style:list-level-properties text:space-before="1.4166in" text:min-label-width="0.25in" text:list-level-position-and-space-mode="label-alignment">
          <style:list-level-label-alignment text:label-followed-by="listtab" fo:margin-left="1.6666in" fo:text-indent="-0.25in"/>
        </style:list-level-properties>
        <style:text-properties style:font-name="Wingdings"/>
      </text:list-level-style-bullet>
      <text:list-level-style-bullet text:level="4" text:style-name="WW_CharLFO28LVL4" text:bullet-char="">
        <style:list-level-properties text:space-before="1.9166in" text:min-label-width="0.25in" text:list-level-position-and-space-mode="label-alignment">
          <style:list-level-label-alignment text:label-followed-by="listtab" fo:margin-left="2.1666in" fo:text-indent="-0.25in"/>
        </style:list-level-properties>
        <style:text-properties style:font-name="Symbol"/>
      </text:list-level-style-bullet>
      <text:list-level-style-bullet text:level="5" text:style-name="WW_CharLFO28LVL5" text:bullet-char="o">
        <style:list-level-properties text:space-before="2.4166in" text:min-label-width="0.25in" text:list-level-position-and-space-mode="label-alignment">
          <style:list-level-label-alignment text:label-followed-by="listtab" fo:margin-left="2.6666in" fo:text-indent="-0.25in"/>
        </style:list-level-properties>
        <style:text-properties style:font-name="Courier New"/>
      </text:list-level-style-bullet>
      <text:list-level-style-bullet text:level="6" text:style-name="WW_CharLFO28LVL6" text:bullet-char="">
        <style:list-level-properties text:space-before="2.9166in" text:min-label-width="0.25in" text:list-level-position-and-space-mode="label-alignment">
          <style:list-level-label-alignment text:label-followed-by="listtab" fo:margin-left="3.1666in" fo:text-indent="-0.25in"/>
        </style:list-level-properties>
        <style:text-properties style:font-name="Wingdings"/>
      </text:list-level-style-bullet>
      <text:list-level-style-bullet text:level="7" text:style-name="WW_CharLFO28LVL7" text:bullet-char="">
        <style:list-level-properties text:space-before="3.4166in" text:min-label-width="0.25in" text:list-level-position-and-space-mode="label-alignment">
          <style:list-level-label-alignment text:label-followed-by="listtab" fo:margin-left="3.6666in" fo:text-indent="-0.25in"/>
        </style:list-level-properties>
        <style:text-properties style:font-name="Symbol"/>
      </text:list-level-style-bullet>
      <text:list-level-style-bullet text:level="8" text:style-name="WW_CharLFO28LVL8" text:bullet-char="o">
        <style:list-level-properties text:space-before="3.9166in" text:min-label-width="0.25in" text:list-level-position-and-space-mode="label-alignment">
          <style:list-level-label-alignment text:label-followed-by="listtab" fo:margin-left="4.1666in" fo:text-indent="-0.25in"/>
        </style:list-level-properties>
        <style:text-properties style:font-name="Courier New"/>
      </text:list-level-style-bullet>
      <text:list-level-style-bullet text:level="9" text:style-name="WW_CharLFO28LVL9" text:bullet-char="">
        <style:list-level-properties text:space-before="4.4166in" text:min-label-width="0.25in" text:list-level-position-and-space-mode="label-alignment">
          <style:list-level-label-alignment text:label-followed-by="listtab" fo:margin-left="4.6666in" fo:text-indent="-0.25in"/>
        </style:list-level-properties>
        <style:text-properties style:font-name="Wingdings"/>
      </text:list-level-style-bullet>
    </text:list-style>
    <text:list-style style:name="LFO29">
      <text:list-level-style-bullet text:level="1" text:style-name="WW_CharLFO29LVL1" text:bullet-char="">
        <style:list-level-properties text:space-before="0.6875in" text:min-label-width="0.25in" text:list-level-position-and-space-mode="label-alignment">
          <style:list-level-label-alignment text:label-followed-by="listtab" fo:margin-left="0.9375in" fo:text-indent="-0.25in"/>
        </style:list-level-properties>
        <style:text-properties style:font-name="Wingdings"/>
      </text:list-level-style-bullet>
      <text:list-level-style-bullet text:level="2" text:style-name="WW_CharLFO29LVL2" text:bullet-char="o">
        <style:list-level-properties text:space-before="1.1875in" text:min-label-width="0.25in" text:list-level-position-and-space-mode="label-alignment">
          <style:list-level-label-alignment text:label-followed-by="listtab" fo:margin-left="1.4375in" fo:text-indent="-0.25in"/>
        </style:list-level-properties>
        <style:text-properties style:font-name="Courier New"/>
      </text:list-level-style-bullet>
      <text:list-level-style-bullet text:level="3" text:style-name="WW_CharLFO29LVL3" text:bullet-char="">
        <style:list-level-properties text:space-before="1.6875in" text:min-label-width="0.25in" text:list-level-position-and-space-mode="label-alignment">
          <style:list-level-label-alignment text:label-followed-by="listtab" fo:margin-left="1.9375in" fo:text-indent="-0.25in"/>
        </style:list-level-properties>
        <style:text-properties style:font-name="Wingdings"/>
      </text:list-level-style-bullet>
      <text:list-level-style-bullet text:level="4" text:style-name="WW_CharLFO29LVL4" text:bullet-char="">
        <style:list-level-properties text:space-before="2.1875in" text:min-label-width="0.25in" text:list-level-position-and-space-mode="label-alignment">
          <style:list-level-label-alignment text:label-followed-by="listtab" fo:margin-left="2.4375in" fo:text-indent="-0.25in"/>
        </style:list-level-properties>
        <style:text-properties style:font-name="Symbol"/>
      </text:list-level-style-bullet>
      <text:list-level-style-bullet text:level="5" text:style-name="WW_CharLFO29LVL5" text:bullet-char="o">
        <style:list-level-properties text:space-before="2.6875in" text:min-label-width="0.25in" text:list-level-position-and-space-mode="label-alignment">
          <style:list-level-label-alignment text:label-followed-by="listtab" fo:margin-left="2.9375in" fo:text-indent="-0.25in"/>
        </style:list-level-properties>
        <style:text-properties style:font-name="Courier New"/>
      </text:list-level-style-bullet>
      <text:list-level-style-bullet text:level="6" text:style-name="WW_CharLFO29LVL6" text:bullet-char="">
        <style:list-level-properties text:space-before="3.1875in" text:min-label-width="0.25in" text:list-level-position-and-space-mode="label-alignment">
          <style:list-level-label-alignment text:label-followed-by="listtab" fo:margin-left="3.4375in" fo:text-indent="-0.25in"/>
        </style:list-level-properties>
        <style:text-properties style:font-name="Wingdings"/>
      </text:list-level-style-bullet>
      <text:list-level-style-bullet text:level="7" text:style-name="WW_CharLFO29LVL7" text:bullet-char="">
        <style:list-level-properties text:space-before="3.6875in" text:min-label-width="0.25in" text:list-level-position-and-space-mode="label-alignment">
          <style:list-level-label-alignment text:label-followed-by="listtab" fo:margin-left="3.9375in" fo:text-indent="-0.25in"/>
        </style:list-level-properties>
        <style:text-properties style:font-name="Symbol"/>
      </text:list-level-style-bullet>
      <text:list-level-style-bullet text:level="8" text:style-name="WW_CharLFO29LVL8" text:bullet-char="o">
        <style:list-level-properties text:space-before="4.1875in" text:min-label-width="0.25in" text:list-level-position-and-space-mode="label-alignment">
          <style:list-level-label-alignment text:label-followed-by="listtab" fo:margin-left="4.4375in" fo:text-indent="-0.25in"/>
        </style:list-level-properties>
        <style:text-properties style:font-name="Courier New"/>
      </text:list-level-style-bullet>
      <text:list-level-style-bullet text:level="9" text:style-name="WW_CharLFO29LVL9" text:bullet-char="">
        <style:list-level-properties text:space-before="4.6875in" text:min-label-width="0.25in" text:list-level-position-and-space-mode="label-alignment">
          <style:list-level-label-alignment text:label-followed-by="listtab" fo:margin-left="4.9375in" fo:text-indent="-0.25in"/>
        </style:list-level-properties>
        <style:text-properties style:font-name="Wingdings"/>
      </text:list-level-style-bullet>
    </text:list-style>
    <text:list-style style:name="LFO3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4">
      <text:list-level-style-number text:level="1" style:num-pre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pre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style>
    <text:list-style style:name="LFO38">
      <text:list-level-style-number text:level="1" text:style-name="WW_CharLFO38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9">
      <text:list-level-style-number text:level="1" text:style-name="WW_CharLFO39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0">
      <text:list-level-style-number text:level="1" text:style-name="WW_CharLFO40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1">
      <text:list-level-style-bullet text:level="1" text:style-name="WW_CharLFO4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Symbol"/>
      </text:list-level-style-bullet>
      <text:list-level-style-bullet text:level="2" text:style-name="WW_CharLFO46LVL2" text:bullet-char="o">
        <style:list-level-properties text:space-before="0.7479in" text:min-label-width="0.25in" text:list-level-position-and-space-mode="label-alignment">
          <style:list-level-label-alignment text:label-followed-by="listtab" fo:margin-left="0.9979in" fo:text-indent="-0.25in"/>
        </style:list-level-properties>
        <style:text-properties style:font-name="Courier New"/>
      </text:list-level-style-bullet>
      <text:list-level-style-bullet text:level="3" text:style-name="WW_CharLFO46LVL3" text:bullet-char="">
        <style:list-level-properties text:space-before="1.2479in" text:min-label-width="0.25in" text:list-level-position-and-space-mode="label-alignment">
          <style:list-level-label-alignment text:label-followed-by="listtab" fo:margin-left="1.4979in" fo:text-indent="-0.25in"/>
        </style:list-level-properties>
        <style:text-properties style:font-name="Wingdings"/>
      </text:list-level-style-bullet>
      <text:list-level-style-bullet text:level="4" text:style-name="WW_CharLFO46LVL4" text:bullet-char="">
        <style:list-level-properties text:space-before="1.7479in" text:min-label-width="0.25in" text:list-level-position-and-space-mode="label-alignment">
          <style:list-level-label-alignment text:label-followed-by="listtab" fo:margin-left="1.9979in" fo:text-indent="-0.25in"/>
        </style:list-level-properties>
        <style:text-properties style:font-name="Symbol"/>
      </text:list-level-style-bullet>
      <text:list-level-style-bullet text:level="5" text:style-name="WW_CharLFO46LVL5" text:bullet-char="o">
        <style:list-level-properties text:space-before="2.2479in" text:min-label-width="0.25in" text:list-level-position-and-space-mode="label-alignment">
          <style:list-level-label-alignment text:label-followed-by="listtab" fo:margin-left="2.4979in" fo:text-indent="-0.25in"/>
        </style:list-level-properties>
        <style:text-properties style:font-name="Courier New"/>
      </text:list-level-style-bullet>
      <text:list-level-style-bullet text:level="6" text:style-name="WW_CharLFO46LVL6" text:bullet-char="">
        <style:list-level-properties text:space-before="2.7479in" text:min-label-width="0.25in" text:list-level-position-and-space-mode="label-alignment">
          <style:list-level-label-alignment text:label-followed-by="listtab" fo:margin-left="2.9979in" fo:text-indent="-0.25in"/>
        </style:list-level-properties>
        <style:text-properties style:font-name="Wingdings"/>
      </text:list-level-style-bullet>
      <text:list-level-style-bullet text:level="7" text:style-name="WW_CharLFO46LVL7" text:bullet-char="">
        <style:list-level-properties text:space-before="3.2479in" text:min-label-width="0.25in" text:list-level-position-and-space-mode="label-alignment">
          <style:list-level-label-alignment text:label-followed-by="listtab" fo:margin-left="3.4979in" fo:text-indent="-0.25in"/>
        </style:list-level-properties>
        <style:text-properties style:font-name="Symbol"/>
      </text:list-level-style-bullet>
      <text:list-level-style-bullet text:level="8" text:style-name="WW_CharLFO46LVL8" text:bullet-char="o">
        <style:list-level-properties text:space-before="3.7479in" text:min-label-width="0.25in" text:list-level-position-and-space-mode="label-alignment">
          <style:list-level-label-alignment text:label-followed-by="listtab" fo:margin-left="3.9979in" fo:text-indent="-0.25in"/>
        </style:list-level-properties>
        <style:text-properties style:font-name="Courier New"/>
      </text:list-level-style-bullet>
      <text:list-level-style-bullet text:level="9" text:style-name="WW_CharLFO46LVL9" text:bullet-char="">
        <style:list-level-properties text:space-before="4.2479in" text:min-label-width="0.25in" text:list-level-position-and-space-mode="label-alignment">
          <style:list-level-label-alignment text:label-followed-by="listtab" fo:margin-left="4.4979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Wingdings"/>
      </text:list-level-style-bullet>
      <text:list-level-style-bullet text:level="2" text:style-name="WW_CharLFO51LVL2" text:bullet-char="">
        <style:list-level-properties text:space-before="0.9166in" text:min-label-width="0.25in" text:list-level-position-and-space-mode="label-alignment">
          <style:list-level-label-alignment text:label-followed-by="listtab" fo:margin-left="1.1666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2">
      <text:list-level-style-bullet text:level="1" text:style-name="WW_CharLFO52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Wingdings"/>
      </text:list-level-style-bullet>
      <text:list-level-style-bullet text:level="2" text:style-name="WW_CharLFO52LVL2" text:bullet-char="">
        <style:list-level-properties text:space-before="0.9166in" text:min-label-width="0.25in" text:list-level-position-and-space-mode="label-alignment">
          <style:list-level-label-alignment text:label-followed-by="listtab" fo:margin-left="1.1666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3">
      <text:list-level-style-bullet text:level="1" text:style-name="WW_CharLFO53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Wingdings"/>
      </text:list-level-style-bullet>
      <text:list-level-style-bullet text:level="2" text:style-name="WW_CharLFO53LVL2" text:bullet-char="">
        <style:list-level-properties text:space-before="0.9166in" text:min-label-width="0.25in" text:list-level-position-and-space-mode="label-alignment">
          <style:list-level-label-alignment text:label-followed-by="listtab" fo:margin-left="1.1666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4">
      <text:list-level-style-bullet text:level="1" text:style-name="WW_CharLFO54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Wingdings"/>
      </text:list-level-style-bullet>
      <text:list-level-style-bullet text:level="2" text:style-name="WW_CharLFO54LVL2" text:bullet-char="">
        <style:list-level-properties text:space-before="0.9166in" text:min-label-width="0.25in" text:list-level-position-and-space-mode="label-alignment">
          <style:list-level-label-alignment text:label-followed-by="listtab" fo:margin-left="1.1666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5">
      <text:list-level-style-bullet text:level="1" text:style-name="WW_CharLFO55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Wingdings"/>
      </text:list-level-style-bullet>
      <text:list-level-style-bullet text:level="2" text:style-name="WW_CharLFO55LVL2" text:bullet-char="">
        <style:list-level-properties text:space-before="0.9166in" text:min-label-width="0.25in" text:list-level-position-and-space-mode="label-alignment">
          <style:list-level-label-alignment text:label-followed-by="listtab" fo:margin-left="1.1666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6">
      <text:list-level-style-bullet text:level="1" text:style-name="WW_CharLFO56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Wingdings"/>
      </text:list-level-style-bullet>
      <text:list-level-style-bullet text:level="2" text:style-name="WW_CharLFO56LVL2" text:bullet-char="">
        <style:list-level-properties text:space-before="0.9166in" text:min-label-width="0.25in" text:list-level-position-and-space-mode="label-alignment">
          <style:list-level-label-alignment text:label-followed-by="listtab" fo:margin-left="1.1666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7">
      <text:list-level-style-bullet text:level="1" text:style-name="WW_CharLFO57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Wingdings"/>
      </text:list-level-style-bullet>
      <text:list-level-style-bullet text:level="2" text:style-name="WW_CharLFO57LVL2" text:bullet-char="">
        <style:list-level-properties text:space-before="0.9166in" text:min-label-width="0.25in" text:list-level-position-and-space-mode="label-alignment">
          <style:list-level-label-alignment text:label-followed-by="listtab" fo:margin-left="1.1666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itle" style:master-page-name="MP0" style:family="paragraph">
      <style:paragraph-properties fo:break-before="page" fo:text-indent="0.3in"/>
    </style:style>
    <style:style style:name="T3" style:parent-style-name="DefaultParagraphFont" style:family="text">
      <style:text-properties fo:color="#0000FF" style:text-underline-type="single" style:text-underline-style="solid" style:text-underline-width="auto" style:text-underline-mode="continuous"/>
    </style:style>
    <style:style style:name="P4" style:parent-style-name="Normal" style:family="paragraph">
      <style:paragraph-properties fo:margin-bottom="0.0833in" fo:line-height="130%"/>
      <style:text-properties style:font-name="Arial" style:font-name-complex="Times New Roman" fo:font-weight="bold" style:font-weight-asian="bold" fo:font-size="9pt" style:font-size-asian="9pt"/>
    </style:style>
    <style:style style:name="P5" style:parent-style-name="Normal" style:family="paragraph">
      <style:paragraph-properties fo:margin-bottom="0.0833in" fo:line-height="130%"/>
      <style:text-properties style:font-name="Arial" style:font-name-complex="Times New Roman" fo:font-style="italic" style:font-style-asian="italic" fo:font-size="9pt" style:font-size-asian="9pt"/>
    </style:style>
    <style:style style:name="P6" style:parent-style-name="TOCHeading" style:family="paragraph"/>
    <style:style style:name="P7" style:parent-style-name="TOC1" style:family="paragraph">
      <style:paragraph-properties>
        <style:tab-stops>
          <style:tab-stop style:type="left" style:position="0.3055in"/>
          <style:tab-stop style:type="right" style:leader-style="dotted" style:leader-text="." style:position="6.493in"/>
        </style:tab-stops>
      </style:paragraph-properties>
    </style:style>
    <style:style style:name="T8" style:parent-style-name="DefaultParagraphFont" style:family="text">
      <style:text-properties style:font-name="Calibri" style:font-name-asian="Times New Roman" style:font-name-complex="Times New Roman" fo:language="en" fo:country="GB" style:language-asian="en" style:country-asian="GB"/>
    </style:style>
    <style:style style:name="P9" style:parent-style-name="TOC1" style:family="paragraph">
      <style:paragraph-properties>
        <style:tab-stops>
          <style:tab-stop style:type="left" style:position="0.3055in"/>
          <style:tab-stop style:type="right" style:leader-style="dotted" style:leader-text="." style:position="6.493in"/>
        </style:tab-stops>
      </style:paragraph-properties>
    </style:style>
    <style:style style:name="T10" style:parent-style-name="DefaultParagraphFont" style:family="text">
      <style:text-properties style:font-name="Calibri" style:font-name-asian="Times New Roman" style:font-name-complex="Times New Roman" fo:language="en" fo:country="GB" style:language-asian="en" style:country-asian="GB"/>
    </style:style>
    <style:style style:name="P11" style:parent-style-name="TOC1" style:family="paragraph">
      <style:paragraph-properties>
        <style:tab-stops>
          <style:tab-stop style:type="left" style:position="0.3055in"/>
          <style:tab-stop style:type="right" style:leader-style="dotted" style:leader-text="." style:position="6.493in"/>
        </style:tab-stops>
      </style:paragraph-properties>
    </style:style>
    <style:style style:name="T12" style:parent-style-name="DefaultParagraphFont" style:family="text">
      <style:text-properties style:font-name="Calibri" style:font-name-asian="Times New Roman" style:font-name-complex="Times New Roman" fo:language="en" fo:country="GB" style:language-asian="en" style:country-asian="GB"/>
    </style:style>
    <style:style style:name="P13"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4" style:parent-style-name="DefaultParagraphFont" style:family="text">
      <style:text-properties style:font-name="Calibri" style:font-name-asian="Times New Roman" style:font-name-complex="Times New Roman" fo:language="en" fo:country="GB" style:language-asian="en" style:country-asian="GB"/>
    </style:style>
    <style:style style:name="P15"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6" style:parent-style-name="DefaultParagraphFont" style:family="text">
      <style:text-properties style:font-name="Calibri" style:font-name-asian="Times New Roman" style:font-name-complex="Times New Roman" fo:language="en" fo:country="GB" style:language-asian="en" style:country-asian="GB"/>
    </style:style>
    <style:style style:name="P17"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8" style:parent-style-name="DefaultParagraphFont" style:family="text">
      <style:text-properties style:font-name="Calibri" style:font-name-asian="Times New Roman" style:font-name-complex="Times New Roman" fo:language="en" fo:country="GB" style:language-asian="en" style:country-asian="GB"/>
    </style:style>
    <style:style style:name="P19"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20" style:parent-style-name="DefaultParagraphFont" style:family="text">
      <style:text-properties style:font-name="Calibri" style:font-name-asian="Times New Roman" style:font-name-complex="Times New Roman" fo:language="en" fo:country="GB" style:language-asian="en" style:country-asian="GB"/>
    </style:style>
    <style:style style:name="P21"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22" style:parent-style-name="DefaultParagraphFont" style:family="text">
      <style:text-properties style:font-name="Calibri" style:font-name-asian="Times New Roman" style:font-name-complex="Times New Roman" fo:language="en" fo:country="GB" style:language-asian="en" style:country-asian="GB"/>
    </style:style>
    <style:style style:name="P23"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24" style:parent-style-name="DefaultParagraphFont" style:family="text">
      <style:text-properties style:font-name="Calibri" style:font-name-asian="Times New Roman" style:font-name-complex="Times New Roman" fo:language="en" fo:country="GB" style:language-asian="en" style:country-asian="GB"/>
    </style:style>
    <style:style style:name="P25"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26" style:parent-style-name="DefaultParagraphFont" style:family="text">
      <style:text-properties style:font-name="Calibri" style:font-name-asian="Times New Roman" style:font-name-complex="Times New Roman" fo:language="en" fo:country="GB" style:language-asian="en" style:country-asian="GB"/>
    </style:style>
    <style:style style:name="P27"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28" style:parent-style-name="DefaultParagraphFont" style:family="text">
      <style:text-properties style:font-name="Calibri" style:font-name-asian="Times New Roman" style:font-name-complex="Times New Roman" fo:language="en" fo:country="GB" style:language-asian="en" style:country-asian="GB"/>
    </style:style>
    <style:style style:name="P29"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30" style:parent-style-name="DefaultParagraphFont" style:family="text">
      <style:text-properties style:font-name="Calibri" style:font-name-asian="Times New Roman" style:font-name-complex="Times New Roman" fo:language="en" fo:country="GB" style:language-asian="en" style:country-asian="GB"/>
    </style:style>
    <style:style style:name="P31"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32" style:parent-style-name="DefaultParagraphFont" style:family="text">
      <style:text-properties style:font-name="Calibri" style:font-name-asian="Times New Roman" style:font-name-complex="Times New Roman" fo:language="en" fo:country="GB" style:language-asian="en" style:country-asian="GB"/>
    </style:style>
    <style:style style:name="P33" style:parent-style-name="TOC1" style:family="paragraph">
      <style:paragraph-properties>
        <style:tab-stops>
          <style:tab-stop style:type="left" style:position="0.3055in"/>
          <style:tab-stop style:type="right" style:leader-style="dotted" style:leader-text="." style:position="6.493in"/>
        </style:tab-stops>
      </style:paragraph-properties>
    </style:style>
    <style:style style:name="T34" style:parent-style-name="DefaultParagraphFont" style:family="text">
      <style:text-properties style:font-name="Calibri" style:font-name-asian="Times New Roman" style:font-name-complex="Times New Roman" fo:language="en" fo:country="GB" style:language-asian="en" style:country-asian="GB"/>
    </style:style>
    <style:style style:name="P35"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36" style:parent-style-name="DefaultParagraphFont" style:family="text">
      <style:text-properties style:font-name="Calibri" style:font-name-asian="Times New Roman" style:font-name-complex="Times New Roman" fo:language="en" fo:country="GB" style:language-asian="en" style:country-asian="GB"/>
    </style:style>
    <style:style style:name="P37"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38" style:parent-style-name="DefaultParagraphFont" style:family="text">
      <style:text-properties style:font-name="Calibri" style:font-name-asian="Times New Roman" style:font-name-complex="Times New Roman" fo:language="en" fo:country="GB" style:language-asian="en" style:country-asian="GB"/>
    </style:style>
    <style:style style:name="P39" style:parent-style-name="TOC1" style:family="paragraph">
      <style:paragraph-properties>
        <style:tab-stops>
          <style:tab-stop style:type="left" style:position="0.3055in"/>
          <style:tab-stop style:type="right" style:leader-style="dotted" style:leader-text="." style:position="6.493in"/>
        </style:tab-stops>
      </style:paragraph-properties>
    </style:style>
    <style:style style:name="T40" style:parent-style-name="DefaultParagraphFont" style:family="text">
      <style:text-properties style:font-name="Calibri" style:font-name-asian="Times New Roman" style:font-name-complex="Times New Roman" fo:language="en" fo:country="GB" style:language-asian="en" style:country-asian="GB"/>
    </style:style>
    <style:style style:name="P41"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42" style:parent-style-name="DefaultParagraphFont" style:family="text">
      <style:text-properties style:font-name="Calibri" style:font-name-asian="Times New Roman" style:font-name-complex="Times New Roman" fo:language="en" fo:country="GB" style:language-asian="en" style:country-asian="GB"/>
    </style:style>
    <style:style style:name="P43"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44" style:parent-style-name="DefaultParagraphFont" style:family="text">
      <style:text-properties style:font-name="Calibri" style:font-name-asian="Times New Roman" style:font-name-complex="Times New Roman" fo:language="en" fo:country="GB" style:language-asian="en" style:country-asian="GB"/>
    </style:style>
    <style:style style:name="P45" style:parent-style-name="TOC1" style:family="paragraph">
      <style:paragraph-properties>
        <style:tab-stops>
          <style:tab-stop style:type="left" style:position="0.3055in"/>
          <style:tab-stop style:type="right" style:leader-style="dotted" style:leader-text="." style:position="6.493in"/>
        </style:tab-stops>
      </style:paragraph-properties>
    </style:style>
    <style:style style:name="T46" style:parent-style-name="DefaultParagraphFont" style:family="text">
      <style:text-properties style:font-name="Calibri" style:font-name-asian="Times New Roman" style:font-name-complex="Times New Roman" fo:language="en" fo:country="GB" style:language-asian="en" style:country-asian="GB"/>
    </style:style>
    <style:style style:name="P47"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48" style:parent-style-name="DefaultParagraphFont" style:family="text">
      <style:text-properties style:font-name="Calibri" style:font-name-asian="Times New Roman" style:font-name-complex="Times New Roman" fo:language="en" fo:country="GB" style:language-asian="en" style:country-asian="GB"/>
    </style:style>
    <style:style style:name="P49" style:parent-style-name="BodyText" style:family="paragraph">
      <style:paragraph-properties fo:break-before="page"/>
    </style:style>
    <style:style style:name="P50" style:parent-style-name="Bullet" style:family="paragraph"/>
    <style:style style:name="P51" style:parent-style-name="Bullet" style:family="paragraph"/>
    <style:style style:name="P52" style:parent-style-name="Bullet" style:family="paragraph"/>
    <style:style style:name="T53" style:parent-style-name="DefaultParagraphFont" style:family="text">
      <style:text-properties fo:font-style="italic" style:font-style-asian="italic"/>
    </style:style>
    <style:style style:name="T54" style:parent-style-name="DefaultParagraphFont" style:family="text">
      <style:text-properties fo:font-style="italic" style:font-style-asian="italic"/>
    </style:style>
    <style:style style:name="T55" style:parent-style-name="DefaultParagraphFont" style:family="text">
      <style:text-properties fo:font-style="italic" style:font-style-asian="italic"/>
    </style:style>
    <style:style style:name="T56" style:parent-style-name="DefaultParagraphFont" style:family="text">
      <style:text-properties fo:font-style="italic" style:font-style-asian="italic"/>
    </style:style>
    <style:style style:name="T57" style:parent-style-name="DefaultParagraphFont" style:family="text">
      <style:text-properties fo:font-style="italic" style:font-style-asian="italic"/>
    </style:style>
    <style:style style:name="P58" style:parent-style-name="Bullet" style:family="paragraph"/>
    <style:style style:name="P59" style:parent-style-name="Bullet" style:family="paragraph"/>
    <style:style style:name="P60" style:parent-style-name="Bullet" style:family="paragraph"/>
    <style:style style:name="P61" style:parent-style-name="Bullet" style:family="paragraph"/>
    <style:style style:name="P62" style:parent-style-name="Bullet" style:family="paragraph"/>
    <style:style style:name="P63" style:parent-style-name="Bullet" style:family="paragraph"/>
    <style:style style:name="P64" style:parent-style-name="Bullet" style:family="paragraph"/>
    <style:style style:name="P65" style:parent-style-name="Bullet" style:family="paragraph"/>
    <style:style style:name="P66" style:parent-style-name="Bullet" style:family="paragraph"/>
    <style:style style:name="P67" style:parent-style-name="Bullet" style:family="paragraph"/>
    <style:style style:name="P68" style:parent-style-name="Bullet" style:family="paragraph"/>
    <style:style style:name="P69" style:parent-style-name="GuidelinePositive" style:family="paragraph">
      <style:paragraph-properties fo:margin-left="0.25in">
        <style:tab-stops>
          <style:tab-stop style:type="left" style:position="0.25in"/>
        </style:tab-stops>
      </style:paragraph-properties>
    </style:style>
    <style:style style:name="T70"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71" style:parent-style-name="DefaultParagraphFont" style:family="text">
      <style:text-properties style:font-name="Calibri" style:font-name-complex="Calibri"/>
    </style:style>
    <style:style style:name="T72" style:parent-style-name="DefaultParagraphFont" style:family="text">
      <style:text-properties style:font-name="Calibri" style:font-name-complex="Calibri"/>
    </style:style>
    <style:style style:name="P73" style:parent-style-name="GuidelinePositive" style:family="paragraph">
      <style:paragraph-properties fo:margin-left="0.25in">
        <style:tab-stops/>
      </style:paragraph-properties>
      <style:text-properties style:font-name="Calibri" style:font-name-complex="Calibri"/>
    </style:style>
    <style:style style:name="P74" style:parent-style-name="GuidelinePositive" style:family="paragraph">
      <style:paragraph-properties fo:margin-left="0.25in">
        <style:tab-stops/>
      </style:paragraph-properties>
      <style:text-properties style:font-name="Calibri" style:font-name-complex="Calibri"/>
    </style:style>
    <style:style style:name="P75" style:parent-style-name="GuidelinePositive" style:family="paragraph">
      <style:paragraph-properties fo:margin-left="0.25in">
        <style:tab-stops/>
      </style:paragraph-properties>
      <style:text-properties style:font-name="Calibri" style:font-name-complex="Calibri"/>
    </style:style>
    <style:style style:name="P76" style:parent-style-name="GuidelinePositive" style:family="paragraph">
      <style:paragraph-properties fo:margin-left="0.25in">
        <style:tab-stops>
          <style:tab-stop style:type="left" style:position="0.25in"/>
        </style:tab-stops>
      </style:paragraph-properties>
    </style:style>
    <style:style style:name="T77"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78" style:parent-style-name="DefaultParagraphFont" style:family="text">
      <style:text-properties style:font-name="Calibri" style:font-name-complex="Calibri"/>
    </style:style>
    <style:style style:name="T79" style:parent-style-name="DefaultParagraphFont" style:family="text">
      <style:text-properties style:font-name="Calibri" style:font-name-complex="Calibri"/>
    </style:style>
    <style:style style:name="P80" style:parent-style-name="GuidelinePositive" style:family="paragraph">
      <style:paragraph-properties fo:margin-left="0.25in">
        <style:tab-stops/>
      </style:paragraph-properties>
    </style:style>
    <style:style style:name="T81" style:parent-style-name="DefaultParagraphFont" style:family="text">
      <style:text-properties style:font-name="Calibri" style:font-name-complex="Calibri"/>
    </style:style>
    <style:style style:name="T82" style:parent-style-name="DefaultParagraphFont" style:family="text">
      <style:text-properties style:font-name="Calibri" style:font-name-complex="Calibri"/>
    </style:style>
    <style:style style:name="T83" style:parent-style-name="DefaultParagraphFont" style:family="text">
      <style:text-properties style:font-name="Calibri" style:font-name-complex="Calibri"/>
    </style:style>
    <style:style style:name="T84" style:parent-style-name="DefaultParagraphFont" style:family="text">
      <style:text-properties style:font-name="Wingdings" style:font-name-asian="Wingdings" style:font-name-complex="Wingdings"/>
    </style:style>
    <style:style style:name="T85" style:parent-style-name="DefaultParagraphFont" style:family="text">
      <style:text-properties style:font-name="Consolas" fo:color="#4F81BD" fo:font-size="10pt" style:font-size-asian="10pt" style:font-size-complex="10pt" style:language-asian="en" style:country-asian="GB"/>
    </style:style>
    <style:style style:name="T86" style:parent-style-name="DefaultParagraphFont" style:family="text">
      <style:text-properties style:font-name="Consolas" fo:color="#4F81BD" fo:font-size="10pt" style:font-size-asian="10pt" style:font-size-complex="10pt" style:language-asian="en" style:country-asian="GB"/>
    </style:style>
    <style:style style:name="T87" style:parent-style-name="DefaultParagraphFont" style:family="text">
      <style:text-properties style:font-name="Consolas" fo:color="#4F81BD" fo:font-size="10pt" style:font-size-asian="10pt" style:font-size-complex="10pt" style:language-asian="en" style:country-asian="GB"/>
    </style:style>
    <style:style style:name="T88" style:parent-style-name="DefaultParagraphFont" style:family="text">
      <style:text-properties style:font-name="Consolas" fo:color="#4F81BD" fo:font-size="10pt" style:font-size-asian="10pt" style:font-size-complex="10pt" style:language-asian="en" style:country-asian="GB"/>
    </style:style>
    <style:style style:name="T89" style:parent-style-name="DefaultParagraphFont" style:family="text">
      <style:text-properties style:font-name="Consolas" fo:color="#4F81BD" fo:font-size="10pt" style:font-size-asian="10pt" style:font-size-complex="10pt" style:language-asian="en" style:country-asian="GB"/>
    </style:style>
    <style:style style:name="T90" style:parent-style-name="DefaultParagraphFont" style:family="text">
      <style:text-properties style:font-name="Consolas" fo:color="#4F81BD" fo:font-size="10pt" style:font-size-asian="10pt" style:font-size-complex="10pt" style:language-asian="en" style:country-asian="GB"/>
    </style:style>
    <style:style style:name="T91" style:parent-style-name="DefaultParagraphFont" style:family="text">
      <style:text-properties style:font-name="Consolas" fo:color="#4F81BD" fo:font-size="10pt" style:font-size-asian="10pt" style:font-size-complex="10pt" style:language-asian="en" style:country-asian="GB"/>
    </style:style>
    <style:style style:name="T92" style:parent-style-name="DefaultParagraphFont" style:family="text">
      <style:text-properties style:font-name="Consolas" fo:color="#4F81BD" fo:font-size="10pt" style:font-size-asian="10pt" style:font-size-complex="10pt" style:language-asian="en" style:country-asian="GB"/>
    </style:style>
    <style:style style:name="T93" style:parent-style-name="DefaultParagraphFont" style:family="text">
      <style:text-properties style:font-name="Consolas" fo:color="#4F81BD" fo:font-size="10pt" style:font-size-asian="10pt" style:font-size-complex="10pt" style:language-asian="en" style:country-asian="GB"/>
    </style:style>
    <style:style style:name="T94" style:parent-style-name="DefaultParagraphFont" style:family="text">
      <style:text-properties style:font-name="Consolas" fo:color="#4F81BD" fo:font-size="10pt" style:font-size-asian="10pt" style:font-size-complex="10pt" style:language-asian="en" style:country-asian="GB"/>
    </style:style>
    <style:style style:name="T95" style:parent-style-name="DefaultParagraphFont" style:family="text">
      <style:text-properties style:font-name="Consolas" fo:color="#4F81BD" fo:font-size="10pt" style:font-size-asian="10pt" style:font-size-complex="10pt" style:language-asian="en" style:country-asian="GB"/>
    </style:style>
    <style:style style:name="T96" style:parent-style-name="DefaultParagraphFont" style:family="text">
      <style:text-properties style:font-name="Consolas" fo:color="#4F81BD" fo:font-size="10pt" style:font-size-asian="10pt" style:font-size-complex="10pt" style:language-asian="en" style:country-asian="GB"/>
    </style:style>
    <style:style style:name="T97" style:parent-style-name="DefaultParagraphFont" style:family="text">
      <style:text-properties style:font-name="Consolas" fo:color="#4F81BD" fo:font-size="10pt" style:font-size-asian="10pt" style:font-size-complex="10pt" style:language-asian="en" style:country-asian="GB"/>
    </style:style>
    <style:style style:name="T98" style:parent-style-name="DefaultParagraphFont" style:family="text">
      <style:text-properties style:font-name="Consolas" fo:color="#4F81BD" fo:font-size="10pt" style:font-size-asian="10pt" style:font-size-complex="10pt" style:language-asian="en" style:country-asian="GB"/>
    </style:style>
    <style:style style:name="T99" style:parent-style-name="DefaultParagraphFont" style:family="text">
      <style:text-properties style:font-name="Consolas" fo:color="#4F81BD" fo:font-size="10pt" style:font-size-asian="10pt" style:font-size-complex="10pt" style:language-asian="en" style:country-asian="GB"/>
    </style:style>
    <style:style style:name="T100" style:parent-style-name="DefaultParagraphFont" style:family="text">
      <style:text-properties style:font-name="Consolas" fo:color="#4F81BD" fo:font-size="10pt" style:font-size-asian="10pt" style:font-size-complex="10pt" style:language-asian="en" style:country-asian="GB"/>
    </style:style>
    <style:style style:name="T101" style:parent-style-name="DefaultParagraphFont" style:family="text">
      <style:text-properties style:font-name="Consolas" fo:color="#4F81BD" fo:font-size="10pt" style:font-size-asian="10pt" style:font-size-complex="10pt" style:language-asian="en" style:country-asian="GB"/>
    </style:style>
    <style:style style:name="T102" style:parent-style-name="DefaultParagraphFont" style:family="text">
      <style:text-properties style:font-name="Consolas" fo:color="#4F81BD" fo:font-size="10pt" style:font-size-asian="10pt" style:font-size-complex="10pt" style:language-asian="en" style:country-asian="GB"/>
    </style:style>
    <style:style style:name="P103" style:parent-style-name="GuidelinePositive" style:family="paragraph">
      <style:paragraph-properties fo:margin-left="0.25in">
        <style:tab-stops/>
      </style:paragraph-properties>
      <style:text-properties style:font-name="Calibri" style:font-name-complex="Calibri"/>
    </style:style>
    <style:style style:name="P104" style:parent-style-name="GuidelinePositive" style:family="paragraph">
      <style:paragraph-properties fo:margin-left="0.25in">
        <style:tab-stops>
          <style:tab-stop style:type="left" style:position="0.25in"/>
        </style:tab-stops>
      </style:paragraph-properties>
    </style:style>
    <style:style style:name="T105"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106" style:parent-style-name="DefaultParagraphFont" style:family="text">
      <style:text-properties style:font-name="Calibri" style:font-name-complex="Calibri" style:font-weight-complex="bold"/>
    </style:style>
    <style:style style:name="T107" style:parent-style-name="DefaultParagraphFont" style:family="text">
      <style:text-properties style:font-name="Calibri" style:font-name-complex="Calibri" style:font-weight-complex="bold"/>
    </style:style>
    <style:style style:name="T108" style:parent-style-name="DefaultParagraphFont" style:family="text">
      <style:text-properties style:font-name="Calibri" style:font-name-complex="Calibri" style:font-weight-complex="bold"/>
    </style:style>
    <style:style style:name="T109" style:parent-style-name="DefaultParagraphFont" style:family="text">
      <style:text-properties style:font-name="Calibri" style:font-name-complex="Calibri" style:font-weight-complex="bold"/>
    </style:style>
    <style:style style:name="T110" style:parent-style-name="DefaultParagraphFont" style:family="text">
      <style:text-properties style:font-name="Calibri" style:font-name-complex="Calibri" style:font-weight-complex="bold"/>
    </style:style>
    <style:style style:name="T111" style:parent-style-name="DefaultParagraphFont" style:family="text">
      <style:text-properties style:font-name="Calibri" style:font-name-complex="Calibri" style:font-weight-complex="bold"/>
    </style:style>
    <style:style style:name="T112" style:parent-style-name="DefaultParagraphFont" style:family="text">
      <style:text-properties style:font-name="Calibri" style:font-name-complex="Calibri" style:font-weight-complex="bold"/>
    </style:style>
    <style:style style:name="T113" style:parent-style-name="DefaultParagraphFont" style:family="text">
      <style:text-properties style:font-name="Calibri" style:font-name-complex="Calibri" style:font-weight-complex="bold"/>
    </style:style>
    <style:style style:name="T114" style:parent-style-name="DefaultParagraphFont" style:family="text">
      <style:text-properties style:font-name="Calibri" style:font-name-complex="Calibri" style:font-weight-complex="bold"/>
    </style:style>
    <style:style style:name="T115" style:parent-style-name="DefaultParagraphFont" style:family="text">
      <style:text-properties style:font-name="Calibri" style:font-name-complex="Calibri" style:font-weight-complex="bold"/>
    </style:style>
    <style:style style:name="T116" style:parent-style-name="DefaultParagraphFont" style:family="text">
      <style:text-properties style:font-name="Calibri" style:font-name-complex="Calibri" style:font-weight-complex="bold"/>
    </style:style>
    <style:style style:name="T117" style:parent-style-name="DefaultParagraphFont" style:family="text">
      <style:text-properties style:font-name="Calibri" style:font-name-complex="Calibri" style:font-weight-complex="bold"/>
    </style:style>
    <style:style style:name="P118" style:parent-style-name="GuidelinePositive" style:family="paragraph">
      <style:paragraph-properties fo:margin-left="0.25in">
        <style:tab-stops>
          <style:tab-stop style:type="left" style:position="0.25in"/>
        </style:tab-stops>
      </style:paragraph-properties>
    </style:style>
    <style:style style:name="T119"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120" style:parent-style-name="DefaultParagraphFont" style:family="text">
      <style:text-properties style:font-name="Calibri" style:font-name-complex="Calibri"/>
    </style:style>
    <style:style style:name="T121" style:parent-style-name="DefaultParagraphFont" style:family="text">
      <style:text-properties style:font-name="Calibri" style:font-name-complex="Calibri"/>
    </style:style>
    <style:style style:name="T122" style:parent-style-name="DefaultParagraphFont" style:family="text">
      <style:text-properties style:font-name="Calibri" style:font-name-complex="Calibri"/>
    </style:style>
    <style:style style:name="P123" style:parent-style-name="TableCaption" style:family="paragraph">
      <style:paragraph-properties fo:widows="0" fo:orphans="0">
        <style:tab-stops>
          <style:tab-stop style:type="left" style:position="0.4in"/>
          <style:tab-stop style:type="left" style:position="0.65in"/>
        </style:tab-stops>
      </style:paragraph-properties>
    </style:style>
    <style:style style:name="TableColumn125" style:family="table-column">
      <style:table-column-properties style:column-width="0.875in" style:use-optimal-column-width="false"/>
    </style:style>
    <style:style style:name="TableColumn126" style:family="table-column">
      <style:table-column-properties style:column-width="0.8125in" style:use-optimal-column-width="false"/>
    </style:style>
    <style:style style:name="TableColumn127" style:family="table-column">
      <style:table-column-properties style:column-width="0.6875in" style:use-optimal-column-width="false"/>
    </style:style>
    <style:style style:name="TableColumn128" style:family="table-column">
      <style:table-column-properties style:column-width="1.8125in" style:use-optimal-column-width="false"/>
    </style:style>
    <style:style style:name="TableColumn129" style:family="table-column">
      <style:table-column-properties style:column-width="2.325in" style:use-optimal-column-width="false"/>
    </style:style>
    <style:style style:name="Table124" style:family="table">
      <style:table-properties style:width="6.5125in" fo:margin-left="0.1375in" table:align="left"/>
    </style:style>
    <style:style style:name="TableRow130" style:family="table-row">
      <style:table-row-properties style:use-optimal-row-height="false"/>
    </style:style>
    <style:style style:name="TableCell131" style:family="table-cell">
      <style:table-cell-properties fo:border="0.0069in solid #000000" style:writing-mode="lr-tb" fo:padding-top="0in" fo:padding-left="0.075in" fo:padding-bottom="0in" fo:padding-right="0.075in"/>
    </style:style>
    <style:style style:name="P132" style:parent-style-name="TableHead" style:family="paragraph">
      <style:paragraph-properties fo:border="none" fo:padding="0in" style:shadow="none" fo:margin-left="0in" fo:text-indent="0in">
        <style:tab-stops/>
      </style:paragraph-properties>
    </style:style>
    <style:style style:name="TableCell133" style:family="table-cell">
      <style:table-cell-properties fo:border="0.0069in solid #000000" style:writing-mode="lr-tb" fo:padding-top="0in" fo:padding-left="0.075in" fo:padding-bottom="0in" fo:padding-right="0.075in"/>
    </style:style>
    <style:style style:name="P134" style:parent-style-name="TableHead" style:family="paragraph">
      <style:paragraph-properties fo:border="none" fo:padding="0in" style:shadow="none" fo:margin-left="0in" fo:text-indent="0in">
        <style:tab-stops/>
      </style:paragraph-properties>
    </style:style>
    <style:style style:name="TableCell135" style:family="table-cell">
      <style:table-cell-properties fo:border="0.0069in solid #000000" style:writing-mode="lr-tb" fo:padding-top="0in" fo:padding-left="0.075in" fo:padding-bottom="0in" fo:padding-right="0.075in"/>
    </style:style>
    <style:style style:name="P136" style:parent-style-name="TableHead" style:family="paragraph">
      <style:paragraph-properties fo:border="none" fo:padding="0in" style:shadow="none" fo:margin-left="0in" fo:text-indent="0in">
        <style:tab-stops/>
      </style:paragraph-properties>
    </style:style>
    <style:style style:name="TableCell137" style:family="table-cell">
      <style:table-cell-properties fo:border="0.0069in solid #000000" style:writing-mode="lr-tb" fo:padding-top="0in" fo:padding-left="0.075in" fo:padding-bottom="0in" fo:padding-right="0.075in"/>
    </style:style>
    <style:style style:name="P138" style:parent-style-name="TableHead" style:family="paragraph">
      <style:paragraph-properties fo:border="none" fo:padding="0in" style:shadow="none" fo:margin-left="0in" fo:text-indent="0in">
        <style:tab-stops/>
      </style:paragraph-properties>
    </style:style>
    <style:style style:name="TableCell139" style:family="table-cell">
      <style:table-cell-properties fo:border="0.0069in solid #000000" style:writing-mode="lr-tb" fo:padding-top="0in" fo:padding-left="0.075in" fo:padding-bottom="0in" fo:padding-right="0.075in"/>
    </style:style>
    <style:style style:name="P140" style:parent-style-name="TableHead" style:family="paragraph">
      <style:paragraph-properties fo:border="none" fo:padding="0in" style:shadow="none" fo:margin-left="0in" fo:text-indent="0in">
        <style:tab-stops/>
      </style:paragraph-properties>
    </style:style>
    <style:style style:name="TableRow141" style:family="table-row">
      <style:table-row-properties style:use-optimal-row-height="false"/>
    </style:style>
    <style:style style:name="TableCell142" style:family="table-cell">
      <style:table-cell-properties fo:border="0.0069in solid #000000" style:writing-mode="lr-tb" fo:padding-top="0in" fo:padding-left="0.075in" fo:padding-bottom="0in" fo:padding-right="0.075in"/>
    </style:style>
    <style:style style:name="TableCell143" style:family="table-cell">
      <style:table-cell-properties fo:border="0.0069in solid #000000" style:writing-mode="lr-tb" fo:padding-top="0in" fo:padding-left="0.075in" fo:padding-bottom="0in" fo:padding-right="0.075in"/>
    </style:style>
    <style:style style:name="TableCell144" style:family="table-cell">
      <style:table-cell-properties fo:border="0.0069in solid #000000" style:writing-mode="lr-tb" fo:padding-top="0in" fo:padding-left="0.075in" fo:padding-bottom="0in" fo:padding-right="0.075in"/>
    </style:style>
    <style:style style:name="TableCell145" style:family="table-cell">
      <style:table-cell-properties fo:border="0.0069in solid #000000" style:writing-mode="lr-tb" fo:padding-top="0in" fo:padding-left="0.075in" fo:padding-bottom="0in" fo:padding-right="0.075in"/>
    </style:style>
    <style:style style:name="TableCell146" style:family="table-cell">
      <style:table-cell-properties fo:border="0.0069in solid #000000" style:writing-mode="lr-tb" fo:padding-top="0in" fo:padding-left="0.075in" fo:padding-bottom="0in" fo:padding-right="0.075in"/>
    </style:style>
    <style:style style:name="TableRow147" style:family="table-row">
      <style:table-row-properties style:use-optimal-row-height="false"/>
    </style:style>
    <style:style style:name="TableCell148" style:family="table-cell">
      <style:table-cell-properties fo:border="0.0069in solid #000000" style:writing-mode="lr-tb" fo:padding-top="0in" fo:padding-left="0.075in" fo:padding-bottom="0in" fo:padding-right="0.075in"/>
    </style:style>
    <style:style style:name="TableCell149" style:family="table-cell">
      <style:table-cell-properties fo:border="0.0069in solid #000000" style:writing-mode="lr-tb" fo:padding-top="0in" fo:padding-left="0.075in" fo:padding-bottom="0in" fo:padding-right="0.075in"/>
    </style:style>
    <style:style style:name="TableCell150" style:family="table-cell">
      <style:table-cell-properties fo:border="0.0069in solid #000000" style:writing-mode="lr-tb" fo:padding-top="0in" fo:padding-left="0.075in" fo:padding-bottom="0in" fo:padding-right="0.075in"/>
    </style:style>
    <style:style style:name="TableCell151" style:family="table-cell">
      <style:table-cell-properties fo:border="0.0069in solid #000000" style:writing-mode="lr-tb" fo:padding-top="0in" fo:padding-left="0.075in" fo:padding-bottom="0in" fo:padding-right="0.075in"/>
    </style:style>
    <style:style style:name="TableCell152" style:family="table-cell">
      <style:table-cell-properties fo:border="0.0069in solid #000000" style:writing-mode="lr-tb" fo:padding-top="0in" fo:padding-left="0.075in" fo:padding-bottom="0in" fo:padding-right="0.075in"/>
    </style:style>
    <style:style style:name="TableRow153" style:family="table-row">
      <style:table-row-properties style:use-optimal-row-height="false"/>
    </style:style>
    <style:style style:name="TableCell154" style:family="table-cell">
      <style:table-cell-properties fo:border="0.0069in solid #000000" style:writing-mode="lr-tb" fo:padding-top="0in" fo:padding-left="0.075in" fo:padding-bottom="0in" fo:padding-right="0.075in"/>
    </style:style>
    <style:style style:name="TableCell155" style:family="table-cell">
      <style:table-cell-properties fo:border="0.0069in solid #000000" style:writing-mode="lr-tb" fo:padding-top="0in" fo:padding-left="0.075in" fo:padding-bottom="0in" fo:padding-right="0.075in"/>
    </style:style>
    <style:style style:name="TableCell156" style:family="table-cell">
      <style:table-cell-properties fo:border="0.0069in solid #000000" style:writing-mode="lr-tb" fo:padding-top="0in" fo:padding-left="0.075in" fo:padding-bottom="0in" fo:padding-right="0.075in"/>
    </style:style>
    <style:style style:name="TableCell157" style:family="table-cell">
      <style:table-cell-properties fo:border="0.0069in solid #000000" style:writing-mode="lr-tb" fo:padding-top="0in" fo:padding-left="0.075in" fo:padding-bottom="0in" fo:padding-right="0.075in"/>
    </style:style>
    <style:style style:name="TableCell158" style:family="table-cell">
      <style:table-cell-properties fo:border="0.0069in solid #000000" style:writing-mode="lr-tb" fo:padding-top="0in" fo:padding-left="0.075in" fo:padding-bottom="0in" fo:padding-right="0.075in"/>
    </style:style>
    <style:style style:name="TableRow159" style:family="table-row">
      <style:table-row-properties style:use-optimal-row-height="false"/>
    </style:style>
    <style:style style:name="TableCell160" style:family="table-cell">
      <style:table-cell-properties fo:border="0.0069in solid #000000" style:writing-mode="lr-tb" fo:padding-top="0in" fo:padding-left="0.075in" fo:padding-bottom="0in" fo:padding-right="0.075in"/>
    </style:style>
    <style:style style:name="TableCell161" style:family="table-cell">
      <style:table-cell-properties fo:border="0.0069in solid #000000" style:writing-mode="lr-tb" fo:padding-top="0in" fo:padding-left="0.075in" fo:padding-bottom="0in" fo:padding-right="0.075in"/>
    </style:style>
    <style:style style:name="TableCell162" style:family="table-cell">
      <style:table-cell-properties fo:border="0.0069in solid #000000" style:writing-mode="lr-tb" fo:padding-top="0in" fo:padding-left="0.075in" fo:padding-bottom="0in" fo:padding-right="0.075in"/>
    </style:style>
    <style:style style:name="TableCell163" style:family="table-cell">
      <style:table-cell-properties fo:border="0.0069in solid #000000" style:writing-mode="lr-tb" fo:padding-top="0in" fo:padding-left="0.075in" fo:padding-bottom="0in" fo:padding-right="0.075in"/>
    </style:style>
    <style:style style:name="TableCell164" style:family="table-cell">
      <style:table-cell-properties fo:border="0.0069in solid #000000" style:writing-mode="lr-tb" fo:padding-top="0in" fo:padding-left="0.075in" fo:padding-bottom="0in" fo:padding-right="0.075in"/>
    </style:style>
    <style:style style:name="TableRow165" style:family="table-row">
      <style:table-row-properties style:use-optimal-row-height="false"/>
    </style:style>
    <style:style style:name="TableCell166" style:family="table-cell">
      <style:table-cell-properties fo:border="0.0069in solid #000000" style:writing-mode="lr-tb" fo:padding-top="0in" fo:padding-left="0.075in" fo:padding-bottom="0in" fo:padding-right="0.075in"/>
    </style:style>
    <style:style style:name="TableCell167" style:family="table-cell">
      <style:table-cell-properties fo:border="0.0069in solid #000000" style:writing-mode="lr-tb" fo:padding-top="0in" fo:padding-left="0.075in" fo:padding-bottom="0in" fo:padding-right="0.075in"/>
    </style:style>
    <style:style style:name="TableCell168" style:family="table-cell">
      <style:table-cell-properties fo:border="0.0069in solid #000000" style:writing-mode="lr-tb" fo:padding-top="0in" fo:padding-left="0.075in" fo:padding-bottom="0in" fo:padding-right="0.075in"/>
    </style:style>
    <style:style style:name="TableCell169" style:family="table-cell">
      <style:table-cell-properties fo:border="0.0069in solid #000000" style:writing-mode="lr-tb" fo:padding-top="0in" fo:padding-left="0.075in" fo:padding-bottom="0in" fo:padding-right="0.075in"/>
    </style:style>
    <style:style style:name="TableCell170" style:family="table-cell">
      <style:table-cell-properties fo:border="0.0069in solid #000000" style:writing-mode="lr-tb" fo:padding-top="0in" fo:padding-left="0.075in" fo:padding-bottom="0in" fo:padding-right="0.075in"/>
    </style:style>
    <style:style style:name="TableRow171" style:family="table-row">
      <style:table-row-properties style:use-optimal-row-height="false"/>
    </style:style>
    <style:style style:name="TableCell172" style:family="table-cell">
      <style:table-cell-properties fo:border="0.0069in solid #000000" style:writing-mode="lr-tb" fo:padding-top="0in" fo:padding-left="0.075in" fo:padding-bottom="0in" fo:padding-right="0.075in"/>
    </style:style>
    <style:style style:name="TableCell173" style:family="table-cell">
      <style:table-cell-properties fo:border="0.0069in solid #000000" style:writing-mode="lr-tb" fo:padding-top="0in" fo:padding-left="0.075in" fo:padding-bottom="0in" fo:padding-right="0.075in"/>
    </style:style>
    <style:style style:name="TableCell174" style:family="table-cell">
      <style:table-cell-properties fo:border="0.0069in solid #000000" style:writing-mode="lr-tb" fo:padding-top="0in" fo:padding-left="0.075in" fo:padding-bottom="0in" fo:padding-right="0.075in"/>
    </style:style>
    <style:style style:name="TableCell175" style:family="table-cell">
      <style:table-cell-properties fo:border="0.0069in solid #000000" style:writing-mode="lr-tb" fo:padding-top="0in" fo:padding-left="0.075in" fo:padding-bottom="0in" fo:padding-right="0.075in"/>
    </style:style>
    <style:style style:name="TableCell176" style:family="table-cell">
      <style:table-cell-properties fo:border="0.0069in solid #000000" style:writing-mode="lr-tb" fo:padding-top="0in" fo:padding-left="0.075in" fo:padding-bottom="0in" fo:padding-right="0.075in"/>
    </style:style>
    <style:style style:name="TableRow177" style:family="table-row">
      <style:table-row-properties style:use-optimal-row-height="false"/>
    </style:style>
    <style:style style:name="TableCell178" style:family="table-cell">
      <style:table-cell-properties fo:border="0.0069in solid #000000" style:writing-mode="lr-tb" fo:padding-top="0in" fo:padding-left="0.075in" fo:padding-bottom="0in" fo:padding-right="0.075in"/>
    </style:style>
    <style:style style:name="TableCell179" style:family="table-cell">
      <style:table-cell-properties fo:border="0.0069in solid #000000" style:writing-mode="lr-tb" fo:padding-top="0in" fo:padding-left="0.075in" fo:padding-bottom="0in" fo:padding-right="0.075in"/>
    </style:style>
    <style:style style:name="TableCell180" style:family="table-cell">
      <style:table-cell-properties fo:border="0.0069in solid #000000" style:writing-mode="lr-tb" fo:padding-top="0in" fo:padding-left="0.075in" fo:padding-bottom="0in" fo:padding-right="0.075in"/>
    </style:style>
    <style:style style:name="TableCell181" style:family="table-cell">
      <style:table-cell-properties fo:border="0.0069in solid #000000" style:writing-mode="lr-tb" fo:padding-top="0in" fo:padding-left="0.075in" fo:padding-bottom="0in" fo:padding-right="0.075in"/>
    </style:style>
    <style:style style:name="TableCell182" style:family="table-cell">
      <style:table-cell-properties fo:border="0.0069in solid #000000" style:writing-mode="lr-tb" fo:padding-top="0in" fo:padding-left="0.075in" fo:padding-bottom="0in" fo:padding-right="0.075in"/>
    </style:style>
    <style:style style:name="TableRow183" style:family="table-row">
      <style:table-row-properties style:use-optimal-row-height="false"/>
    </style:style>
    <style:style style:name="TableCell184" style:family="table-cell">
      <style:table-cell-properties fo:border="0.0069in solid #000000" style:writing-mode="lr-tb" fo:padding-top="0in" fo:padding-left="0.075in" fo:padding-bottom="0in" fo:padding-right="0.075in"/>
    </style:style>
    <style:style style:name="TableCell185" style:family="table-cell">
      <style:table-cell-properties fo:border="0.0069in solid #000000" style:writing-mode="lr-tb" fo:padding-top="0in" fo:padding-left="0.075in" fo:padding-bottom="0in" fo:padding-right="0.075in"/>
    </style:style>
    <style:style style:name="TableCell186" style:family="table-cell">
      <style:table-cell-properties fo:border="0.0069in solid #000000" style:writing-mode="lr-tb" fo:padding-top="0in" fo:padding-left="0.075in" fo:padding-bottom="0in" fo:padding-right="0.075in"/>
    </style:style>
    <style:style style:name="TableCell187" style:family="table-cell">
      <style:table-cell-properties fo:border="0.0069in solid #000000" style:writing-mode="lr-tb" fo:padding-top="0in" fo:padding-left="0.075in" fo:padding-bottom="0in" fo:padding-right="0.075in"/>
    </style:style>
    <style:style style:name="TableCell188" style:family="table-cell">
      <style:table-cell-properties fo:border="0.0069in solid #000000" style:writing-mode="lr-tb" fo:padding-top="0in" fo:padding-left="0.075in" fo:padding-bottom="0in" fo:padding-right="0.075in"/>
    </style:style>
    <style:style style:name="TableRow189" style:family="table-row">
      <style:table-row-properties style:use-optimal-row-height="false"/>
    </style:style>
    <style:style style:name="TableCell190" style:family="table-cell">
      <style:table-cell-properties fo:border="0.0069in solid #000000" style:writing-mode="lr-tb" fo:padding-top="0in" fo:padding-left="0.075in" fo:padding-bottom="0in" fo:padding-right="0.075in"/>
    </style:style>
    <style:style style:name="TableCell191" style:family="table-cell">
      <style:table-cell-properties fo:border="0.0069in solid #000000" style:writing-mode="lr-tb" fo:padding-top="0in" fo:padding-left="0.075in" fo:padding-bottom="0in" fo:padding-right="0.075in"/>
    </style:style>
    <style:style style:name="TableCell192" style:family="table-cell">
      <style:table-cell-properties fo:border="0.0069in solid #000000" style:writing-mode="lr-tb" fo:padding-top="0in" fo:padding-left="0.075in" fo:padding-bottom="0in" fo:padding-right="0.075in"/>
    </style:style>
    <style:style style:name="TableCell193" style:family="table-cell">
      <style:table-cell-properties fo:border="0.0069in solid #000000" style:writing-mode="lr-tb" fo:padding-top="0in" fo:padding-left="0.075in" fo:padding-bottom="0in" fo:padding-right="0.075in"/>
    </style:style>
    <style:style style:name="TableCell194" style:family="table-cell">
      <style:table-cell-properties fo:border="0.0069in solid #000000" style:writing-mode="lr-tb" fo:padding-top="0in" fo:padding-left="0.075in" fo:padding-bottom="0in" fo:padding-right="0.075in"/>
    </style:style>
    <style:style style:name="TableRow195" style:family="table-row">
      <style:table-row-properties style:use-optimal-row-height="false"/>
    </style:style>
    <style:style style:name="TableCell196" style:family="table-cell">
      <style:table-cell-properties fo:border="0.0069in solid #000000" style:writing-mode="lr-tb" fo:padding-top="0in" fo:padding-left="0.075in" fo:padding-bottom="0in" fo:padding-right="0.075in"/>
    </style:style>
    <style:style style:name="TableCell197" style:family="table-cell">
      <style:table-cell-properties fo:border="0.0069in solid #000000" style:writing-mode="lr-tb" fo:padding-top="0in" fo:padding-left="0.075in" fo:padding-bottom="0in" fo:padding-right="0.075in"/>
    </style:style>
    <style:style style:name="TableCell198" style:family="table-cell">
      <style:table-cell-properties fo:border="0.0069in solid #000000" style:writing-mode="lr-tb" fo:padding-top="0in" fo:padding-left="0.075in" fo:padding-bottom="0in" fo:padding-right="0.075in"/>
    </style:style>
    <style:style style:name="TableCell199" style:family="table-cell">
      <style:table-cell-properties fo:border="0.0069in solid #000000" style:writing-mode="lr-tb" fo:padding-top="0in" fo:padding-left="0.075in" fo:padding-bottom="0in" fo:padding-right="0.075in"/>
    </style:style>
    <style:style style:name="TableCell200" style:family="table-cell">
      <style:table-cell-properties fo:border="0.0069in solid #000000" style:writing-mode="lr-tb" fo:padding-top="0in" fo:padding-left="0.075in" fo:padding-bottom="0in" fo:padding-right="0.075in"/>
    </style:style>
    <style:style style:name="TableRow201" style:family="table-row">
      <style:table-row-properties style:use-optimal-row-height="false"/>
    </style:style>
    <style:style style:name="TableCell202" style:family="table-cell">
      <style:table-cell-properties fo:border="0.0069in solid #000000" style:writing-mode="lr-tb" fo:padding-top="0in" fo:padding-left="0.075in" fo:padding-bottom="0in" fo:padding-right="0.075in"/>
    </style:style>
    <style:style style:name="TableCell203" style:family="table-cell">
      <style:table-cell-properties fo:border="0.0069in solid #000000" style:writing-mode="lr-tb" fo:padding-top="0in" fo:padding-left="0.075in" fo:padding-bottom="0in" fo:padding-right="0.075in"/>
    </style:style>
    <style:style style:name="TableCell204" style:family="table-cell">
      <style:table-cell-properties fo:border="0.0069in solid #000000" style:writing-mode="lr-tb" fo:padding-top="0in" fo:padding-left="0.075in" fo:padding-bottom="0in" fo:padding-right="0.075in"/>
    </style:style>
    <style:style style:name="TableCell205" style:family="table-cell">
      <style:table-cell-properties fo:border="0.0069in solid #000000" style:writing-mode="lr-tb" fo:padding-top="0in" fo:padding-left="0.075in" fo:padding-bottom="0in" fo:padding-right="0.075in"/>
    </style:style>
    <style:style style:name="TableCell206" style:family="table-cell">
      <style:table-cell-properties fo:border="0.0069in solid #000000" style:writing-mode="lr-tb" fo:padding-top="0in" fo:padding-left="0.075in" fo:padding-bottom="0in" fo:padding-right="0.075in"/>
    </style:style>
    <style:style style:name="TableRow207" style:family="table-row">
      <style:table-row-properties style:use-optimal-row-height="false"/>
    </style:style>
    <style:style style:name="TableCell208" style:family="table-cell">
      <style:table-cell-properties fo:border="0.0069in solid #000000" style:writing-mode="lr-tb" fo:padding-top="0in" fo:padding-left="0.075in" fo:padding-bottom="0in" fo:padding-right="0.075in"/>
    </style:style>
    <style:style style:name="TableCell209" style:family="table-cell">
      <style:table-cell-properties fo:border="0.0069in solid #000000" style:writing-mode="lr-tb" fo:padding-top="0in" fo:padding-left="0.075in" fo:padding-bottom="0in" fo:padding-right="0.075in"/>
    </style:style>
    <style:style style:name="TableCell210" style:family="table-cell">
      <style:table-cell-properties fo:border="0.0069in solid #000000" style:writing-mode="lr-tb" fo:padding-top="0in" fo:padding-left="0.075in" fo:padding-bottom="0in" fo:padding-right="0.075in"/>
    </style:style>
    <style:style style:name="TableCell211" style:family="table-cell">
      <style:table-cell-properties fo:border="0.0069in solid #000000" style:writing-mode="lr-tb" fo:padding-top="0in" fo:padding-left="0.075in" fo:padding-bottom="0in" fo:padding-right="0.075in"/>
    </style:style>
    <style:style style:name="TableCell212" style:family="table-cell">
      <style:table-cell-properties fo:border="0.0069in solid #000000" style:writing-mode="lr-tb" fo:padding-top="0in" fo:padding-left="0.075in" fo:padding-bottom="0in" fo:padding-right="0.075in"/>
    </style:style>
    <style:style style:name="TableRow213" style:family="table-row">
      <style:table-row-properties style:use-optimal-row-height="false"/>
    </style:style>
    <style:style style:name="TableCell214" style:family="table-cell">
      <style:table-cell-properties fo:border="0.0069in solid #000000" style:writing-mode="lr-tb" fo:padding-top="0in" fo:padding-left="0.075in" fo:padding-bottom="0in" fo:padding-right="0.075in"/>
    </style:style>
    <style:style style:name="TableCell215" style:family="table-cell">
      <style:table-cell-properties fo:border="0.0069in solid #000000" style:writing-mode="lr-tb" fo:padding-top="0in" fo:padding-left="0.075in" fo:padding-bottom="0in" fo:padding-right="0.075in"/>
    </style:style>
    <style:style style:name="TableCell216" style:family="table-cell">
      <style:table-cell-properties fo:border="0.0069in solid #000000" style:writing-mode="lr-tb" fo:padding-top="0in" fo:padding-left="0.075in" fo:padding-bottom="0in" fo:padding-right="0.075in"/>
    </style:style>
    <style:style style:name="TableCell217" style:family="table-cell">
      <style:table-cell-properties fo:border="0.0069in solid #000000" style:writing-mode="lr-tb" fo:padding-top="0in" fo:padding-left="0.075in" fo:padding-bottom="0in" fo:padding-right="0.075in"/>
    </style:style>
    <style:style style:name="TableCell218" style:family="table-cell">
      <style:table-cell-properties fo:border="0.0069in solid #000000" style:writing-mode="lr-tb" fo:padding-top="0in" fo:padding-left="0.075in" fo:padding-bottom="0in" fo:padding-right="0.075in"/>
    </style:style>
    <style:style style:name="P219" style:parent-style-name="Bullet" style:family="paragraph">
      <style:paragraph-properties fo:margin-left="0.8958in">
        <style:tab-stops>
          <style:tab-stop style:type="left" style:position="-0.7458in"/>
          <style:tab-stop style:type="left" style:position="-0.4958in"/>
        </style:tab-stops>
      </style:paragraph-properties>
    </style:style>
    <style:style style:name="P220" style:parent-style-name="GuidelinePositive" style:family="paragraph">
      <style:paragraph-properties fo:margin-left="0.25in">
        <style:tab-stops>
          <style:tab-stop style:type="left" style:position="0.25in"/>
        </style:tab-stops>
      </style:paragraph-properties>
    </style:style>
    <style:style style:name="T221"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222" style:parent-style-name="DefaultParagraphFont" style:family="text">
      <style:text-properties style:font-name="Calibri" style:font-name-complex="Calibri"/>
    </style:style>
    <style:style style:name="T223" style:parent-style-name="DefaultParagraphFont" style:family="text">
      <style:text-properties style:font-name="Calibri" style:font-name-complex="Calibri"/>
    </style:style>
    <style:style style:name="T224" style:parent-style-name="DefaultParagraphFont" style:family="text">
      <style:text-properties style:font-name="Calibri" style:font-name-complex="Calibri"/>
    </style:style>
    <style:style style:name="T225" style:parent-style-name="DefaultParagraphFont" style:family="text">
      <style:text-properties style:font-name="Calibri" style:font-name-complex="Calibri"/>
    </style:style>
    <style:style style:name="T226" style:parent-style-name="DefaultParagraphFont" style:family="text">
      <style:text-properties style:font-name="Calibri" style:font-name-complex="Calibri"/>
    </style:style>
    <style:style style:name="T227" style:parent-style-name="DefaultParagraphFont" style:family="text">
      <style:text-properties style:font-name="Calibri" style:font-name-complex="Calibri"/>
    </style:style>
    <style:style style:name="T228" style:parent-style-name="DefaultParagraphFont" style:family="text">
      <style:text-properties style:font-name="Calibri" style:font-name-complex="Calibri"/>
    </style:style>
    <style:style style:name="T229" style:parent-style-name="DefaultParagraphFont" style:family="text">
      <style:text-properties style:font-name="Calibri" style:font-name-complex="Calibri"/>
    </style:style>
    <style:style style:name="T230" style:parent-style-name="DefaultParagraphFont" style:family="text">
      <style:text-properties style:font-name="Calibri" style:font-name-complex="Calibri"/>
    </style:style>
    <style:style style:name="T231" style:parent-style-name="DefaultParagraphFont" style:family="text">
      <style:text-properties style:font-name="Calibri" style:font-name-complex="Calibri"/>
    </style:style>
    <style:style style:name="P232" style:parent-style-name="GuidelinePositive" style:family="paragraph">
      <style:paragraph-properties fo:margin-left="0.25in">
        <style:tab-stops/>
      </style:paragraph-properties>
      <style:text-properties style:font-name="Calibri" style:font-name-complex="Calibri"/>
    </style:style>
    <style:style style:name="P233" style:parent-style-name="GuidelinePositive" style:family="paragraph">
      <style:paragraph-properties fo:margin-left="0.25in">
        <style:tab-stops>
          <style:tab-stop style:type="left" style:position="0.25in"/>
        </style:tab-stops>
      </style:paragraph-properties>
    </style:style>
    <style:style style:name="T234"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235" style:parent-style-name="DefaultParagraphFont" style:family="text">
      <style:text-properties style:font-name="Calibri" style:font-name-complex="Calibri"/>
    </style:style>
    <style:style style:name="T236" style:parent-style-name="DefaultParagraphFont" style:family="text">
      <style:text-properties style:font-name="Calibri" style:font-name-complex="Calibri"/>
    </style:style>
    <style:style style:name="T237" style:parent-style-name="DefaultParagraphFont" style:family="text">
      <style:text-properties style:font-name="Calibri" style:font-name-complex="Calibri"/>
    </style:style>
    <style:style style:name="T238" style:parent-style-name="DefaultParagraphFont" style:family="text">
      <style:text-properties style:font-name="Calibri" style:font-name-complex="Calibri"/>
    </style:style>
    <style:style style:name="T239" style:parent-style-name="DefaultParagraphFont" style:family="text">
      <style:text-properties style:font-name="Calibri" style:font-name-complex="Calibri"/>
    </style:style>
    <style:style style:name="T240" style:parent-style-name="DefaultParagraphFont" style:family="text">
      <style:text-properties style:font-name="Calibri" style:font-name-complex="Calibri"/>
    </style:style>
    <style:style style:name="P241" style:parent-style-name="GuidelinePositive" style:family="paragraph">
      <style:paragraph-properties fo:margin-left="0.25in">
        <style:tab-stops/>
      </style:paragraph-properties>
      <style:text-properties style:font-name="Calibri" style:font-name-complex="Calibri"/>
    </style:style>
    <style:style style:name="P242" style:parent-style-name="GuidelinePositive" style:family="paragraph">
      <style:paragraph-properties fo:margin-left="0.25in">
        <style:tab-stops>
          <style:tab-stop style:type="left" style:position="0.25in"/>
        </style:tab-stops>
      </style:paragraph-properties>
    </style:style>
    <style:style style:name="T243" style:parent-style-name="DefaultParagraphFont" style:family="text">
      <style:text-properties style:font-name="Calibri" style:font-name-complex="Calibri" fo:font-weight="bold" style:font-weight-asian="bold" style:text-underline-type="single" style:text-underline-style="solid" style:text-underline-width="auto" style:text-underline-mode="continuous"/>
    </style:style>
    <style:style style:name="T244" style:parent-style-name="DefaultParagraphFont" style:family="text">
      <style:text-properties style:font-name="Calibri" style:font-name-complex="Calibri"/>
    </style:style>
    <style:style style:name="P245" style:parent-style-name="GuidelinePositive" style:family="paragraph">
      <style:paragraph-properties fo:margin-left="0.25in">
        <style:tab-stops/>
      </style:paragraph-properties>
      <style:text-properties style:font-name="Calibri" style:font-name-complex="Calibri"/>
    </style:style>
    <style:style style:name="P246" style:parent-style-name="Normal" style:family="paragraph">
      <style:paragraph-properties style:text-autospace="none" fo:margin-left="0.5in">
        <style:tab-stops/>
      </style:paragraph-properties>
    </style:style>
    <style:style style:name="T247" style:parent-style-name="DefaultParagraphFont" style:family="text">
      <style:text-properties style:font-name="Wingdings" style:font-name-asian="Wingdings" style:font-name-complex="Wingdings" fo:color="#4F81BD" fo:font-size="10pt" style:font-size-asian="10pt" style:font-size-complex="10pt" style:language-asian="en" style:country-asian="GB"/>
    </style:style>
    <style:style style:name="T248" style:parent-style-name="DefaultParagraphFont" style:family="text">
      <style:text-properties style:font-name="Consolas" fo:color="#4F81BD" fo:font-size="10pt" style:font-size-asian="10pt" style:font-size-complex="10pt" style:language-asian="en" style:country-asian="GB"/>
    </style:style>
    <style:style style:name="T249" style:parent-style-name="DefaultParagraphFont" style:family="text">
      <style:text-properties style:font-name="Consolas" fo:color="#4F81BD" fo:font-size="10pt" style:font-size-asian="10pt" style:font-size-complex="10pt" fo:language="en" fo:country="GB" style:language-asian="en" style:country-asian="GB"/>
    </style:style>
    <style:style style:name="T250" style:parent-style-name="DefaultParagraphFont" style:family="text">
      <style:text-properties style:font-name="Consolas" style:font-name-asian="Times New Roman" style:font-name-complex="Calibri" fo:color="#4F81BD" fo:font-size="10pt" style:font-size-asian="10pt" style:font-size-complex="10pt" fo:language="en" fo:country="GB" style:language-asian="en" style:country-asian="GB"/>
    </style:style>
    <style:style style:name="T251" style:parent-style-name="DefaultParagraphFont" style:family="text">
      <style:text-properties style:font-name="Consolas" style:font-name-complex="Times New Roman" fo:color="#4F81BD" fo:font-size="10pt" style:font-size-asian="10pt" style:font-size-complex="10pt" style:language-asian="en" style:country-asian="GB"/>
    </style:style>
    <style:style style:name="T252" style:parent-style-name="DefaultParagraphFont" style:family="text">
      <style:text-properties style:font-name="Consolas" style:font-name-complex="Times New Roman" fo:color="#4F81BD" fo:font-size="10pt" style:font-size-asian="10pt" style:font-size-complex="10pt" style:language-asian="en" style:country-asian="GB"/>
    </style:style>
    <style:style style:name="P253" style:parent-style-name="GuidelineDescription" style:family="paragraph">
      <style:text-properties fo:language="en" fo:country="GB" style:language-asian="en" style:country-asian="GB"/>
    </style:style>
    <style:style style:name="P254" style:parent-style-name="GuidelineDescription" style:family="paragraph">
      <style:text-properties fo:language="en" fo:country="GB" style:language-asian="en" style:country-asian="GB"/>
    </style:style>
    <style:style style:name="P255" style:parent-style-name="GuidelineDescription" style:family="paragraph">
      <style:text-properties fo:language="en" fo:country="GB" style:language-asian="en" style:country-asian="GB"/>
    </style:style>
    <style:style style:name="P256" style:parent-style-name="GuidelineDescription" style:family="paragraph">
      <style:text-properties fo:language="en" fo:country="GB" style:language-asian="en" style:country-asian="GB"/>
    </style:style>
    <style:style style:name="P257" style:parent-style-name="GuidelineDescription" style:family="paragraph">
      <style:text-properties fo:language="en" fo:country="GB" style:language-asian="en" style:country-asian="GB"/>
    </style:style>
    <style:style style:name="P258" style:parent-style-name="GuidelineDescription" style:family="paragraph">
      <style:text-properties fo:language="en" fo:country="GB" style:language-asian="en" style:country-asian="GB"/>
    </style:style>
    <style:style style:name="P259" style:parent-style-name="GuidelineDescription" style:family="paragraph">
      <style:text-properties fo:language="en" fo:country="GB" style:language-asian="en" style:country-asian="GB"/>
    </style:style>
    <style:style style:name="P260" style:parent-style-name="GuidelinePositive" style:family="paragraph">
      <style:paragraph-properties fo:margin-left="0.25in">
        <style:tab-stops/>
      </style:paragraph-properties>
      <style:text-properties style:font-name="Calibri" style:font-name-complex="Calibri"/>
    </style:style>
    <style:style style:name="P261" style:parent-style-name="GuidelinePositive" style:family="paragraph">
      <style:paragraph-properties fo:margin-left="0.25in">
        <style:tab-stops/>
      </style:paragraph-properties>
      <style:text-properties style:font-name="Calibri" style:font-name-complex="Calibri"/>
    </style:style>
    <style:style style:name="P262" style:parent-style-name="GuidelinePositive" style:family="paragraph">
      <style:paragraph-properties fo:margin-left="0.25in">
        <style:tab-stops/>
      </style:paragraph-properties>
    </style:style>
    <style:style style:name="T263" style:parent-style-name="DefaultParagraphFont" style:family="text">
      <style:text-properties style:font-name="Calibri" style:font-name-complex="Calibri" style:text-underline-type="single" style:text-underline-style="solid" style:text-underline-width="auto" style:text-underline-mode="continuous"/>
    </style:style>
    <style:style style:name="P264" style:parent-style-name="Normal" style:family="paragraph">
      <style:paragraph-properties style:text-autospace="none" fo:margin-left="0.5in">
        <style:tab-stops/>
      </style:paragraph-properties>
    </style:style>
    <style:style style:name="T265" style:parent-style-name="DefaultParagraphFont" style:family="text">
      <style:text-properties style:font-name="Wingdings" style:font-name-asian="Wingdings" style:font-name-complex="Wingdings" fo:color="#4F81BD" fo:font-size="10pt" style:font-size-asian="10pt" style:font-size-complex="10pt" style:language-asian="en" style:country-asian="GB"/>
    </style:style>
    <style:style style:name="T266" style:parent-style-name="DefaultParagraphFont" style:family="text">
      <style:text-properties style:font-name="Consolas" fo:color="#4F81BD" fo:font-size="10pt" style:font-size-asian="10pt" style:font-size-complex="10pt" style:language-asian="en" style:country-asian="GB"/>
    </style:style>
    <style:style style:name="T267" style:parent-style-name="DefaultParagraphFont" style:family="text">
      <style:text-properties style:font-name="Consolas" fo:color="#4F81BD" fo:font-size="10pt" style:font-size-asian="10pt" style:font-size-complex="10pt" fo:language="en" fo:country="GB" style:language-asian="en" style:country-asian="GB"/>
    </style:style>
    <style:style style:name="T268" style:parent-style-name="DefaultParagraphFont" style:family="text">
      <style:text-properties style:font-name="Consolas" style:font-name-asian="Times New Roman" style:font-name-complex="Calibri" fo:color="#4F81BD" fo:font-size="10pt" style:font-size-asian="10pt" style:font-size-complex="10pt" fo:language="en" fo:country="GB" style:language-asian="en" style:country-asian="GB"/>
    </style:style>
    <style:style style:name="T269" style:parent-style-name="DefaultParagraphFont" style:family="text">
      <style:text-properties style:font-name="Consolas" style:font-name-complex="Times New Roman" fo:color="#4F81BD" fo:font-size="10pt" style:font-size-asian="10pt" style:font-size-complex="10pt" style:language-asian="en" style:country-asian="GB"/>
    </style:style>
    <style:style style:name="T270" style:parent-style-name="DefaultParagraphFont" style:family="text">
      <style:text-properties style:font-name="Consolas" style:font-name-complex="Times New Roman" fo:color="#4F81BD" fo:font-size="10pt" style:font-size-asian="10pt" style:font-size-complex="10pt" style:language-asian="en" style:country-asian="GB"/>
    </style:style>
    <style:style style:name="P271" style:parent-style-name="GuidelineDescription" style:family="paragraph">
      <style:text-properties fo:language="en" fo:country="GB" style:language-asian="en" style:country-asian="GB"/>
    </style:style>
    <style:style style:name="P272" style:parent-style-name="GuidelineDescription" style:family="paragraph">
      <style:text-properties fo:language="en" fo:country="GB" style:language-asian="en" style:country-asian="GB"/>
    </style:style>
    <style:style style:name="P273" style:parent-style-name="GuidelineDescription" style:family="paragraph">
      <style:text-properties fo:language="en" fo:country="GB" style:language-asian="en" style:country-asian="GB"/>
    </style:style>
    <style:style style:name="P274" style:parent-style-name="GuidelineDescription" style:family="paragraph">
      <style:text-properties fo:language="en" fo:country="GB" style:language-asian="en" style:country-asian="GB"/>
    </style:style>
    <style:style style:name="P275" style:parent-style-name="GuidelineDescription" style:family="paragraph">
      <style:text-properties fo:language="en" fo:country="GB" style:language-asian="en" style:country-asian="GB"/>
    </style:style>
    <style:style style:name="P276" style:parent-style-name="GuidelineDescription" style:family="paragraph">
      <style:text-properties fo:language="en" fo:country="GB" style:language-asian="en" style:country-asian="GB"/>
    </style:style>
    <style:style style:name="P277" style:parent-style-name="GuidelineDescription" style:family="paragraph">
      <style:text-properties fo:language="en" fo:country="GB" style:language-asian="en" style:country-asian="GB"/>
    </style:style>
    <style:style style:name="P278" style:parent-style-name="GuidelinePositive" style:family="paragraph">
      <style:paragraph-properties fo:margin-left="0.25in">
        <style:tab-stops/>
      </style:paragraph-properties>
      <style:text-properties style:font-name="Calibri" style:font-name-complex="Calibri"/>
    </style:style>
    <style:style style:name="P279" style:parent-style-name="GuidelinePositive" style:family="paragraph">
      <style:paragraph-properties fo:margin-left="0.25in">
        <style:tab-stops/>
      </style:paragraph-properties>
      <style:text-properties style:font-name="Calibri" style:font-name-complex="Calibri"/>
    </style:style>
    <style:style style:name="P280" style:parent-style-name="GuidelinePositive" style:family="paragraph">
      <style:paragraph-properties fo:margin-left="0.25in">
        <style:tab-stops/>
      </style:paragraph-properties>
      <style:text-properties style:font-name="Calibri" style:font-name-complex="Calibri"/>
    </style:style>
    <style:style style:name="P281" style:parent-style-name="GuidelinePositive" style:family="paragraph">
      <style:paragraph-properties fo:margin-left="0.25in">
        <style:tab-stops>
          <style:tab-stop style:type="left" style:position="0.25in"/>
        </style:tab-stops>
      </style:paragraph-properties>
    </style:style>
    <style:style style:name="T282"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283" style:parent-style-name="DefaultParagraphFont" style:family="text">
      <style:text-properties style:font-name="Calibri" style:font-name-complex="Calibri"/>
    </style:style>
    <style:style style:name="P284" style:parent-style-name="GuidelinePositive" style:family="paragraph">
      <style:paragraph-properties fo:margin-left="0.25in">
        <style:tab-stops/>
      </style:paragraph-properties>
    </style:style>
    <style:style style:name="T285" style:parent-style-name="DefaultParagraphFont" style:family="text">
      <style:text-properties style:font-name="Calibri" style:font-name-complex="Calibri"/>
    </style:style>
    <style:style style:name="T286" style:parent-style-name="DefaultParagraphFont" style:family="text">
      <style:text-properties style:font-name="Calibri" style:font-name-complex="Calibri"/>
    </style:style>
    <style:style style:name="T287" style:parent-style-name="DefaultParagraphFont" style:family="text">
      <style:text-properties style:font-name="Calibri" style:font-name-complex="Calibri"/>
    </style:style>
    <style:style style:name="T288" style:parent-style-name="DefaultParagraphFont" style:family="text">
      <style:text-properties style:font-name="Wingdings" style:font-name-asian="Wingdings" style:font-name-complex="Wingdings"/>
    </style:style>
    <style:style style:name="T289" style:parent-style-name="DefaultParagraphFont" style:family="text">
      <style:text-properties style:font-name="Wingdings" style:font-name-asian="Wingdings" style:font-name-complex="Wingdings"/>
    </style:style>
    <style:style style:name="T290" style:parent-style-name="DefaultParagraphFont" style:family="text">
      <style:text-properties fo:font-weight="bold" style:font-weight-asian="bold"/>
    </style:style>
    <style:style style:name="T291" style:parent-style-name="DefaultParagraphFont" style:family="text">
      <style:text-properties fo:font-weight="bold" style:font-weight-asian="bold"/>
    </style:style>
    <style:style style:name="T292" style:parent-style-name="DefaultParagraphFont" style:family="text">
      <style:text-properties fo:font-weight="bold" style:font-weight-asian="bold"/>
    </style:style>
    <style:style style:name="T293" style:parent-style-name="DefaultParagraphFont" style:family="text">
      <style:text-properties fo:font-weight="bold" style:font-weight-asian="bold"/>
    </style:style>
    <style:style style:name="T294" style:parent-style-name="DefaultParagraphFont" style:family="text">
      <style:text-properties fo:font-weight="bold" style:font-weight-asian="bold"/>
    </style:style>
    <style:style style:name="T295" style:parent-style-name="DefaultParagraphFont" style:family="text">
      <style:text-properties fo:font-weight="bold" style:font-weight-asian="bold"/>
    </style:style>
    <style:style style:name="T296" style:parent-style-name="DefaultParagraphFont" style:family="text">
      <style:text-properties fo:font-weight="bold" style:font-weight-asian="bold"/>
    </style:style>
    <style:style style:name="T297" style:parent-style-name="DefaultParagraphFont" style:family="text">
      <style:text-properties fo:font-weight="bold" style:font-weight-asian="bold"/>
    </style:style>
    <style:style style:name="P298" style:parent-style-name="GuidelinePositive" style:family="paragraph">
      <style:paragraph-properties fo:margin-left="0.25in">
        <style:tab-stops/>
      </style:paragraph-properties>
      <style:text-properties style:font-name="Calibri" style:font-name-complex="Calibri"/>
    </style:style>
    <style:style style:name="P299" style:parent-style-name="GuidelinePositive" style:family="paragraph">
      <style:paragraph-properties fo:margin-left="0.25in">
        <style:tab-stops>
          <style:tab-stop style:type="left" style:position="0.25in"/>
        </style:tab-stops>
      </style:paragraph-properties>
    </style:style>
    <style:style style:name="T300" style:parent-style-name="DefaultParagraphFont" style:family="text">
      <style:text-properties style:font-name="Calibri" style:font-name-complex="Calibri" fo:font-weight="bold" style:font-weight-asian="bold" style:text-underline-type="single" style:text-underline-style="solid" style:text-underline-width="auto" style:text-underline-mode="continuous"/>
    </style:style>
    <style:style style:name="T301" style:parent-style-name="DefaultParagraphFont" style:family="text">
      <style:text-properties style:font-name="Calibri" style:font-name-complex="Calibri"/>
    </style:style>
    <style:style style:name="T302" style:parent-style-name="DefaultParagraphFont" style:family="text">
      <style:text-properties style:font-name="Calibri" style:font-name-complex="Calibri"/>
    </style:style>
    <style:style style:name="T303" style:parent-style-name="DefaultParagraphFont" style:family="text">
      <style:text-properties style:font-name="Calibri" style:font-name-complex="Calibri"/>
    </style:style>
    <style:style style:name="P304" style:parent-style-name="Normal" style:family="paragraph">
      <style:paragraph-properties style:text-autospace="none" fo:margin-left="0.5in">
        <style:tab-stops/>
      </style:paragraph-properties>
    </style:style>
    <style:style style:name="T305" style:parent-style-name="DefaultParagraphFont" style:family="text">
      <style:text-properties style:font-name="Wingdings" style:font-name-asian="Wingdings" style:font-name-complex="Wingdings" fo:color="#4F81BD" fo:font-size="10pt" style:font-size-asian="10pt" style:font-size-complex="10pt" style:language-asian="en" style:country-asian="GB"/>
    </style:style>
    <style:style style:name="T306" style:parent-style-name="DefaultParagraphFont" style:family="text">
      <style:text-properties style:font-name="Consolas" style:font-name-complex="Times New Roman" fo:color="#4F81BD" fo:font-size="10pt" style:font-size-asian="10pt" style:font-size-complex="10pt" style:language-asian="en" style:country-asian="GB"/>
    </style:style>
    <style:style style:name="T307" style:parent-style-name="DefaultParagraphFont" style:family="text">
      <style:text-properties style:font-name="Consolas" style:font-name-complex="Times New Roman" fo:color="#4F81BD" fo:font-size="10pt" style:font-size-asian="10pt" style:font-size-complex="10pt" style:language-asian="en" style:country-asian="GB"/>
    </style:style>
    <style:style style:name="P308" style:parent-style-name="Normal" style:family="paragraph">
      <style:paragraph-properties style:text-autospace="none" fo:margin-left="0.5in">
        <style:tab-stops/>
      </style:paragraph-properties>
      <style:text-properties style:font-name="Consolas" style:font-name-complex="Times New Roman" fo:color="#4F81BD" fo:font-size="10pt" style:font-size-asian="10pt" style:font-size-complex="10pt" style:language-asian="en" style:country-asian="GB"/>
    </style:style>
    <style:style style:name="P309" style:parent-style-name="Normal" style:family="paragraph">
      <style:paragraph-properties style:text-autospace="none" fo:margin-left="0.5in">
        <style:tab-stops/>
      </style:paragraph-properties>
      <style:text-properties style:font-name="Consolas" style:font-name-complex="Times New Roman" fo:color="#4F81BD" fo:font-size="10pt" style:font-size-asian="10pt" style:font-size-complex="10pt" style:language-asian="en" style:country-asian="GB"/>
    </style:style>
    <style:style style:name="P310" style:parent-style-name="Normal" style:family="paragraph">
      <style:paragraph-properties style:text-autospace="none" fo:margin-left="0.5in">
        <style:tab-stops/>
      </style:paragraph-properties>
      <style:text-properties style:font-name="Consolas" style:font-name-complex="Times New Roman" fo:color="#4F81BD" fo:font-size="10pt" style:font-size-asian="10pt" style:font-size-complex="10pt" style:language-asian="en" style:country-asian="GB"/>
    </style:style>
    <style:style style:name="P311" style:parent-style-name="Normal" style:family="paragraph">
      <style:paragraph-properties style:text-autospace="none" fo:margin-left="0.5in">
        <style:tab-stops/>
      </style:paragraph-properties>
    </style:style>
    <style:style style:name="T312" style:parent-style-name="DefaultParagraphFont" style:family="text">
      <style:text-properties style:font-name="Consolas" style:font-name-complex="Times New Roman" fo:color="#4F81BD" fo:font-size="10pt" style:font-size-asian="10pt" style:font-size-complex="10pt" style:language-asian="en" style:country-asian="GB"/>
    </style:style>
    <style:style style:name="T313" style:parent-style-name="DefaultParagraphFont" style:family="text">
      <style:text-properties style:font-name="Consolas" style:font-name-complex="Times New Roman" fo:color="#4F81BD" fo:font-size="10pt" style:font-size-asian="10pt" style:font-size-complex="10pt" style:language-asian="en" style:country-asian="GB"/>
    </style:style>
    <style:style style:name="T314" style:parent-style-name="DefaultParagraphFont" style:family="text">
      <style:text-properties style:font-name="Consolas" style:font-name-complex="Times New Roman" fo:color="#4F81BD" fo:font-size="10pt" style:font-size-asian="10pt" style:font-size-complex="10pt" style:language-asian="en" style:country-asian="GB"/>
    </style:style>
    <style:style style:name="P315" style:parent-style-name="GuidelinePositive" style:family="paragraph">
      <style:paragraph-properties fo:margin-left="0.25in">
        <style:tab-stops>
          <style:tab-stop style:type="left" style:position="0.25in"/>
        </style:tab-stops>
      </style:paragraph-properties>
    </style:style>
    <style:style style:name="T316" style:parent-style-name="DefaultParagraphFont" style:family="text">
      <style:text-properties style:font-name="Calibri" style:font-name-complex="Calibri" fo:font-weight="bold" style:font-weight-asian="bold" style:text-underline-type="single" style:text-underline-style="solid" style:text-underline-width="auto" style:text-underline-mode="continuous"/>
    </style:style>
    <style:style style:name="T317" style:parent-style-name="DefaultParagraphFont" style:family="text">
      <style:text-properties style:font-name="Calibri" style:font-name-complex="Calibri"/>
    </style:style>
    <style:style style:name="T318" style:parent-style-name="DefaultParagraphFont" style:family="text">
      <style:text-properties style:font-name="Calibri" style:font-name-complex="Calibri"/>
    </style:style>
    <style:style style:name="T319" style:parent-style-name="DefaultParagraphFont" style:family="text">
      <style:text-properties style:font-name="Calibri" style:font-name-complex="Calibri"/>
    </style:style>
    <style:style style:name="T320" style:parent-style-name="DefaultParagraphFont" style:family="text">
      <style:text-properties style:font-name="Calibri" style:font-name-complex="Calibri"/>
    </style:style>
    <style:style style:name="P321" style:parent-style-name="Normal" style:family="paragraph">
      <style:paragraph-properties style:text-autospace="none" fo:margin-left="0.5in">
        <style:tab-stops/>
      </style:paragraph-properties>
    </style:style>
    <style:style style:name="T322" style:parent-style-name="DefaultParagraphFont" style:family="text">
      <style:text-properties style:font-name="Wingdings" style:font-name-asian="Wingdings" style:font-name-complex="Wingdings" fo:color="#4F81BD" fo:font-size="10pt" style:font-size-asian="10pt" style:font-size-complex="10pt" style:language-asian="en" style:country-asian="GB"/>
    </style:style>
    <style:style style:name="T323" style:parent-style-name="DefaultParagraphFont" style:family="text">
      <style:text-properties style:font-name="Consolas" style:font-name-complex="Times New Roman" fo:color="#4F81BD" fo:font-size="10pt" style:font-size-asian="10pt" style:font-size-complex="10pt" style:language-asian="en" style:country-asian="GB"/>
    </style:style>
    <style:style style:name="T324" style:parent-style-name="DefaultParagraphFont" style:family="text">
      <style:text-properties style:font-name="Consolas" style:font-name-complex="Times New Roman" fo:color="#4F81BD" fo:font-size="10pt" style:font-size-asian="10pt" style:font-size-complex="10pt" style:language-asian="en" style:country-asian="GB"/>
    </style:style>
    <style:style style:name="T325" style:parent-style-name="DefaultParagraphFont" style:family="text">
      <style:text-properties style:font-name="Consolas" style:font-name-complex="Times New Roman" fo:color="#4F81BD" fo:font-size="10pt" style:font-size-asian="10pt" style:font-size-complex="10pt" style:language-asian="en" style:country-asian="GB"/>
    </style:style>
    <style:style style:name="T326" style:parent-style-name="DefaultParagraphFont" style:family="text">
      <style:text-properties style:font-name="Consolas" style:font-name-complex="Times New Roman" fo:color="#4F81BD" fo:font-size="10pt" style:font-size-asian="10pt" style:font-size-complex="10pt" style:language-asian="en" style:country-asian="GB"/>
    </style:style>
    <style:style style:name="P327" style:parent-style-name="Normal" style:family="paragraph">
      <style:paragraph-properties style:text-autospace="none" fo:margin-left="0.5in">
        <style:tab-stops/>
      </style:paragraph-properties>
      <style:text-properties style:font-name="Consolas" style:font-name-complex="Times New Roman" fo:color="#4F81BD" fo:font-size="10pt" style:font-size-asian="10pt" style:font-size-complex="10pt" style:language-asian="en" style:country-asian="GB"/>
    </style:style>
    <style:style style:name="P328" style:parent-style-name="Normal" style:family="paragraph">
      <style:paragraph-properties style:text-autospace="none" fo:margin-left="0.5in">
        <style:tab-stops/>
      </style:paragraph-properties>
      <style:text-properties style:font-name="Consolas" style:font-name-complex="Times New Roman" fo:color="#4F81BD" fo:font-size="10pt" style:font-size-asian="10pt" style:font-size-complex="10pt" style:language-asian="en" style:country-asian="GB"/>
    </style:style>
    <style:style style:name="P329" style:parent-style-name="Normal" style:family="paragraph">
      <style:paragraph-properties style:text-autospace="none" fo:margin-left="0.5in">
        <style:tab-stops/>
      </style:paragraph-properties>
      <style:text-properties style:font-name="Consolas" style:font-name-complex="Times New Roman" fo:color="#4F81BD" fo:font-size="10pt" style:font-size-asian="10pt" style:font-size-complex="10pt" style:language-asian="en" style:country-asian="GB"/>
    </style:style>
    <style:style style:name="P330" style:parent-style-name="Normal" style:family="paragraph">
      <style:paragraph-properties style:text-autospace="none" fo:margin-left="0.5in">
        <style:tab-stops/>
      </style:paragraph-properties>
    </style:style>
    <style:style style:name="T331" style:parent-style-name="DefaultParagraphFont" style:family="text">
      <style:text-properties style:font-name="Wingdings" style:font-name-asian="Wingdings" style:font-name-complex="Wingdings" fo:color="#4F81BD" fo:font-size="10pt" style:font-size-asian="10pt" style:font-size-complex="10pt" style:language-asian="en" style:country-asian="GB"/>
    </style:style>
    <style:style style:name="T332" style:parent-style-name="DefaultParagraphFont" style:family="text">
      <style:text-properties style:font-name="Consolas" style:font-name-complex="Times New Roman" fo:color="#4F81BD" fo:font-size="10pt" style:font-size-asian="10pt" style:font-size-complex="10pt" style:language-asian="en" style:country-asian="GB"/>
    </style:style>
    <style:style style:name="T333" style:parent-style-name="DefaultParagraphFont" style:family="text">
      <style:text-properties style:font-name="Consolas" style:font-name-complex="Times New Roman" fo:color="#4F81BD" fo:font-size="10pt" style:font-size-asian="10pt" style:font-size-complex="10pt" style:language-asian="en" style:country-asian="GB"/>
    </style:style>
    <style:style style:name="T334" style:parent-style-name="DefaultParagraphFont" style:family="text">
      <style:text-properties style:font-name="Consolas" style:font-name-complex="Times New Roman" fo:color="#4F81BD" fo:font-size="10pt" style:font-size-asian="10pt" style:font-size-complex="10pt" style:language-asian="en" style:country-asian="GB"/>
    </style:style>
    <style:style style:name="T335" style:parent-style-name="DefaultParagraphFont" style:family="text">
      <style:text-properties style:font-name="Consolas" style:font-name-complex="Times New Roman" fo:color="#4F81BD" fo:font-size="10pt" style:font-size-asian="10pt" style:font-size-complex="10pt" style:language-asian="en" style:country-asian="GB"/>
    </style:style>
    <style:style style:name="P336" style:parent-style-name="Normal" style:family="paragraph">
      <style:paragraph-properties style:text-autospace="none" fo:margin-left="0.5in">
        <style:tab-stops/>
      </style:paragraph-properties>
      <style:text-properties style:font-name="Consolas" style:font-name-complex="Times New Roman" fo:color="#4F81BD" fo:font-size="10pt" style:font-size-asian="10pt" style:font-size-complex="10pt" style:language-asian="en" style:country-asian="GB"/>
    </style:style>
    <style:style style:name="P337" style:parent-style-name="Normal" style:family="paragraph">
      <style:paragraph-properties style:text-autospace="none" fo:margin-left="0.5in">
        <style:tab-stops/>
      </style:paragraph-properties>
      <style:text-properties style:font-name="Consolas" style:font-name-complex="Times New Roman" fo:color="#4F81BD" fo:font-size="10pt" style:font-size-asian="10pt" style:font-size-complex="10pt" style:language-asian="en" style:country-asian="GB"/>
    </style:style>
    <style:style style:name="P338" style:parent-style-name="Normal" style:family="paragraph">
      <style:paragraph-properties style:text-autospace="none" fo:margin-left="0.5in">
        <style:tab-stops/>
      </style:paragraph-properties>
      <style:text-properties style:font-name="Consolas" style:font-name-complex="Times New Roman" fo:color="#4F81BD" fo:font-size="10pt" style:font-size-asian="10pt" style:font-size-complex="10pt" style:language-asian="en" style:country-asian="GB"/>
    </style:style>
    <style:style style:name="P339" style:parent-style-name="GuidelinePositive" style:family="paragraph">
      <style:paragraph-properties fo:margin-left="0.25in">
        <style:tab-stops>
          <style:tab-stop style:type="left" style:position="0.25in"/>
        </style:tab-stops>
      </style:paragraph-properties>
    </style:style>
    <style:style style:name="T340"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341" style:parent-style-name="DefaultParagraphFont" style:family="text">
      <style:text-properties style:font-name="Calibri" style:font-name-complex="Calibri"/>
    </style:style>
    <style:style style:name="T342" style:parent-style-name="DefaultParagraphFont" style:family="text">
      <style:text-properties style:font-name="Calibri" style:font-name-complex="Calibri"/>
    </style:style>
    <style:style style:name="T343" style:parent-style-name="DefaultParagraphFont" style:family="text">
      <style:text-properties style:font-name="Calibri" style:font-name-complex="Calibri"/>
    </style:style>
    <style:style style:name="P344" style:parent-style-name="GuidelinePositive" style:family="paragraph">
      <style:paragraph-properties fo:margin-left="0.25in">
        <style:tab-stops/>
      </style:paragraph-properties>
    </style:style>
    <style:style style:name="T345" style:parent-style-name="DefaultParagraphFont" style:family="text">
      <style:text-properties style:font-name="Calibri" style:font-name-complex="Calibri"/>
    </style:style>
    <style:style style:name="T346" style:parent-style-name="DefaultParagraphFont" style:family="text">
      <style:text-properties style:font-name="Calibri" style:font-name-complex="Calibri"/>
    </style:style>
    <style:style style:name="T347" style:parent-style-name="DefaultParagraphFont" style:family="text">
      <style:text-properties style:font-name="Calibri" style:font-name-complex="Calibri"/>
    </style:style>
    <style:style style:name="P348" style:parent-style-name="GuidelinePositive" style:family="paragraph">
      <style:paragraph-properties fo:margin-left="0.6666in" fo:text-indent="-0.25in">
        <style:tab-stops/>
      </style:paragraph-properties>
    </style:style>
    <style:style style:name="P349" style:parent-style-name="GuidelinePositive" style:family="paragraph">
      <style:paragraph-properties fo:margin-left="0.25in">
        <style:tab-stops>
          <style:tab-stop style:type="left" style:position="0.25in"/>
        </style:tab-stops>
      </style:paragraph-properties>
    </style:style>
    <style:style style:name="T350"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351" style:parent-style-name="DefaultParagraphFont" style:family="text">
      <style:text-properties style:font-name="Calibri" style:font-name-complex="Calibri"/>
    </style:style>
    <style:style style:name="P352" style:parent-style-name="GuidelinePositive" style:family="paragraph">
      <style:paragraph-properties fo:margin-left="0.25in">
        <style:tab-stops>
          <style:tab-stop style:type="left" style:position="0.25in"/>
        </style:tab-stops>
      </style:paragraph-properties>
    </style:style>
    <style:style style:name="T353"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354" style:parent-style-name="DefaultParagraphFont" style:family="text">
      <style:text-properties style:font-name="Calibri" style:font-name-complex="Calibri" fo:font-weight="bold" style:font-weight-asian="bold" style:font-weight-complex="bold"/>
    </style:style>
    <style:style style:name="T355" style:parent-style-name="DefaultParagraphFont" style:family="text">
      <style:text-properties style:font-name="Calibri" style:font-name-complex="Calibri" style:font-weight-complex="bold"/>
    </style:style>
    <style:style style:name="T356" style:parent-style-name="DefaultParagraphFont" style:family="text">
      <style:text-properties style:font-name="Calibri" style:font-name-complex="Calibri" style:font-weight-complex="bold"/>
    </style:style>
    <style:style style:name="T357" style:parent-style-name="DefaultParagraphFont" style:family="text">
      <style:text-properties style:font-name="Calibri" style:font-name-complex="Calibri" style:font-weight-complex="bold"/>
    </style:style>
    <style:style style:name="T358" style:parent-style-name="DefaultParagraphFont" style:family="text">
      <style:text-properties style:font-name="Calibri" style:font-name-complex="Calibri" style:font-weight-complex="bold"/>
    </style:style>
    <style:style style:name="T359" style:parent-style-name="DefaultParagraphFont" style:family="text">
      <style:text-properties style:font-name="Calibri" style:font-name-complex="Calibri" style:font-weight-complex="bold"/>
    </style:style>
    <style:style style:name="T360" style:parent-style-name="DefaultParagraphFont" style:family="text">
      <style:text-properties style:font-name="Calibri" style:font-name-complex="Calibri" style:font-weight-complex="bold"/>
    </style:style>
    <style:style style:name="T361" style:parent-style-name="DefaultParagraphFont" style:family="text">
      <style:text-properties style:font-name="Calibri" style:font-name-complex="Calibri" style:font-weight-complex="bold"/>
    </style:style>
    <style:style style:name="T362" style:parent-style-name="DefaultParagraphFont" style:family="text">
      <style:text-properties style:font-name="Calibri" style:font-name-complex="Calibri" style:font-weight-complex="bold"/>
    </style:style>
    <style:style style:name="T363" style:parent-style-name="DefaultParagraphFont" style:family="text">
      <style:text-properties style:font-name="Calibri" style:font-name-complex="Calibri" style:font-weight-complex="bold"/>
    </style:style>
    <style:style style:name="T364" style:parent-style-name="DefaultParagraphFont" style:family="text">
      <style:text-properties style:font-name="Calibri" style:font-name-complex="Calibri"/>
    </style:style>
    <style:style style:name="P365" style:parent-style-name="GuidelineNegative" style:family="paragraph">
      <style:paragraph-properties fo:text-indent="0in">
        <style:tab-stops/>
      </style:paragraph-properties>
    </style:style>
    <style:style style:name="T366" style:parent-style-name="DefaultParagraphFont" style:family="text">
      <style:text-properties style:font-name="Calibri" style:font-name-complex="Calibri" style:font-weight-complex="bold"/>
    </style:style>
    <style:style style:name="T367" style:parent-style-name="DefaultParagraphFont" style:family="text">
      <style:text-properties style:font-name="Calibri" style:font-name-complex="Calibri" style:font-weight-complex="bold"/>
    </style:style>
    <style:style style:name="T368" style:parent-style-name="DefaultParagraphFont" style:family="text">
      <style:text-properties style:font-name="Calibri" style:font-name-complex="Calibri" style:font-weight-complex="bold"/>
    </style:style>
    <style:style style:name="T369" style:parent-style-name="DefaultParagraphFont" style:family="text">
      <style:text-properties style:font-name="Calibri" style:font-name-complex="Calibri" style:font-weight-complex="bold"/>
    </style:style>
    <style:style style:name="T370" style:parent-style-name="DefaultParagraphFont" style:family="text">
      <style:text-properties style:font-name="Calibri" style:font-name-complex="Calibri" style:font-weight-complex="bold"/>
    </style:style>
    <style:style style:name="P371" style:parent-style-name="GuidelineNegative" style:family="paragraph">
      <style:paragraph-properties fo:text-indent="0in">
        <style:tab-stops/>
      </style:paragraph-properties>
    </style:style>
    <style:style style:name="T372" style:parent-style-name="DefaultParagraphFont" style:family="text">
      <style:text-properties style:font-name="Calibri" style:font-name-complex="Calibri" style:font-weight-complex="bold"/>
    </style:style>
    <style:style style:name="T373" style:parent-style-name="DefaultParagraphFont" style:family="text">
      <style:text-properties style:font-name="Calibri" style:font-name-complex="Calibri" style:font-weight-complex="bold"/>
    </style:style>
    <style:style style:name="T374" style:parent-style-name="DefaultParagraphFont" style:family="text">
      <style:text-properties style:font-name="Calibri" style:font-name-complex="Calibri" style:font-weight-complex="bold"/>
    </style:style>
    <style:style style:name="T375" style:parent-style-name="DefaultParagraphFont" style:family="text">
      <style:text-properties style:font-name="Calibri" style:font-name-complex="Calibri" style:font-weight-complex="bold"/>
    </style:style>
    <style:style style:name="T376" style:parent-style-name="DefaultParagraphFont" style:family="text">
      <style:text-properties style:font-name="Calibri" style:font-name-complex="Calibri" style:font-weight-complex="bold"/>
    </style:style>
    <style:style style:name="T377" style:parent-style-name="DefaultParagraphFont" style:family="text">
      <style:text-properties style:font-name="Calibri" style:font-name-complex="Calibri" style:font-weight-complex="bold"/>
    </style:style>
    <style:style style:name="T378" style:parent-style-name="DefaultParagraphFont" style:family="text">
      <style:text-properties style:font-name="Calibri" style:font-name-complex="Calibri" style:font-weight-complex="bold"/>
    </style:style>
    <style:style style:name="T379" style:parent-style-name="DefaultParagraphFont" style:family="text">
      <style:text-properties style:font-name="Calibri" style:font-name-complex="Calibri" style:font-weight-complex="bold"/>
    </style:style>
    <style:style style:name="T380" style:parent-style-name="DefaultParagraphFont" style:family="text">
      <style:text-properties style:font-name="Calibri" style:font-name-complex="Calibri" style:font-weight-complex="bold"/>
    </style:style>
    <style:style style:name="T381" style:parent-style-name="DefaultParagraphFont" style:family="text">
      <style:text-properties style:font-name="Calibri" style:font-name-complex="Calibri" style:font-weight-complex="bold"/>
    </style:style>
    <style:style style:name="T382" style:parent-style-name="DefaultParagraphFont" style:family="text">
      <style:text-properties style:font-name="Calibri" style:font-name-complex="Calibri" style:font-weight-complex="bold"/>
    </style:style>
    <style:style style:name="T383" style:parent-style-name="DefaultParagraphFont" style:family="text">
      <style:text-properties style:font-name="Calibri" style:font-name-complex="Calibri" style:font-weight-complex="bold"/>
    </style:style>
    <style:style style:name="T384" style:parent-style-name="DefaultParagraphFont" style:family="text">
      <style:text-properties style:font-name="Calibri" style:font-name-complex="Calibri" style:font-weight-complex="bold"/>
    </style:style>
    <style:style style:name="T385" style:parent-style-name="DefaultParagraphFont" style:family="text">
      <style:text-properties style:font-name="Calibri" style:font-name-complex="Calibri" style:font-weight-complex="bold"/>
    </style:style>
    <style:style style:name="T386" style:parent-style-name="DefaultParagraphFont" style:family="text">
      <style:text-properties style:font-name="Calibri" style:font-name-complex="Calibri" style:font-weight-complex="bold"/>
    </style:style>
    <style:style style:name="T387" style:parent-style-name="DefaultParagraphFont" style:family="text">
      <style:text-properties style:font-name="Calibri" style:font-name-complex="Calibri" style:font-weight-complex="bold"/>
    </style:style>
    <style:style style:name="T388" style:parent-style-name="DefaultParagraphFont" style:family="text">
      <style:text-properties style:font-name="Calibri" style:font-name-complex="Calibri" style:font-weight-complex="bold"/>
    </style:style>
    <style:style style:name="P389" style:parent-style-name="GuidelineNegative" style:family="paragraph">
      <style:paragraph-properties fo:text-indent="0in">
        <style:tab-stops/>
      </style:paragraph-properties>
    </style:style>
    <style:style style:name="T390" style:parent-style-name="DefaultParagraphFont" style:family="text">
      <style:text-properties style:font-name="Calibri" style:font-name-complex="Calibri" style:font-weight-complex="bold"/>
    </style:style>
    <style:style style:name="T391" style:parent-style-name="DefaultParagraphFont" style:family="text">
      <style:text-properties style:font-name="Calibri" style:font-name-complex="Calibri" style:font-weight-complex="bold"/>
    </style:style>
    <style:style style:name="T392" style:parent-style-name="DefaultParagraphFont" style:family="text">
      <style:text-properties style:font-name="Calibri" style:font-name-complex="Calibri" style:font-weight-complex="bold"/>
    </style:style>
    <style:style style:name="T393" style:parent-style-name="DefaultParagraphFont" style:family="text">
      <style:text-properties style:font-name="Calibri" style:font-name-complex="Calibri" style:font-weight-complex="bold"/>
    </style:style>
    <style:style style:name="T394" style:parent-style-name="DefaultParagraphFont" style:family="text">
      <style:text-properties style:font-name="Calibri" style:font-name-complex="Calibri" style:font-weight-complex="bold"/>
    </style:style>
    <style:style style:name="P395" style:parent-style-name="GuidelineNegative" style:family="paragraph">
      <style:paragraph-properties fo:text-indent="0in">
        <style:tab-stops/>
      </style:paragraph-properties>
    </style:style>
    <style:style style:name="T396" style:parent-style-name="DefaultParagraphFont" style:family="text">
      <style:text-properties style:font-name="Calibri" style:font-name-complex="Calibri" style:font-weight-complex="bold"/>
    </style:style>
    <style:style style:name="T397" style:parent-style-name="DefaultParagraphFont" style:family="text">
      <style:text-properties style:font-name="Calibri" style:font-name-complex="Calibri" style:font-weight-complex="bold"/>
    </style:style>
    <style:style style:name="T398" style:parent-style-name="DefaultParagraphFont" style:family="text">
      <style:text-properties style:font-name="Calibri" style:font-name-complex="Calibri" style:font-weight-complex="bold"/>
    </style:style>
    <style:style style:name="T399" style:parent-style-name="DefaultParagraphFont" style:family="text">
      <style:text-properties style:font-name="Calibri" style:font-name-complex="Calibri" style:font-weight-complex="bold"/>
    </style:style>
    <style:style style:name="T400" style:parent-style-name="DefaultParagraphFont" style:family="text">
      <style:text-properties style:font-name="Calibri" style:font-name-complex="Calibri" style:font-weight-complex="bold"/>
    </style:style>
    <style:style style:name="T401" style:parent-style-name="DefaultParagraphFont" style:family="text">
      <style:text-properties style:font-name="Calibri" style:font-name-complex="Calibri" style:font-weight-complex="bold"/>
    </style:style>
    <style:style style:name="T402" style:parent-style-name="DefaultParagraphFont" style:family="text">
      <style:text-properties style:font-name="Calibri" style:font-name-complex="Calibri" style:font-weight-complex="bold"/>
    </style:style>
    <style:style style:name="T403" style:parent-style-name="DefaultParagraphFont" style:family="text">
      <style:text-properties style:font-name="Calibri" style:font-name-complex="Calibri" style:font-weight-complex="bold"/>
    </style:style>
    <style:style style:name="T404" style:parent-style-name="DefaultParagraphFont" style:family="text">
      <style:text-properties style:font-name="Calibri" style:font-name-complex="Calibri" style:font-weight-complex="bold"/>
    </style:style>
    <style:style style:name="T405" style:parent-style-name="DefaultParagraphFont" style:family="text">
      <style:text-properties style:font-name="Calibri" style:font-name-complex="Calibri" style:font-weight-complex="bold"/>
    </style:style>
    <style:style style:name="P406" style:parent-style-name="GuidelineNegative" style:family="paragraph">
      <style:paragraph-properties fo:text-indent="0in">
        <style:tab-stops/>
      </style:paragraph-properties>
      <style:text-properties style:font-name="Calibri" style:font-name-complex="Calibri" style:font-weight-complex="bold"/>
    </style:style>
    <style:style style:name="P407" style:parent-style-name="GuidelinePositive" style:family="paragraph"/>
    <style:style style:name="P408" style:parent-style-name="GuidelinePositive" style:family="paragraph">
      <style:paragraph-properties fo:margin-left="0.25in">
        <style:tab-stops>
          <style:tab-stop style:type="left" style:position="0.25in"/>
        </style:tab-stops>
      </style:paragraph-properties>
    </style:style>
    <style:style style:name="T409"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410" style:parent-style-name="DefaultParagraphFont" style:family="text">
      <style:text-properties style:font-name="Calibri" style:font-name-complex="Calibri"/>
    </style:style>
    <style:style style:name="P411" style:parent-style-name="GuidelinePositive" style:family="paragraph">
      <style:paragraph-properties fo:margin-left="0.25in">
        <style:tab-stops/>
      </style:paragraph-properties>
    </style:style>
    <style:style style:name="T412" style:parent-style-name="DefaultParagraphFont" style:family="text">
      <style:text-properties style:font-name="Calibri" style:font-name-complex="Calibri" style:font-weight-complex="bold"/>
    </style:style>
    <style:style style:name="T413" style:parent-style-name="DefaultParagraphFont" style:family="text">
      <style:text-properties style:font-name="Wingdings" style:font-name-asian="Wingdings" style:font-name-complex="Wingdings"/>
    </style:style>
    <style:style style:name="P414" style:parent-style-name="GuidelinePositive" style:family="paragraph">
      <style:paragraph-properties fo:margin-left="0.25in">
        <style:tab-stops/>
      </style:paragraph-properties>
    </style:style>
    <style:style style:name="T415" style:parent-style-name="DefaultParagraphFont" style:family="text">
      <style:text-properties style:font-name="Calibri" style:font-name-complex="Calibri" style:font-weight-complex="bold"/>
    </style:style>
    <style:style style:name="T416" style:parent-style-name="DefaultParagraphFont" style:family="text">
      <style:text-properties style:font-name="Calibri" style:font-name-complex="Calibri" style:font-weight-complex="bold"/>
    </style:style>
    <style:style style:name="P417" style:parent-style-name="GuidelinePositive" style:family="paragraph">
      <style:paragraph-properties fo:margin-left="0.25in">
        <style:tab-stops/>
      </style:paragraph-properties>
      <style:text-properties style:font-name="Calibri" style:font-name-complex="Calibri"/>
    </style:style>
    <style:style style:name="P418" style:parent-style-name="GuidelinePositive" style:family="paragraph">
      <style:paragraph-properties fo:margin-left="0.25in">
        <style:tab-stops>
          <style:tab-stop style:type="left" style:position="0.25in"/>
        </style:tab-stops>
      </style:paragraph-properties>
    </style:style>
    <style:style style:name="T419"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420" style:parent-style-name="DefaultParagraphFont" style:family="text">
      <style:text-properties style:font-name="Calibri" style:font-name-complex="Calibri"/>
    </style:style>
    <style:style style:name="P421" style:parent-style-name="GuidelinePositive" style:family="paragraph">
      <style:paragraph-properties fo:margin-left="0.25in">
        <style:tab-stops/>
      </style:paragraph-properties>
      <style:text-properties style:font-name="Calibri" style:font-name-complex="Calibri"/>
    </style:style>
    <style:style style:name="P422" style:parent-style-name="GuidelinePositive" style:family="paragraph">
      <style:paragraph-properties fo:margin-left="0.25in">
        <style:tab-stops>
          <style:tab-stop style:type="left" style:position="0.25in"/>
        </style:tab-stops>
      </style:paragraph-properties>
    </style:style>
    <style:style style:name="T423"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424" style:parent-style-name="DefaultParagraphFont" style:family="text">
      <style:text-properties style:font-name="Calibri" style:font-name-complex="Calibri" style:font-weight-complex="bold"/>
    </style:style>
    <style:style style:name="T425" style:parent-style-name="DefaultParagraphFont" style:family="text">
      <style:text-properties style:font-name="Calibri" style:font-name-complex="Calibri" style:font-weight-complex="bold"/>
    </style:style>
    <style:style style:name="P426" style:parent-style-name="GuidelineNegative" style:family="paragraph">
      <style:paragraph-properties fo:margin-left="0.25in">
        <style:tab-stops>
          <style:tab-stop style:type="left" style:position="0.4166in"/>
        </style:tab-stops>
      </style:paragraph-properties>
    </style:style>
    <style:style style:name="T427"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428" style:parent-style-name="DefaultParagraphFont" style:family="text">
      <style:text-properties style:font-name="Calibri" style:font-name-complex="Calibri"/>
    </style:style>
    <style:style style:name="T429" style:parent-style-name="DefaultParagraphFont" style:family="text">
      <style:text-properties style:font-name="Calibri" style:font-name-complex="Calibri"/>
    </style:style>
    <style:style style:name="T430" style:parent-style-name="DefaultParagraphFont" style:family="text">
      <style:text-properties style:font-name="Calibri" style:font-name-complex="Calibri"/>
    </style:style>
    <style:style style:name="P431" style:parent-style-name="GuidelineNegative" style:family="paragraph">
      <style:paragraph-properties fo:text-indent="0in">
        <style:tab-stops/>
      </style:paragraph-properties>
      <style:text-properties style:font-name="Calibri" style:font-name-complex="Calibri"/>
    </style:style>
    <style:style style:name="P432" style:parent-style-name="GuidelinePositive" style:family="paragraph">
      <style:paragraph-properties fo:margin-left="0.25in">
        <style:tab-stops>
          <style:tab-stop style:type="left" style:position="0.25in"/>
        </style:tab-stops>
      </style:paragraph-properties>
    </style:style>
    <style:style style:name="T433" style:parent-style-name="DefaultParagraphFont" style:family="text">
      <style:text-properties style:font-name="Calibri" style:font-name-complex="Calibri" fo:font-weight="bold" style:font-weight-asian="bold" style:text-underline-type="single" style:text-underline-style="solid" style:text-underline-width="auto" style:text-underline-mode="continuous"/>
    </style:style>
    <style:style style:name="T434" style:parent-style-name="DefaultParagraphFont" style:family="text">
      <style:text-properties style:font-name="Calibri" style:font-name-complex="Calibri"/>
    </style:style>
    <style:style style:name="T435" style:parent-style-name="DefaultParagraphFont" style:family="text">
      <style:text-properties style:font-name="Calibri" style:font-name-complex="Calibri"/>
    </style:style>
    <style:style style:name="T436" style:parent-style-name="DefaultParagraphFont" style:family="text">
      <style:text-properties style:font-name="Calibri" style:font-name-complex="Calibri"/>
    </style:style>
    <style:style style:name="T437" style:parent-style-name="DefaultParagraphFont" style:family="text">
      <style:text-properties style:font-name="Calibri" style:font-name-complex="Calibri"/>
    </style:style>
    <style:style style:name="T438" style:parent-style-name="DefaultParagraphFont" style:family="text">
      <style:text-properties style:font-name="Calibri" style:font-name-complex="Calibri"/>
    </style:style>
    <style:style style:name="T439" style:parent-style-name="DefaultParagraphFont" style:family="text">
      <style:text-properties style:font-name="Calibri" style:font-name-complex="Calibri"/>
    </style:style>
    <style:style style:name="T440" style:parent-style-name="DefaultParagraphFont" style:family="text">
      <style:text-properties style:font-name="Wingdings" style:font-name-asian="Wingdings" style:font-name-complex="Wingdings"/>
    </style:style>
    <style:style style:name="T441" style:parent-style-name="DefaultParagraphFont" style:family="text">
      <style:text-properties fo:language="de" fo:country="DE"/>
    </style:style>
    <style:style style:name="P442" style:parent-style-name="Code" style:family="paragraph">
      <style:paragraph-properties fo:margin-left="0in">
        <style:tab-stops/>
      </style:paragraph-properties>
    </style:style>
    <style:style style:name="P443" style:parent-style-name="GuidelinePositive" style:family="paragraph">
      <style:paragraph-properties fo:margin-left="0.25in">
        <style:tab-stops>
          <style:tab-stop style:type="left" style:position="0.25in"/>
        </style:tab-stops>
      </style:paragraph-properties>
    </style:style>
    <style:style style:name="T444" style:parent-style-name="DefaultParagraphFont" style:family="text">
      <style:text-properties style:font-name="Calibri" style:font-name-complex="Calibri" fo:font-weight="bold" style:font-weight-asian="bold"/>
    </style:style>
    <style:style style:name="T445" style:parent-style-name="DefaultParagraphFont" style:family="text">
      <style:text-properties style:font-name="Calibri" style:font-name-complex="Calibri"/>
    </style:style>
    <style:style style:name="T446" style:parent-style-name="DefaultParagraphFont" style:family="text">
      <style:text-properties style:font-name="Calibri" style:font-name-complex="Calibri"/>
    </style:style>
    <style:style style:name="T447" style:parent-style-name="DefaultParagraphFont" style:family="text">
      <style:text-properties style:font-name="Calibri" style:font-name-complex="Calibri"/>
    </style:style>
    <style:style style:name="T448" style:parent-style-name="DefaultParagraphFont" style:family="text">
      <style:text-properties style:font-name="Calibri" style:font-name-complex="Calibri"/>
    </style:style>
    <style:style style:name="T449" style:parent-style-name="DefaultParagraphFont" style:family="text">
      <style:text-properties style:font-name="Calibri" style:font-name-complex="Calibri"/>
    </style:style>
    <style:style style:name="T450" style:parent-style-name="DefaultParagraphFont" style:family="text">
      <style:text-properties style:font-name="Calibri" style:font-name-complex="Calibri"/>
    </style:style>
    <style:style style:name="T451" style:parent-style-name="DefaultParagraphFont" style:family="text">
      <style:text-properties style:font-name="Calibri" style:font-name-complex="Calibri"/>
    </style:style>
    <style:style style:name="T452" style:parent-style-name="DefaultParagraphFont" style:family="text">
      <style:text-properties style:font-name="Calibri" style:font-name-complex="Calibri"/>
    </style:style>
    <style:style style:name="T453" style:parent-style-name="DefaultParagraphFont" style:family="text">
      <style:text-properties style:font-name="Calibri" style:font-name-complex="Calibri"/>
    </style:style>
    <style:style style:name="T454" style:parent-style-name="DefaultParagraphFont" style:family="text">
      <style:text-properties style:font-name="Calibri" style:font-name-complex="Calibri"/>
    </style:style>
    <style:style style:name="T455" style:parent-style-name="DefaultParagraphFont" style:family="text">
      <style:text-properties style:font-name="Calibri" style:font-name-complex="Calibri"/>
    </style:style>
    <style:style style:name="T456" style:parent-style-name="DefaultParagraphFont" style:family="text">
      <style:text-properties style:font-name="Calibri" style:font-name-complex="Calibri"/>
    </style:style>
    <style:style style:name="T457" style:parent-style-name="DefaultParagraphFont" style:family="text">
      <style:text-properties style:font-name="Calibri" style:font-name-complex="Calibri"/>
    </style:style>
    <style:style style:name="T458" style:parent-style-name="DefaultParagraphFont" style:family="text">
      <style:text-properties style:font-name="Calibri" style:font-name-complex="Calibri"/>
    </style:style>
    <style:style style:name="T459" style:parent-style-name="DefaultParagraphFont" style:family="text">
      <style:text-properties style:font-name="Calibri" style:font-name-complex="Calibri"/>
    </style:style>
    <style:style style:name="T460" style:parent-style-name="DefaultParagraphFont" style:family="text">
      <style:text-properties style:font-name="Calibri" style:font-name-complex="Calibri"/>
    </style:style>
    <style:style style:name="T461" style:parent-style-name="DefaultParagraphFont" style:family="text">
      <style:text-properties style:font-name="Calibri" style:font-name-complex="Calibri"/>
    </style:style>
    <style:style style:name="T462" style:parent-style-name="DefaultParagraphFont" style:family="text">
      <style:text-properties style:font-name="Wingdings" style:font-name-asian="Wingdings" style:font-name-complex="Wingdings"/>
    </style:style>
    <style:style style:name="T463" style:parent-style-name="DefaultParagraphFont" style:family="text">
      <style:text-properties style:font-name="Wingdings" style:font-name-asian="Wingdings" style:font-name-complex="Wingdings"/>
    </style:style>
    <style:style style:name="P464" style:parent-style-name="GuidelinePositive" style:family="paragraph">
      <style:paragraph-properties fo:margin-left="0.25in">
        <style:tab-stops/>
      </style:paragraph-properties>
      <style:text-properties style:font-name="Calibri" style:font-name-complex="Calibri"/>
    </style:style>
    <style:style style:name="P465" style:parent-style-name="GuidelinePositive" style:family="paragraph">
      <style:paragraph-properties fo:margin-left="0.25in">
        <style:tab-stops>
          <style:tab-stop style:type="left" style:position="0.25in"/>
        </style:tab-stops>
      </style:paragraph-properties>
    </style:style>
    <style:style style:name="T466"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467" style:parent-style-name="DefaultParagraphFont" style:family="text">
      <style:text-properties style:font-name="Calibri" style:font-name-complex="Calibri"/>
    </style:style>
    <style:style style:name="T468" style:parent-style-name="DefaultParagraphFont" style:family="text">
      <style:text-properties style:font-name="Wingdings" style:font-name-asian="Wingdings" style:font-name-complex="Wingdings"/>
    </style:style>
    <style:style style:name="T469" style:parent-style-name="DefaultParagraphFont" style:family="text">
      <style:text-properties style:font-name="Wingdings" style:font-name-asian="Wingdings" style:font-name-complex="Wingdings"/>
    </style:style>
    <style:style style:name="T470" style:parent-style-name="DefaultParagraphFont" style:family="text">
      <style:text-properties style:font-name="Wingdings" style:font-name-asian="Wingdings" style:font-name-complex="Wingdings"/>
    </style:style>
    <style:style style:name="P471" style:parent-style-name="GuidelinePositive" style:family="paragraph">
      <style:paragraph-properties fo:margin-left="0.25in">
        <style:tab-stops>
          <style:tab-stop style:type="left" style:position="0.25in"/>
        </style:tab-stops>
      </style:paragraph-properties>
    </style:style>
    <style:style style:name="T472"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473" style:parent-style-name="DefaultParagraphFont" style:family="text">
      <style:text-properties style:font-name="Calibri" style:font-name-complex="Calibri"/>
    </style:style>
    <style:style style:name="T474" style:parent-style-name="DefaultParagraphFont" style:family="text">
      <style:text-properties style:font-name="Calibri" style:font-name-complex="Calibri"/>
    </style:style>
    <style:style style:name="T475" style:parent-style-name="DefaultParagraphFont" style:family="text">
      <style:text-properties style:font-name="Calibri" style:font-name-complex="Calibri"/>
    </style:style>
    <style:style style:name="P476" style:parent-style-name="GuidelinePositive" style:family="paragraph">
      <style:paragraph-properties fo:margin-left="0.25in">
        <style:tab-stops>
          <style:tab-stop style:type="left" style:position="0.25in"/>
        </style:tab-stops>
      </style:paragraph-properties>
    </style:style>
    <style:style style:name="T477"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478" style:parent-style-name="DefaultParagraphFont" style:family="text">
      <style:text-properties style:font-name="Calibri" style:font-name-complex="Calibri"/>
    </style:style>
    <style:style style:name="P479" style:parent-style-name="GuidelinePositive" style:family="paragraph">
      <style:paragraph-properties>
        <style:tab-stops>
          <style:tab-stop style:type="left" style:position="0.5in"/>
        </style:tab-stops>
      </style:paragraph-properties>
      <style:text-properties style:font-name="Calibri" style:font-name-complex="Calibri"/>
    </style:style>
    <style:style style:name="T480" style:parent-style-name="DefaultParagraphFont" style:family="text">
      <style:text-properties style:font-name="Wingdings" style:font-name-asian="Wingdings" style:font-name-complex="Wingdings"/>
    </style:style>
    <style:style style:name="T481" style:parent-style-name="DefaultParagraphFont" style:family="text">
      <style:text-properties style:font-name="Wingdings" style:font-name-asian="Wingdings" style:font-name-complex="Wingdings"/>
    </style:style>
    <style:style style:name="P482" style:parent-style-name="GuidelinePositive" style:family="paragraph">
      <style:paragraph-properties>
        <style:tab-stops>
          <style:tab-stop style:type="left" style:position="0.5in"/>
        </style:tab-stops>
      </style:paragraph-properties>
      <style:text-properties style:font-name="Calibri" style:font-name-complex="Calibri"/>
    </style:style>
    <style:style style:name="P483" style:parent-style-name="GuidelinePositive" style:family="paragraph">
      <style:paragraph-properties>
        <style:tab-stops>
          <style:tab-stop style:type="left" style:position="0.5in"/>
        </style:tab-stops>
      </style:paragraph-properties>
      <style:text-properties style:font-name="Calibri" style:font-name-complex="Calibri"/>
    </style:style>
    <style:style style:name="P484" style:parent-style-name="GuidelinePositive" style:family="paragraph">
      <style:paragraph-properties fo:margin-left="0.25in">
        <style:tab-stops>
          <style:tab-stop style:type="left" style:position="0.25in"/>
        </style:tab-stops>
      </style:paragraph-properties>
    </style:style>
    <style:style style:name="T485"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486" style:parent-style-name="DefaultParagraphFont" style:family="text">
      <style:text-properties style:font-name="Calibri" style:font-name-complex="Calibri"/>
    </style:style>
    <style:style style:name="P487" style:parent-style-name="GuidelinePositive" style:family="paragraph">
      <style:paragraph-properties fo:margin-left="0.25in">
        <style:tab-stops/>
      </style:paragraph-properties>
      <style:text-properties style:font-name="Calibri" style:font-name-complex="Calibri"/>
    </style:style>
    <style:style style:name="P488" style:parent-style-name="GuidelinePositive" style:family="paragraph">
      <style:paragraph-properties fo:margin-left="0.25in">
        <style:tab-stops>
          <style:tab-stop style:type="left" style:position="0.25in"/>
        </style:tab-stops>
      </style:paragraph-properties>
    </style:style>
    <style:style style:name="T489"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490" style:parent-style-name="DefaultParagraphFont" style:family="text">
      <style:text-properties style:font-name="Calibri" style:font-name-complex="Calibri"/>
    </style:style>
    <style:style style:name="T491" style:parent-style-name="DefaultParagraphFont" style:family="text">
      <style:text-properties style:font-name="Calibri" style:font-name-complex="Calibri"/>
    </style:style>
    <style:style style:name="P492" style:parent-style-name="GuidelinePositive" style:family="paragraph">
      <style:paragraph-properties fo:margin-left="0.25in">
        <style:tab-stops/>
      </style:paragraph-properties>
      <style:text-properties style:font-name="Calibri" style:font-name-complex="Calibri"/>
    </style:style>
    <style:style style:name="P493" style:parent-style-name="GuidelinePositive" style:family="paragraph">
      <style:paragraph-properties fo:margin-left="0.25in">
        <style:tab-stops>
          <style:tab-stop style:type="left" style:position="0.25in"/>
        </style:tab-stops>
      </style:paragraph-properties>
    </style:style>
    <style:style style:name="T494"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495" style:parent-style-name="DefaultParagraphFont" style:family="text">
      <style:text-properties style:font-name="Calibri" style:font-name-complex="Calibri"/>
    </style:style>
    <style:style style:name="T496" style:parent-style-name="DefaultParagraphFont" style:family="text">
      <style:text-properties style:font-name="Calibri" style:font-name-complex="Calibri"/>
    </style:style>
    <style:style style:name="T497" style:parent-style-name="DefaultParagraphFont" style:family="text">
      <style:text-properties style:font-name="Calibri" style:font-name-complex="Calibri"/>
    </style:style>
    <style:style style:name="T498" style:parent-style-name="DefaultParagraphFont" style:family="text">
      <style:text-properties style:font-name="Calibri" style:font-name-complex="Calibri"/>
    </style:style>
    <style:style style:name="T499" style:parent-style-name="DefaultParagraphFont" style:family="text">
      <style:text-properties style:font-name="Calibri" style:font-name-complex="Calibri"/>
    </style:style>
    <style:style style:name="P500" style:parent-style-name="GuidelinePositive" style:family="paragraph">
      <style:paragraph-properties fo:margin-left="0.25in">
        <style:tab-stops/>
      </style:paragraph-properties>
      <style:text-properties style:font-name="Calibri" style:font-name-complex="Calibri"/>
    </style:style>
    <style:style style:name="P501" style:parent-style-name="GuidelinePositive" style:family="paragraph">
      <style:paragraph-properties fo:margin-left="0.25in">
        <style:tab-stops/>
      </style:paragraph-properties>
    </style:style>
    <style:style style:name="T502" style:parent-style-name="DefaultParagraphFont" style:family="text">
      <style:text-properties style:font-name="Calibri" style:font-name-complex="Calibri" style:font-weight-complex="bold"/>
    </style:style>
    <style:style style:name="T503" style:parent-style-name="DefaultParagraphFont" style:family="text">
      <style:text-properties style:font-name="Calibri" style:font-name-complex="Calibri" style:font-weight-complex="bold"/>
    </style:style>
    <style:style style:name="T504" style:parent-style-name="DefaultParagraphFont" style:family="text">
      <style:text-properties style:font-name="Calibri" style:font-name-complex="Calibri" style:font-weight-complex="bold"/>
    </style:style>
    <style:style style:name="P505" style:parent-style-name="GuidelinePositive" style:family="paragraph">
      <style:paragraph-properties fo:margin-left="0.25in">
        <style:tab-stops>
          <style:tab-stop style:type="left" style:position="0.25in"/>
        </style:tab-stops>
      </style:paragraph-properties>
    </style:style>
    <style:style style:name="T506"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507" style:parent-style-name="DefaultParagraphFont" style:family="text">
      <style:text-properties style:font-name="Calibri" style:font-name-complex="Calibri"/>
    </style:style>
    <style:style style:name="T508" style:parent-style-name="DefaultParagraphFont" style:family="text">
      <style:text-properties style:font-name="Calibri" style:font-name-complex="Calibri"/>
    </style:style>
    <style:style style:name="T509" style:parent-style-name="DefaultParagraphFont" style:family="text">
      <style:text-properties style:font-name="Calibri" style:font-name-complex="Calibri"/>
    </style:style>
    <style:style style:name="P510" style:parent-style-name="GuidelinePositive" style:family="paragraph">
      <style:paragraph-properties fo:margin-left="0.25in">
        <style:tab-stops/>
      </style:paragraph-properties>
      <style:text-properties style:font-name="Calibri" style:font-name-complex="Calibri"/>
    </style:style>
    <style:style style:name="T511" style:parent-style-name="DefaultParagraphFont" style:family="text">
      <style:text-properties fo:language="de" fo:country="DE"/>
    </style:style>
    <style:style style:name="P512" style:parent-style-name="Code" style:family="paragraph">
      <style:text-properties fo:language="de" fo:country="DE"/>
    </style:style>
    <style:style style:name="T513" style:parent-style-name="DefaultParagraphFont" style:family="text">
      <style:text-properties fo:language="de" fo:country="DE"/>
    </style:style>
    <style:style style:name="P514" style:parent-style-name="GuidelineNegative" style:family="paragraph">
      <style:paragraph-properties fo:margin-left="0.25in">
        <style:tab-stops>
          <style:tab-stop style:type="left" style:position="0.4166in"/>
        </style:tab-stops>
      </style:paragraph-properties>
    </style:style>
    <style:style style:name="T515"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516" style:parent-style-name="DefaultParagraphFont" style:family="text">
      <style:text-properties style:font-name="Calibri" style:font-name-complex="Calibri" style:font-weight-complex="bold"/>
    </style:style>
    <style:style style:name="T517" style:parent-style-name="DefaultParagraphFont" style:family="text">
      <style:text-properties style:font-name="Calibri" style:font-name-complex="Calibri" style:font-weight-complex="bold"/>
    </style:style>
    <style:style style:name="T518" style:parent-style-name="DefaultParagraphFont" style:family="text">
      <style:text-properties style:font-name="Calibri" style:font-name-complex="Calibri"/>
    </style:style>
    <style:style style:name="P519" style:parent-style-name="GuidelineNegative" style:family="paragraph">
      <style:paragraph-properties fo:margin-left="0.25in">
        <style:tab-stops>
          <style:tab-stop style:type="left" style:position="0.4166in"/>
        </style:tab-stops>
      </style:paragraph-properties>
    </style:style>
    <style:style style:name="T520"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521" style:parent-style-name="DefaultParagraphFont" style:family="text">
      <style:text-properties style:font-name="Calibri" style:font-name-complex="Calibri"/>
    </style:style>
    <style:style style:name="P522" style:parent-style-name="GuidelinePositive" style:family="paragraph">
      <style:paragraph-properties fo:margin-left="0.25in">
        <style:tab-stops>
          <style:tab-stop style:type="left" style:position="0.25in"/>
        </style:tab-stops>
      </style:paragraph-properties>
    </style:style>
    <style:style style:name="T523"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524" style:parent-style-name="DefaultParagraphFont" style:family="text">
      <style:text-properties style:font-name="Calibri" style:font-name-complex="Calibri"/>
    </style:style>
    <style:style style:name="T525" style:parent-style-name="DefaultParagraphFont" style:family="text">
      <style:text-properties style:font-name="Calibri" style:font-name-complex="Calibri" style:font-weight-complex="bold"/>
    </style:style>
    <style:style style:name="T526" style:parent-style-name="DefaultParagraphFont" style:family="text">
      <style:text-properties style:font-name="Calibri" style:font-name-complex="Calibri"/>
    </style:style>
    <style:style style:name="T527" style:parent-style-name="DefaultParagraphFont" style:family="text">
      <style:text-properties style:font-weight-complex="bold"/>
    </style:style>
    <style:style style:name="T528" style:parent-style-name="DefaultParagraphFont" style:family="text">
      <style:text-properties style:font-name="Calibri" style:font-name-complex="Calibri"/>
    </style:style>
    <style:style style:name="T529" style:parent-style-name="DefaultParagraphFont" style:family="text">
      <style:text-properties style:font-weight-complex="bold"/>
    </style:style>
    <style:style style:name="P530" style:parent-style-name="GuidelinePositive" style:family="paragraph">
      <style:paragraph-properties fo:margin-left="0.25in">
        <style:tab-stops>
          <style:tab-stop style:type="left" style:position="0.25in"/>
        </style:tab-stops>
      </style:paragraph-properties>
    </style:style>
    <style:style style:name="T531"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532" style:parent-style-name="DefaultParagraphFont" style:family="text">
      <style:text-properties style:font-name="Calibri" style:font-name-complex="Calibri"/>
    </style:style>
    <style:style style:name="T533" style:parent-style-name="DefaultParagraphFont" style:family="text">
      <style:text-properties style:font-name="Calibri" style:font-name-complex="Calibri" style:font-weight-complex="bold"/>
    </style:style>
    <style:style style:name="T534" style:parent-style-name="DefaultParagraphFont" style:family="text">
      <style:text-properties style:font-name="Calibri" style:font-name-complex="Calibri"/>
    </style:style>
    <style:style style:name="T535" style:parent-style-name="DefaultParagraphFont" style:family="text">
      <style:text-properties style:font-weight-complex="bold"/>
    </style:style>
    <style:style style:name="P536" style:parent-style-name="GuidelineNegative" style:family="paragraph">
      <style:paragraph-properties fo:margin-left="0.25in">
        <style:tab-stops>
          <style:tab-stop style:type="left" style:position="0.4166in"/>
        </style:tab-stops>
      </style:paragraph-properties>
    </style:style>
    <style:style style:name="T537"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538" style:parent-style-name="DefaultParagraphFont" style:family="text">
      <style:text-properties style:font-name="Calibri" style:font-name-complex="Calibri"/>
    </style:style>
    <style:style style:name="T539" style:parent-style-name="DefaultParagraphFont" style:family="text">
      <style:text-properties fo:font-style="italic" style:font-style-asian="italic"/>
    </style:style>
    <style:style style:name="T540" style:parent-style-name="DefaultParagraphFont" style:family="text">
      <style:text-properties fo:font-style="italic" style:font-style-asian="italic"/>
    </style:style>
    <style:style style:name="P541" style:parent-style-name="GuidelinePositive" style:family="paragraph">
      <style:paragraph-properties fo:margin-left="0.25in">
        <style:tab-stops>
          <style:tab-stop style:type="left" style:position="0.25in"/>
        </style:tab-stops>
      </style:paragraph-properties>
    </style:style>
    <style:style style:name="T542"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543" style:parent-style-name="DefaultParagraphFont" style:family="text">
      <style:text-properties style:font-name="Calibri" style:font-name-complex="Calibri"/>
    </style:style>
    <style:style style:name="T544" style:parent-style-name="DefaultParagraphFont" style:family="text">
      <style:text-properties style:font-name="Calibri" style:font-name-complex="Calibri"/>
    </style:style>
    <style:style style:name="T545" style:parent-style-name="DefaultParagraphFont" style:family="text">
      <style:text-properties style:font-name="Calibri" style:font-name-complex="Calibri"/>
    </style:style>
    <style:style style:name="T546" style:parent-style-name="DefaultParagraphFont" style:family="text">
      <style:text-properties style:font-name="Calibri" style:font-name-complex="Calibri"/>
    </style:style>
    <style:style style:name="T547" style:parent-style-name="DefaultParagraphFont" style:family="text">
      <style:text-properties style:font-name="Calibri" style:font-name-complex="Calibri"/>
    </style:style>
    <style:style style:name="T548" style:parent-style-name="DefaultParagraphFont" style:family="text">
      <style:text-properties style:font-name="Calibri" style:font-name-complex="Calibri"/>
    </style:style>
    <style:style style:name="T549" style:parent-style-name="DefaultParagraphFont" style:family="text">
      <style:text-properties style:font-name="Wingdings" style:font-name-asian="Wingdings" style:font-name-complex="Wingdings"/>
    </style:style>
    <style:style style:name="T550" style:parent-style-name="DefaultParagraphFont" style:family="text">
      <style:text-properties style:font-name="Wingdings" style:font-name-asian="Wingdings" style:font-name-complex="Wingdings"/>
    </style:style>
    <style:style style:name="P551" style:parent-style-name="GuidelinePositive" style:family="paragraph">
      <style:paragraph-properties fo:margin-left="0.25in">
        <style:tab-stops/>
      </style:paragraph-properties>
      <style:text-properties style:font-name="Calibri" style:font-name-complex="Calibri"/>
    </style:style>
    <style:style style:name="P552" style:parent-style-name="GuidelinePositive" style:family="paragraph">
      <style:paragraph-properties fo:margin-left="0.25in">
        <style:tab-stops>
          <style:tab-stop style:type="left" style:position="0.25in"/>
        </style:tab-stops>
      </style:paragraph-properties>
    </style:style>
    <style:style style:name="T553"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554" style:parent-style-name="DefaultParagraphFont" style:family="text">
      <style:text-properties style:font-name="Calibri" style:font-name-complex="Calibri"/>
    </style:style>
    <style:style style:name="T555" style:parent-style-name="DefaultParagraphFont" style:family="text">
      <style:text-properties style:font-name="Calibri" style:font-name-complex="Calibri"/>
    </style:style>
    <style:style style:name="T556" style:parent-style-name="DefaultParagraphFont" style:family="text">
      <style:text-properties style:font-name="Calibri" style:font-name-complex="Calibri"/>
    </style:style>
    <style:style style:name="T557" style:parent-style-name="DefaultParagraphFont" style:family="text">
      <style:text-properties style:font-name="Calibri" style:font-name-complex="Calibri"/>
    </style:style>
    <style:style style:name="T558" style:parent-style-name="DefaultParagraphFont" style:family="text">
      <style:text-properties style:font-name="Calibri" style:font-name-complex="Calibri"/>
    </style:style>
    <style:style style:name="T559" style:parent-style-name="DefaultParagraphFont" style:family="text">
      <style:text-properties style:font-name="Calibri" style:font-name-complex="Calibri"/>
    </style:style>
    <style:style style:name="T560" style:parent-style-name="DefaultParagraphFont" style:family="text">
      <style:text-properties style:font-name="Calibri" style:font-name-complex="Calibri"/>
    </style:style>
    <style:style style:name="T561" style:parent-style-name="DefaultParagraphFont" style:family="text">
      <style:text-properties style:font-name="Calibri" style:font-name-complex="Calibri"/>
    </style:style>
    <style:style style:name="T562" style:parent-style-name="DefaultParagraphFont" style:family="text">
      <style:text-properties style:font-name="Calibri" style:font-name-complex="Calibri"/>
    </style:style>
    <style:style style:name="T563" style:parent-style-name="DefaultParagraphFont" style:family="text">
      <style:text-properties style:font-name="Calibri" style:font-name-complex="Calibri"/>
    </style:style>
    <style:style style:name="T564" style:parent-style-name="DefaultParagraphFont" style:family="text">
      <style:text-properties style:font-name="Calibri" style:font-name-complex="Calibri"/>
    </style:style>
    <style:style style:name="T565" style:parent-style-name="DefaultParagraphFont" style:family="text">
      <style:text-properties fo:font-weight="bold" style:font-weight-asian="bold"/>
    </style:style>
    <style:style style:name="P566" style:parent-style-name="Normal" style:family="paragraph">
      <style:paragraph-properties style:text-autospace="none" fo:margin-left="0.5in">
        <style:tab-stops/>
      </style:paragraph-properties>
    </style:style>
    <style:style style:name="T567" style:parent-style-name="DefaultParagraphFont" style:family="text">
      <style:text-properties style:font-name="Wingdings" style:font-name-asian="Wingdings" style:font-name-complex="Wingdings" fo:color="#4F81BD" fo:font-size="10pt" style:font-size-asian="10pt" style:font-size-complex="10pt" style:language-asian="en" style:country-asian="GB"/>
    </style:style>
    <style:style style:name="T568" style:parent-style-name="DefaultParagraphFont" style:family="text">
      <style:text-properties style:font-name="Consolas" style:font-name-complex="Times New Roman" fo:color="#4F81BD" fo:font-size="10pt" style:font-size-asian="10pt" style:font-size-complex="10pt" style:language-asian="en" style:country-asian="GB"/>
    </style:style>
    <style:style style:name="P569" style:parent-style-name="Normal" style:family="paragraph">
      <style:paragraph-properties style:text-autospace="none" fo:margin-left="0.5in">
        <style:tab-stops/>
      </style:paragraph-properties>
      <style:text-properties style:font-name="Consolas" style:font-name-complex="Times New Roman" fo:color="#4F81BD" fo:font-size="10pt" style:font-size-asian="10pt" style:font-size-complex="10pt" style:language-asian="en" style:country-asian="GB"/>
    </style:style>
    <style:style style:name="P570" style:parent-style-name="Normal" style:family="paragraph">
      <style:paragraph-properties style:text-autospace="none" fo:margin-left="0.5in">
        <style:tab-stops/>
      </style:paragraph-properties>
      <style:text-properties style:font-name="Consolas" style:font-name-complex="Times New Roman" fo:color="#4F81BD" fo:font-size="10pt" style:font-size-asian="10pt" style:font-size-complex="10pt" style:language-asian="en" style:country-asian="GB"/>
    </style:style>
    <style:style style:name="P571" style:parent-style-name="Normal" style:family="paragraph">
      <style:paragraph-properties style:text-autospace="none" fo:margin-left="0.5in">
        <style:tab-stops/>
      </style:paragraph-properties>
      <style:text-properties style:font-name="Consolas" style:font-name-complex="Times New Roman" fo:color="#4F81BD" fo:font-size="10pt" style:font-size-asian="10pt" style:font-size-complex="10pt" style:language-asian="en" style:country-asian="GB"/>
    </style:style>
    <style:style style:name="P572" style:parent-style-name="Normal" style:family="paragraph">
      <style:paragraph-properties style:text-autospace="none" fo:margin-left="0.5in">
        <style:tab-stops/>
      </style:paragraph-properties>
      <style:text-properties style:font-name="Consolas" style:font-name-complex="Times New Roman" fo:color="#4F81BD" fo:font-size="10pt" style:font-size-asian="10pt" style:font-size-complex="10pt" style:language-asian="en" style:country-asian="GB"/>
    </style:style>
    <style:style style:name="P573" style:parent-style-name="Normal" style:family="paragraph">
      <style:paragraph-properties style:text-autospace="none" fo:margin-left="0.5in">
        <style:tab-stops/>
      </style:paragraph-properties>
      <style:text-properties style:font-name="Consolas" style:font-name-complex="Times New Roman" fo:color="#4F81BD" fo:font-size="10pt" style:font-size-asian="10pt" style:font-size-complex="10pt" style:language-asian="en" style:country-asian="GB"/>
    </style:style>
    <style:style style:name="P574" style:parent-style-name="Normal" style:family="paragraph">
      <style:paragraph-properties style:text-autospace="none" fo:margin-left="0.5in">
        <style:tab-stops/>
      </style:paragraph-properties>
    </style:style>
    <style:style style:name="T575" style:parent-style-name="DefaultParagraphFont" style:family="text">
      <style:text-properties style:font-name="Wingdings" style:font-name-asian="Wingdings" style:font-name-complex="Wingdings" fo:color="#4F81BD" fo:font-size="10pt" style:font-size-asian="10pt" style:font-size-complex="10pt" style:language-asian="en" style:country-asian="GB"/>
    </style:style>
    <style:style style:name="T576" style:parent-style-name="DefaultParagraphFont" style:family="text">
      <style:text-properties style:font-name="Consolas" style:font-name-complex="Times New Roman" fo:color="#4F81BD" fo:font-size="10pt" style:font-size-asian="10pt" style:font-size-complex="10pt" style:language-asian="en" style:country-asian="GB"/>
    </style:style>
    <style:style style:name="T577" style:parent-style-name="DefaultParagraphFont" style:family="text">
      <style:text-properties style:font-name="Consolas" style:font-name-complex="Times New Roman" fo:color="#4F81BD" fo:font-size="10pt" style:font-size-asian="10pt" style:font-size-complex="10pt" style:language-asian="en" style:country-asian="GB"/>
    </style:style>
    <style:style style:name="P578" style:parent-style-name="Normal" style:family="paragraph">
      <style:paragraph-properties style:text-autospace="none" fo:margin-left="0.5in">
        <style:tab-stops/>
      </style:paragraph-properties>
      <style:text-properties style:font-name="Consolas" style:font-name-complex="Times New Roman" fo:color="#4F81BD" fo:font-size="10pt" style:font-size-asian="10pt" style:font-size-complex="10pt" style:language-asian="en" style:country-asian="GB"/>
    </style:style>
    <style:style style:name="P579" style:parent-style-name="GuidelinePositive" style:family="paragraph">
      <style:paragraph-properties fo:margin-left="0.25in">
        <style:tab-stops>
          <style:tab-stop style:type="left" style:position="0.25in"/>
        </style:tab-stops>
      </style:paragraph-properties>
    </style:style>
    <style:style style:name="T580"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581" style:parent-style-name="DefaultParagraphFont" style:family="text">
      <style:text-properties style:font-name="Calibri" style:font-name-complex="Calibri" fo:font-weight="bold" style:font-weight-asian="bold" style:font-weight-complex="bold"/>
    </style:style>
    <style:style style:name="T582" style:parent-style-name="DefaultParagraphFont" style:family="text">
      <style:text-properties style:font-name="Calibri" style:font-name-complex="Calibri" style:font-weight-complex="bold"/>
    </style:style>
    <style:style style:name="T583" style:parent-style-name="DefaultParagraphFont" style:family="text">
      <style:text-properties style:font-name="Calibri" style:font-name-complex="Calibri" style:font-weight-complex="bold"/>
    </style:style>
    <style:style style:name="T584" style:parent-style-name="DefaultParagraphFont" style:family="text">
      <style:text-properties style:font-name="Calibri" style:font-name-complex="Calibri" style:font-weight-complex="bold"/>
    </style:style>
    <style:style style:name="P585" style:parent-style-name="GuidelinePositive" style:family="paragraph">
      <style:paragraph-properties fo:margin-left="0.25in">
        <style:tab-stops/>
      </style:paragraph-properties>
    </style:style>
    <style:style style:name="T586" style:parent-style-name="DefaultParagraphFont" style:family="text">
      <style:text-properties style:font-name="Calibri" style:font-name-complex="Calibri" style:font-weight-complex="bold"/>
    </style:style>
    <style:style style:name="T587" style:parent-style-name="DefaultParagraphFont" style:family="text">
      <style:text-properties style:font-name="Calibri" style:font-name-complex="Calibri" style:font-weight-complex="bold"/>
    </style:style>
    <style:style style:name="T588" style:parent-style-name="DefaultParagraphFont" style:family="text">
      <style:text-properties style:font-name="Calibri" style:font-name-complex="Calibri" style:font-weight-complex="bold"/>
    </style:style>
    <style:style style:name="T589" style:parent-style-name="DefaultParagraphFont" style:family="text">
      <style:text-properties style:font-name="Calibri" style:font-name-complex="Calibri" style:font-weight-complex="bold"/>
    </style:style>
    <style:style style:name="P590" style:parent-style-name="GuidelinePositive" style:family="paragraph">
      <style:paragraph-properties fo:margin-left="0.25in">
        <style:tab-stops/>
      </style:paragraph-properties>
      <style:text-properties style:font-name="Calibri" style:font-name-complex="Calibri" style:font-weight-complex="bold"/>
    </style:style>
    <style:style style:name="P591" style:parent-style-name="GuidelinePositive" style:family="paragraph">
      <style:paragraph-properties fo:margin-left="0.25in">
        <style:tab-stops/>
      </style:paragraph-properties>
      <style:text-properties style:font-name="Calibri" style:font-name-complex="Calibri" style:font-weight-complex="bold"/>
    </style:style>
    <style:style style:name="P592" style:parent-style-name="GuidelinePositive" style:family="paragraph">
      <style:paragraph-properties fo:margin-left="0.25in">
        <style:tab-stops/>
      </style:paragraph-properties>
      <style:text-properties style:font-name="Calibri" style:font-name-complex="Calibri" style:font-weight-complex="bold"/>
    </style:style>
    <style:style style:name="P593" style:parent-style-name="Normal" style:family="paragraph">
      <style:paragraph-properties style:text-autospace="none" fo:margin-left="0.5in">
        <style:tab-stops/>
      </style:paragraph-properties>
      <style:text-properties style:font-name="Consolas" style:font-name-complex="Times New Roman" fo:color="#4F81BD" fo:font-size="10pt" style:font-size-asian="10pt" style:font-size-complex="10pt" style:language-asian="en" style:country-asian="GB"/>
    </style:style>
    <style:style style:name="P594" style:parent-style-name="Normal" style:family="paragraph">
      <style:paragraph-properties style:text-autospace="none" fo:margin-left="0.5in">
        <style:tab-stops/>
      </style:paragraph-properties>
      <style:text-properties style:font-name="Consolas" style:font-name-complex="Times New Roman" fo:color="#4F81BD" fo:font-size="10pt" style:font-size-asian="10pt" style:font-size-complex="10pt" style:language-asian="en" style:country-asian="GB"/>
    </style:style>
    <style:style style:name="P595" style:parent-style-name="Normal" style:family="paragraph">
      <style:paragraph-properties style:text-autospace="none" fo:margin-left="0.5in">
        <style:tab-stops/>
      </style:paragraph-properties>
      <style:text-properties style:font-name="Consolas" style:font-name-complex="Times New Roman" fo:color="#4F81BD" fo:font-size="10pt" style:font-size-asian="10pt" style:font-size-complex="10pt" style:language-asian="en" style:country-asian="GB"/>
    </style:style>
    <style:style style:name="P596" style:parent-style-name="Normal" style:family="paragraph">
      <style:paragraph-properties style:text-autospace="none" fo:margin-left="0.5in">
        <style:tab-stops/>
      </style:paragraph-properties>
      <style:text-properties style:font-name="Consolas" style:font-name-complex="Times New Roman" fo:color="#4F81BD" fo:font-size="10pt" style:font-size-asian="10pt" style:font-size-complex="10pt" style:language-asian="en" style:country-asian="GB"/>
    </style:style>
    <style:style style:name="P597" style:parent-style-name="GuidelinePositive" style:family="paragraph">
      <style:paragraph-properties fo:margin-left="0.25in">
        <style:tab-stops/>
      </style:paragraph-properties>
      <style:text-properties style:font-name="Calibri" style:font-name-complex="Calibri"/>
    </style:style>
    <style:style style:name="P598" style:parent-style-name="GuidelinePositive" style:family="paragraph">
      <style:paragraph-properties fo:margin-left="0.25in">
        <style:tab-stops/>
      </style:paragraph-properties>
      <style:text-properties style:font-name="Calibri" style:font-name-complex="Calibri"/>
    </style:style>
    <style:style style:name="P599" style:parent-style-name="Normal" style:family="paragraph">
      <style:paragraph-properties style:text-autospace="none" fo:margin-left="0.5in">
        <style:tab-stops/>
      </style:paragraph-properties>
    </style:style>
    <style:style style:name="T600" style:parent-style-name="DefaultParagraphFont" style:family="text">
      <style:text-properties style:font-name="Consolas" style:font-name-complex="Times New Roman" fo:color="#4F81BD" fo:font-size="10pt" style:font-size-asian="10pt" style:font-size-complex="10pt" style:language-asian="en" style:country-asian="GB"/>
    </style:style>
    <style:style style:name="T601" style:parent-style-name="DefaultParagraphFont" style:family="text">
      <style:text-properties style:font-name-complex="Times New Roman" fo:color="#4F81BD" style:language-asian="en" style:country-asian="GB"/>
    </style:style>
    <style:style style:name="P602" style:parent-style-name="Normal" style:family="paragraph">
      <style:paragraph-properties style:text-autospace="none" fo:margin-left="0.5in">
        <style:tab-stops/>
      </style:paragraph-properties>
    </style:style>
    <style:style style:name="T603" style:parent-style-name="DefaultParagraphFont" style:family="text">
      <style:text-properties style:font-name="Consolas" style:font-name-complex="Times New Roman" fo:color="#4F81BD" fo:font-size="10pt" style:font-size-asian="10pt" style:font-size-complex="10pt" style:language-asian="en" style:country-asian="GB"/>
    </style:style>
    <style:style style:name="P604" style:parent-style-name="Normal" style:family="paragraph">
      <style:paragraph-properties style:text-autospace="none" fo:margin-left="0.5in">
        <style:tab-stops/>
      </style:paragraph-properties>
    </style:style>
    <style:style style:name="T605" style:parent-style-name="DefaultParagraphFont" style:family="text">
      <style:text-properties style:font-name="Consolas" style:font-name-complex="Times New Roman" fo:color="#4F81BD" fo:font-size="10pt" style:font-size-asian="10pt" style:font-size-complex="10pt" style:language-asian="en" style:country-asian="GB"/>
    </style:style>
    <style:style style:name="T606" style:parent-style-name="DefaultParagraphFont" style:family="text">
      <style:text-properties style:font-name-complex="Times New Roman" fo:color="#4F81BD" style:language-asian="en" style:country-asian="GB"/>
    </style:style>
    <style:style style:name="T607" style:parent-style-name="DefaultParagraphFont" style:family="text">
      <style:text-properties style:font-name="Consolas" style:font-name-complex="Times New Roman" fo:color="#4F81BD" fo:font-size="10pt" style:font-size-asian="10pt" style:font-size-complex="10pt" style:language-asian="en" style:country-asian="GB"/>
    </style:style>
    <style:style style:name="T608" style:parent-style-name="DefaultParagraphFont" style:family="text">
      <style:text-properties style:font-name-complex="Times New Roman" fo:color="#4F81BD" style:language-asian="en" style:country-asian="GB"/>
    </style:style>
    <style:style style:name="T609" style:parent-style-name="DefaultParagraphFont" style:family="text">
      <style:text-properties style:font-name="Consolas" style:font-name-complex="Times New Roman" fo:color="#4F81BD" fo:font-size="10pt" style:font-size-asian="10pt" style:font-size-complex="10pt" style:language-asian="en" style:country-asian="GB"/>
    </style:style>
    <style:style style:name="T610" style:parent-style-name="DefaultParagraphFont" style:family="text">
      <style:text-properties style:font-name-complex="Times New Roman" fo:color="#4F81BD" style:language-asian="en" style:country-asian="GB"/>
    </style:style>
    <style:style style:name="T611" style:parent-style-name="DefaultParagraphFont" style:family="text">
      <style:text-properties style:font-name="Consolas" style:font-name-complex="Times New Roman" fo:color="#4F81BD" fo:font-size="10pt" style:font-size-asian="10pt" style:font-size-complex="10pt" style:language-asian="en" style:country-asian="GB"/>
    </style:style>
    <style:style style:name="P612" style:parent-style-name="Normal" style:family="paragraph">
      <style:paragraph-properties style:text-autospace="none" fo:margin-left="0.5in">
        <style:tab-stops/>
      </style:paragraph-properties>
    </style:style>
    <style:style style:name="T613" style:parent-style-name="DefaultParagraphFont" style:family="text">
      <style:text-properties style:font-name="Consolas" style:font-name-complex="Times New Roman" fo:color="#4F81BD" fo:font-size="10pt" style:font-size-asian="10pt" style:font-size-complex="10pt" style:language-asian="en" style:country-asian="GB"/>
    </style:style>
    <style:style style:name="T614" style:parent-style-name="DefaultParagraphFont" style:family="text">
      <style:text-properties style:font-name-complex="Times New Roman" fo:color="#4F81BD" style:language-asian="en" style:country-asian="GB"/>
    </style:style>
    <style:style style:name="T615" style:parent-style-name="DefaultParagraphFont" style:family="text">
      <style:text-properties style:font-name="Consolas" style:font-name-complex="Times New Roman" fo:color="#4F81BD" fo:font-size="10pt" style:font-size-asian="10pt" style:font-size-complex="10pt" style:language-asian="en" style:country-asian="GB"/>
    </style:style>
    <style:style style:name="T616" style:parent-style-name="DefaultParagraphFont" style:family="text">
      <style:text-properties style:font-name-complex="Times New Roman" fo:color="#4F81BD" style:language-asian="en" style:country-asian="GB"/>
    </style:style>
    <style:style style:name="T617" style:parent-style-name="DefaultParagraphFont" style:family="text">
      <style:text-properties style:font-name="Consolas" style:font-name-complex="Times New Roman" fo:color="#4F81BD" fo:font-size="10pt" style:font-size-asian="10pt" style:font-size-complex="10pt" style:language-asian="en" style:country-asian="GB"/>
    </style:style>
    <style:style style:name="P618" style:parent-style-name="Normal" style:family="paragraph">
      <style:paragraph-properties style:text-autospace="none" fo:margin-left="0.5in">
        <style:tab-stops/>
      </style:paragraph-properties>
    </style:style>
    <style:style style:name="T619" style:parent-style-name="DefaultParagraphFont" style:family="text">
      <style:text-properties style:font-name="Consolas" style:font-name-complex="Times New Roman" fo:color="#4F81BD" fo:font-size="10pt" style:font-size-asian="10pt" style:font-size-complex="10pt" style:language-asian="en" style:country-asian="GB"/>
    </style:style>
    <style:style style:name="T620" style:parent-style-name="DefaultParagraphFont" style:family="text">
      <style:text-properties style:font-name-complex="Times New Roman" fo:color="#4F81BD" style:language-asian="en" style:country-asian="GB"/>
    </style:style>
    <style:style style:name="T621" style:parent-style-name="DefaultParagraphFont" style:family="text">
      <style:text-properties style:font-name="Consolas" style:font-name-complex="Times New Roman" fo:color="#4F81BD" fo:font-size="10pt" style:font-size-asian="10pt" style:font-size-complex="10pt" style:language-asian="en" style:country-asian="GB"/>
    </style:style>
    <style:style style:name="T622" style:parent-style-name="DefaultParagraphFont" style:family="text">
      <style:text-properties style:font-name-complex="Times New Roman" fo:color="#4F81BD" style:language-asian="en" style:country-asian="GB"/>
    </style:style>
    <style:style style:name="T623" style:parent-style-name="DefaultParagraphFont" style:family="text">
      <style:text-properties style:font-name="Consolas" style:font-name-complex="Times New Roman" fo:color="#4F81BD" fo:font-size="10pt" style:font-size-asian="10pt" style:font-size-complex="10pt" style:language-asian="en" style:country-asian="GB"/>
    </style:style>
    <style:style style:name="P624" style:parent-style-name="Normal" style:family="paragraph">
      <style:paragraph-properties style:text-autospace="none" fo:margin-left="0.5in">
        <style:tab-stops/>
      </style:paragraph-properties>
      <style:text-properties style:font-name="Consolas" style:font-name-complex="Times New Roman" fo:color="#4F81BD" fo:font-size="10pt" style:font-size-asian="10pt" style:font-size-complex="10pt" style:language-asian="en" style:country-asian="GB"/>
    </style:style>
    <style:style style:name="P625" style:parent-style-name="GuidelinePositive" style:family="paragraph">
      <style:paragraph-properties fo:margin-left="0.25in">
        <style:tab-stops>
          <style:tab-stop style:type="left" style:position="0.25in"/>
        </style:tab-stops>
      </style:paragraph-properties>
    </style:style>
    <style:style style:name="T626"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627" style:parent-style-name="DefaultParagraphFont" style:family="text">
      <style:text-properties style:font-name="Calibri" style:font-name-complex="Calibri" style:font-weight-complex="bold"/>
    </style:style>
    <style:style style:name="T628" style:parent-style-name="DefaultParagraphFont" style:family="text">
      <style:text-properties style:font-name="Calibri" style:font-name-complex="Calibri"/>
    </style:style>
    <style:style style:name="T629" style:parent-style-name="DefaultParagraphFont" style:family="text">
      <style:text-properties style:font-name="Wingdings" style:font-name-asian="Wingdings" style:font-name-complex="Wingdings"/>
    </style:style>
    <style:style style:name="T630" style:parent-style-name="DefaultParagraphFont" style:family="text">
      <style:text-properties style:font-name="Wingdings" style:font-name-asian="Wingdings" style:font-name-complex="Wingdings"/>
    </style:style>
    <style:style style:name="T631" style:parent-style-name="DefaultParagraphFont" style:family="text">
      <style:text-properties fo:language="en" fo:country="GB"/>
    </style:style>
    <style:style style:name="P632" style:parent-style-name="Code" style:family="paragraph">
      <style:text-properties fo:language="en" fo:country="GB"/>
    </style:style>
    <style:style style:name="P633" style:parent-style-name="Code" style:family="paragraph">
      <style:text-properties fo:language="en" fo:country="GB"/>
    </style:style>
    <style:style style:name="P634" style:parent-style-name="Code" style:family="paragraph">
      <style:text-properties fo:language="en" fo:country="GB"/>
    </style:style>
    <style:style style:name="P635" style:parent-style-name="Code" style:family="paragraph">
      <style:text-properties fo:language="en" fo:country="GB"/>
    </style:style>
    <style:style style:name="P636" style:parent-style-name="Code" style:family="paragraph">
      <style:text-properties fo:language="en" fo:country="GB"/>
    </style:style>
    <style:style style:name="P637" style:parent-style-name="Code" style:family="paragraph">
      <style:text-properties fo:language="en" fo:country="GB"/>
    </style:style>
    <style:style style:name="P638" style:parent-style-name="Code" style:family="paragraph">
      <style:text-properties fo:language="en" fo:country="GB"/>
    </style:style>
    <style:style style:name="P639" style:parent-style-name="Code" style:family="paragraph">
      <style:text-properties fo:language="en" fo:country="GB"/>
    </style:style>
    <style:style style:name="P640" style:parent-style-name="Code" style:family="paragraph">
      <style:text-properties fo:language="en" fo:country="GB"/>
    </style:style>
    <style:style style:name="P641" style:parent-style-name="Code" style:family="paragraph">
      <style:text-properties fo:language="en" fo:country="GB"/>
    </style:style>
    <style:style style:name="P642" style:parent-style-name="Code" style:family="paragraph">
      <style:text-properties fo:language="en" fo:country="GB"/>
    </style:style>
    <style:style style:name="P643" style:parent-style-name="Code" style:family="paragraph">
      <style:text-properties fo:language="en" fo:country="GB"/>
    </style:style>
    <style:style style:name="P644" style:parent-style-name="GuidelineDescription" style:family="paragraph">
      <style:text-properties fo:language="en" fo:country="GB"/>
    </style:style>
    <style:style style:name="P645" style:parent-style-name="GuidelinePositive" style:family="paragraph">
      <style:paragraph-properties fo:margin-left="0.25in">
        <style:tab-stops>
          <style:tab-stop style:type="left" style:position="0.25in"/>
        </style:tab-stops>
      </style:paragraph-properties>
    </style:style>
    <style:style style:name="T646"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647" style:parent-style-name="DefaultParagraphFont" style:family="text">
      <style:text-properties style:font-name="Calibri" style:font-name-complex="Calibri" style:font-weight-complex="bold"/>
    </style:style>
    <style:style style:name="T648" style:parent-style-name="DefaultParagraphFont" style:family="text">
      <style:text-properties style:font-name="Calibri" style:font-name-complex="Calibri" style:font-weight-complex="bold"/>
    </style:style>
    <style:style style:name="T649" style:parent-style-name="DefaultParagraphFont" style:family="text">
      <style:text-properties style:font-name="Calibri" style:font-name-complex="Calibri" style:font-weight-complex="bold"/>
    </style:style>
    <style:style style:name="T650" style:parent-style-name="DefaultParagraphFont" style:family="text">
      <style:text-properties style:font-name="Calibri" style:font-name-complex="Calibri" style:font-weight-complex="bold"/>
    </style:style>
    <style:style style:name="T651" style:parent-style-name="DefaultParagraphFont" style:family="text">
      <style:text-properties style:font-name="Calibri" style:font-name-complex="Calibri" style:font-weight-complex="bold"/>
    </style:style>
    <style:style style:name="P652" style:parent-style-name="GuidelinePositive" style:family="paragraph">
      <style:paragraph-properties fo:margin-left="0.25in">
        <style:tab-stops>
          <style:tab-stop style:type="left" style:position="0.25in"/>
        </style:tab-stops>
      </style:paragraph-properties>
    </style:style>
    <style:style style:name="T653"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654" style:parent-style-name="DefaultParagraphFont" style:family="text">
      <style:text-properties style:font-name="Calibri" style:font-name-complex="Calibri" style:font-weight-complex="bold"/>
    </style:style>
    <style:style style:name="T655" style:parent-style-name="DefaultParagraphFont" style:family="text">
      <style:text-properties style:font-name="Calibri" style:font-name-complex="Calibri" style:font-weight-complex="bold"/>
    </style:style>
    <style:style style:name="P656" style:parent-style-name="GuidelinePositive" style:family="paragraph">
      <style:text-properties style:font-name="Calibri" style:font-name-complex="Calibri"/>
    </style:style>
    <style:style style:name="P657" style:parent-style-name="GuidelinePositive" style:family="paragraph">
      <style:paragraph-properties fo:margin-left="0.25in">
        <style:tab-stops/>
      </style:paragraph-properties>
      <style:text-properties style:font-name="Calibri" style:font-name-complex="Calibri"/>
    </style:style>
    <style:style style:name="P658" style:parent-style-name="GuidelinePositive" style:family="paragraph">
      <style:paragraph-properties fo:margin-left="0.25in">
        <style:tab-stops>
          <style:tab-stop style:type="left" style:position="0.25in"/>
        </style:tab-stops>
      </style:paragraph-properties>
    </style:style>
    <style:style style:name="T659"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660" style:parent-style-name="DefaultParagraphFont" style:family="text">
      <style:text-properties style:font-name="Calibri" style:font-name-complex="Calibri"/>
    </style:style>
    <style:style style:name="T661" style:parent-style-name="DefaultParagraphFont" style:family="text">
      <style:text-properties style:font-name="Calibri" style:font-name-complex="Calibri"/>
    </style:style>
    <style:style style:name="T662" style:parent-style-name="DefaultParagraphFont" style:family="text">
      <style:text-properties style:font-name="Calibri" style:font-name-complex="Calibri"/>
    </style:style>
    <style:style style:name="T663" style:parent-style-name="DefaultParagraphFont" style:family="text">
      <style:text-properties style:font-name="Calibri" style:font-name-complex="Calibri"/>
    </style:style>
    <style:style style:name="T664" style:parent-style-name="DefaultParagraphFont" style:family="text">
      <style:text-properties style:font-name="Calibri" style:font-name-complex="Calibri"/>
    </style:style>
    <style:style style:name="T665" style:parent-style-name="DefaultParagraphFont" style:family="text">
      <style:text-properties style:font-name="Calibri" style:font-name-complex="Calibri"/>
    </style:style>
    <style:style style:name="T666" style:parent-style-name="DefaultParagraphFont" style:family="text">
      <style:text-properties style:font-name="Calibri" style:font-name-complex="Calibri"/>
    </style:style>
    <style:style style:name="T667" style:parent-style-name="DefaultParagraphFont" style:family="text">
      <style:text-properties style:font-name="Calibri" style:font-name-complex="Calibri"/>
    </style:style>
    <style:style style:name="T668" style:parent-style-name="DefaultParagraphFont" style:family="text">
      <style:text-properties style:font-name="Calibri" style:font-name-complex="Calibri"/>
    </style:style>
    <style:style style:name="T669" style:parent-style-name="DefaultParagraphFont" style:family="text">
      <style:text-properties style:font-name="Calibri" style:font-name-complex="Calibri"/>
    </style:style>
    <style:style style:name="T670" style:parent-style-name="DefaultParagraphFont" style:family="text">
      <style:text-properties style:font-name="Calibri" style:font-name-complex="Calibri"/>
    </style:style>
    <style:style style:name="T671" style:parent-style-name="DefaultParagraphFont" style:family="text">
      <style:text-properties style:font-name="Calibri" style:font-name-complex="Calibri"/>
    </style:style>
    <style:style style:name="T672" style:parent-style-name="DefaultParagraphFont" style:family="text">
      <style:text-properties style:font-name="Wingdings" style:font-name-asian="Wingdings" style:font-name-complex="Wingdings"/>
    </style:style>
    <style:style style:name="T673" style:parent-style-name="DefaultParagraphFont" style:family="text">
      <style:text-properties style:font-name="Wingdings" style:font-name-asian="Wingdings" style:font-name-complex="Wingdings"/>
    </style:style>
    <style:style style:name="P674" style:parent-style-name="GuidelinePositive" style:family="paragraph">
      <style:paragraph-properties fo:margin-left="0.25in">
        <style:tab-stops/>
      </style:paragraph-properties>
      <style:text-properties style:font-name="Calibri" style:font-name-complex="Calibri"/>
    </style:style>
    <style:style style:name="P675" style:parent-style-name="GuidelinePositive" style:family="paragraph">
      <style:paragraph-properties fo:margin-left="0.25in">
        <style:tab-stops>
          <style:tab-stop style:type="left" style:position="0.25in"/>
        </style:tab-stops>
      </style:paragraph-properties>
    </style:style>
    <style:style style:name="T676" style:parent-style-name="DefaultParagraphFont" style:family="text">
      <style:text-properties style:font-name="Calibri" style:font-name-complex="Calibri" fo:font-weight="bold" style:font-weight-asian="bold" style:text-underline-type="single" style:text-underline-style="solid" style:text-underline-width="auto" style:text-underline-mode="continuous"/>
    </style:style>
    <style:style style:name="T677" style:parent-style-name="DefaultParagraphFont" style:family="text">
      <style:text-properties style:font-name="Calibri" style:font-name-complex="Calibri"/>
    </style:style>
    <style:style style:name="T678" style:parent-style-name="DefaultParagraphFont" style:family="text">
      <style:text-properties style:font-name="Calibri" style:font-name-complex="Calibri"/>
    </style:style>
    <style:style style:name="T679" style:parent-style-name="DefaultParagraphFont" style:family="text">
      <style:text-properties style:font-name="Calibri" style:font-name-complex="Calibri"/>
    </style:style>
    <style:style style:name="T680" style:parent-style-name="DefaultParagraphFont" style:family="text">
      <style:text-properties style:font-name="Calibri" style:font-name-complex="Calibri"/>
    </style:style>
    <style:style style:name="T681" style:parent-style-name="DefaultParagraphFont" style:family="text">
      <style:text-properties style:font-name="Calibri" style:font-name-complex="Calibri"/>
    </style:style>
    <style:style style:name="T682" style:parent-style-name="DefaultParagraphFont" style:family="text">
      <style:text-properties style:font-name="Calibri" style:font-name-complex="Calibri"/>
    </style:style>
    <style:style style:name="T683" style:parent-style-name="DefaultParagraphFont" style:family="text">
      <style:text-properties style:font-name="Calibri" style:font-name-complex="Calibri"/>
    </style:style>
    <style:style style:name="T684" style:parent-style-name="DefaultParagraphFont" style:family="text">
      <style:text-properties style:font-name="Calibri" style:font-name-complex="Calibri"/>
    </style:style>
    <style:style style:name="T685" style:parent-style-name="DefaultParagraphFont" style:family="text">
      <style:text-properties style:font-name="Calibri" style:font-name-complex="Calibri"/>
    </style:style>
    <style:style style:name="T686" style:parent-style-name="DefaultParagraphFont" style:family="text">
      <style:text-properties style:font-name="Calibri" style:font-name-complex="Calibri"/>
    </style:style>
    <style:style style:name="T687" style:parent-style-name="DefaultParagraphFont" style:family="text">
      <style:text-properties style:font-name="Calibri" style:font-name-complex="Calibri"/>
    </style:style>
    <style:style style:name="T688" style:parent-style-name="DefaultParagraphFont" style:family="text">
      <style:text-properties style:font-name="Calibri" style:font-name-complex="Calibri"/>
    </style:style>
    <style:style style:name="T689" style:parent-style-name="DefaultParagraphFont" style:family="text">
      <style:text-properties style:font-name="Calibri" style:font-name-complex="Calibri"/>
    </style:style>
    <style:style style:name="T690" style:parent-style-name="DefaultParagraphFont" style:family="text">
      <style:text-properties style:font-name="Calibri" style:font-name-complex="Calibri"/>
    </style:style>
    <style:style style:name="T691" style:parent-style-name="DefaultParagraphFont" style:family="text">
      <style:text-properties style:font-name="Calibri" style:font-name-complex="Calibri"/>
    </style:style>
    <style:style style:name="T692" style:parent-style-name="DefaultParagraphFont" style:family="text">
      <style:text-properties style:font-name="Calibri" style:font-name-complex="Calibri"/>
    </style:style>
    <style:style style:name="T693" style:parent-style-name="DefaultParagraphFont" style:family="text">
      <style:text-properties style:font-name="Calibri" style:font-name-complex="Calibri"/>
    </style:style>
    <style:style style:name="T694" style:parent-style-name="DefaultParagraphFont" style:family="text">
      <style:text-properties style:font-name="Calibri" style:font-name-complex="Calibri"/>
    </style:style>
    <style:style style:name="T695" style:parent-style-name="DefaultParagraphFont" style:family="text">
      <style:text-properties style:font-name="Calibri" style:font-name-complex="Calibri"/>
    </style:style>
    <style:style style:name="T696" style:parent-style-name="DefaultParagraphFont" style:family="text">
      <style:text-properties style:font-name="Calibri" style:font-name-complex="Calibri"/>
    </style:style>
    <style:style style:name="T697" style:parent-style-name="DefaultParagraphFont" style:family="text">
      <style:text-properties style:font-name="Wingdings" style:font-name-asian="Wingdings" style:font-name-complex="Wingdings"/>
    </style:style>
    <style:style style:name="P698" style:parent-style-name="GuidelinePositive" style:family="paragraph">
      <style:paragraph-properties fo:margin-left="0.25in">
        <style:tab-stops/>
      </style:paragraph-properties>
      <style:text-properties style:font-name="Calibri" style:font-name-complex="Calibri"/>
    </style:style>
    <style:style style:name="P699" style:parent-style-name="GuidelinePositive" style:family="paragraph">
      <style:paragraph-properties fo:margin-left="0.25in">
        <style:tab-stops/>
      </style:paragraph-properties>
      <style:text-properties style:font-name="Calibri" style:font-name-complex="Calibri"/>
    </style:style>
    <style:style style:name="P700" style:parent-style-name="GuidelinePositive" style:family="paragraph">
      <style:paragraph-properties fo:margin-left="0.25in">
        <style:tab-stops/>
      </style:paragraph-properties>
      <style:text-properties style:font-name="Calibri" style:font-name-complex="Calibri"/>
    </style:style>
    <style:style style:name="T701" style:parent-style-name="DefaultParagraphFont" style:family="text">
      <style:text-properties style:font-name="Wingdings" style:font-name-asian="Wingdings" style:font-name-complex="Wingdings"/>
    </style:style>
    <style:style style:name="P702" style:parent-style-name="GuidelinePositive" style:family="paragraph">
      <style:paragraph-properties fo:margin-left="0.25in">
        <style:tab-stops/>
      </style:paragraph-properties>
      <style:text-properties style:font-name="Calibri" style:font-name-complex="Calibri"/>
    </style:style>
    <style:style style:name="T703" style:parent-style-name="DefaultParagraphFont" style:family="text">
      <style:text-properties style:font-name="Wingdings" style:font-name-asian="Wingdings" style:font-name-complex="Wingdings"/>
    </style:style>
    <style:style style:name="P704" style:parent-style-name="GuidelinePositive" style:family="paragraph">
      <style:paragraph-properties fo:margin-left="0.25in">
        <style:tab-stops/>
      </style:paragraph-properties>
      <style:text-properties style:font-name="Calibri" style:font-name-complex="Calibri"/>
    </style:style>
    <style:style style:name="P705" style:parent-style-name="GuidelinePositive" style:family="paragraph">
      <style:paragraph-properties fo:margin-left="0.25in">
        <style:tab-stops>
          <style:tab-stop style:type="left" style:position="0.25in"/>
        </style:tab-stops>
      </style:paragraph-properties>
    </style:style>
    <style:style style:name="T706"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707" style:parent-style-name="DefaultParagraphFont" style:family="text">
      <style:text-properties style:font-name="Calibri" style:font-name-complex="Calibri"/>
    </style:style>
    <style:style style:name="T708" style:parent-style-name="DefaultParagraphFont" style:family="text">
      <style:text-properties style:font-name="Wingdings" style:font-name-asian="Wingdings" style:font-name-complex="Wingdings"/>
    </style:style>
    <style:style style:name="T709" style:parent-style-name="DefaultParagraphFont" style:family="text">
      <style:text-properties style:font-name="Consolas" style:font-name-asian="Calibri" style:font-name-complex="Times New Roman" fo:color="#4F81BD" fo:font-size="10pt" style:font-size-asian="10pt" style:font-size-complex="10pt" style:language-asian="en" style:country-asian="GB"/>
    </style:style>
    <style:style style:name="T710" style:parent-style-name="DefaultParagraphFont" style:family="text">
      <style:text-properties style:font-name="Wingdings" style:font-name-asian="Wingdings" style:font-name-complex="Wingdings" fo:color="#4F81BD" fo:font-size="10pt" style:font-size-asian="10pt" style:font-size-complex="10pt" style:language-asian="en" style:country-asian="GB"/>
    </style:style>
    <style:style style:name="T711" style:parent-style-name="DefaultParagraphFont" style:family="text">
      <style:text-properties style:font-name="Consolas" style:font-name-asian="Calibri" style:font-name-complex="Times New Roman" fo:color="#4F81BD" fo:font-size="10pt" style:font-size-asian="10pt" style:font-size-complex="10pt" style:language-asian="en" style:country-asian="GB"/>
    </style:style>
    <style:style style:name="T712" style:parent-style-name="DefaultParagraphFont" style:family="text">
      <style:text-properties fo:font-style="italic" style:font-style-asian="italic"/>
    </style:style>
    <style:style style:name="P713" style:parent-style-name="GuidelinePositive" style:family="paragraph">
      <style:paragraph-properties fo:margin-left="0.25in">
        <style:tab-stops>
          <style:tab-stop style:type="left" style:position="0.25in"/>
        </style:tab-stops>
      </style:paragraph-properties>
    </style:style>
    <style:style style:name="T714"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715" style:parent-style-name="DefaultParagraphFont" style:family="text">
      <style:text-properties style:font-name="Calibri" style:font-name-complex="Calibri" fo:font-weight="bold" style:font-weight-asian="bold" style:font-weight-complex="bold"/>
    </style:style>
    <style:style style:name="T716" style:parent-style-name="DefaultParagraphFont" style:family="text">
      <style:text-properties style:font-name="Calibri" style:font-name-complex="Calibri" style:font-weight-complex="bold"/>
    </style:style>
    <style:style style:name="T717" style:parent-style-name="DefaultParagraphFont" style:family="text">
      <style:text-properties style:font-name="Calibri" style:font-name-complex="Calibri" style:font-weight-complex="bold"/>
    </style:style>
    <style:style style:name="T718" style:parent-style-name="DefaultParagraphFont" style:family="text">
      <style:text-properties style:font-name="Calibri" style:font-name-complex="Calibri" style:font-weight-complex="bold"/>
    </style:style>
    <style:style style:name="T719" style:parent-style-name="DefaultParagraphFont" style:family="text">
      <style:text-properties style:font-name="Calibri" style:font-name-complex="Calibri" style:font-weight-complex="bold"/>
    </style:style>
    <style:style style:name="T720" style:parent-style-name="DefaultParagraphFont" style:family="text">
      <style:text-properties style:font-name="Calibri" style:font-name-complex="Calibri" style:font-weight-complex="bold"/>
    </style:style>
    <style:style style:name="T721" style:parent-style-name="DefaultParagraphFont" style:family="text">
      <style:text-properties style:font-name="Calibri" style:font-name-complex="Calibri" style:font-weight-complex="bold"/>
    </style:style>
    <style:style style:name="P722" style:parent-style-name="GuidelineNegative" style:family="paragraph">
      <style:paragraph-properties fo:margin-left="0.5in" fo:text-indent="0in">
        <style:tab-stops>
          <style:tab-stop style:type="left" style:position="0in"/>
        </style:tab-stops>
      </style:paragraph-properties>
    </style:style>
    <style:style style:name="T723" style:parent-style-name="DefaultParagraphFont" style:family="text">
      <style:text-properties style:font-name="Wingdings" style:font-name-asian="Wingdings" style:font-name-complex="Wingdings" fo:color="#4F81BD" fo:font-size="10pt" style:font-size-asian="10pt" style:font-size-complex="10pt" style:language-asian="en" style:country-asian="GB"/>
    </style:style>
    <style:style style:name="T724" style:parent-style-name="DefaultParagraphFont" style:family="text">
      <style:text-properties style:font-name="Consolas" fo:color="#4F81BD" fo:font-size="10pt" style:font-size-asian="10pt" style:font-size-complex="10pt" style:language-asian="en" style:country-asian="GB"/>
    </style:style>
    <style:style style:name="T725" style:parent-style-name="DefaultParagraphFont" style:family="text">
      <style:text-properties style:font-name="Consolas" fo:color="#4F81BD" fo:font-size="10pt" style:font-size-asian="10pt" style:font-size-complex="10pt" style:language-asian="en" style:country-asian="GB"/>
    </style:style>
    <style:style style:name="T726" style:parent-style-name="DefaultParagraphFont" style:family="text">
      <style:text-properties style:font-name="Consolas" fo:color="#4F81BD" fo:font-size="10pt" style:font-size-asian="10pt" style:font-size-complex="10pt" style:language-asian="en" style:country-asian="GB"/>
    </style:style>
    <style:style style:name="T727" style:parent-style-name="DefaultParagraphFont" style:family="text">
      <style:text-properties style:font-name="Wingdings" style:font-name-asian="Wingdings" style:font-name-complex="Wingdings" fo:color="#4F81BD" fo:font-size="10pt" style:font-size-asian="10pt" style:font-size-complex="10pt" style:language-asian="en" style:country-asian="GB"/>
    </style:style>
    <style:style style:name="T728" style:parent-style-name="DefaultParagraphFont" style:family="text">
      <style:text-properties style:font-name="Consolas" fo:color="#4F81BD" fo:font-size="10pt" style:font-size-asian="10pt" style:font-size-complex="10pt" style:language-asian="en" style:country-asian="GB"/>
    </style:style>
    <style:style style:name="T729" style:parent-style-name="DefaultParagraphFont" style:family="text">
      <style:text-properties style:font-name="Consolas" fo:color="#4F81BD" fo:font-size="10pt" style:font-size-asian="10pt" style:font-size-complex="10pt" style:language-asian="en" style:country-asian="GB"/>
    </style:style>
    <style:style style:name="T730" style:parent-style-name="DefaultParagraphFont" style:family="text">
      <style:text-properties style:font-name="Consolas" fo:color="#4F81BD" fo:font-size="10pt" style:font-size-asian="10pt" style:font-size-complex="10pt" style:language-asian="en" style:country-asian="GB"/>
    </style:style>
    <style:style style:name="T731" style:parent-style-name="DefaultParagraphFont" style:family="text">
      <style:text-properties style:font-name="Consolas" fo:color="#4F81BD" fo:font-size="10pt" style:font-size-asian="10pt" style:font-size-complex="10pt" style:language-asian="en" style:country-asian="GB"/>
    </style:style>
    <style:style style:name="T732" style:parent-style-name="DefaultParagraphFont" style:family="text">
      <style:text-properties style:font-name="Consolas" fo:color="#4F81BD" fo:font-size="10pt" style:font-size-asian="10pt" style:font-size-complex="10pt" style:language-asian="en" style:country-asian="GB"/>
    </style:style>
    <style:style style:name="T733" style:parent-style-name="DefaultParagraphFont" style:family="text">
      <style:text-properties style:font-name="Consolas" fo:color="#4F81BD" fo:font-size="10pt" style:font-size-asian="10pt" style:font-size-complex="10pt" style:language-asian="en" style:country-asian="GB"/>
    </style:style>
    <style:style style:name="T734" style:parent-style-name="DefaultParagraphFont" style:family="text">
      <style:text-properties style:font-name="Consolas" fo:color="#4F81BD" fo:font-size="10pt" style:font-size-asian="10pt" style:font-size-complex="10pt" style:language-asian="en" style:country-asian="GB"/>
    </style:style>
    <style:style style:name="T735" style:parent-style-name="DefaultParagraphFont" style:family="text">
      <style:text-properties style:font-name="Wingdings" style:font-name-asian="Wingdings" style:font-name-complex="Wingdings" fo:color="#4F81BD" fo:font-size="10pt" style:font-size-asian="10pt" style:font-size-complex="10pt" style:language-asian="en" style:country-asian="GB"/>
    </style:style>
    <style:style style:name="T736" style:parent-style-name="DefaultParagraphFont" style:family="text">
      <style:text-properties style:font-name="Consolas" fo:color="#4F81BD" fo:font-size="10pt" style:font-size-asian="10pt" style:font-size-complex="10pt" style:language-asian="en" style:country-asian="GB"/>
    </style:style>
    <style:style style:name="T737" style:parent-style-name="DefaultParagraphFont" style:family="text">
      <style:text-properties style:font-name="Consolas" fo:color="#4F81BD" fo:font-size="10pt" style:font-size-asian="10pt" style:font-size-complex="10pt" style:language-asian="en" style:country-asian="GB"/>
    </style:style>
    <style:style style:name="T738" style:parent-style-name="DefaultParagraphFont" style:family="text">
      <style:text-properties style:font-name="Consolas" fo:color="#4F81BD" fo:font-size="10pt" style:font-size-asian="10pt" style:font-size-complex="10pt" style:language-asian="en" style:country-asian="GB"/>
    </style:style>
    <style:style style:name="T739" style:parent-style-name="DefaultParagraphFont" style:family="text">
      <style:text-properties style:font-name="Consolas" fo:color="#4F81BD" fo:font-size="10pt" style:font-size-asian="10pt" style:font-size-complex="10pt" style:language-asian="en" style:country-asian="GB"/>
    </style:style>
    <style:style style:name="T740" style:parent-style-name="DefaultParagraphFont" style:family="text">
      <style:text-properties style:font-name="Consolas" fo:color="#4F81BD" fo:font-size="10pt" style:font-size-asian="10pt" style:font-size-complex="10pt" style:language-asian="en" style:country-asian="GB"/>
    </style:style>
    <style:style style:name="T741" style:parent-style-name="DefaultParagraphFont" style:family="text">
      <style:text-properties style:font-name="Wingdings" style:font-name-asian="Wingdings" style:font-name-complex="Wingdings" fo:color="#4F81BD" fo:font-size="10pt" style:font-size-asian="10pt" style:font-size-complex="10pt" style:language-asian="en" style:country-asian="GB"/>
    </style:style>
    <style:style style:name="T742" style:parent-style-name="DefaultParagraphFont" style:family="text">
      <style:text-properties style:font-name="Consolas" fo:color="#4F81BD" fo:font-size="10pt" style:font-size-asian="10pt" style:font-size-complex="10pt" style:language-asian="en" style:country-asian="GB"/>
    </style:style>
    <style:style style:name="T743" style:parent-style-name="DefaultParagraphFont" style:family="text">
      <style:text-properties style:font-name="Consolas" fo:color="#4F81BD" fo:font-size="10pt" style:font-size-asian="10pt" style:font-size-complex="10pt" style:language-asian="en" style:country-asian="GB"/>
    </style:style>
    <style:style style:name="T744" style:parent-style-name="DefaultParagraphFont" style:family="text">
      <style:text-properties style:font-name="Consolas" fo:color="#4F81BD" fo:font-size="10pt" style:font-size-asian="10pt" style:font-size-complex="10pt" style:language-asian="en" style:country-asian="GB"/>
    </style:style>
    <style:style style:name="T745" style:parent-style-name="DefaultParagraphFont" style:family="text">
      <style:text-properties style:font-name="Wingdings" style:font-name-asian="Wingdings" style:font-name-complex="Wingdings" fo:color="#4F81BD" fo:font-size="10pt" style:font-size-asian="10pt" style:font-size-complex="10pt" style:language-asian="en" style:country-asian="GB"/>
    </style:style>
    <style:style style:name="T746" style:parent-style-name="DefaultParagraphFont" style:family="text">
      <style:text-properties style:font-name="Consolas" fo:color="#4F81BD" fo:font-size="10pt" style:font-size-asian="10pt" style:font-size-complex="10pt" style:language-asian="en" style:country-asian="GB"/>
    </style:style>
    <style:style style:name="T747" style:parent-style-name="DefaultParagraphFont" style:family="text">
      <style:text-properties style:font-name="Consolas" fo:color="#4F81BD" fo:font-size="10pt" style:font-size-asian="10pt" style:font-size-complex="10pt" style:language-asian="en" style:country-asian="GB"/>
    </style:style>
    <style:style style:name="P748" style:parent-style-name="GuidelinePositive" style:family="paragraph">
      <style:paragraph-properties fo:margin-left="0.25in">
        <style:tab-stops/>
      </style:paragraph-properties>
      <style:text-properties style:font-name="Calibri" style:font-name-complex="Calibri"/>
    </style:style>
    <style:style style:name="P749" style:parent-style-name="Normal" style:family="paragraph">
      <style:paragraph-properties style:text-autospace="none" fo:margin-left="0.5in">
        <style:tab-stops/>
      </style:paragraph-properties>
      <style:text-properties style:font-name="Consolas" style:font-name-complex="Times New Roman" fo:color="#4F81BD" fo:font-size="10pt" style:font-size-asian="10pt" style:font-size-complex="10pt" style:language-asian="en" style:country-asian="GB"/>
    </style:style>
    <style:style style:name="P750" style:parent-style-name="GuidelinePositive" style:family="paragraph">
      <style:paragraph-properties fo:margin-left="0.25in">
        <style:tab-stops>
          <style:tab-stop style:type="left" style:position="0.25in"/>
        </style:tab-stops>
      </style:paragraph-properties>
    </style:style>
    <style:style style:name="T751"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752" style:parent-style-name="DefaultParagraphFont" style:family="text">
      <style:text-properties style:font-name="Calibri" style:font-name-complex="Calibri" style:font-weight-complex="bold"/>
    </style:style>
    <style:style style:name="T753" style:parent-style-name="DefaultParagraphFont" style:family="text">
      <style:text-properties style:font-name="Calibri" style:font-name-complex="Calibri" style:font-weight-complex="bold"/>
    </style:style>
    <style:style style:name="T754" style:parent-style-name="DefaultParagraphFont" style:family="text">
      <style:text-properties style:font-name="Calibri" style:font-name-complex="Calibri" style:font-weight-complex="bold"/>
    </style:style>
    <style:style style:name="T755" style:parent-style-name="DefaultParagraphFont" style:family="text">
      <style:text-properties style:font-name="Calibri" style:font-name-complex="Calibri" style:font-weight-complex="bold"/>
    </style:style>
    <style:style style:name="T756" style:parent-style-name="DefaultParagraphFont" style:family="text">
      <style:text-properties style:font-name="Calibri" style:font-name-complex="Calibri" style:font-weight-complex="bold"/>
    </style:style>
    <style:style style:name="T757" style:parent-style-name="DefaultParagraphFont" style:family="text">
      <style:text-properties style:font-name="Calibri" style:font-name-complex="Calibri" style:font-weight-complex="bold"/>
    </style:style>
    <style:style style:name="P758" style:parent-style-name="GuidelinePositive" style:family="paragraph">
      <style:paragraph-properties fo:margin-left="0.25in">
        <style:tab-stops/>
      </style:paragraph-properties>
    </style:style>
    <style:style style:name="T759" style:parent-style-name="DefaultParagraphFont" style:family="text">
      <style:text-properties style:font-name="Calibri" style:font-name-complex="Calibri" style:font-weight-complex="bold"/>
    </style:style>
    <style:style style:name="T760" style:parent-style-name="DefaultParagraphFont" style:family="text">
      <style:text-properties style:font-name="Calibri" style:font-name-complex="Calibri" style:font-weight-complex="bold"/>
    </style:style>
    <style:style style:name="T761" style:parent-style-name="DefaultParagraphFont" style:family="text">
      <style:text-properties style:font-name="Calibri" style:font-name-complex="Calibri"/>
    </style:style>
    <style:style style:name="T762" style:parent-style-name="DefaultParagraphFont" style:family="text">
      <style:text-properties style:font-name="Calibri" style:font-name-complex="Calibri"/>
    </style:style>
    <style:style style:name="T763" style:parent-style-name="DefaultParagraphFont" style:family="text">
      <style:text-properties style:font-name="Calibri" style:font-name-complex="Calibri"/>
    </style:style>
    <style:style style:name="T764" style:parent-style-name="DefaultParagraphFont" style:family="text">
      <style:text-properties style:font-name="Calibri" style:font-name-complex="Calibri"/>
    </style:style>
    <style:style style:name="T765" style:parent-style-name="DefaultParagraphFont" style:family="text">
      <style:text-properties style:font-name="Calibri" style:font-name-complex="Calibri"/>
    </style:style>
    <style:style style:name="T766" style:parent-style-name="DefaultParagraphFont" style:family="text">
      <style:text-properties style:font-name="Calibri" style:font-name-complex="Calibri"/>
    </style:style>
    <style:style style:name="T767" style:parent-style-name="DefaultParagraphFont" style:family="text">
      <style:text-properties style:font-name="Calibri" style:font-name-complex="Calibri"/>
    </style:style>
    <style:style style:name="T768" style:parent-style-name="DefaultParagraphFont" style:family="text">
      <style:text-properties style:font-name="Calibri" style:font-name-complex="Calibri"/>
    </style:style>
    <style:style style:name="T769" style:parent-style-name="DefaultParagraphFont" style:family="text">
      <style:text-properties style:font-name="Calibri" style:font-name-complex="Calibri"/>
    </style:style>
    <style:style style:name="T770" style:parent-style-name="DefaultParagraphFont" style:family="text">
      <style:text-properties style:font-name="Calibri" style:font-name-complex="Calibri"/>
    </style:style>
    <style:style style:name="T771" style:parent-style-name="DefaultParagraphFont" style:family="text">
      <style:text-properties style:font-name="Calibri" style:font-name-complex="Calibri"/>
    </style:style>
    <style:style style:name="T772" style:parent-style-name="DefaultParagraphFont" style:family="text">
      <style:text-properties style:font-name="Calibri" style:font-name-complex="Calibri"/>
    </style:style>
    <style:style style:name="T773" style:parent-style-name="DefaultParagraphFont" style:family="text">
      <style:text-properties style:font-name="Calibri" style:font-name-complex="Calibri"/>
    </style:style>
    <style:style style:name="T774" style:parent-style-name="DefaultParagraphFont" style:family="text">
      <style:text-properties style:font-name="Calibri" style:font-name-complex="Calibri"/>
    </style:style>
    <style:style style:name="T775" style:parent-style-name="DefaultParagraphFont" style:family="text">
      <style:text-properties style:font-name="Calibri" style:font-name-complex="Calibri"/>
    </style:style>
    <style:style style:name="T776" style:parent-style-name="DefaultParagraphFont" style:family="text">
      <style:text-properties style:font-name="Calibri" style:font-name-complex="Calibri"/>
    </style:style>
    <style:style style:name="T777" style:parent-style-name="DefaultParagraphFont" style:family="text">
      <style:text-properties style:font-name="Calibri" style:font-name-complex="Calibri"/>
    </style:style>
    <style:style style:name="T778" style:parent-style-name="DefaultParagraphFont" style:family="text">
      <style:text-properties style:font-name="Calibri" style:font-name-complex="Calibri"/>
    </style:style>
    <style:style style:name="T779" style:parent-style-name="DefaultParagraphFont" style:family="text">
      <style:text-properties style:font-name="Calibri" style:font-name-complex="Calibri"/>
    </style:style>
    <style:style style:name="T780" style:parent-style-name="DefaultParagraphFont" style:family="text">
      <style:text-properties style:font-name="Calibri" style:font-name-complex="Calibri"/>
    </style:style>
    <style:style style:name="T781" style:parent-style-name="DefaultParagraphFont" style:family="text">
      <style:text-properties style:font-name="Calibri" style:font-name-complex="Calibri"/>
    </style:style>
    <style:style style:name="T782" style:parent-style-name="DefaultParagraphFont" style:family="text">
      <style:text-properties style:font-name="Calibri" style:font-name-complex="Calibri"/>
    </style:style>
    <style:style style:name="T783" style:parent-style-name="DefaultParagraphFont" style:family="text">
      <style:text-properties style:font-name="Calibri" style:font-name-complex="Calibri"/>
    </style:style>
    <style:style style:name="T784" style:parent-style-name="DefaultParagraphFont" style:family="text">
      <style:text-properties style:font-name="Calibri" style:font-name-complex="Calibri"/>
    </style:style>
    <style:style style:name="T785" style:parent-style-name="DefaultParagraphFont" style:family="text">
      <style:text-properties style:font-name="Calibri" style:font-name-complex="Calibri"/>
    </style:style>
    <style:style style:name="T786" style:parent-style-name="DefaultParagraphFont" style:family="text">
      <style:text-properties style:font-name="Calibri" style:font-name-complex="Calibri"/>
    </style:style>
    <style:style style:name="T787" style:parent-style-name="DefaultParagraphFont" style:family="text">
      <style:text-properties style:font-name="Calibri" style:font-name-complex="Calibri"/>
    </style:style>
    <style:style style:name="P788" style:parent-style-name="GuidelineNegative" style:family="paragraph">
      <style:paragraph-properties fo:margin-left="0.5in" fo:text-indent="0in">
        <style:tab-stops>
          <style:tab-stop style:type="left" style:position="0in"/>
        </style:tab-stops>
      </style:paragraph-properties>
    </style:style>
    <style:style style:name="T789" style:parent-style-name="DefaultParagraphFont" style:family="text">
      <style:text-properties style:font-name="Wingdings" style:font-name-asian="Wingdings" style:font-name-complex="Wingdings" fo:color="#4F81BD" fo:font-size="10pt" style:font-size-asian="10pt" style:font-size-complex="10pt" style:language-asian="en" style:country-asian="GB"/>
    </style:style>
    <style:style style:name="T790" style:parent-style-name="DefaultParagraphFont" style:family="text">
      <style:text-properties style:font-name="Consolas" fo:color="#4F81BD" fo:font-size="10pt" style:font-size-asian="10pt" style:font-size-complex="10pt" style:language-asian="en" style:country-asian="GB"/>
    </style:style>
    <style:style style:name="P791" style:parent-style-name="GuidelineNegative" style:family="paragraph">
      <style:paragraph-properties fo:margin-left="0.5in" fo:text-indent="0in">
        <style:tab-stops>
          <style:tab-stop style:type="left" style:position="0in"/>
        </style:tab-stops>
      </style:paragraph-properties>
    </style:style>
    <style:style style:name="T792" style:parent-style-name="DefaultParagraphFont" style:family="text">
      <style:text-properties style:font-name="Wingdings" style:font-name-asian="Wingdings" style:font-name-complex="Wingdings" fo:color="#4F81BD" fo:font-size="10pt" style:font-size-asian="10pt" style:font-size-complex="10pt" style:language-asian="en" style:country-asian="GB"/>
    </style:style>
    <style:style style:name="T793" style:parent-style-name="DefaultParagraphFont" style:family="text">
      <style:text-properties style:font-name="Consolas" fo:color="#4F81BD" fo:font-size="10pt" style:font-size-asian="10pt" style:font-size-complex="10pt" style:language-asian="en" style:country-asian="GB"/>
    </style:style>
    <style:style style:name="P794" style:parent-style-name="GuidelineNegative" style:family="paragraph">
      <style:paragraph-properties fo:margin-left="0.5in" fo:text-indent="0in">
        <style:tab-stops>
          <style:tab-stop style:type="left" style:position="0in"/>
        </style:tab-stops>
      </style:paragraph-properties>
      <style:text-properties style:font-name="Consolas" fo:color="#4F81BD" fo:font-size="10pt" style:font-size-asian="10pt" style:font-size-complex="10pt" style:language-asian="en" style:country-asian="GB"/>
    </style:style>
    <style:style style:name="P795" style:parent-style-name="GuidelinePositive" style:family="paragraph">
      <style:paragraph-properties fo:margin-left="0.25in">
        <style:tab-stops>
          <style:tab-stop style:type="left" style:position="0.25in"/>
        </style:tab-stops>
      </style:paragraph-properties>
    </style:style>
    <style:style style:name="T796"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797" style:parent-style-name="DefaultParagraphFont" style:family="text">
      <style:text-properties style:font-name="Calibri" style:font-name-complex="Calibri" style:font-weight-complex="bold"/>
    </style:style>
    <style:style style:name="T798" style:parent-style-name="DefaultParagraphFont" style:family="text">
      <style:text-properties style:font-name="Calibri" style:font-name-complex="Calibri"/>
    </style:style>
    <style:style style:name="T799" style:parent-style-name="DefaultParagraphFont" style:family="text">
      <style:text-properties style:font-name="Calibri" style:font-name-complex="Calibri" style:font-weight-complex="bold"/>
    </style:style>
    <style:style style:name="P800" style:parent-style-name="GuidelinePositive" style:family="paragraph">
      <style:paragraph-properties fo:margin-left="0.25in">
        <style:tab-stops/>
      </style:paragraph-properties>
    </style:style>
    <style:style style:name="T801" style:parent-style-name="DefaultParagraphFont" style:family="text">
      <style:text-properties style:font-name="Calibri" style:font-name-complex="Calibri" style:font-weight-complex="bold"/>
    </style:style>
    <style:style style:name="P802" style:parent-style-name="GuidelineNegative" style:family="paragraph">
      <style:paragraph-properties fo:margin-left="0.5in" fo:text-indent="0in">
        <style:tab-stops>
          <style:tab-stop style:type="left" style:position="0in"/>
        </style:tab-stops>
      </style:paragraph-properties>
    </style:style>
    <style:style style:name="T803" style:parent-style-name="DefaultParagraphFont" style:family="text">
      <style:text-properties style:font-name="Wingdings" style:font-name-asian="Wingdings" style:font-name-complex="Wingdings" fo:color="#4F81BD" fo:font-size="10pt" style:font-size-asian="10pt" style:font-size-complex="10pt" style:language-asian="en" style:country-asian="GB"/>
    </style:style>
    <style:style style:name="T804" style:parent-style-name="DefaultParagraphFont" style:family="text">
      <style:text-properties style:font-name="Consolas" fo:color="#4F81BD" fo:font-size="10pt" style:font-size-asian="10pt" style:font-size-complex="10pt" style:language-asian="en" style:country-asian="GB"/>
    </style:style>
    <style:style style:name="T805" style:parent-style-name="DefaultParagraphFont" style:family="text">
      <style:text-properties style:font-name="Consolas" fo:color="#4F81BD" fo:font-size="10pt" style:font-size-asian="10pt" style:font-size-complex="10pt" style:language-asian="en" style:country-asian="GB"/>
    </style:style>
    <style:style style:name="T806" style:parent-style-name="DefaultParagraphFont" style:family="text">
      <style:text-properties style:font-name="Wingdings" style:font-name-asian="Wingdings" style:font-name-complex="Wingdings" fo:color="#4F81BD" fo:font-size="10pt" style:font-size-asian="10pt" style:font-size-complex="10pt" style:language-asian="en" style:country-asian="GB"/>
    </style:style>
    <style:style style:name="T807" style:parent-style-name="DefaultParagraphFont" style:family="text">
      <style:text-properties style:font-name="Consolas" fo:color="#4F81BD" fo:font-size="10pt" style:font-size-asian="10pt" style:font-size-complex="10pt" style:language-asian="en" style:country-asian="GB"/>
    </style:style>
    <style:style style:name="T808" style:parent-style-name="DefaultParagraphFont" style:family="text">
      <style:text-properties style:font-name="Consolas" fo:color="#4F81BD" fo:font-size="10pt" style:font-size-asian="10pt" style:font-size-complex="10pt" style:language-asian="en" style:country-asian="GB"/>
    </style:style>
    <style:style style:name="T809" style:parent-style-name="DefaultParagraphFont" style:family="text">
      <style:text-properties style:font-name="Wingdings" style:font-name-asian="Wingdings" style:font-name-complex="Wingdings" fo:color="#4F81BD" fo:font-size="10pt" style:font-size-asian="10pt" style:font-size-complex="10pt" style:language-asian="en" style:country-asian="GB"/>
    </style:style>
    <style:style style:name="T810" style:parent-style-name="DefaultParagraphFont" style:family="text">
      <style:text-properties style:font-name="Consolas" fo:color="#4F81BD" fo:font-size="10pt" style:font-size-asian="10pt" style:font-size-complex="10pt" style:language-asian="en" style:country-asian="GB"/>
    </style:style>
    <style:style style:name="P811" style:parent-style-name="GuidelineNegative" style:family="paragraph">
      <style:paragraph-properties fo:margin-left="0.5in" fo:text-indent="0in">
        <style:tab-stops>
          <style:tab-stop style:type="left" style:position="0in"/>
        </style:tab-stops>
      </style:paragraph-properties>
      <style:text-properties style:font-name="Consolas" fo:color="#4F81BD" fo:font-size="10pt" style:font-size-asian="10pt" style:font-size-complex="10pt" style:language-asian="en" style:country-asian="GB"/>
    </style:style>
    <style:style style:name="P812" style:parent-style-name="GuidelinePositive" style:family="paragraph">
      <style:paragraph-properties fo:margin-left="0.25in">
        <style:tab-stops>
          <style:tab-stop style:type="left" style:position="0.25in"/>
        </style:tab-stops>
      </style:paragraph-properties>
    </style:style>
    <style:style style:name="T813"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814" style:parent-style-name="DefaultParagraphFont" style:family="text">
      <style:text-properties style:font-name="Calibri" style:font-name-complex="Calibri" style:font-weight-complex="bold"/>
    </style:style>
    <style:style style:name="P815" style:parent-style-name="GuidelineNegative" style:family="paragraph">
      <style:paragraph-properties fo:margin-left="0.25in">
        <style:tab-stops>
          <style:tab-stop style:type="left" style:position="0.4166in"/>
        </style:tab-stops>
      </style:paragraph-properties>
    </style:style>
    <style:style style:name="T816" style:parent-style-name="DefaultParagraphFont" style:family="text">
      <style:text-properties style:font-name="Calibri" style:font-name-complex="Calibri" fo:font-weight="bold" style:font-weight-asian="bold" style:text-underline-type="single" style:text-underline-style="solid" style:text-underline-width="auto" style:text-underline-mode="continuous"/>
    </style:style>
    <style:style style:name="T817" style:parent-style-name="DefaultParagraphFont" style:family="text">
      <style:text-properties style:font-name="Calibri" style:font-name-complex="Calibri"/>
    </style:style>
    <style:style style:name="T818" style:parent-style-name="DefaultParagraphFont" style:family="text">
      <style:text-properties style:font-name="Calibri" style:font-name-complex="Calibri"/>
    </style:style>
    <style:style style:name="T819" style:parent-style-name="DefaultParagraphFont" style:family="text">
      <style:text-properties style:font-name="Calibri" style:font-name-complex="Calibri"/>
    </style:style>
    <style:style style:name="T820" style:parent-style-name="DefaultParagraphFont" style:family="text">
      <style:text-properties style:font-name="Calibri" style:font-name-complex="Calibri"/>
    </style:style>
    <style:style style:name="T821" style:parent-style-name="DefaultParagraphFont" style:family="text">
      <style:text-properties style:font-name="Calibri" style:font-name-complex="Calibri"/>
    </style:style>
    <style:style style:name="T822" style:parent-style-name="DefaultParagraphFont" style:family="text">
      <style:text-properties style:font-name="Calibri" style:font-name-complex="Calibri"/>
    </style:style>
    <style:style style:name="T823" style:parent-style-name="DefaultParagraphFont" style:family="text">
      <style:text-properties style:font-name="Calibri" style:font-name-complex="Calibri"/>
    </style:style>
    <style:style style:name="T824" style:parent-style-name="DefaultParagraphFont" style:family="text">
      <style:text-properties style:font-name="Calibri" style:font-name-complex="Calibri"/>
    </style:style>
    <style:style style:name="T825" style:parent-style-name="DefaultParagraphFont" style:family="text">
      <style:text-properties style:font-name="Calibri" style:font-name-complex="Calibri"/>
    </style:style>
    <style:style style:name="T826" style:parent-style-name="DefaultParagraphFont" style:family="text">
      <style:text-properties style:font-name="Calibri" style:font-name-complex="Calibri"/>
    </style:style>
    <style:style style:name="T827" style:parent-style-name="DefaultParagraphFont" style:family="text">
      <style:text-properties style:font-name="Calibri" style:font-name-complex="Calibri"/>
    </style:style>
    <style:style style:name="T828" style:parent-style-name="DefaultParagraphFont" style:family="text">
      <style:text-properties style:font-name="Calibri" style:font-name-complex="Calibri"/>
    </style:style>
    <style:style style:name="T829" style:parent-style-name="DefaultParagraphFont" style:family="text">
      <style:text-properties style:font-name="Calibri" style:font-name-complex="Calibri"/>
    </style:style>
    <style:style style:name="P830" style:parent-style-name="GuidelineNegative" style:family="paragraph">
      <style:paragraph-properties fo:text-indent="0in">
        <style:tab-stops/>
      </style:paragraph-properties>
      <style:text-properties style:font-name="Calibri" style:font-name-complex="Calibri"/>
    </style:style>
    <style:style style:name="P831" style:parent-style-name="GuidelineNegative" style:family="paragraph">
      <style:paragraph-properties fo:margin-left="0.25in">
        <style:tab-stops>
          <style:tab-stop style:type="left" style:position="0.4166in"/>
        </style:tab-stops>
      </style:paragraph-properties>
    </style:style>
    <style:style style:name="T832"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833" style:parent-style-name="DefaultParagraphFont" style:family="text">
      <style:text-properties style:font-name="Calibri" style:font-name-complex="Calibri"/>
    </style:style>
    <style:style style:name="T834" style:parent-style-name="DefaultParagraphFont" style:family="text">
      <style:text-properties style:font-name="Calibri" style:font-name-complex="Calibri"/>
    </style:style>
    <style:style style:name="T835" style:parent-style-name="DefaultParagraphFont" style:family="text">
      <style:text-properties style:font-name="Calibri" style:font-name-complex="Calibri"/>
    </style:style>
    <style:style style:name="T836" style:parent-style-name="DefaultParagraphFont" style:family="text">
      <style:text-properties style:font-weight-complex="bold"/>
    </style:style>
    <style:style style:name="T837" style:parent-style-name="DefaultParagraphFont" style:family="text">
      <style:text-properties style:font-name-asian="Calibri" style:language-asian="en" style:country-asian="GB"/>
    </style:style>
    <style:style style:name="T838" style:parent-style-name="DefaultParagraphFont" style:family="text">
      <style:text-properties style:font-name="Wingdings" style:font-name-asian="Wingdings" style:font-name-complex="Wingdings" style:language-asian="en" style:country-asian="GB"/>
    </style:style>
    <style:style style:name="T839" style:parent-style-name="DefaultParagraphFont" style:family="text">
      <style:text-properties style:language-asian="en" style:country-asian="GB"/>
    </style:style>
    <style:style style:name="T840" style:parent-style-name="DefaultParagraphFont" style:family="text">
      <style:text-properties style:font-name-asian="Calibri" style:language-asian="en" style:country-asian="GB"/>
    </style:style>
    <style:style style:name="T841" style:parent-style-name="DefaultParagraphFont" style:family="text">
      <style:text-properties style:font-name-asian="Calibri" style:language-asian="en" style:country-asian="GB"/>
    </style:style>
    <style:style style:name="T842" style:parent-style-name="DefaultParagraphFont" style:family="text">
      <style:text-properties style:font-name="Wingdings" style:font-name-asian="Wingdings" style:font-name-complex="Wingdings" style:language-asian="en" style:country-asian="GB"/>
    </style:style>
    <style:style style:name="T843" style:parent-style-name="DefaultParagraphFont" style:family="text">
      <style:text-properties style:language-asian="en" style:country-asian="GB"/>
    </style:style>
    <style:style style:name="T844" style:parent-style-name="DefaultParagraphFont" style:family="text">
      <style:text-properties style:font-name-asian="Calibri" style:language-asian="en" style:country-asian="GB"/>
    </style:style>
    <style:style style:name="P845" style:parent-style-name="GuidelinePositive" style:family="paragraph">
      <style:paragraph-properties fo:margin-left="0.25in">
        <style:tab-stops>
          <style:tab-stop style:type="left" style:position="0.25in"/>
        </style:tab-stops>
      </style:paragraph-properties>
    </style:style>
    <style:style style:name="T846"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847" style:parent-style-name="DefaultParagraphFont" style:family="text">
      <style:text-properties style:font-name="Calibri" style:font-name-complex="Calibri"/>
    </style:style>
    <style:style style:name="T848" style:parent-style-name="DefaultParagraphFont" style:family="text">
      <style:text-properties style:font-name="Calibri" style:font-name-complex="Calibri"/>
    </style:style>
    <style:style style:name="T849" style:parent-style-name="DefaultParagraphFont" style:family="text">
      <style:text-properties style:font-name="Calibri" style:font-name-complex="Calibri"/>
    </style:style>
    <style:style style:name="T850" style:parent-style-name="DefaultParagraphFont" style:family="text">
      <style:text-properties style:font-name="Calibri" style:font-name-complex="Calibri"/>
    </style:style>
    <style:style style:name="T851" style:parent-style-name="DefaultParagraphFont" style:family="text">
      <style:text-properties style:font-name="Wingdings" style:font-name-asian="Wingdings" style:font-name-complex="Wingdings"/>
    </style:style>
    <style:style style:name="T852" style:parent-style-name="DefaultParagraphFont" style:family="text">
      <style:text-properties style:font-name="Wingdings" style:font-name-asian="Wingdings" style:font-name-complex="Wingdings"/>
    </style:style>
    <style:style style:name="T853" style:parent-style-name="DefaultParagraphFont" style:family="text">
      <style:text-properties style:font-name="Wingdings" style:font-name-asian="Wingdings" style:font-name-complex="Wingdings"/>
    </style:style>
    <style:style style:name="P854" style:parent-style-name="Code" style:family="paragraph">
      <style:paragraph-properties fo:margin-left="0in">
        <style:tab-stops/>
      </style:paragraph-properties>
    </style:style>
    <style:style style:name="P855" style:parent-style-name="GuidelinePositive" style:family="paragraph">
      <style:paragraph-properties fo:margin-left="0.25in">
        <style:tab-stops>
          <style:tab-stop style:type="left" style:position="0.25in"/>
        </style:tab-stops>
      </style:paragraph-properties>
    </style:style>
    <style:style style:name="T856"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857" style:parent-style-name="DefaultParagraphFont" style:family="text">
      <style:text-properties style:font-name="Calibri" style:font-name-complex="Calibri"/>
    </style:style>
    <style:style style:name="T858" style:parent-style-name="DefaultParagraphFont" style:family="text">
      <style:text-properties style:font-name="Calibri" style:font-name-complex="Calibri"/>
    </style:style>
    <style:style style:name="T859" style:parent-style-name="DefaultParagraphFont" style:family="text">
      <style:text-properties style:font-name="Calibri" style:font-name-complex="Calibri"/>
    </style:style>
    <style:style style:name="T860" style:parent-style-name="DefaultParagraphFont" style:family="text">
      <style:text-properties style:font-name="Wingdings" style:font-name-asian="Wingdings" style:font-name-complex="Wingdings"/>
    </style:style>
    <style:style style:name="P861" style:parent-style-name="GuidelineNegative" style:family="paragraph">
      <style:paragraph-properties fo:margin-left="0.25in">
        <style:tab-stops>
          <style:tab-stop style:type="left" style:position="0.4166in"/>
        </style:tab-stops>
      </style:paragraph-properties>
    </style:style>
    <style:style style:name="T862"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863" style:parent-style-name="DefaultParagraphFont" style:family="text">
      <style:text-properties style:font-name="Calibri" style:font-name-complex="Calibri"/>
    </style:style>
    <style:style style:name="P864" style:parent-style-name="GuidelinePositive" style:family="paragraph">
      <style:paragraph-properties fo:margin-left="0.25in">
        <style:tab-stops>
          <style:tab-stop style:type="left" style:position="0.25in"/>
        </style:tab-stops>
      </style:paragraph-properties>
    </style:style>
    <style:style style:name="T865" style:parent-style-name="DefaultParagraphFont" style:family="text">
      <style:text-properties style:font-name="Calibri" style:font-name-complex="Calibri" fo:font-weight="bold" style:font-weight-asian="bold" style:text-underline-type="single" style:text-underline-style="solid" style:text-underline-width="auto" style:text-underline-mode="continuous"/>
    </style:style>
    <style:style style:name="T866" style:parent-style-name="DefaultParagraphFont" style:family="text">
      <style:text-properties style:font-name="Calibri" style:font-name-complex="Calibri"/>
    </style:style>
    <style:style style:name="T867" style:parent-style-name="DefaultParagraphFont" style:family="text">
      <style:text-properties style:font-name="Calibri" style:font-name-complex="Calibri"/>
    </style:style>
    <style:style style:name="T868" style:parent-style-name="DefaultParagraphFont" style:family="text">
      <style:text-properties style:font-name="Calibri" style:font-name-complex="Calibri"/>
    </style:style>
    <style:style style:name="P869" style:parent-style-name="GuidelinePositive" style:family="paragraph">
      <style:paragraph-properties fo:margin-left="0.25in">
        <style:tab-stops/>
      </style:paragraph-properties>
      <style:text-properties style:font-name="Calibri" style:font-name-complex="Calibri"/>
    </style:style>
    <style:style style:name="P870" style:parent-style-name="GuidelinePositive" style:family="paragraph">
      <style:paragraph-properties fo:margin-left="0.25in">
        <style:tab-stops>
          <style:tab-stop style:type="left" style:position="0.25in"/>
        </style:tab-stops>
      </style:paragraph-properties>
    </style:style>
    <style:style style:name="T871" style:parent-style-name="DefaultParagraphFont" style:family="text">
      <style:text-properties style:font-name="Calibri" style:font-name-complex="Calibri" fo:font-weight="bold" style:font-weight-asian="bold" style:text-underline-type="single" style:text-underline-style="solid" style:text-underline-width="auto" style:text-underline-mode="continuous"/>
    </style:style>
    <style:style style:name="T872" style:parent-style-name="DefaultParagraphFont" style:family="text">
      <style:text-properties style:font-name="Calibri" style:font-name-complex="Calibri"/>
    </style:style>
    <style:style style:name="T873" style:parent-style-name="DefaultParagraphFont" style:family="text">
      <style:text-properties style:font-name="Calibri" style:font-name-complex="Calibri"/>
    </style:style>
    <style:style style:name="T874" style:parent-style-name="DefaultParagraphFont" style:family="text">
      <style:text-properties style:font-name="Calibri" style:font-name-complex="Calibri"/>
    </style:style>
    <style:style style:name="T875" style:parent-style-name="DefaultParagraphFont" style:family="text">
      <style:text-properties style:font-name="Calibri" style:font-name-complex="Calibri"/>
    </style:style>
    <style:style style:name="T876" style:parent-style-name="DefaultParagraphFont" style:family="text">
      <style:text-properties style:font-name="Calibri" style:font-name-complex="Calibri"/>
    </style:style>
    <style:style style:name="T877" style:parent-style-name="DefaultParagraphFont" style:family="text">
      <style:text-properties style:font-name="Calibri" style:font-name-complex="Calibri"/>
    </style:style>
    <style:style style:name="T878" style:parent-style-name="DefaultParagraphFont" style:family="text">
      <style:text-properties style:font-name="Calibri" style:font-name-complex="Calibri"/>
    </style:style>
    <style:style style:name="T879" style:parent-style-name="DefaultParagraphFont" style:family="text">
      <style:text-properties style:font-name="Calibri" style:font-name-complex="Calibri"/>
    </style:style>
    <style:style style:name="P880" style:parent-style-name="GuidelinePositive" style:family="paragraph">
      <style:paragraph-properties fo:margin-left="0.25in">
        <style:tab-stops/>
      </style:paragraph-properties>
      <style:text-properties style:font-name="Calibri" style:font-name-complex="Calibri"/>
    </style:style>
    <style:style style:name="P881" style:parent-style-name="GuidelinePositive" style:family="paragraph">
      <style:paragraph-properties fo:margin-left="0.25in">
        <style:tab-stops>
          <style:tab-stop style:type="left" style:position="0.25in"/>
        </style:tab-stops>
      </style:paragraph-properties>
    </style:style>
    <style:style style:name="T882" style:parent-style-name="DefaultParagraphFont" style:family="text">
      <style:text-properties style:font-name="Calibri" style:font-name-complex="Calibri" fo:font-weight="bold" style:font-weight-asian="bold" style:text-underline-type="single" style:text-underline-style="solid" style:text-underline-width="auto" style:text-underline-mode="continuous"/>
    </style:style>
    <style:style style:name="T883" style:parent-style-name="DefaultParagraphFont" style:family="text">
      <style:text-properties style:font-name="Calibri" style:font-name-complex="Calibri"/>
    </style:style>
    <style:style style:name="T884" style:parent-style-name="DefaultParagraphFont" style:family="text">
      <style:text-properties style:font-name="Calibri" style:font-name-complex="Calibri"/>
    </style:style>
    <style:style style:name="T885" style:parent-style-name="DefaultParagraphFont" style:family="text">
      <style:text-properties style:font-name="Calibri" style:font-name-complex="Calibri"/>
    </style:style>
    <style:style style:name="T886" style:parent-style-name="DefaultParagraphFont" style:family="text">
      <style:text-properties style:font-name="Calibri" style:font-name-complex="Calibri"/>
    </style:style>
    <style:style style:name="T887" style:parent-style-name="DefaultParagraphFont" style:family="text">
      <style:text-properties style:font-name="Calibri" style:font-name-complex="Calibri"/>
    </style:style>
    <style:style style:name="T888" style:parent-style-name="DefaultParagraphFont" style:family="text">
      <style:text-properties style:font-name="Calibri" style:font-name-complex="Calibri"/>
    </style:style>
    <style:style style:name="T889" style:parent-style-name="DefaultParagraphFont" style:family="text">
      <style:text-properties style:font-name="Calibri" style:font-name-complex="Calibri"/>
    </style:style>
    <style:style style:name="T890" style:parent-style-name="DefaultParagraphFont" style:family="text">
      <style:text-properties style:font-name="Calibri" style:font-name-complex="Calibri"/>
    </style:style>
    <style:style style:name="T891" style:parent-style-name="DefaultParagraphFont" style:family="text">
      <style:text-properties style:font-name="Calibri" style:font-name-complex="Calibri"/>
    </style:style>
    <style:style style:name="T892" style:parent-style-name="DefaultParagraphFont" style:family="text">
      <style:text-properties style:font-name="Calibri" style:font-name-complex="Calibri"/>
    </style:style>
    <style:style style:name="T893" style:parent-style-name="DefaultParagraphFont" style:family="text">
      <style:text-properties style:font-name="Calibri" style:font-name-complex="Calibri"/>
    </style:style>
    <style:style style:name="P894" style:parent-style-name="GuidelinePositive" style:family="paragraph">
      <style:paragraph-properties fo:margin-left="0.25in">
        <style:tab-stops/>
      </style:paragraph-properties>
      <style:text-properties style:font-name="Calibri" style:font-name-complex="Calibri"/>
    </style:style>
    <style:style style:name="P895" style:parent-style-name="GuidelinePositive" style:family="paragraph">
      <style:paragraph-properties fo:margin-left="0.25in">
        <style:tab-stops>
          <style:tab-stop style:type="left" style:position="0.25in"/>
        </style:tab-stops>
      </style:paragraph-properties>
    </style:style>
    <style:style style:name="T896" style:parent-style-name="DefaultParagraphFont" style:family="text">
      <style:text-properties style:font-name="Calibri" style:font-name-complex="Calibri" fo:font-weight="bold" style:font-weight-asian="bold" style:text-underline-type="single" style:text-underline-style="solid" style:text-underline-width="auto" style:text-underline-mode="continuous"/>
    </style:style>
    <style:style style:name="T897" style:parent-style-name="DefaultParagraphFont" style:family="text">
      <style:text-properties style:font-name="Calibri" style:font-name-complex="Calibri"/>
    </style:style>
    <style:style style:name="T898" style:parent-style-name="DefaultParagraphFont" style:family="text">
      <style:text-properties style:font-name="Calibri" style:font-name-complex="Calibri"/>
    </style:style>
    <style:style style:name="T899" style:parent-style-name="DefaultParagraphFont" style:family="text">
      <style:text-properties style:font-name="Calibri" style:font-name-complex="Calibri"/>
    </style:style>
    <style:style style:name="T900" style:parent-style-name="DefaultParagraphFont" style:family="text">
      <style:text-properties style:font-name="Calibri" style:font-name-complex="Calibri"/>
    </style:style>
    <style:style style:name="P901" style:parent-style-name="Bullet" style:family="paragraph"/>
    <style:style style:name="P902" style:parent-style-name="Bullet" style:family="paragraph"/>
    <style:style style:name="P903" style:parent-style-name="Bullet" style:family="paragraph"/>
    <style:style style:name="P904" style:parent-style-name="Bullet" style:family="paragraph"/>
    <style:style style:name="P905" style:parent-style-name="Bullet" style:family="paragraph"/>
    <style:style style:name="P906" style:parent-style-name="Bullet" style:family="paragraph"/>
  </office:automatic-styles>
  <office:body>
    <office:text text:use-soft-page-breaks="true">
      <text:p text:style-name="P1">Draft<text:s/>F#<text:s/>Component<text:s/>Design Guidelines</text:p>
      <text:p text:style-name="BodyText">This documentation is a<text:s/>draft set of component design guidelines for F# programming related to<text:s/>the 2.0 release of F# made by Microsoft Research and the Microsoft Developer Division in April 2010.<text:s/></text:p>
      <text:p text:style-name="BodyText">This document assumes you are familiar with F# programming. For more information on F# programming see<text:s/><text:a xlink:href="http://www.fsharp.net" office:target-frame-name="_top" xlink:show="replace"><text:span text:style-name="Hyperlink">fsharp.net</text:span></text:a>.<text:s/></text:p>
      <text:p text:style-name="BodyText">The F# team is always very grateful for feedback on these guidelines. You can submit feedback by emailing<text:s/><text:a xlink:href="mailto:fsbugs@microsoft.com" office:target-frame-name="_top" xlink:show="replace"><text:span text:style-name="T3">fsbugs@microsoft.com</text:span></text:a>.<text:s/>Many thanks to the F# user community for their helpful feedback on the document so far.</text:p>
      <text:p text:style-name="BodyText"/>
      <text:p text:style-name="P4">Notice</text:p>
      <text:p text:style-name="P5">© 2010 Microsoft Corporation. All rights reserved.</text:p>
      <text:p text:style-name="Normal"/>
      <text:p text:style-name="P6"/>
      <text:table-of-content text:name="_TOC6">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7"><text:a xlink:href="#_Toc268300579" office:target-frame-name="_top" xlink:show="replace"><text:span text:style-name="Hyperlink">1</text:span><text:span text:style-name="T8"><text:tab/></text:span><text:span text:style-name="Hyperlink">Overview</text:span><text:tab/>3</text:a></text:p>
          <text:p text:style-name="P9"><text:a xlink:href="#_Toc268300580" office:target-frame-name="_top" xlink:show="replace"><text:span text:style-name="Hyperlink">2</text:span><text:span text:style-name="T10"><text:tab/></text:span><text:span text:style-name="Hyperlink">General Guidelines</text:span><text:tab/>4</text:a></text:p>
          <text:p text:style-name="P11"><text:a xlink:href="#_Toc268300581" office:target-frame-name="_top" xlink:show="replace"><text:span text:style-name="Hyperlink">3</text:span><text:span text:style-name="T12"><text:tab/></text:span><text:span text:style-name="Hyperlink">Guidelines for F#-Facing Libraries</text:span><text:tab/>5</text:a></text:p>
          <text:p text:style-name="P13"><text:a xlink:href="#_Toc268300582" office:target-frame-name="_top" xlink:show="replace"><text:span text:style-name="Hyperlink">3.1</text:span><text:span text:style-name="T14"><text:tab/></text:span><text:span text:style-name="Hyperlink">Naming Conventions</text:span><text:tab/>5</text:a></text:p>
          <text:p text:style-name="P15"><text:a xlink:href="#_Toc268300583" office:target-frame-name="_top" xlink:show="replace"><text:span text:style-name="Hyperlink">3.2</text:span><text:span text:style-name="T16"><text:tab/></text:span><text:span text:style-name="Hyperlink">Object, Type and Module Design</text:span><text:tab/>7</text:a></text:p>
          <text:p text:style-name="P17"><text:a xlink:href="#_Toc268300584" office:target-frame-name="_top" xlink:show="replace"><text:span text:style-name="Hyperlink">3.3</text:span><text:span text:style-name="T18"><text:tab/></text:span><text:span text:style-name="Hyperlink">Function and Member Signatures</text:span><text:tab/>11</text:a></text:p>
          <text:p text:style-name="P19"><text:a xlink:href="#_Toc268300585" office:target-frame-name="_top" xlink:show="replace"><text:span text:style-name="Hyperlink">3.4</text:span><text:span text:style-name="T20"><text:tab/></text:span><text:span text:style-name="Hyperlink">Exceptions</text:span><text:tab/>12</text:a></text:p>
          <text:p text:style-name="P21"><text:a xlink:href="#_Toc268300586" office:target-frame-name="_top" xlink:show="replace"><text:span text:style-name="Hyperlink">3.5</text:span><text:span text:style-name="T22"><text:tab/></text:span><text:span text:style-name="Hyperlink">Extension Members</text:span><text:tab/>12</text:a></text:p>
          <text:p text:style-name="P23"><text:a xlink:href="#_Toc268300587" office:target-frame-name="_top" xlink:show="replace"><text:span text:style-name="Hyperlink">3.6</text:span><text:span text:style-name="T24"><text:tab/></text:span><text:span text:style-name="Hyperlink">Union Types</text:span><text:tab/>13</text:a></text:p>
          <text:p text:style-name="P25"><text:a xlink:href="#_Toc268300588" office:target-frame-name="_top" xlink:show="replace"><text:span text:style-name="Hyperlink">3.7</text:span><text:span text:style-name="T26"><text:tab/></text:span><text:span text:style-name="Hyperlink">Inline Functions and Member Constraints</text:span><text:tab/>13</text:a></text:p>
          <text:p text:style-name="P27"><text:a xlink:href="#_Toc268300589" office:target-frame-name="_top" xlink:show="replace"><text:span text:style-name="Hyperlink">3.8</text:span><text:span text:style-name="T28"><text:tab/></text:span><text:span text:style-name="Hyperlink">Operator Definitions</text:span><text:tab/>14</text:a></text:p>
          <text:p text:style-name="P29"><text:a xlink:href="#_Toc268300590" office:target-frame-name="_top" xlink:show="replace"><text:span text:style-name="Hyperlink">3.9</text:span><text:span text:style-name="T30"><text:tab/></text:span><text:span text:style-name="Hyperlink">Units of Measure</text:span><text:tab/>14</text:a></text:p>
          <text:p text:style-name="P31"><text:a xlink:href="#_Toc268300591" office:target-frame-name="_top" xlink:show="replace"><text:span text:style-name="Hyperlink">3.10</text:span><text:span text:style-name="T32"><text:tab/></text:span><text:span text:style-name="Hyperlink">Type Abbreviations</text:span><text:tab/>14</text:a></text:p>
          <text:p text:style-name="P33"><text:a xlink:href="#_Toc268300592" office:target-frame-name="_top" xlink:show="replace"><text:span text:style-name="Hyperlink">4</text:span><text:span text:style-name="T34"><text:tab/></text:span><text:span text:style-name="Hyperlink">Guidelines for Libraries for Use from other .NET Languages</text:span><text:tab/>15</text:a></text:p>
          <text:p text:style-name="P35"><text:a xlink:href="#_Toc268300593" office:target-frame-name="_top" xlink:show="replace"><text:span text:style-name="Hyperlink">4.1</text:span><text:span text:style-name="T36"><text:tab/></text:span><text:span text:style-name="Hyperlink">Namespace and Type Design</text:span><text:tab/>15</text:a></text:p>
          <text:p text:style-name="P37"><text:a xlink:href="#_Toc268300594" office:target-frame-name="_top" xlink:show="replace"><text:span text:style-name="Hyperlink">4.2</text:span><text:span text:style-name="T38"><text:tab/></text:span><text:span text:style-name="Hyperlink">Object and Member Design</text:span><text:tab/>17</text:a></text:p>
          <text:p text:style-name="P39"><text:a xlink:href="#_Toc268300858" office:target-frame-name="_top" xlink:show="replace"><text:span text:style-name="Hyperlink">5</text:span><text:span text:style-name="T40"><text:tab/></text:span><text:span text:style-name="Hyperlink">Recommendations for Implementation Code</text:span><text:tab/>21</text:a></text:p>
          <text:p text:style-name="P41"><text:a xlink:href="#_Toc268300859" office:target-frame-name="_top" xlink:show="replace"><text:span text:style-name="Hyperlink">5.1</text:span><text:span text:style-name="T42"><text:tab/></text:span><text:span text:style-name="Hyperlink">Suggested Naming Conventions in F# Implementation Code</text:span><text:tab/>21</text:a></text:p>
          <text:p text:style-name="P43"><text:a xlink:href="#_Toc268300860" office:target-frame-name="_top" xlink:show="replace"><text:span text:style-name="Hyperlink">5.2</text:span><text:span text:style-name="T44"><text:tab/></text:span><text:span text:style-name="Hyperlink">Suggested Coding Conventions in F# Implementation Code</text:span><text:tab/>22</text:a></text:p>
          <text:p text:style-name="P45"><text:a xlink:href="#_Toc268300861" office:target-frame-name="_top" xlink:show="replace"><text:span text:style-name="Hyperlink">6</text:span><text:span text:style-name="T46"><text:tab/></text:span><text:span text:style-name="Hyperlink">Appendix</text:span><text:tab/>23</text:a></text:p>
          <text:p text:style-name="P47"><text:a xlink:href="#_Toc268300862" office:target-frame-name="_top" xlink:show="replace"><text:span text:style-name="Hyperlink">6.1</text:span><text:span text:style-name="T48"><text:tab/></text:span><text:span text:style-name="Hyperlink">End-to-end example of designing F# code for use by other .NET languages</text:span><text:tab/>23</text:a></text:p>
        </text:index-body>
      </text:table-of-content>
      <text:p text:style-name="Normal"/>
      <text:p text:style-name="P49"/>
      <text:h text:style-name="Heading1" text:outline-level="1"><text:bookmark-start text:name="_Toc268300579"/><text:soft-page-break/>Overview<text:bookmark-end text:name="_Toc268300579"/></text:h>
      <text:p text:style-name="BodyText">This document<text:s/>looks<text:s/>at some of the issues related to F#<text:s/>component<text:s/>design<text:s/>and coding. In particular,<text:s/>it<text:s/>covers:</text:p>
      <text:list text:style-name="LFO43" text:continue-numbering="true">
        <text:list-item>
          <text:p text:style-name="P50">Guidelines for designing “vanilla” .NET libraries<text:s/>for use from any .NET language.</text:p>
        </text:list-item>
        <text:list-item>
          <text:p text:style-name="P51">Guidelines for<text:s/>F#-to-F# libraries and<text:s/>F# implementation code.</text:p>
        </text:list-item>
        <text:list-item>
          <text:p text:style-name="P52">Suggestions on coding conventions for F# implementation code.<text:s/></text:p>
        </text:list-item>
      </text:list>
      <text:p text:style-name="BodyText">F# is often seen<text:s/>as a functional language, but<text:s/>in reality<text:s/>is<text:s/>a multi-paradigm language;<text:s/>the OO, functional and imperative<text:s/>paradigms are all well supported. That is, F# is a<text:s/><text:span text:style-name="T53">function</text:span><text:span text:style-name="T54">al</text:span><text:span text:style-name="T55">-oriented</text:span><text:s/>language—many of the defaults are set up to encourage functional programming, but programming in the other paradigms is effective and efficient, and a combination is often best of all. It is a common misconception that the functional and object-oriented programming methodologies are competing.<text:s/><text:s/>In<text:s/>fact, they are<text:s/>generally<text:s/>orthogonal<text:s/>and largely complementary. Often,<text:s/>functional programming playing a stronger role “in the small”<text:s/>(e.g. at the implementation level of functions/method and the code contained therein)<text:s/>and OO playing a bigger role “in the large”<text:s/>(e.g. at the structural level of classes, interfaces, and namespaces, and the organization of APIs for frameworks).<text:s/></text:p>
      <text:p text:style-name="BodyText">Regardless of the methodology,<text:s/>the<text:s/>component and<text:s/>library designer faces a number of<text:s/>practical and prosaic issues<text:s/>when trying to craft<text:s/>an<text:s/>API<text:s/>that is most easily usable by developers. <text:s/>One of the strengths of the .NET platform is<text:s/>its<text:s/><text:span text:style-name="T56">unified programming model</text:span><text:s/>that is independent of the programming language being used.<text:s/><text:s/>The consistency throughout both the .NET Framework and other .NET libraries is the result of<text:s/>conscientious<text:s/>application of<text:s/>the<text:s/><text:span text:style-name="T57">.NET Library Design Guidelines</text:span><text:alphabetical-index-mark text:string-value=".NET Library Design Guidelines  (ital)"/><text:alphabetical-index-mark text:key1="libraries" text:string-value=".NET Library Design Guidelines  (ital)"/>, published<text:s/><text:a xlink:href="http://msdn.microsoft.com/en-us/library/ms229042.aspx" office:target-frame-name="_top" xlink:show="replace"><text:span text:style-name="Hyperlink">online</text:span></text:a><text:s/>by Microsoft and as a book<text:s/>(“Framework Design Guidelines: Conventions, Idioms, and Patterns for Reusable .NET Libraries”<text:s/>by Krzysztof Cwalina and Brad Abrams)<text:s/>by Addison-Wesley.<text:s/>These guidelines steer library designers towards creating a consistent set of APIs which enables components to be both easily authored in, and seamlessly consumed by, a variety of .NET languages.<text:s text:c="2"/></text:p>
      <text:p text:style-name="BodyText">As a<text:s/>.NET programming language,<text:s/>the general guidelines and conventions for .NET<text:s/>component<text:s/>programming<text:s/>and library design<text:s/>apply to F#.  Nevertheless F# has a number of unique features, as well as some of its own conventions and idioms, which make it worthwhile to provide prescriptive advice specific to using F#.  Even if you are writing small F# scripts, it<text:s/>can be<text:s/>useful to be familiar with these design guidelines,<text:s/>as today’s scripts and tiny projects often evolve into tomorrow’s reusable library components.</text:p>
      <text:p text:style-name="BodyText">The<text:s/>.NET Library Design Guidelines are<text:s/>described in terms of conventions and guidelines for the use of the following constructs in public<text:s/><text:alphabetical-index-mark text:string-value="F# library design"/><text:alphabetical-index-mark text:key1="libraries" text:string-value="F# library design"/><text:alphabetical-index-mark text:key1="designing" text:string-value="F# libraries"/>framework libraries:</text:p>
      <text:list text:style-name="LFO43" text:continue-numbering="true">
        <text:list-item>
          <text:p text:style-name="P58">Assemblies, namespaces, and types<text:s/></text:p>
        </text:list-item>
        <text:list-item>
          <text:p text:style-name="P59">Classes and<text:s/>interfaces, containing properties, methods, and events<text:s/></text:p>
        </text:list-item>
        <text:list-item>
          <text:p text:style-name="P60">.NET delegate types<text:s/></text:p>
        </text:list-item>
        <text:list-item>
          <text:p text:style-name="P61">Enumerations (that is, enums from languages such as C#)</text:p>
        </text:list-item>
        <text:list-item>
          <text:p text:style-name="P62">Constants (that is, constant literals from languages such as C#)</text:p>
        </text:list-item>
        <text:list-item>
          <text:p text:style-name="P63">Type parameters (that is, generic parameters)</text:p>
        </text:list-item>
      </text:list>
      <text:p text:style-name="BodyText">From the perspective of F# programming, you must also consider<text:s/>a variety of other constructs, including:</text:p>
      <text:list text:style-name="LFO43" text:continue-numbering="true">
        <text:list-item>
          <text:p text:style-name="P64">Union types<text:s/>and record types</text:p>
        </text:list-item>
        <text:list-item>
          <text:p text:style-name="P65">Values and functions<text:s/><text:alphabetical-index-mark text:string-value="F# library design"/><text:alphabetical-index-mark text:key1="libraries" text:string-value="F# library design"/><text:alphabetical-index-mark text:key1="designing" text:string-value="F# libraries"/>declared using<text:s/><text:span text:style-name="CodeInline">let</text:span><text:s/>and<text:s/><text:span text:style-name="CodeInline">let rec</text:span><text:s text:c="2"/></text:p>
        </text:list-item>
        <text:list-item>
          <text:p text:style-name="P66">Modules<text:s/></text:p>
        </text:list-item>
        <text:list-item>
          <text:p text:style-name="P67">Function types</text:p>
        </text:list-item>
        <text:list-item>
          <text:p text:style-name="P68">F# <text:s/>optional parameters<text:s/>and extension methods</text:p>
        </text:list-item>
      </text:list>
      <text:p text:style-name="BodyText">Good framework library design is always nontrivial and often underestimated. F# framework and library design methodology is inevitably strongly rooted in the context of .NET object-oriented programming. In this<text:s/>document, we give our<text:s/>guidelines<text:s/>on how you can go about approaching library design in the context of F# programming.<text:s/>As with the .NET Library Design Guidelines, these<text:s/>guidelines<text:s/>are not<text:s/>completely<text:s/>proscriptive<text:s/>–ultimately the final choices lie with F# programmers and software<text:s/><text:alphabetical-index-mark text:string-value="F# library design"/><text:alphabetical-index-mark text:key1="libraries" text:string-value="F# library design"/><text:alphabetical-index-mark text:key1="designing" text:string-value="F# libraries"/>architects.</text:p>
      <text:p text:style-name="BodyText">A primary decision point is whether you are<text:s/>designing components<text:s/>for use exclusively from F#,<text:s/>or whether your<text:s/>components<text:s/>are<text:s/>intended for use from other .NET languages (like C# and Visual Basic).<text:s/><text:s/>APIs aimed specifically at F# developers can and should take advantage of the variety of F#-specific types and constructs that provide some of the unique strengths of the F# language. <text:s/>While<text:s/>it is<text:s/>possible<text:s/>to consume all of these components from other languages, a well-designed API designed for developers of any .NET language should use a more restricted subset of F# in the public interface, so as to provide familiar, idiomatic APIs that are consistent with the rest of .NET Framework.</text:p>
      <text:p text:style-name="BodyText">Sections<text:s/>2-4<text:s/>give recommendations for authoring F# libraries depending on the library’s intended audience. <text:s/>First<text:s/>in<text:s/>Section<text:s/>2<text:s/>we provide universal guidelines for all F# libraries. <text:s/>Next<text:s/>in Section 3 we offer advice regarding APIs designed specifically for F# developers. <text:s/>Then<text:s/>in Section 4 we describe recommendations for libraries that are intended to be consumed by any .NET language. <text:s/>These<text:s/>Sections<text:s/>together provide all our advice regarding the design of the public interface published by an F# assembly.</text:p>
      <text:p text:style-name="BodyText">Section<text:s/>5 offers<text:s/>suggestions for F# coding conventions. <text:s/>Whereas the other<text:s/>Sections<text:s/>focus on the<text:s/>component design, this<text:s/>Section<text:s/>suggests some<text:s/>recommendations regarding style<text:s/>and conventions for<text:s/>general<text:s/>F# coding<text:s/>(e.g. the implementation of internal components).</text:p>
      <text:p text:style-name="BodyText">The document concludes with an appendix containing an extended<text:s/>design<text:s/>example.</text:p>
      <text:h text:style-name="Heading1" text:outline-level="1"><text:bookmark-start text:name="_Toc268300580"/>General<text:s/>Guidelines<text:bookmark-end text:name="_Toc268300580"/><text:s/></text:h>
      <text:p text:style-name="BodyText">There are<text:s/>a few<text:s/>universal guidelines that apply<text:s/>to F# libraries,<text:s/>regardless of the intended audience for the library. <text:s/>For all F# libraries, we propose the guidelines<text:s/>below. <text:s/>The first bullet is paramount, echoing one of the main themes of this document.</text:p>
      <text:soft-page-break/>
      <text:list text:style-name="LFO4">
        <text:list-item>
          <text:p text:style-name="P69"><text:span text:style-name="T70">Do</text:span><text:span text:style-name="T71"><text:s/>be familiar with<text:s/></text:span><text:span text:style-name="T72">the .NET Library Design Guidelines<text:s/></text:span></text:p>
        </text:list-item>
      </text:list>
      <text:p text:style-name="GuidelineDescription">Regardless of the kind of F# coding you are doing,<text:s/>it is<text:s/>valuable<text:s/>to have a working knowledge of the<text:s/><text:a xlink:href="http://msdn.microsoft.com/en-us/library/ms229042.aspx" office:target-frame-name="_top" xlink:show="replace"><text:span text:style-name="Hyperlink">.NET Library Design Guidelines</text:span></text:a>. Most<text:s/>other F# and .NET programmers will be familiar with these guidelines, and expect .NET code to conform to them.</text:p>
      <text:p text:style-name="P73">This in turn may require familiarity with C# and/or Visual Basic coding techniques.</text:p>
      <text:p text:style-name="P74">The .NET Library Design Guidelines provide lots of general guidance regarding<text:s/>naming, designing classes and interfaces, member design (properties, methods, events, …) and more, and<text:s/>are<text:s/>a useful first point of reference for a variety of design guidance.</text:p>
      <text:p text:style-name="P75"/>
      <text:list text:style-name="LFO4" text:continue-numbering="true">
        <text:list-item>
          <text:p text:style-name="P76"><text:span text:style-name="T77">Do</text:span><text:span text:style-name="T78"><text:s/>add XML documentation comments to your code.</text:span><text:span text:style-name="T79"><text:s/></text:span></text:p>
        </text:list-item>
      </text:list>
      <text:p text:style-name="P80"><text:span text:style-name="T81">XML documents on public APIs ensure that users can get great Intellisense and Quickinfo when using these types and members, and enable building documentation files for the library. <text:s/></text:span><text:span text:style-name="T82"><text:s text:c="2"/>See the F# documentation about various xml tags that can be used for additional markup within xmldoc comments.</text:span><text:span text:style-name="T83"><text:line-break/></text:span><text:span text:style-name="T84"></text:span><text:s text:c="2"/><text:span text:style-name="T85">///<text:s/></text:span><text:span text:style-name="T86">A class for representing<text:s/></text:span><text:span text:style-name="T87">(x,y)<text:s/></text:span><text:span text:style-name="T88">coordinates</text:span><text:s/><text:line-break/><text:s text:c="4"/><text:span text:style-name="T89">type</text:span><text:span text:style-name="T90"><text:s/></text:span><text:span text:style-name="T91">Point</text:span><text:span text:style-name="T92"><text:s/>=</text:span><text:span text:style-name="T93"><text:line-break/><text:s text:c="6"/>///<text:s/></text:span><text:span text:style-name="T94">Computes the distance between this point and another</text:span><text:span text:style-name="T95"><text:line-break/><text:s text:c="6"/>member<text:s/></text:span><text:span text:style-name="T96">DistanceTo</text:span><text:span text:style-name="T97"><text:s/>:<text:s/></text:span><text:span text:style-name="T98">anotherPoint</text:span><text:span text:style-name="T99">:</text:span><text:span text:style-name="T100">Point</text:span><text:span text:style-name="T101"><text:s/>-&gt;<text:s/></text:span><text:span text:style-name="T102">float</text:span></text:p>
      <text:p text:style-name="P103"/>
      <text:list text:style-name="LFO4" text:continue-numbering="true">
        <text:list-item>
          <text:p text:style-name="P104"><text:span text:style-name="T105">Consider</text:span><text:span text:style-name="T106"><text:s/></text:span><text:span text:style-name="T107">using explicit signature file</text:span><text:span text:style-name="T108">s</text:span><text:span text:style-name="T109"><text:s/></text:span><text:span text:style-name="T110">(.fsi)<text:s/></text:span><text:span text:style-name="T111">for<text:s/></text:span><text:span text:style-name="T112">stable<text:s/></text:span><text:span text:style-name="T113">library</text:span><text:span text:style-name="T114"><text:s/></text:span><text:span text:style-name="T115">and component<text:s/></text:span><text:span text:style-name="T116">APIs</text:span><text:span text:style-name="T117">.</text:span></text:p>
        </text:list-item>
      </text:list>
      <text:p text:style-name="GuidelineDescription">Using explicit signatures files<text:s/>in an F# library provides a succinct summary of public API, which both helps to<text:s/>ensure that you know the full public surface of your<text:s/>library,<text:s/>as well as provides a<text:s/>clean separation between<text:s/>public documentation<text:s/>and<text:s/>internal implementation details.<text:s/>Note that signature files<text:s/>add friction to changing<text:s/>the public API, by requiring changes to be made in<text:s/>both the implementation and signature files. <text:s/>As a result,<text:s/>signature files<text:s/>should typically only be introduced when an API has become solidified and is no<text:s/>longer<text:s/>expected to change significantly.</text:p>
      <text:h text:style-name="Heading1" text:outline-level="1"><text:bookmark-start text:name="_Toc268300581"/>Guidelines for F#-Facing Libraries<text:bookmark-end text:name="_Toc268300581"/><text:s/></text:h>
      <text:p text:style-name="BodyText">In this section, we will<text:alphabetical-index-mark text:key1="F# library design" text:string-value="applying .NET Framework Design Guidelines to F#"/><text:alphabetical-index-mark text:key1="libraries" text:key2="F# library design" text:string-value="applying .NET Framework Design Guidelines to F#"/><text:alphabetical-index-mark text:key1="designing" text:key2="F# libraries" text:string-value="applying .NET Framework Design Guidelines to F#"/><text:alphabetical-index-mark text:key1=".NET libraries" text:string-value="applying .NET Framework Design Guidelines to F#"/><text:alphabetical-index-mark text:key1=".NET Framework Design Guidelines" text:string-value="applying guidelines to F#"/><text:s/>present recommendations for developing public F#-facing libraries, that is, libraries exposing public APIs that are intended to be consumed by F# developers. (For guidance for internal/private F# implementation code, see the Section<text:s/>5.) <text:s/>There are a variety of library-design recommendations applicable specifically to F#. <text:s/>In the absence of specific recommendations below, the .NET Library Design Guidelines are the fallback guidance.</text:p>
      <text:h text:style-name="Heading2" text:outline-level="2"><text:bookmark-start text:name="_Toc268300582"/>Naming Conventions<text:bookmark-end text:name="_Toc268300582"/><text:s/></text:h>
      <text:list text:style-name="LFO4" text:continue-numbering="true">
        <text:list-item>
          <text:p text:style-name="P118"><text:span text:style-name="T119">Do</text:span><text:span text:style-name="T120"><text:s/>u</text:span><text:span text:style-name="T121">se<text:s/></text:span><text:span text:style-name="T122">the .NET naming and capitalization conventions for object-oriented code, including F#-facing libraries. <text:s/></text:span></text:p>
        </text:list-item>
      </text:list>
      <text:p text:style-name="P123">Table 2.<text:s/>Conventions Associated with Public Constructs in .NET Frameworks and Extensions<text:s/><text:alphabetical-index-mark text:string-value="naming conventions"/><text:alphabetical-index-mark text:string-value="capitalization conventions"/>for F# Constructs in F#-to-F# libraries</text:p>
      <table:table table:style-name="Table124">
        <table:table-columns>
          <table:table-column table:style-name="TableColumn125"/>
          <table:table-column table:style-name="TableColumn126"/>
          <table:table-column table:style-name="TableColumn127"/>
          <table:table-column table:style-name="TableColumn128"/>
          <table:table-column table:style-name="TableColumn129"/>
        </table:table-columns>
        <table:table-row table:style-name="TableRow130">
          <table:table-cell table:style-name="TableCell131">
            <text:soft-page-break/>
            <text:p text:style-name="P132">Construct</text:p>
          </table:table-cell>
          <table:table-cell table:style-name="TableCell133">
            <text:p text:style-name="P134">Case</text:p>
          </table:table-cell>
          <table:table-cell table:style-name="TableCell135">
            <text:p text:style-name="P136">Part</text:p>
          </table:table-cell>
          <table:table-cell table:style-name="TableCell137">
            <text:p text:style-name="P138">Examples</text:p>
          </table:table-cell>
          <table:table-cell table:style-name="TableCell139">
            <text:p text:style-name="P140">Notes</text:p>
          </table:table-cell>
        </table:table-row>
        <table:table-row table:style-name="TableRow141">
          <table:table-cell table:style-name="TableCell142">
            <text:p text:style-name="TableText">Concrete types</text:p>
          </table:table-cell>
          <table:table-cell table:style-name="TableCell143">
            <text:p text:style-name="TableText">PascalCase</text:p>
          </table:table-cell>
          <table:table-cell table:style-name="TableCell144">
            <text:p text:style-name="TableText">Noun/ adjective</text:p>
          </table:table-cell>
          <table:table-cell table:style-name="TableCell145">
            <text:p text:style-name="TableText"><text:span text:style-name="CodeInline">List</text:span>,<text:s/><text:s/><text:span text:style-name="CodeInline">Double, Complex</text:span></text:p>
          </table:table-cell>
          <table:table-cell table:style-name="TableCell146">
            <text:p text:style-name="TableText">Concrete types are structs, classes, enumerations, delegates, records, and unions. Though type names are traditionally lowercase in OCaml, F# has adopted the .NET naming scheme for types.</text:p>
          </table:table-cell>
        </table:table-row>
        <table:table-row table:style-name="TableRow147">
          <table:table-cell table:style-name="TableCell148">
            <text:p text:style-name="TableText">DLLs</text:p>
          </table:table-cell>
          <table:table-cell table:style-name="TableCell149">
            <text:p text:style-name="TableText">PascalCase</text:p>
          </table:table-cell>
          <table:table-cell table:style-name="TableCell150">
            <text:p text:style-name="TableText"/>
          </table:table-cell>
          <table:table-cell table:style-name="TableCell151">
            <text:p text:style-name="TableText"><text:span text:style-name="CodeInline">Fabrikom.Core.dll</text:span></text:p>
          </table:table-cell>
          <table:table-cell table:style-name="TableCell152">
            <text:p text:style-name="TableText"/>
          </table:table-cell>
        </table:table-row>
        <table:table-row table:style-name="TableRow153">
          <table:table-cell table:style-name="TableCell154">
            <text:p text:style-name="TableText">Union tags</text:p>
          </table:table-cell>
          <table:table-cell table:style-name="TableCell155">
            <text:p text:style-name="TableText">PascalCase</text:p>
          </table:table-cell>
          <table:table-cell table:style-name="TableCell156">
            <text:p text:style-name="TableText">Noun</text:p>
          </table:table-cell>
          <table:table-cell table:style-name="TableCell157">
            <text:p text:style-name="TableText"><text:span text:style-name="CodeInline">Some</text:span>,<text:s/><text:s/><text:span text:style-name="CodeInline">Add</text:span>,<text:s/><text:s/><text:span text:style-name="CodeInline">Success</text:span></text:p>
          </table:table-cell>
          <table:table-cell table:style-name="TableCell158">
            <text:p text:style-name="TableText">Do not use a prefix in public APIs. Optionally use a prefix when internal, such as<text:s/><text:span text:style-name="CodeInline">type Teams = TAlpha | TBeta | TDelta</text:span>.<text:s/></text:p>
          </table:table-cell>
        </table:table-row>
        <table:table-row table:style-name="TableRow159">
          <table:table-cell table:style-name="TableCell160">
            <text:p text:style-name="TableText">Event</text:p>
          </table:table-cell>
          <table:table-cell table:style-name="TableCell161">
            <text:p text:style-name="TableText">PascalCase</text:p>
          </table:table-cell>
          <table:table-cell table:style-name="TableCell162">
            <text:p text:style-name="TableText">Verb</text:p>
          </table:table-cell>
          <table:table-cell table:style-name="TableCell163">
            <text:p text:style-name="TableText"><text:span text:style-name="CodeInline">ValueChanged</text:span></text:p>
          </table:table-cell>
          <table:table-cell table:style-name="TableCell164">
            <text:p text:style-name="TableText"/>
          </table:table-cell>
        </table:table-row>
        <table:table-row table:style-name="TableRow165">
          <table:table-cell table:style-name="TableCell166">
            <text:p text:style-name="TableText">Exceptions</text:p>
          </table:table-cell>
          <table:table-cell table:style-name="TableCell167">
            <text:p text:style-name="TableText">PascalCase</text:p>
          </table:table-cell>
          <table:table-cell table:style-name="TableCell168">
            <text:p text:style-name="TableText"/>
          </table:table-cell>
          <table:table-cell table:style-name="TableCell169">
            <text:p text:style-name="TableText"><text:span text:style-name="CodeInline">WebException</text:span></text:p>
          </table:table-cell>
          <table:table-cell table:style-name="TableCell170">
            <text:p text:style-name="TableText">Name should end with “Exception”.</text:p>
          </table:table-cell>
        </table:table-row>
        <table:table-row table:style-name="TableRow171">
          <table:table-cell table:style-name="TableCell172">
            <text:p text:style-name="TableText">Field</text:p>
          </table:table-cell>
          <table:table-cell table:style-name="TableCell173">
            <text:p text:style-name="TableText">PascalCase</text:p>
          </table:table-cell>
          <table:table-cell table:style-name="TableCell174">
            <text:p text:style-name="TableText">Noun</text:p>
          </table:table-cell>
          <table:table-cell table:style-name="TableCell175">
            <text:p text:style-name="TableText"><text:span text:style-name="CodeInline">CurrentName</text:span></text:p>
          </table:table-cell>
          <table:table-cell table:style-name="TableCell176">
            <text:p text:style-name="TableText"/>
          </table:table-cell>
        </table:table-row>
        <table:table-row table:style-name="TableRow177">
          <table:table-cell table:style-name="TableCell178">
            <text:p text:style-name="TableText">Interface types</text:p>
          </table:table-cell>
          <table:table-cell table:style-name="TableCell179">
            <text:p text:style-name="TableText">PascalCase</text:p>
          </table:table-cell>
          <table:table-cell table:style-name="TableCell180">
            <text:p text:style-name="TableText">Noun/ adjective</text:p>
          </table:table-cell>
          <table:table-cell table:style-name="TableCell181">
            <text:p text:style-name="TableText"><text:span text:style-name="CodeInline">IDisposable</text:span></text:p>
          </table:table-cell>
          <table:table-cell table:style-name="TableCell182">
            <text:p text:style-name="TableText">Name should start with “I”.</text:p>
          </table:table-cell>
        </table:table-row>
        <table:table-row table:style-name="TableRow183">
          <table:table-cell table:style-name="TableCell184">
            <text:p text:style-name="TableText">Method</text:p>
          </table:table-cell>
          <table:table-cell table:style-name="TableCell185">
            <text:p text:style-name="TableText">PascalCase</text:p>
          </table:table-cell>
          <table:table-cell table:style-name="TableCell186">
            <text:p text:style-name="TableText">Verb</text:p>
          </table:table-cell>
          <table:table-cell table:style-name="TableCell187">
            <text:p text:style-name="TableText"><text:span text:style-name="CodeInline">ToString</text:span></text:p>
          </table:table-cell>
          <table:table-cell table:style-name="TableCell188">
            <text:p text:style-name="TableText"/>
          </table:table-cell>
        </table:table-row>
        <table:table-row table:style-name="TableRow189">
          <table:table-cell table:style-name="TableCell190">
            <text:p text:style-name="TableText">Namespace</text:p>
          </table:table-cell>
          <table:table-cell table:style-name="TableCell191">
            <text:p text:style-name="TableText">PascalCase</text:p>
          </table:table-cell>
          <table:table-cell table:style-name="TableCell192">
            <text:p text:style-name="TableText"/>
          </table:table-cell>
          <table:table-cell table:style-name="TableCell193">
            <text:p text:style-name="TableText"><text:span text:style-name="CodeInline">Microsoft.FSharp.Core</text:span></text:p>
          </table:table-cell>
          <table:table-cell table:style-name="TableCell194">
            <text:p text:style-name="TableText">Generally use<text:s/><text:span text:style-name="CodeInline">&lt;Organization&gt;.&lt;Technology&gt;[.&lt;Subnamespace&gt;]</text:span>, though drop the organization if the technology is independent of organization.</text:p>
          </table:table-cell>
        </table:table-row>
        <table:table-row table:style-name="TableRow195">
          <table:table-cell table:style-name="TableCell196">
            <text:p text:style-name="TableText">Parameters</text:p>
          </table:table-cell>
          <table:table-cell table:style-name="TableCell197">
            <text:p text:style-name="TableText">camelCase</text:p>
          </table:table-cell>
          <table:table-cell table:style-name="TableCell198">
            <text:p text:style-name="TableText">Noun</text:p>
          </table:table-cell>
          <table:table-cell table:style-name="TableCell199">
            <text:p text:style-name="TableText"><text:span text:style-name="CodeInline">typeName</text:span>,<text:s/><text:span text:style-name="CodeInline">transform</text:span>,<text:s/><text:span text:style-name="CodeInline">range</text:span></text:p>
          </table:table-cell>
          <table:table-cell table:style-name="TableCell200">
            <text:p text:style-name="TableText"/>
          </table:table-cell>
        </table:table-row>
        <table:table-row table:style-name="TableRow201">
          <table:table-cell table:style-name="TableCell202">
            <text:p text:style-name="TableText"><text:s/><text:span text:style-name="CodeInline">let</text:span><text:s/>values (internal)</text:p>
          </table:table-cell>
          <table:table-cell table:style-name="TableCell203">
            <text:p text:style-name="TableText">camelCase</text:p>
          </table:table-cell>
          <table:table-cell table:style-name="TableCell204">
            <text:p text:style-name="TableText">Noun/<text:s/>verb</text:p>
          </table:table-cell>
          <table:table-cell table:style-name="TableCell205">
            <text:p text:style-name="TableText"><text:span text:style-name="CodeInline">getValue</text:span>,<text:s/><text:span text:style-name="CodeInline">myTable</text:span></text:p>
          </table:table-cell>
          <table:table-cell table:style-name="TableCell206">
            <text:p text:style-name="TableText"/>
          </table:table-cell>
        </table:table-row>
        <table:table-row table:style-name="TableRow207">
          <table:table-cell table:style-name="TableCell208">
            <text:p text:style-name="TableText"><text:s/><text:span text:style-name="CodeInline">let</text:span><text:s/>values (external)</text:p>
          </table:table-cell>
          <table:table-cell table:style-name="TableCell209">
            <text:p text:style-name="TableText">camelCase<text:s/>…or…<text:s/>PascalCase</text:p>
          </table:table-cell>
          <table:table-cell table:style-name="TableCell210">
            <text:p text:style-name="TableText">Noun</text:p>
          </table:table-cell>
          <table:table-cell table:style-name="TableCell211">
            <text:p text:style-name="TableText"><text:span text:style-name="CodeInline">List.map</text:span>,<text:s/><text:span text:style-name="CodeInline">Dates.Today</text:span></text:p>
          </table:table-cell>
          <table:table-cell table:style-name="TableCell212">
            <text:p text:style-name="TableText"><text:span text:style-name="CodeInline">let</text:span>-bound values are often public when following traditional functional design patterns. However, generally use PascalCase when the identifier can be used from other .NET<text:s/><text:alphabetical-index-mark text:string-value="naming conventions"/><text:alphabetical-index-mark text:string-value="capitalization conventions"/>languages.</text:p>
          </table:table-cell>
        </table:table-row>
        <table:table-row table:style-name="TableRow213">
          <table:table-cell table:style-name="TableCell214">
            <text:p text:style-name="TableText">Property</text:p>
          </table:table-cell>
          <table:table-cell table:style-name="TableCell215">
            <text:p text:style-name="TableText">PascalCase</text:p>
          </table:table-cell>
          <table:table-cell table:style-name="TableCell216">
            <text:p text:style-name="TableText">Noun/ adjective</text:p>
          </table:table-cell>
          <table:table-cell table:style-name="TableCell217">
            <text:p text:style-name="TableText"><text:span text:style-name="CodeInline">IsEndOfFile</text:span>,<text:s/><text:span text:style-name="CodeInline">BackColor</text:span></text:p>
          </table:table-cell>
          <table:table-cell table:style-name="TableCell218">
            <text:p text:style-name="TableText">Boolean properties generally use<text:s/><text:span text:style-name="CodeInline">Is</text:span><text:s/>and<text:s/><text:span text:style-name="CodeInline">Can</text:span><text:s/>and should be affirmative, as in<text:s/><text:span text:style-name="CodeInline">IsEndOfFile</text:span>, not<text:s/><text:span text:style-name="CodeInline">IsNotEndOfFile</text:span>.</text:p>
          </table:table-cell>
        </table:table-row>
      </table:table>
      <text:p text:style-name="GuidelineDescription">Table 2 summarizes the .NET guidelines for naming and capitalization in code. We have added our own recommendations for how these should be adjusted for some F# constructs.<text:s/></text:p>
      <text:p text:style-name="GuidelineDescription">Be aware of the following specific guidelines:</text:p>
      <text:soft-page-break/>
      <text:list text:style-name="LFO43" text:continue-numbering="true">
        <text:list-item>
          <text:list>
            <text:list-item>
              <text:p text:style-name="Bullet">The .NET guidelines discourage the use of abbreviations (for example, “use<text:s/><text:span text:style-name="CodeChar">OnButtonClick</text:span><text:s/>rather than<text:s/><text:span text:style-name="CodeChar">OnBtnClick</text:span>”). Very common abbreviations, such as “Async” for “Asynchronous”, are tolerated. This guideline is sometimes ignored for functional programming; for example,<text:s/><text:span text:style-name="CodeChar">List.iter</text:span><text:s/>uses an abbreviation for “iterate”. For this reason, using abbreviations tends to be tolerated to a greater degree in F#-to-F# programming, but should still generally be avoided in public component design.</text:p>
            </text:list-item>
            <text:list-item>
              <text:p text:style-name="Bullet">Acronyms such as XML are not abbreviations and are widely used in .NET libraries in uncapitalized form (<text:span text:style-name="CodeChar">Xml</text:span>). Only well-known, widely recognized acronyms should be used.<text:s/></text:p>
            </text:list-item>
            <text:list-item>
              <text:p text:style-name="Bullet">The .NET guidelines say that casing alone cannot be used to avoid name collisions, since some client languages (e.g. Visual Basic) are case-insensitive.<text:s/></text:p>
            </text:list-item>
          </text:list>
        </text:list-item>
      </text:list>
      <text:p text:style-name="P219"/>
      <text:list text:style-name="LFO4" text:continue-numbering="true">
        <text:list-item>
          <text:p text:style-name="P220"><text:span text:style-name="T221">Do</text:span><text:span text:style-name="T222"><text:s/>use PascalCase for generic parameter names in public APIs, including for F#-facing libraries.</text:span><text:span text:style-name="T223"><text:line-break/>In particular, use names like<text:s/></text:span><text:span text:style-name="CodeChar">T</text:span><text:span text:style-name="T224">,<text:s/></text:span><text:span text:style-name="CodeChar">U</text:span><text:span text:style-name="T225">,<text:s/></text:span><text:span text:style-name="CodeChar">T1</text:span><text:span text:style-name="T226">,<text:s/></text:span><text:span text:style-name="CodeChar">T2</text:span><text:span text:style-name="T227"><text:s/>for arbitrary generic parameters, and when specific names make sense, then for F#-facing libraries use names like<text:s/></text:span><text:span text:style-name="CodeChar">Key</text:span><text:span text:style-name="T228">,<text:s/></text:span><text:span text:style-name="CodeChar">Value</text:span><text:span text:style-name="T229">,<text:s/></text:span><text:span text:style-name="CodeChar">Arg</text:span><text:span text:style-name="T230"><text:s/>(but not e.g.<text:s/></text:span><text:span text:style-name="CodeChar">TKey</text:span><text:span text:style-name="T231">).</text:span></text:p>
        </text:list-item>
      </text:list>
      <text:p text:style-name="P232"/>
      <text:list text:style-name="LFO4" text:continue-numbering="true">
        <text:list-item>
          <text:p text:style-name="P233"><text:span text:style-name="T234">Do</text:span><text:span text:style-name="T235"><text:s/>u</text:span><text:span text:style-name="T236">se<text:s/></text:span><text:span text:style-name="T237">either PascalCase or camelCase for public functions and values in F# modules.<text:s/></text:span><text:span text:style-name="T238"><text:line-break/>camelCase is generally used for public functions which are designed to be used unqualified (e.g.<text:s/></text:span><text:span text:style-name="CodeChar">invalidArg</text:span><text:span text:style-name="T239">), and for the “standard collection functions” (e.g.<text:s/></text:span><text:span text:style-name="CodeChar">List.map</text:span><text:span text:style-name="T240">). In both these cases, the function names act much like keywords in the language.</text:span></text:p>
        </text:list-item>
      </text:list>
      <text:p text:style-name="P241"/>
      <text:h text:style-name="Heading2" text:outline-level="2"><text:bookmark-start text:name="_Toc268300583"/>Object, Type and Module Design<text:bookmark-end text:name="_Toc268300583"/></text:h>
      <text:list text:style-name="LFO4" text:continue-numbering="true">
        <text:list-item>
          <text:p text:style-name="P242"><text:span text:style-name="T243">Do</text:span><text:span text:style-name="T244"><text:s/>use namespaces or modules to contain your types and modules.</text:span></text:p>
        </text:list-item>
      </text:list>
      <text:p text:style-name="P245">Each F# file in a component should begin with either a namespace declaration or a module declaration.</text:p>
      <text:p text:style-name="P246"><text:span text:style-name="T247"></text:span><text:span text:style-name="T248"><text:s/></text:span><text:span text:style-name="T249">namespace</text:span><text:span text:style-name="T250"><text:s/></text:span><text:span text:style-name="T251">Fabrikom</text:span><text:span text:style-name="T252">.BasicOperationsAndTypes</text:span></text:p>
      <text:p text:style-name="P253"/>
      <text:p text:style-name="P254"><text:s text:c="2"/>type ObjectType1() = ...</text:p>
      <text:p text:style-name="P255"/>
      <text:p text:style-name="P256"><text:s text:c="2"/>type ObjectType2() = ...</text:p>
      <text:p text:style-name="P257"/>
      <text:p text:style-name="P258"><text:s text:c="2"/>module CommonOperations =<text:s/></text:p>
      <text:p text:style-name="P259"><text:s text:c="7"/>....</text:p>
      <text:p text:style-name="P260"/>
      <text:p text:style-name="P261"/>
      <text:p text:style-name="P262"><text:span text:style-name="T263">or</text:span></text:p>
      <text:p text:style-name="P264"><text:span text:style-name="T265"></text:span><text:span text:style-name="T266"><text:s/></text:span><text:span text:style-name="T267">module</text:span><text:span text:style-name="T268"><text:s/></text:span><text:span text:style-name="T269">Fabrikom</text:span><text:span text:style-name="T270">.BasicOperationsAndTypes</text:span></text:p>
      <text:p text:style-name="P271"/>
      <text:p text:style-name="P272"><text:s text:c="2"/>type ObjectType1() = ...</text:p>
      <text:p text:style-name="P273"/>
      <text:p text:style-name="P274"><text:s text:c="2"/>type ObjectType2() = ...</text:p>
      <text:p text:style-name="P275"/>
      <text:p text:style-name="P276"><text:s text:c="2"/>module CommonOperations =<text:s/></text:p>
      <text:p text:style-name="P277"><text:s text:c="7"/>....</text:p>
      <text:p text:style-name="P278"/>
      <text:p text:style-name="P279">From the F# coding perspective there is not a lot of difference between these options: the use of a module allows utility functions to be defined as part of the module, and is useful for prototyping, but these should be made private in a public-facing component. <text:s/>The choice affects the compiled form of the code, and thus will affect the view from other .NET language.<text:s/></text:p>
      <text:p text:style-name="P280"/>
      <text:list text:style-name="LFO4" text:continue-numbering="true">
        <text:list-item>
          <text:p text:style-name="P281"><text:span text:style-name="T282">Do</text:span><text:span text:style-name="T283"><text:s/>use properties and methods for operations intrinsic to types.<text:s/></text:span></text:p>
        </text:list-item>
      </text:list>
      <text:p text:style-name="P284"><text:span text:style-name="T285">This is called out specifically because some people from a functional programming background avoid the use of object oriented programming together, preferring a module containing a set of functions defining the intrinsic functions related to a type (e.g.<text:s/></text:span><text:span text:style-name="CodeChar">length</text:span><text:span text:style-name="CodeChar"><text:s/></text:span><text:span text:style-name="CodeChar">foo</text:span><text:span text:style-name="T286"><text:s/>rather than<text:s/></text:span><text:span text:style-name="CodeChar">foo.Length</text:span><text:span text:style-name="T287">). But see also the next bullet. In general, in F#, the use of object-oriented programming is preferred as a software engineering device. <text:s/>This strategy also provides some tooling benefits such as Visual Studio’s “Intellisense” feature to discover the methods on a type by “dotting into” an object.</text:span></text:p>
      <text:p text:style-name="BodyText">For example<text:alphabetical-index-mark text:key1="types" text:string-value="properties and methods, .NET guidelines "/><text:alphabetical-index-mark text:key1="properties" text:string-value=".NET guidelines "/><text:alphabetical-index-mark text:key1="methods" text:string-value=".NET guidelines "/>:</text:p>
      <text:p text:style-name="Code"><text:span text:style-name="T288"></text:span><text:s/>type HardwareDevice with<text:s/></text:p>
      <text:p text:style-name="Code"><text:s text:c="6"/>...</text:p>
      <text:p text:style-name="Code"><text:s text:c="6"/>member<text:s/>this.ID: string</text:p>
      <text:p text:style-name="Code"><text:s text:c="6"/>member this.SupportedProtocols: seq&lt;Protocol&gt;</text:p>
      <text:p text:style-name="Code"/>
      <text:p text:style-name="Code"><text:span text:style-name="T289"></text:span><text:s/>type<text:span text:style-name="T290"><text:s/></text:span>HashTable&lt;'Key,'Value&gt;<text:span text:style-name="T291"><text:s/></text:span>with</text:p>
      <text:p text:style-name="Code"><text:s text:c="6"/>...</text:p>
      <text:p text:style-name="Code"><text:s text:c="6"/>new: IEqualityComparer&lt;'Key&gt; -&gt; HashTable&lt;'Key,'Value&gt;<text:s/></text:p>
      <text:p text:style-name="Code"><text:span text:style-name="T292"><text:s text:c="6"/></text:span>member<text:span text:style-name="T293"><text:s/></text:span>this.Add <text:s text:c="10"/>: 'Key * 'Value -&gt; unit</text:p>
      <text:p text:style-name="Code"><text:span text:style-name="T294"><text:s text:c="6"/></text:span>member<text:span text:style-name="T295"><text:s/></text:span>this.ContainsKey <text:s text:c="2"/>: 'Key -&gt; bool</text:p>
      <text:p text:style-name="Code"><text:span text:style-name="T296"><text:s text:c="6"/></text:span>member<text:span text:style-name="T297"><text:s/></text:span>this.ContainsValue : 'Value -&gt; bool</text:p>
      <text:p text:style-name="P298"/>
      <text:list text:style-name="LFO4" text:continue-numbering="true">
        <text:list-item>
          <text:p text:style-name="P299"><text:span text:style-name="T300">Do</text:span><text:span text:style-name="T301"><text:s/>u</text:span><text:span text:style-name="T302">se<text:s/></text:span><text:span text:style-name="T303">classes to encapsulate mutable state, according to standard OO methodology.</text:span></text:p>
        </text:list-item>
      </text:list>
      <text:p text:style-name="GuidelineDescription">In F#, this only needs to be done where that state is not already encapsulated by another language construct, e.g. a closure, sequence expression, or asynchronous computation.</text:p>
      <text:p text:style-name="GuidelineDescription">For example:</text:p>
      <text:p text:style-name="P304"><text:span text:style-name="T305"></text:span><text:span text:style-name="T306"><text:s/></text:span><text:span text:style-name="T307">type Counter() =<text:s/></text:span></text:p>
      <text:p text:style-name="P308"><text:s text:c="2"/><text:s text:c="2"/><text:s text:c="2"/>let mutable count = 0</text:p>
      <text:p text:style-name="P309"><text:s text:c="3"/><text:s text:c="2"/><text:s/>member this.Next() =<text:s/></text:p>
      <text:p text:style-name="P310"><text:s text:c="5"/><text:s text:c="2"/><text:s text:c="3"/>count &lt;- count + 1</text:p>
      <text:p text:style-name="P311"><text:span text:style-name="T312"><text:s text:c="7"/></text:span><text:span text:style-name="T313"><text:s text:c="2"/></text:span><text:span text:style-name="T314"><text:s/>count</text:span></text:p>
      <text:list text:style-name="LFO4" text:continue-numbering="true">
        <text:list-item>
          <text:p text:style-name="P315"><text:span text:style-name="T316">Do</text:span><text:span text:style-name="T317"><text:s/>u</text:span><text:span text:style-name="T318">se interface types<text:s/></text:span><text:span text:style-name="T319">to represent</text:span><text:span text:style-name="T320"><text:s/>related groups of operations that may be implemented in multiple ways.<text:s/></text:span></text:p>
        </text:list-item>
      </text:list>
      <text:soft-page-break/>
      <text:p text:style-name="GuidelineDescription">In F# there are a number of ways to represent a dictionary of operations, such as using tuples of functions or records of functions. In general, we recommend you use interface types<text:alphabetical-index-mark text:key1="object interface types" text:string-value=".NET Framework Design Guidelines"/><text:alphabetical-index-mark text:key1="types" text:key2="object interface types" text:string-value=".NET Framework Design Guidelines"/><text:s/>for this purpose.</text:p>
      <text:p text:style-name="P321"><text:span text:style-name="T322"></text:span><text:span text:style-name="T323"><text:s/></text:span><text:span text:style-name="T324">type<text:s/></text:span><text:span text:style-name="T325">ICounter</text:span><text:span text:style-name="T326"><text:s/>=<text:s/></text:span></text:p>
      <text:p text:style-name="P327"><text:s text:c="2"/><text:s text:c="2"/><text:s text:c="2"/>abstract Increment : unit -&gt; unit</text:p>
      <text:p text:style-name="P328"><text:s text:c="4"/><text:s text:c="2"/>abstract Decrement : unit -&gt; unit</text:p>
      <text:p text:style-name="P329"><text:s text:c="4"/><text:s text:c="2"/>abstract Value : int</text:p>
      <text:p text:style-name="GuidelineDescription">In preference to:</text:p>
      <text:p text:style-name="P330"><text:span text:style-name="T331"></text:span><text:span text:style-name="T332"><text:s/></text:span><text:span text:style-name="T333">type<text:s/></text:span><text:span text:style-name="T334">CounterOps</text:span><text:span text:style-name="T335"><text:s/>=<text:s/></text:span></text:p>
      <text:p text:style-name="P336"><text:s text:c="2"/><text:s text:c="2"/><text:s text:c="2"/>{ Increment : unit -&gt; unit</text:p>
      <text:p text:style-name="P337"><text:s text:c="4"/><text:s text:c="4"/>Decrement : unit -&gt; unit</text:p>
      <text:p text:style-name="P338"><text:s text:c="4"/><text:s text:c="4"/>GetValue : unit -&gt; int }</text:p>
      <text:p text:style-name="GuidelineDescription"/>
      <text:list text:style-name="LFO4" text:continue-numbering="true">
        <text:list-item>
          <text:p text:style-name="P339"><text:span text:style-name="T340">Consider</text:span><text:span text:style-name="T341"><text:s/>using the “module of collection functions” pattern (e.g. standard set of operations like<text:s/></text:span><text:span text:style-name="CodeChar">CollectionType.m</text:span><text:span text:style-name="CodeChar">ap</text:span><text:span text:style-name="T342"><text:s/>and<text:s/></text:span><text:span text:style-name="CodeChar">CollectionType.</text:span><text:span text:style-name="CodeChar">iter</text:span><text:span text:style-name="T343">) for new collection types.<text:s/></text:span></text:p>
        </text:list-item>
      </text:list>
      <text:p text:style-name="Code"/>
      <text:p text:style-name="Code">module CollectionType =<text:s/></text:p>
      <text:p text:style-name="Code"/>
      <text:p text:style-name="Code"><text:s text:c="4"/>let map f c = ...</text:p>
      <text:p text:style-name="Code"/>
      <text:p text:style-name="Code"><text:s text:c="4"/>let iter f c = ...</text:p>
      <text:p text:style-name="Code"/>
      <text:p text:style-name="P344"><text:span text:style-name="T345">If you include such a module, follow the standard naming conventions for functions found in<text:s/></text:span><text:span text:style-name="CodeInline">FSharp.Core.dll</text:span><text:span text:style-name="T346">.</text:span><text:span text:style-name="T347"><text:s/></text:span></text:p>
      <text:p text:style-name="P348"/>
      <text:list text:style-name="LFO4" text:continue-numbering="true">
        <text:list-item>
          <text:p text:style-name="P349"><text:span text:style-name="T350">Consider</text:span><text:span text:style-name="T351"><text:s/>using the “module of top-level functions” design pattern for common, canonical functions, especially in math and DSL libraries.<text:s/></text:span></text:p>
        </text:list-item>
      </text:list>
      <text:p text:style-name="GuidelineDescription">For example,<text:s/><text:span text:style-name="CodeInline">Microsoft.FSharp.Core.Operators</text:span><text:s/>is an automatically opened collection of top-level functions (like<text:s/><text:span text:style-name="CodeChar">abs</text:span><text:s/>and<text:s/><text:span text:style-name="CodeChar">sin</text:span>) provided by FSharp.Core.dll.</text:p>
      <text:p text:style-name="GuidelineDescription">Likewise, a statistics library might include a module with functions<text:s/><text:span text:style-name="CodeChar">erf</text:span><text:s/>and<text:s/><text:span text:style-name="CodeChar">erfc</text:span>, where this module is designed to be explicitly<text:s/>or automatically<text:s/>opened.</text:p>
      <text:p text:style-name="GuidelineDescription"/>
      <text:list text:style-name="LFO4" text:continue-numbering="true">
        <text:list-item>
          <text:p text:style-name="P352"><text:span text:style-name="T353">Consider</text:span><text:span text:style-name="T354"><text:s/></text:span><text:span text:style-name="T355">using<text:s/></text:span><text:span text:style-name="T356">the</text:span><text:span text:style-name="T357"><text:s/></text:span><text:span text:style-name="CodeInline">[&lt;RequiredQualifiedAccess&gt;]<text:s/></text:span><text:span text:style-name="T358">and<text:s/></text:span><text:span text:style-name="CodeChar">[&lt;AutoOpen&gt;]</text:span><text:span text:style-name="T359"><text:s/></text:span><text:span text:style-name="T360">attributes<text:s/></text:span><text:span text:style-name="T361">if this improves the<text:s/></text:span><text:span text:style-name="T362">default ease of use and long-term maintainability<text:s/></text:span><text:span text:style-name="T363">of the library in common situations.</text:span><text:span text:style-name="T364"><text:s/></text:span></text:p>
        </text:list-item>
      </text:list>
      <text:p text:style-name="P365"><text:span text:style-name="T366">Adding the<text:s/></text:span><text:span text:style-name="CodeChar">[&lt;AutoOpen&gt;]</text:span><text:span text:style-name="T367"><text:s/>attribute to a module<text:s/></text:span><text:span text:style-name="T368">means the module will be opened when the containing namespace is opened.<text:s/></text:span><text:span text:style-name="T369">The<text:s/></text:span><text:span text:style-name="CodeChar">[&lt;AutoOpen&gt;]</text:span><text:span text:style-name="CodeChar"><text:s/></text:span><text:span text:style-name="T370">attribute may also be applied to an assembly indicate a namespace or module that is automatically opened when the assembly is referenced.</text:span></text:p>
      <text:p text:style-name="P371"><text:span text:style-name="T372">For</text:span><text:span text:style-name="T373"><text:s/>example, a statistics library<text:s/></text:span><text:span text:style-name="CodeChar">MathsHeaven.Statistics.dll</text:span><text:span text:style-name="T374"><text:s/>might contain a module<text:s/></text:span><text:span text:style-name="CodeInline">MathsHeaven.Statistics.Operators</text:span><text:span text:style-name="T375"><text:s/>containing<text:s/></text:span><text:span text:style-name="T376">functions</text:span><text:span text:style-name="T377"><text:s/></text:span><text:span text:style-name="CodeChar">erf</text:span><text:span text:style-name="T378"><text:s/>and<text:s/></text:span><text:span text:style-name="CodeChar">erfc</text:span><text:span text:style-name="T379"><text:s/></text:span><text:span text:style-name="T380">. It is reasonable to mark this module as<text:s/></text:span><text:span text:style-name="CodeInline">[&lt;A</text:span><text:span text:style-name="CodeInline">utoOpe</text:span><text:span text:style-name="CodeInline">n&gt;]</text:span><text:span text:style-name="T381">. <text:s/>This means “</text:span><text:span text:style-name="CodeInline">open MathsHeaven.Statistics</text:span><text:span text:style-name="T382">” will also open this module and bring the names<text:s/></text:span><text:span text:style-name="CodeChar">erf</text:span><text:span text:style-name="T383"><text:s/>and<text:s/></text:span><text:span text:style-name="CodeChar">erfc</text:span><text:span text:style-name="T384"><text:s/>into scope. <text:s/>Another good use of<text:s/></text:span><text:span text:style-name="CodeInline">[&lt;A</text:span><text:span text:style-name="CodeInline">utoOpe</text:span><text:span text:style-name="CodeInline">n&gt;]</text:span><text:span text:style-name="T385"><text:s/>is for<text:s/></text:span><text:span text:style-name="T386">modules containing<text:s/></text:span><text:span text:style-name="T387">extension methods</text:span><text:span text:style-name="T388">.</text:span></text:p>
      <text:soft-page-break/>
      <text:p text:style-name="P389"><text:span text:style-name="T390">Overuse of<text:s/></text:span><text:span text:style-name="CodeInline">[&lt;A</text:span><text:span text:style-name="CodeInline">utoOpe</text:span><text:span text:style-name="CodeInline">n&gt;]</text:span><text:span text:style-name="T391"><text:s/>leads to polluted namespaces,<text:s/></text:span><text:span text:style-name="T392">and the attribute should be used with care. F</text:span><text:span text:style-name="T393">or specific libraries in specific domains, judicious use of<text:s/></text:span><text:span text:style-name="CodeInline">[&lt;A</text:span><text:span text:style-name="CodeInline">utoOpe</text:span><text:span text:style-name="CodeInline">n&gt;]</text:span><text:span text:style-name="T394"><text:s/>can lead to better usability.</text:span></text:p>
      <text:p text:style-name="P395"><text:span text:style-name="T396">Adding the<text:s/></text:span><text:span text:style-name="CodeInline">[&lt;RequireQualifiedAccess&gt;]<text:s/></text:span><text:span text:style-name="T397">attribute to a module<text:s/></text:span><text:span text:style-name="T398">indicate</text:span><text:span text:style-name="T399">s</text:span><text:span text:style-name="T400"><text:s/>th</text:span><text:span text:style-name="T401">at the module may not be opened and that references to the elements of the<text:s/></text:span><text:span text:style-name="T402">module</text:span><text:span text:style-name="T403"><text:s/></text:span><text:span text:style-name="T404">require explicit qualified access.</text:span><text:span text:style-name="T405"><text:s/>For example, the Microsoft.FSharp.Collections.List module has this attribute.</text:span></text:p>
      <text:p text:style-name="P406">This is useful when functions and values in the module have names that are likely to conflict with names in other modules and requiring qualified access can greatly increase the long-term maintainability and evolvability of a library: functions can be added to the module without breaking source compatibility.<text:s/></text:p>
      <text:p text:style-name="P407"/>
      <text:list text:style-name="LFO4" text:continue-numbering="true">
        <text:list-item>
          <text:p text:style-name="P408"><text:span text:style-name="T409">Consider</text:span><text:span text:style-name="T410"><text:s/>defining operator members on types where using well-known operators is appropriate.</text:span></text:p>
        </text:list-item>
      </text:list>
      <text:p text:style-name="P411"><text:span text:style-name="T412">For example</text:span></text:p>
      <text:p text:style-name="Code"><text:span text:style-name="T413"></text:span><text:s/>type Vector(x:float) =</text:p>
      <text:p text:style-name="Code"/>
      <text:p text:style-name="Code"><text:s text:c="4"/>member v.X = x</text:p>
      <text:p text:style-name="Code"/>
      <text:p text:style-name="Code"><text:s text:c="4"/>static member (*) (vector:Vector, scalar:float) =<text:s/></text:p>
      <text:p text:style-name="Code"><text:s text:c="8"/>Vector(vector.X * scalar)</text:p>
      <text:p text:style-name="Code"/>
      <text:p text:style-name="Code"><text:s text:c="4"/>static member (+) (vector1:Vector, vector2:Vector) =</text:p>
      <text:p text:style-name="Code"><text:s text:c="8"/>Vector(vector1.X + vector2.X)</text:p>
      <text:p text:style-name="Code"/>
      <text:p text:style-name="Code"><text:s text:c="2"/>let v = Vector(5.0)</text:p>
      <text:p text:style-name="Code"><text:s text:c="2"/>let u = v * 10.0 <text:s text:c="3"/></text:p>
      <text:p text:style-name="P414"><text:span text:style-name="T415">This guidance corresponds to general .NET guidance for these types. However, it can be additionally important in F# coding as this will allow these types to be used in conjunction with F# functions and methods with member constraints, such as<text:s/></text:span><text:span text:style-name="CodeInline">List.sumBy</text:span><text:span text:style-name="T416">.</text:span></text:p>
      <text:p text:style-name="P417"/>
      <text:list text:style-name="LFO4" text:continue-numbering="true">
        <text:list-item>
          <text:p text:style-name="P418"><text:span text:style-name="T419">Consider</text:span><text:span text:style-name="T420"><text:s/>using method overloading for member functions, if doing so provides a simpler API. <text:s/></text:span></text:p>
        </text:list-item>
      </text:list>
      <text:p text:style-name="P421"/>
      <text:list text:style-name="LFO4" text:continue-numbering="true">
        <text:list-item>
          <text:p text:style-name="P422"><text:span text:style-name="T423">Do</text:span><text:span text:style-name="T424"><text:s/></text:span><text:span text:style-name="T425">hide the representations of record and union types if the design of these types is likely to evolve.</text:span></text:p>
        </text:list-item>
      </text:list>
      <text:p text:style-name="GuidelineDescription">The rationale for this is to avoid revealing concrete representations of objects. For example, the concrete representation of<text:s/><text:span text:style-name="CodeInline">System.DateTime</text:span><text:s/>values is not revealed by the external, public API of the .NET library design. At runtime the Common Language Runtime knows the committed implementation that will be used throughout execution. However, compiled code does not itself pick up dependencies on the concrete representation.<text:s/></text:p>
      <text:p text:style-name="GuidelineDescription"/>
      <text:list text:style-name="LFO1" text:continue-numbering="true">
        <text:list-item>
          <text:p text:style-name="P426"><text:span text:style-name="T427">Avoid</text:span><text:span text:style-name="T428"><text:s/></text:span><text:span text:style-name="T429">the use of implementation inheritance for extensibility.</text:span><text:span text:style-name="T430"><text:s/></text:span></text:p>
        </text:list-item>
      </text:list>
      <text:p text:style-name="GuidelineDescription">In general, the .NET guidelines are quite agnostic with regard to the use of implementation inheritance. In F#, implementation inheritance is used more rarely than in other .NET languages. In F# there are many alternative techniques for designing and implementing object-oriented types using F#. Other object-oriented extensibility topics discussed in the .NET guidelines include events<text:s/><text:soft-page-break/>and callbacks, virtual members, abstract types and<text:s/><text:alphabetical-index-mark text:key1="implementation inheritance" text:string-value=".NET guidelines "/><text:alphabetical-index-mark text:key1="inheritance" text:string-value=".NET guidelines "/>inheritance, and limiting extensibility by sealing classes.</text:p>
      <text:p text:style-name="P431"/>
      <text:h text:style-name="Heading2" text:outline-level="2"><text:bookmark-start text:name="_Toc268300584"/>Function and Member Signatures<text:bookmark-end text:name="_Toc268300584"/></text:h>
      <text:list text:style-name="LFO4" text:continue-numbering="true">
        <text:list-item>
          <text:p text:style-name="P432"><text:span text:style-name="T433">Do</text:span><text:span text:style-name="T434"><text:s/>u</text:span><text:span text:style-name="T435">se<text:s/></text:span><text:span text:style-name="T436">tuples<text:s/></text:span><text:span text:style-name="T437">when appropriate<text:s/></text:span><text:span text:style-name="T438">for return values</text:span><text:span text:style-name="T439">.</text:span></text:p>
        </text:list-item>
      </text:list>
      <text:p text:style-name="BodyText">Here is a good example of using a tuple in a return<text:s/><text:alphabetical-index-mark text:key1="F# library design" text:string-value="applying .NET Framework Design Guidelines to F#"/><text:alphabetical-index-mark text:key1="libraries" text:key2="F# library design" text:string-value="applying .NET Framework Design Guidelines to F#"/><text:alphabetical-index-mark text:key1="designing" text:key2="F# libraries" text:string-value="applying .NET Framework Design Guidelines to F#"/><text:alphabetical-index-mark text:key1=".NET libraries" text:string-value="applying .NET Framework Design Guidelines to F#"/><text:alphabetical-index-mark text:key1=".NET Framework Design Guidelines" text:string-value="applying guidelines to F#"/>type<text:alphabetical-index-mark text:key1="functional programming" text:string-value="currying"/><text:alphabetical-index-mark text:string-value="currying"/><text:alphabetical-index-mark text:key1="functions" text:string-value="currying"/>:</text:p>
      <text:p text:style-name="Code"><text:span text:style-name="T440"></text:span><text:span text:style-name="T441"><text:s/>val divrem : BigInteger -&gt; BigInteger -&gt; BigInteger * BigInteger</text:span></text:p>
      <text:p text:style-name="BodyText">For return types containing<text:alphabetical-index-mark text:key1="functional programming" text:string-value="currying"/><text:alphabetical-index-mark text:string-value="currying"/><text:alphabetical-index-mark text:key1="functions" text:string-value="currying"/><text:s/>many components, or where the components are related to a single identifiable entity, consider using a named type instead of a tuple.</text:p>
      <text:p text:style-name="P442"/>
      <text:list text:style-name="LFO4" text:continue-numbering="true">
        <text:list-item>
          <text:p text:style-name="P443"><text:span text:style-name="T444">Do</text:span><text:span text:style-name="T445"><text:s/>use<text:s/></text:span><text:span text:style-name="CodeChar">Async&lt;T&gt;</text:span><text:span text:style-name="T446"><text:s/>for async programming at F# API boundaries. <text:s/></text:span><text:span text:style-name="T447"><text:line-break/>If there is a corresponding synchronous operation named<text:s/></text:span><text:span text:style-name="CodeChar">Foo</text:span><text:span text:style-name="T448"><text:s/>that returns a<text:s/></text:span><text:span text:style-name="CodeChar">T</text:span><text:span text:style-name="T449">, then the async operation should be named<text:s/></text:span><text:span text:style-name="CodeChar">AsyncFoo</text:span><text:span text:style-name="T450"><text:s/>and return<text:s/></text:span><text:span text:style-name="CodeChar">Async&lt;T&gt;</text:span><text:span text:style-name="T451">. <text:s/></text:span><text:span text:style-name="T452"><text:line-break/></text:span><text:span text:style-name="T453">For commonly-used .NET types that expose Begin/End methods, c</text:span><text:span text:style-name="T454">onsider<text:s/></text:span><text:span text:style-name="T455">using<text:s/></text:span><text:span text:style-name="CodeChar">Async.FromBeginEnd</text:span><text:span text:style-name="T456"><text:s/>to write<text:s/></text:span><text:span text:style-name="T457">extension methods as</text:span><text:span text:style-name="T458"><text:s/>a</text:span><text:span text:style-name="T459"><text:s/>façade<text:s/></text:span><text:span text:style-name="T460">to provide the F# async programming model to those .NET APIs</text:span><text:span text:style-name="T461">.</text:span><text:alphabetical-index-mark text:key1="functional programming" text:string-value="currying"/><text:alphabetical-index-mark text:string-value="currying"/><text:alphabetical-index-mark text:key1="functions" text:string-value="currying"/></text:p>
        </text:list-item>
      </text:list>
      <text:p text:style-name="Code"><text:span text:style-name="T462"></text:span><text:s/>type SomeType =</text:p>
      <text:p text:style-name="Code"><text:s text:c="4"/>member this.Compute(x:int) : int =<text:s/>...</text:p>
      <text:p text:style-name="Code"><text:s text:c="4"/>member this.AsyncCompute(x:int) : Async&lt;int&gt; =<text:s/>...</text:p>
      <text:p text:style-name="Code"/>
      <text:p text:style-name="Code"><text:span text:style-name="T463"></text:span><text:s/>type System.ServiceModel.Channels.IInputChannel with</text:p>
      <text:p text:style-name="Code"><text:s text:c="4"/>member this.AsyncReceive() =</text:p>
      <text:p text:style-name="Code"><text:s text:c="8"/>Async.FromBeginEnd(this.BeginReceive, this.EndReceive)</text:p>
      <text:p text:style-name="P464"/>
      <text:list text:style-name="LFO4" text:continue-numbering="true">
        <text:list-item>
          <text:p text:style-name="P465"><text:span text:style-name="T466">Consider</text:span><text:span text:style-name="T467"><text:s/>using option values for return types instead of raising exceptions (for F#-facing code).</text:span></text:p>
        </text:list-item>
      </text:list>
      <text:p text:style-name="GuidelineDescription">The .NET approach to exceptions is that<text:s/><text:alphabetical-index-mark text:string-value="option values"/>they should be “exceptional”; that is, they should occur relatively infrequently. However, some operations (for example, searching a table) may fail frequently. F# option values are an excellent way to represent the return types of these operations. <text:s/>These operations conventionally start with the name prefix “try”.</text:p>
      <text:soft-page-break/>
      <text:p text:style-name="Code"><text:line-break/><text:s text:c="4"/>// bad: throws exception if no element meets criteria</text:p>
      <text:p text:style-name="Code"><text:span text:style-name="T468"></text:span><text:s text:c="3"/>member this.FindFirstIndex(pred : 'T -&gt; bool) : int = ...</text:p>
      <text:p text:style-name="Code"/>
      <text:p text:style-name="Code"><text:s text:c="4"/>// bad: returns -1 if no element meets criteria</text:p>
      <text:p text:style-name="Code"><text:span text:style-name="T469"></text:span><text:s text:c="3"/>member this.FindFirstIndex(pred : 'T -&gt; bool) : int = ...</text:p>
      <text:p text:style-name="Code"/>
      <text:p text:style-name="Code"><text:s text:c="4"/>// good: returns None if no element meets criteria</text:p>
      <text:p text:style-name="Code"><text:span text:style-name="T470"></text:span><text:s text:c="3"/>member this.TryFindFirstIndex(pred : 'T -&gt; bool) : int option = ...</text:p>
      <text:h text:style-name="Heading2" text:outline-level="2"><text:bookmark-start text:name="_Toc268300585"/>Exceptions<text:bookmark-end text:name="_Toc268300585"/></text:h>
      <text:list text:style-name="LFO4" text:continue-numbering="true">
        <text:list-item>
          <text:p text:style-name="P471"><text:span text:style-name="T472">Do</text:span><text:span text:style-name="T473"><text:s/>f</text:span><text:span text:style-name="T474">ollow the .NET guide</text:span><text:span text:style-name="T475">lines for exceptions, including for F#-to-F# libraries.</text:span></text:p>
        </text:list-item>
      </text:list>
      <text:p text:style-name="GuidelineDescription">The .NET Library Design Guidelines give excellent advice<text:s/><text:alphabetical-index-mark text:key1="exceptions" text:string-value=".NET guidelines"/>on the use of exceptions in the context of all .NET programming. Some of these guidelines are as follows:</text:p>
      <text:list text:style-name="LFO43" text:continue-numbering="true">
        <text:list-item>
          <text:list>
            <text:list-item>
              <text:p text:style-name="Bullet">Do not return error codes. Exceptions are the main way of reporting errors in frameworks.</text:p>
            </text:list-item>
            <text:list-item>
              <text:p text:style-name="Bullet">Do not use exceptions for normal flow of control. Although this technique is often used in languages such as OCaml, it is bug-prone and<text:s/>can be inefficient<text:s/>on .NET. Instead consider returning a<text:s/><text:span text:style-name="CodeChar">None</text:span><text:s/>option value to indicate failure.</text:p>
            </text:list-item>
            <text:list-item>
              <text:p text:style-name="Bullet">Do document all exceptions thrown by<text:s/>your components<text:s/>when a function is used incorrectly.</text:p>
            </text:list-item>
            <text:list-item>
              <text:p text:style-name="Bullet">Where possible throw existing exceptions<text:s/>from<text:s/>the<text:s/><text:span text:style-name="CodeChar">System</text:span><text:s/>namespaces.</text:p>
            </text:list-item>
            <text:list-item>
              <text:p text:style-name="Bullet">Do not throw<text:s/><text:span text:style-name="CodeInline">System.Exception<text:s/></text:span>when it will<text:s/>escape to user code. This includes avoiding the use of<text:s/><text:span text:style-name="CodeChar">failwith</text:span>,<text:s/><text:span text:style-name="CodeChar">failwithf</text:span>, which are handy functions for use in scripting and for code under development, but should be removed from<text:s/>F# library code<text:s/>in favor of throwing a more specific exception type.</text:p>
            </text:list-item>
            <text:list-item>
              <text:p text:style-name="Bullet">Do<text:s/>use<text:s/><text:span text:style-name="CodeChar">nullArg</text:span><text:span text:style-name="CodeInline">,<text:s/></text:span><text:span text:style-name="CodeChar">invalidArg</text:span><text:s/>and<text:s/><text:span text:style-name="CodeChar">invalidOp</text:span><text:s/>as the mechanism<text:s/>to throw<text:s/><text:span text:style-name="CodeChar">ArgumentNullException</text:span>,<text:s/><text:span text:style-name="CodeChar">ArgumentException</text:span><text:s/>and<text:s/><text:span text:style-name="CodeChar">InvalidOperationException</text:span><text:s/><text:alphabetical-index-mark text:key1="exceptions" text:string-value=".NET guidelines"/>when appropriate.</text:p>
            </text:list-item>
          </text:list>
        </text:list-item>
      </text:list>
      <text:h text:style-name="Heading2" text:outline-level="2"><text:bookmark-start text:name="_Toc268300586"/>Extension Members<text:bookmark-end text:name="_Toc268300586"/></text:h>
      <text:list text:style-name="LFO4" text:continue-numbering="true">
        <text:list-item>
          <text:p text:style-name="P476"><text:span text:style-name="T477">Consider</text:span><text:span text:style-name="T478"><text:s/>using F# extension members in F#-to-F# code and libraries.<text:s/></text:span></text:p>
        </text:list-item>
      </text:list>
      <text:p text:style-name="P479">F# extension members should generally only be used for operations that are in the closure of intrinsic operations associated with a type in the majority of its modes of use. <text:s text:c="2"/>One common use is to provide APIs that are more idiomatic to F# for various .NET types:</text:p>
      <text:p text:style-name="Code"/>
      <text:p text:style-name="Code"><text:span text:style-name="T480"></text:span><text:s/>type System.ServiceModel.Channels.IInputChannel with</text:p>
      <text:p text:style-name="Code"><text:s text:c="4"/>member this.AsyncReceive() =</text:p>
      <text:p text:style-name="Code"><text:s text:c="8"/>Async.FromBeginEnd(this.BeginReceive, this.EndReceive)</text:p>
      <text:p text:style-name="Code"/>
      <text:p text:style-name="Code"><text:span text:style-name="T481"></text:span><text:s/>type System.Collections.Generic.IDictionary&lt;'Key,'Value&gt; with</text:p>
      <text:p text:style-name="Code"><text:s text:c="5"/>member this.TryGet<text:s/>key =</text:p>
      <text:p text:style-name="Code"><text:s text:c="8"/>let ok, v = this.TryGetValue<text:s/>key</text:p>
      <text:p text:style-name="Code"><text:s text:c="8"/>if ok then Some<text:s/>v else None</text:p>
      <text:p text:style-name="P482"/>
      <text:h text:style-name="Heading2" text:outline-level="2"><text:bookmark-start text:name="_Toc268300587"/>Union Types<text:bookmark-end text:name="_Toc268300587"/><text:s/></text:h>
      <text:p text:style-name="P483"/>
      <text:list text:style-name="LFO4" text:continue-numbering="true">
        <text:list-item>
          <text:p text:style-name="P484"><text:span text:style-name="T485">Do<text:s/></text:span><text:span text:style-name="T486">use discriminated unions as an alternative to class hierarchies for creating tree-structured data.</text:span></text:p>
        </text:list-item>
      </text:list>
      <text:p text:style-name="P487"/>
      <text:list text:style-name="LFO4" text:continue-numbering="true">
        <text:list-item>
          <text:p text:style-name="P488"><text:span text:style-name="T489">Do</text:span><text:span text:style-name="T490"><text:s/>use the<text:s/></text:span><text:span text:style-name="CodeInline">[&lt;RequiredQualifiedAccess&gt;]<text:s/></text:span><text:span text:style-name="T491">attribute on union types whose case names are not sufficiently unique.</text:span></text:p>
        </text:list-item>
      </text:list>
      <text:p text:style-name="P492"/>
      <text:list text:style-name="LFO4" text:continue-numbering="true">
        <text:list-item>
          <text:p text:style-name="P493"><text:span text:style-name="T494">Consider</text:span><text:span text:style-name="T495"><text:s/>hiding the representations of</text:span><text:span text:style-name="T496"><text:s/>discriminated unions</text:span><text:span text:style-name="T497"><text:s/>for binary compatible APIs<text:s/></text:span><text:span text:style-name="T498">if<text:s/></text:span><text:span text:style-name="T499">the design of these types is likely to evolve.<text:s/></text:span></text:p>
        </text:list-item>
      </text:list>
      <text:p text:style-name="P500">Unions types rely on F# pattern-matching forms for a succinct programming model. <text:s/>As mentioned<text:s/>by previous guidelines<text:s/>you should avoid revealing concrete data representations such as records and unions in type design if the design of these types is likely to evolve.</text:p>
      <text:p text:style-name="P501"><text:span text:style-name="T502">For example, the representation of a discriminated union can be hidden using a<text:s/></text:span><text:span text:style-name="CodeInline">private</text:span><text:span text:style-name="T503"><text:s/>or<text:s/></text:span><text:span text:style-name="CodeInline">internal</text:span><text:span text:style-name="T504"><text:s/>declaration, or by using a signature file.</text:span></text:p>
      <text:p text:style-name="Code">type Union =<text:s/></text:p>
      <text:p text:style-name="Code"><text:s text:c="3"/>private</text:p>
      <text:p text:style-name="Code"><text:s text:c="6"/>| CaseA of int</text:p>
      <text:p text:style-name="Code"><text:s text:c="6"/>| CaseB of string</text:p>
      <text:p text:style-name="GuidelineDescription">If you reveal discriminated unions indiscriminately, you may find it<text:s/><text:alphabetical-index-mark text:key1="discriminated unions" text:string-value="hiding"/><text:alphabetical-index-mark text:key1="active patterns" text:string-value="hiding discriminated unions"/><text:alphabetical-index-mark text:key1="patterns" text:key2="active patterns" text:string-value="hiding discriminated unions"/><text:alphabetical-index-mark text:key1="hiding" text:string-value="discriminated unions"/>hard to version your library without breaking user code. You may consider revealing one or more active patterns to permit pattern matching over values of your type.</text:p>
      <text:p text:style-name="GuidelineDescription">Active patterns provide an alternate way to provide F# consumers with pattern matching while avoiding exposing F# Union Types directly.</text:p>
      <text:h text:style-name="Heading2" text:outline-level="2"><text:bookmark-start text:name="_Toc268300588"/>Inline Functions and Member Constraints<text:bookmark-end text:name="_Toc268300588"/></text:h>
      <text:list text:style-name="LFO4" text:continue-numbering="true">
        <text:list-item>
          <text:p text:style-name="P505"><text:span text:style-name="T506">Consider</text:span><text:span text:style-name="T507"><text:s/>defining generic numeric algorithms using inline functions with implied member constraints</text:span><text:span text:style-name="T508"><text:s/>and statically resolved generic types</text:span><text:span text:style-name="T509">, for F#-facing code.</text:span></text:p>
        </text:list-item>
      </text:list>
      <text:p text:style-name="P510">Arithmetic member constraints and F# comparison constraints are a highly regular standard for F# programming.<text:s/>For example, consider the<text:s/>following<text:s/></text:p>
      <text:soft-page-break/>
      <text:p text:style-name="Code">let inline highestCommonFactor a b =</text:p>
      <text:p text:style-name="Code"><text:s text:c="4"/>let rec loop a b =<text:s/></text:p>
      <text:p text:style-name="Code"><text:s text:c="8"/>if a = LanguagePrimitives.GenericZero&lt;_&gt; then b</text:p>
      <text:p text:style-name="Code"><text:s text:c="8"/>elif a &lt; b then loop a (b - a)</text:p>
      <text:p text:style-name="Code"><text:s text:c="8"/>else loop (a - b) b</text:p>
      <text:p text:style-name="Code"><text:s text:c="4"/>loop a b</text:p>
      <text:p text:style-name="BodyText">The type of this function is as follows:</text:p>
      <text:p text:style-name="Code">val inline highestCommonFactor :</text:p>
      <text:p text:style-name="Code"><text:s text:c="4"/>^T -&gt; <text:s/>^T -&gt; <text:s/>^T</text:p>
      <text:p text:style-name="Code"><text:s text:c="4"/><text:span text:style-name="T511">when ^T : (static member Zero : ^T)<text:s/></text:span></text:p>
      <text:p text:style-name="P512"><text:s text:c="4"/>and <text:s/>^T : (static member ( - ) : <text:s/>^T * <text:s/>^T -&gt; <text:s/>^T)</text:p>
      <text:p text:style-name="Code"><text:span text:style-name="T513"><text:s text:c="4"/></text:span>and <text:s text:c="2"/>^T : equality</text:p>
      <text:p text:style-name="Code"><text:s text:c="4"/>and <text:s text:c="2"/>^T : comparison</text:p>
      <text:p text:style-name="BodyText">This is a suitable function for a public API in a mathematical library.</text:p>
      <text:list text:style-name="LFO1" text:continue-numbering="true">
        <text:list-item>
          <text:p text:style-name="P514"><text:span text:style-name="T515">Avoid</text:span><text:span text:style-name="T516"><text:s/>the<text:s/></text:span><text:span text:style-name="T517">over-using<text:s/></text:span><text:span text:style-name="T518">member constraints for other ad-hoc coding purposes in F# library designs.</text:span></text:p>
        </text:list-item>
      </text:list>
      <text:p text:style-name="GuidelineDescription">It is possible to simulate “duck typing” using F# member constraints. However, members that make use of this should not in general be used in F#-to-F# library designs. This is because library designs based on unfamiliar or non-standard implicit constraints tend to cause user code to become inflexible and strongly tied to one particular framework pattern.</text:p>
      <text:h text:style-name="Heading2" text:outline-level="2"><text:bookmark-start text:name="_Toc268300589"/>Operator Definitions<text:bookmark-end text:name="_Toc268300589"/></text:h>
      <text:list text:style-name="LFO1" text:continue-numbering="true">
        <text:list-item>
          <text:p text:style-name="P519"><text:span text:style-name="T520">Avoid</text:span><text:span text:style-name="T521"><text:s/>defining custom symbolic operators in F#-facing library designs.<text:s/></text:span></text:p>
        </text:list-item>
      </text:list>
      <text:p text:style-name="GuidelineDescription">Custom operators are essential in some situations and are highly useful notational devices within a large body of implementation code. For new users of a library, named functions are often easier to use. <text:s/>In addition custom symbolic operators can be hard to document, and users find it more difficult to lookup help on operators, due to existing limitations in IDE and search engines.</text:p>
      <text:p text:style-name="GuidelineDescription">As a result, it is generally best to publish your functionality as named functions and members.<text:s/></text:p>
      <text:h text:style-name="Heading2" text:outline-level="2"><text:bookmark-start text:name="_Toc268300590"/>Units of Measure<text:bookmark-end text:name="_Toc268300590"/></text:h>
      <text:list text:style-name="LFO4" text:continue-numbering="true">
        <text:list-item>
          <text:p text:style-name="P522"><text:span text:style-name="T523">Do</text:span><text:span text:style-name="T524"><text:s/>use<text:s/></text:span><text:span text:style-name="T525">units of measure</text:span><text:span text:style-name="T526"><text:s/>for added type safety in F# code, including in F#-facing libraries.</text:span></text:p>
        </text:list-item>
      </text:list>
      <text:p text:style-name="GuidelineDescription"><text:span text:style-name="T527">This type information<text:s/></text:span><text:span text:style-name="T528">is erased when viewed by other .Net languages, so</text:span><text:span text:style-name="T529"><text:s/>b</text:span>e aware that .NET components, tools and reflection will just see types-sans-units (e.g.<text:s/><text:span text:style-name="CodeInline">float</text:span><text:s/>rather than<text:s/><text:span text:style-name="CodeInline">float</text:span><text:span text:style-name="CodeChar">&lt;kg&gt;</text:span>) after this information has been erased.</text:p>
      <text:h text:style-name="Heading2" text:outline-level="2"><text:bookmark-start text:name="_Toc268300591"/>Type Abbreviations<text:bookmark-end text:name="_Toc268300591"/></text:h>
      <text:list text:style-name="LFO4" text:continue-numbering="true">
        <text:list-item>
          <text:p text:style-name="P530"><text:span text:style-name="T531">Consider</text:span><text:span text:style-name="T532"><text:s/>using<text:s/></text:span><text:span text:style-name="T533">type abbreviations</text:span><text:span text:style-name="T534"><text:s/>to simplify F# code, including in F#-facing libraries.</text:span></text:p>
        </text:list-item>
      </text:list>
      <text:p text:style-name="GuidelineDescription"><text:span text:style-name="T535">B</text:span>e aware that .NET components, tools and reflection will just see the types-being-abbreviated.</text:p>
      <text:p text:style-name="GuidelineDescription"/>
      <text:soft-page-break/>
      <text:list text:style-name="LFO1" text:continue-numbering="true">
        <text:list-item>
          <text:p text:style-name="P536"><text:span text:style-name="T537">Avoid</text:span><text:span text:style-name="T538"><text:s/>using type abbreviations for public types whose members and properties should, logically speaking, be intrinsically different to those available on the type being abbreviated.</text:span></text:p>
        </text:list-item>
      </text:list>
      <text:p text:style-name="GuidelineDescription">In this case, the type being abbreviated reveals too much about the representation of the actual type being defined. Instead, consider wrapping the abbreviation in a class type or a single-case discriminated union (or, when performance is absolutely essential, consider using a struct type to wrap the abbreviation).</text:p>
      <text:p text:style-name="GuidelineDescription">For example, it is tempting to define a multi-map as a special case of an F# map, e.g.</text:p>
      <text:p text:style-name="Code">type MultiMap&lt;'Key,'Value&gt; = Map&lt;'Key,'Value list&gt;</text:p>
      <text:p text:style-name="GuidelineDescription">However, the logical dot-notation operations on this type are not the same as the operations on a Map – for example, it is reasonable that the lookup operator<text:s/><text:span text:style-name="CodeInline">map.[key]</text:span><text:s/>return the empty list if the key is not in the dictionary, rather than raising an exception.</text:p>
      <text:p text:style-name="Code"/>
      <text:h text:style-name="Heading1" text:outline-level="1"><text:bookmark-start text:name="_Toc268300592"/>Guidelines for<text:s/>Libraries for Use from other<text:s/>.NET<text:s/>Languages<text:bookmark-end text:name="_Toc268300592"/></text:h>
      <text:p text:style-name="BodyText">When designing libraries for use from other .NET languages, it is<text:s/>very<text:s/>important to adhere to the .NET Library Design Guidelines.<text:s/>In this document we<text:s/>label<text:s/>these libraries<text:s/><text:span text:style-name="T539">vanilla .NET libraries</text:span>, as opposed to<text:s/><text:span text:style-name="T540">F#-facing libraries</text:span><text:s/>which<text:s/>use F# constructs without restriction and are mostly intended for use by F# applications.<text:s/><text:s/>Designing vanilla .NET libraries<text:s/>means<text:s/>providing<text:s/>familiar and idiomatic APIs consistent with the rest of the .NET Framework<text:s/>by minimizing the use of F#-specific constructs in the public API. <text:s/>We propose<text:s/>the<text:s/>rules in the following sections.</text:p>
      <text:h text:style-name="Heading2" text:outline-level="2"><text:bookmark-start text:name="_Toc268300593"/>Namespace and Type Design<text:bookmark-end text:name="_Toc268300593"/></text:h>
      <text:p text:style-name="Normal"/>
      <text:list text:style-name="LFO4" text:continue-numbering="true">
        <text:list-item>
          <text:p text:style-name="P541"><text:span text:style-name="T542">Do</text:span><text:span text:style-name="T543"><text:s/>a</text:span><text:span text:style-name="T544">pply the .NET Library Design Guidelines<text:s/></text:span><text:span text:style-name="T545">to the public API of<text:s/></text:span><text:span text:style-name="T546">your components</text:span><text:span text:style-name="T547">, for vanilla .NET APIs</text:span><text:span text:style-name="T548">.</text:span></text:p>
        </text:list-item>
      </text:list>
      <text:p text:style-name="GuidelineDescription">In particular,<text:s/>apply the<text:s/>naming<text:s/>guidelines, paying special attention<text:s/>to<text:s/>the use of<text:s/>abbreviated names<text:s/>and<text:s/>the .NET capitalization guidelines.<text:s/></text:p>
      <text:p text:style-name="Code"><text:span text:style-name="T549"></text:span><text:s/>type pCoord = ...</text:p>
      <text:p text:style-name="Code"><text:s text:c="6"/>member this.theta = ...</text:p>
      <text:p text:style-name="Code"/>
      <text:p text:style-name="Code"><text:span text:style-name="T550"></text:span><text:s/>type PolarCoordinate = ...</text:p>
      <text:p text:style-name="Code"><text:s text:c="6"/>member this.Theta = ...</text:p>
      <text:p text:style-name="P551"/>
      <text:list text:style-name="LFO4" text:continue-numbering="true">
        <text:list-item>
          <text:p text:style-name="P552"><text:span text:style-name="T553">Do</text:span><text:span text:style-name="T554"><text:s/></text:span><text:span text:style-name="T555">use</text:span><text:span text:style-name="T556"><text:s/>namespaces</text:span><text:span text:style-name="T557">,<text:s/></text:span><text:span text:style-name="T558">types</text:span><text:span text:style-name="T559"><text:s/></text:span><text:span text:style-name="T560">and members as the primary organizational structure for your components<text:s/></text:span><text:span text:style-name="T561">(as opposed to modules)</text:span><text:span text:style-name="T562">,</text:span><text:span text:style-name="T563"><text:s/>for vanilla .NET APIs</text:span><text:span text:style-name="T564">.</text:span></text:p>
        </text:list-item>
      </text:list>
      <text:p text:style-name="GuidelineDescription">This means<text:span text:style-name="T565"><text:s/></text:span>all files<text:s/>containing public functionality<text:s/>should begin<text:s/>with a “namespace” declaration,<text:s/>and the only public-facing entities<text:s/>in namespaces<text:s/>should be types.</text:p>
      <text:soft-page-break/>
      <text:p text:style-name="GuidelineDescription">Use<text:s/>non-public<text:s/>modules to hold implementation code, utility types and utility functions.</text:p>
      <text:p text:style-name="GuidelineDescription">Static types should be preferred over modules, as they allow for future evolution of the API to use overloading and other .NET API design concepts which may not be<text:s/>used<text:s/>within F# modules.</text:p>
      <text:p text:style-name="GuidelineDescription">For example, in place of the following public API:</text:p>
      <text:p text:style-name="P566"><text:span text:style-name="T567"></text:span><text:span text:style-name="T568"><text:s/>module Fabrikom</text:span></text:p>
      <text:p text:style-name="P569"/>
      <text:p text:style-name="P570"><text:s/><text:s/>module Utilities =<text:s/></text:p>
      <text:p text:style-name="P571"><text:s/>    let Name = "Bob"</text:p>
      <text:p text:style-name="P572"><text:s/>    let Add2 x y = x + y</text:p>
      <text:p text:style-name="P573"><text:s/>    let Add3 x y z = x + y + z</text:p>
      <text:p text:style-name="GuidelineDescription">Consider instead:</text:p>
      <text:p text:style-name="P574"><text:span text:style-name="T575"></text:span><text:span text:style-name="T576"><text:s/></text:span><text:span text:style-name="T577">namespace Fabrikom</text:span></text:p>
      <text:p text:style-name="P578"/>
      <text:p text:style-name="Code"><text:s text:c="3"/>// A type in a component designed for use from other .NET languages</text:p>
      <text:p text:style-name="Code"><text:s text:c="3"/>[&lt;AbstractClass;<text:s/>Sealed&gt;]<text:s/></text:p>
      <text:p text:style-name="Code"><text:s text:c="3"/><text:s/>type Utilities =<text:s/></text:p>
      <text:p text:style-name="Code"><text:s/>    static member Name = "Bob"</text:p>
      <text:p text:style-name="Code"><text:s/>    static member Add(x,y) =<text:s/>x<text:s/>+ y</text:p>
      <text:p text:style-name="Code"><text:s/>    static member Add(x,y,z) = x + y + z</text:p>
      <text:p text:style-name="GuidelineDescription"/>
      <text:list text:style-name="LFO4" text:continue-numbering="true">
        <text:list-item>
          <text:p text:style-name="P579"><text:span text:style-name="T580">Consider</text:span><text:span text:style-name="T581"><text:s/></text:span><text:span text:style-name="T582">using F# record types in<text:s/></text:span><text:span text:style-name="T583">vanilla .NET APIs</text:span><text:span text:style-name="T584"><text:s/>if the design of the types will not evolve.<text:s/></text:span></text:p>
        </text:list-item>
      </text:list>
      <text:p text:style-name="P585"><text:span text:style-name="T586">F#<text:s/></text:span><text:span text:style-name="T587">record types compile to a simple .NET class. These are suitable for some simple, stable types in APIs. You should consider using the</text:span><text:span text:style-name="CodeChar"><text:s/>[&lt;NoEquality&gt;]</text:span><text:span text:style-name="T588"><text:s/>and<text:s/></text:span><text:span text:style-name="CodeChar">[&lt;NoComparison&gt;]</text:span><text:span text:style-name="T589"><text:s/>attributes to suppress the automatic generation of interfaces. <text:s/>Also avoid using mutable record fields in vanilla .NET APIs as these will expose a public field. <text:s/>Always consider whether a class would provide a more flexible option for future evolution of the API.</text:span></text:p>
      <text:p text:style-name="P590">For example, this F# code will expose the public API below to a C# consumer.</text:p>
      <text:p text:style-name="P591"/>
      <text:p text:style-name="P592">F#:</text:p>
      <text:p text:style-name="P593">[&lt;NoEquality;NoComparison&gt;]</text:p>
      <text:p text:style-name="P594">type MyRecord =<text:s/></text:p>
      <text:p text:style-name="P595"><text:s text:c="4"/>{ FirstThing : int;</text:p>
      <text:p text:style-name="P596"><text:s text:c="6"/>SecondThing : string }</text:p>
      <text:p text:style-name="P597"/>
      <text:p text:style-name="P598">C#:</text:p>
      <text:p text:style-name="P599"><text:span text:style-name="T600">public sealed class<text:s/></text:span><text:a xlink:href="http://www.aisto.com/roeder/dotnet/Default.aspx?Target=code://Javascript/Interpret.MyRecord" office:target-frame-name="_top" xlink:show="replace"><text:span text:style-name="T601">MyRecord</text:span></text:a></text:p>
      <text:p text:style-name="P602"><text:span text:style-name="T603">{</text:span></text:p>
      <text:p text:style-name="P604"><text:span text:style-name="T605"><text:s text:c="4"/>public<text:s/></text:span><text:a xlink:href="http://www.aisto.com/roeder/dotnet/Default.aspx?Target=code://Javascript/Interpret.MyRecord/.ctor(Int32,String)" office:target-frame-name="_top" xlink:show="replace"><text:span text:style-name="T606">MyRecord</text:span></text:a><text:span text:style-name="T607">(</text:span><text:a office:title="System.Int32" xlink:href="http://www.aisto.com/roeder/dotnet/Default.aspx?Target=code://mscorlib:4.0.0.0:b77a5c561934e089/System.Int32" office:target-frame-name="_top" xlink:show="replace"><text:span text:style-name="T608">int</text:span></text:a><text:span text:style-name="T609"><text:s/>firstThing,<text:s/></text:span><text:a office:title="System.String" xlink:href="http://www.aisto.com/roeder/dotnet/Default.aspx?Target=code://mscorlib:4.0.0.0:b77a5c561934e089/System.String" office:target-frame-name="_top" xlink:show="replace"><text:span text:style-name="T610">string</text:span></text:a><text:span text:style-name="T611"><text:s/>secondThing);</text:span></text:p>
      <text:p text:style-name="P612"><text:span text:style-name="T613"><text:s text:c="4"/>public<text:s/></text:span><text:a office:title="System.Int32" xlink:href="http://www.aisto.com/roeder/dotnet/Default.aspx?Target=code://mscorlib:4.0.0.0:b77a5c561934e089/System.Int32" office:target-frame-name="_top" xlink:show="replace"><text:span text:style-name="T614">int</text:span></text:a><text:span text:style-name="T615"><text:s/></text:span><text:a xlink:href="http://www.aisto.com/roeder/dotnet/Default.aspx?Target=code://Javascript/Interpret.MyRecord/property:FirstThing:Int32" office:target-frame-name="_top" xlink:show="replace"><text:span text:style-name="T616">FirstThing</text:span></text:a><text:span text:style-name="T617"><text:s/>{ get; }</text:span></text:p>
      <text:p text:style-name="P618"><text:span text:style-name="T619"><text:s text:c="4"/>public<text:s/></text:span><text:a office:title="System.String" xlink:href="http://www.aisto.com/roeder/dotnet/Default.aspx?Target=code://mscorlib:4.0.0.0:b77a5c561934e089/System.String" office:target-frame-name="_top" xlink:show="replace"><text:span text:style-name="T620">string</text:span></text:a><text:span text:style-name="T621"><text:s/></text:span><text:a xlink:href="http://www.aisto.com/roeder/dotnet/Default.aspx?Target=code://Javascript/Interpret.MyRecord/property:SecondThing:String" office:target-frame-name="_top" xlink:show="replace"><text:span text:style-name="T622">SecondThing</text:span></text:a><text:span text:style-name="T623"><text:s/>{ get; }</text:span></text:p>
      <text:p text:style-name="P624">}</text:p>
      <text:list text:style-name="LFO4" text:continue-numbering="true">
        <text:list-item>
          <text:p text:style-name="P625"><text:span text:style-name="T626">Do</text:span><text:span text:style-name="T627"><text:s/>hide the representation of F# union types<text:s/></text:span><text:span text:style-name="T628">in vanilla .NET APIs.</text:span></text:p>
        </text:list-item>
      </text:list>
      <text:p text:style-name="GuidelineDescription">F# union types are not commonly used across component boundaries, even for F#-to-F# coding. They are an excellent implementation device when used internally within components and libraries.<text:s/><text:soft-page-break/>When designing a vanilla .NET API, consider hiding the representation of a union type by using either a private declaration or a signature file.<text:s/></text:p>
      <text:p text:style-name="Code"><text:span text:style-name="T629"></text:span><text:s/>type PropLogic =<text:s/></text:p>
      <text:p text:style-name="Code"><text:s text:c="8"/>private | And of PropLogic * PropLogic<text:s/></text:p>
      <text:p text:style-name="Code"><text:s text:c="16"/>| Not of PropLogic</text:p>
      <text:p text:style-name="Code"><text:s text:c="16"/>| True</text:p>
      <text:p text:style-name="GuidelineDescription">You may also augment types that use a union representation internally <text:s/>with members to provide a desired .NET-facing API. If the union representation is hidden, the corresponding methods and properties in the compiled form of the union type will also be hidden.<text:s/></text:p>
      <text:p text:style-name="Code"><text:span text:style-name="T630"></text:span><text:s/><text:span text:style-name="T631">type PropLogic =<text:s/></text:span></text:p>
      <text:p text:style-name="P632"><text:s text:c="4"/>private | And of PropLogic * PropLogic<text:s/></text:p>
      <text:p text:style-name="P633"><text:s text:c="12"/>| Not of PropLogic</text:p>
      <text:p text:style-name="P634"><text:s text:c="12"/>| True</text:p>
      <text:p text:style-name="P635"><text:s text:c="4"/>/// A public member for use from C#</text:p>
      <text:p text:style-name="P636"><text:s text:c="4"/>member x.Evaluate =<text:s/></text:p>
      <text:p text:style-name="P637"><text:s text:c="9"/>match x with<text:s/></text:p>
      <text:p text:style-name="P638"><text:s text:c="9"/>| And(a,b) -&gt; a.Evaluate &amp;&amp; b.Evaluate</text:p>
      <text:p text:style-name="P639"><text:s text:c="9"/>| Not a -&gt; not a.Evaluate<text:s/></text:p>
      <text:p text:style-name="P640"><text:s text:c="9"/>| True -&gt; true</text:p>
      <text:p text:style-name="P641"/>
      <text:p text:style-name="P642"><text:s text:c="4"/>/// A public member for use from C#</text:p>
      <text:p text:style-name="P643"><text:s text:c="4"/>static member MakeAnd(a,b) = And(a,b)</text:p>
      <text:p text:style-name="P644"/>
      <text:list text:style-name="LFO4" text:continue-numbering="true">
        <text:list-item>
          <text:p text:style-name="P645"><text:span text:style-name="T646">Consider</text:span><text:span text:style-name="T647"><text:s/>using</text:span><text:span text:style-name="T648"><text:s/>the .NET<text:s/></text:span><text:span text:style-name="T649">code analysis<text:s/></text:span><text:span text:style-name="T650">tool FxCop<text:s/></text:span><text:span text:style-name="T651">with vanilla .NET APIs.</text:span></text:p>
        </text:list-item>
      </text:list>
      <text:p text:style-name="GuidelineDescription">You can use this tool<text:s/>to check the public interface of your assembly for compliance<text:s/>with the .NET Library Design Guidelines.<text:s/>FxCop by default also checks some internal implementation properties which are not necessarily applicable to F# coding. As a result you may need to use<text:s/>FxCop exemptions where necessary.</text:p>
      <text:p text:style-name="GuidelineDescription"/>
      <text:list text:style-name="LFO4" text:continue-numbering="true">
        <text:list-item>
          <text:p text:style-name="P652"><text:span text:style-name="T653">Do</text:span><text:span text:style-name="T654"><text:s/>design GUI and other components using the design patterns of the particular .NET frameworks you are using. For example, for WPF programming, adopt WPF design patterns for the classes you are designing. For models in user interface programming, use design patterns such as events and notification-based collections such as those found in<text:s/></text:span><text:span text:style-name="CodeInline">System.Collections.ObjectModel</text:span><text:span text:style-name="T655">.</text:span></text:p>
        </text:list-item>
      </text:list>
      <text:p text:style-name="P656"/>
      <text:h text:style-name="Heading2" text:outline-level="2"><text:bookmark-start text:name="_Toc268300594"/>Object and Member Design<text:bookmark-end text:name="_Toc268300594"/></text:h>
      <text:p text:style-name="P657"/>
      <text:list text:style-name="LFO4" text:continue-numbering="true">
        <text:list-item>
          <text:p text:style-name="P658"><text:span text:style-name="T659">Do</text:span><text:span text:style-name="T660"><text:s/>use</text:span><text:span text:style-name="T661"><text:s/>the<text:s/></text:span><text:span text:style-name="T662">CLIEvent</text:span><text:span text:style-name="T663"><text:s/>attribute</text:span><text:span text:style-name="T664"><text:s/>to expose .NET events, and construct</text:span><text:span text:style-name="T665"><text:s/>a<text:s/></text:span><text:span text:style-name="CodeChar">DelegateEvent</text:span><text:span text:style-name="T666"><text:s/>with a specific .NET delegate type that takes an object and<text:s/></text:span><text:span text:style-name="CodeChar">EventArgs</text:span><text:span text:style-name="T667"><text:s/>(rather than an<text:s/></text:span><text:span text:style-name="CodeChar">Event</text:span><text:span text:style-name="T668">, which just uses the<text:s/></text:span><text:span text:style-name="CodeChar">FSharpHandler</text:span><text:span text:style-name="T669"><text:s/>type by default)<text:s/></text:span><text:span text:style-name="T670"><text:s/></text:span><text:span text:style-name="T671">so that the events are published in the familiar way to other .NET languages.</text:span></text:p>
        </text:list-item>
      </text:list>
      <text:soft-page-break/>
      <text:p text:style-name="Code"><text:span text:style-name="T672"></text:span><text:s/>type MyBadType() =</text:p>
      <text:p text:style-name="Code"><text:s text:c="4"/>let myEv = new Event&lt;int&gt;()</text:p>
      <text:p text:style-name="Code"><text:s text:c="4"/>[&lt;CLIEvent&gt;]</text:p>
      <text:p text:style-name="Code"><text:s text:c="4"/>member this.MyEvent = myEv.Publish</text:p>
      <text:p text:style-name="Code"/>
      <text:p text:style-name="Code"><text:span text:style-name="T673"></text:span><text:s/>/// A type in a component designed for use from other .NET languages</text:p>
      <text:p text:style-name="Code"><text:s text:c="2"/>type MyEventArgs(x:int) =<text:s/></text:p>
      <text:p text:style-name="Code"><text:s text:c="4"/>inherit System.EventArgs()</text:p>
      <text:p text:style-name="Code"><text:s text:c="4"/>member this.X = x</text:p>
      <text:p text:style-name="Code"><text:s text:c="2"/></text:p>
      <text:p text:style-name="Code"><text:s text:c="2"/>/// A type in a component designed for use from other .NET languages</text:p>
      <text:p text:style-name="Code"><text:s text:c="2"/>type MyGoodType() =</text:p>
      <text:p text:style-name="Code"><text:s text:c="4"/>let myEv = new DelegateEvent&lt;EventHandler&lt;MyEventArgs&gt;&gt;()</text:p>
      <text:p text:style-name="Code"><text:s text:c="4"/>[&lt;CLIEvent&gt;]</text:p>
      <text:p text:style-name="Code"><text:s text:c="4"/>member this.MyEvent = myEv.Publish</text:p>
      <text:p text:style-name="P674"/>
      <text:list text:style-name="LFO4" text:continue-numbering="true">
        <text:list-item>
          <text:p text:style-name="P675"><text:span text:style-name="T676">Do</text:span><text:span text:style-name="T677"><text:s/>expose</text:span><text:span text:style-name="T678"><text:s/>asynchronous operations using<text:s/></text:span><text:span text:style-name="T679">either<text:s/></text:span><text:span text:style-name="T680">the .NET asynchronous programming model (BeginFoo, EndFoo)</text:span><text:span text:style-name="T681">,<text:s/></text:span><text:span text:style-name="T682">or as methods returning .NET tasks (Task&lt;T&gt;), rather than as F# Async&lt;T&gt; objects.</text:span><text:span text:style-name="T683"><text:line-break/></text:span><text:span text:style-name="T684"><text:line-break/>The Asynchronous Programming Model (APM) is a standard pattern for asynchronous APIs on .NET. <text:s text:c="5"/>An F#<text:s/></text:span><text:span text:style-name="CodeChar">Async&lt;T&gt;</text:span><text:span text:style-name="T685"><text:s/>computation can be exposed as an APM pattern using the F#<text:s/></text:span><text:span text:style-name="CodeChar">Async.AsBeginEnd</text:span><text:span text:style-name="T686"><text:s/></text:span><text:span text:style-name="T687">method. <text:s/>This<text:s/></text:span><text:span text:style-name="T688">method makes it easy to convert an F# async object into Begin/End/Cancel methods. <text:s/>Consider<text:s/></text:span><text:span text:style-name="T689">also<text:s/></text:span><text:span text:style-name="T690">exposing the Cancel method</text:span><text:span text:style-name="T691">,</text:span><text:span text:style-name="T692"><text:s/></text:span><text:span text:style-name="T693">in addition to<text:s/></text:span><text:span text:style-name="T694">the Begin/End methods that are<text:s/></text:span><text:span text:style-name="T695">the necessary portion of<text:s/></text:span><text:span text:style-name="T696">the pattern.</text:span></text:p>
        </text:list-item>
      </text:list>
      <text:p text:style-name="Code"><text:span text:style-name="T697"></text:span><text:s/>// A type in a component designed for use from other .NET languages</text:p>
      <text:p text:style-name="Code"><text:s text:c="2"/>type MyType() =<text:s/></text:p>
      <text:p text:style-name="Code"><text:s text:c="4"/>let compute(x:int) : Async&lt;int&gt; = async {<text:s/>...<text:s/>}</text:p>
      <text:p text:style-name="Code"><text:s text:c="4"/>let beginAction, endAction, cancelAction =<text:s/></text:p>
      <text:p text:style-name="Code"><text:s text:c="8"/>Async.AsBeginEnd (fun<text:s/>x<text:s/>-&gt; compute<text:s/>x)</text:p>
      <text:p text:style-name="Code"><text:s text:c="4"/>member this.BeginCompute(x, callback, state:obj) =<text:s/></text:p>
      <text:p text:style-name="Code"><text:s text:c="8"/>beginAction(x,<text:s/>callback,<text:s/>state)</text:p>
      <text:p text:style-name="Code"><text:s text:c="4"/>member this.EndCompute(result) = endAction<text:s/>result<text:s/></text:p>
      <text:p text:style-name="Code"><text:s text:c="4"/>member this.CancelCompute(result) = cancelAction<text:s/>result</text:p>
      <text:p text:style-name="P698">In .NET 4.0, the Task model was introduced, and tasks can represent active asynchronous computations. Tasks are in general less compositional than F# Async&lt;T&gt; objects, since they represent “already executing” tasks and can’t be composed together in ways that<text:s/>perform parallel composition, or which<text:s/>hide the propagation of cancellation signals and other contextual parameters.</text:p>
      <text:p text:style-name="P699"/>
      <text:p text:style-name="P700">However, despite this, methods-returning-Tasks are emerging as a standard representation of asynchronous programming on .NET.</text:p>
      <text:p text:style-name="Code"><text:span text:style-name="T701"></text:span><text:s/>// A type in a component designed for use from other .NET languages</text:p>
      <text:p text:style-name="Code"><text:s text:c="2"/>type MyType() =<text:s/></text:p>
      <text:p text:style-name="Code"><text:s text:c="4"/>let compute(x:int) : Async&lt;int&gt; = async {<text:s/>...<text:s/>}</text:p>
      <text:p text:style-name="Code"><text:s text:c="4"/>member this.ComputeAsTask(x) =<text:s/>compute x |&gt; Async.StartAsTask</text:p>
      <text:p text:style-name="P702">You will frequently also want to accept an explicit cancellation token:</text:p>
      <text:soft-page-break/>
      <text:p text:style-name="Code"><text:span text:style-name="T703"></text:span><text:s/>/// A type in a component designed for use from other .NET languages</text:p>
      <text:p text:style-name="Code"><text:s text:c="2"/>type MyType() =<text:s/></text:p>
      <text:p text:style-name="Code"><text:s text:c="4"/>let compute(x:int) : Async&lt;int&gt; = async {<text:s/>...<text:s/>}</text:p>
      <text:p text:style-name="Code"><text:s text:c="4"/>member this.ComputeAsTask(x,token) =<text:s/>Async.StartAsTask(compute x, token)</text:p>
      <text:p text:style-name="P704"/>
      <text:list text:style-name="LFO4" text:continue-numbering="true">
        <text:list-item>
          <text:p text:style-name="P705"><text:span text:style-name="T706">Do</text:span><text:span text:style-name="T707"><text:s/>use .NET delegate types in preference to F# function types in vanilla .NET APIs.</text:span></text:p>
        </text:list-item>
      </text:list>
      <text:p text:style-name="GuidelineDescription">Here “F# function types” mean “arrow” types like “int -&gt; int”. <text:s/></text:p>
      <text:p text:style-name="Code"><text:span text:style-name="T708"></text:span><text:s/>member this.Transform(f:int-&gt;int) = ...</text:p>
      <text:p text:style-name="GuidelineDescription"><text:span text:style-name="T709"><text:s text:c="3"/></text:span><text:span text:style-name="T710"></text:span><text:span text:style-name="T711"><text:s/>member this.Transform(f:Func&lt;int,int&gt;) = ...</text:span><text:line-break/>The F# function type appears as “<text:span text:style-name="CodeChar">class F</text:span><text:span text:style-name="CodeChar">SharpFunc&lt;T,U&gt;</text:span>” to other .NET languages, and is less suitable for language features and tooling that understand delegate types. <text:s/>When authoring a higher-order method targeting .NET 3.5 or higher, the<text:s/><text:span text:style-name="CodeChar">System.Func</text:span><text:s/>and<text:s/><text:span text:style-name="CodeChar">System.Action</text:span><text:s/>delegates are the right APIs to publish to enable .NET developers to consume these APIs in a low-friction manner. <text:s/>(When targeting .NET 2.0, the system-defined delegate types are more limited; consider using<text:s/><text:span text:style-name="CodeChar">System.Converter&lt;T,U&gt;</text:span><text:s/>or defining a specific delegate type.)</text:p>
      <text:p text:style-name="GuidelineDescription">On the flip side, .NET delegates are<text:s/><text:span text:style-name="T712">not</text:span><text:s/>natural for F#-facing libraries (see the next Section on F#-facing libraries). <text:s/>As a result, a common implementation strategy when developing higher-order methods for vanilla .NET libraries is to author all the implementation using F# function types, and then create the public API using delegates as a thin façade atop the actual F# implementation. <text:s/></text:p>
      <text:p text:style-name="GuidelineDescription"/>
      <text:list text:style-name="LFO4" text:continue-numbering="true">
        <text:list-item>
          <text:p text:style-name="P713"><text:span text:style-name="T714">Consider</text:span><text:span text:style-name="T715"><text:s/></text:span><text:span text:style-name="T716">use the TryGetValue pattern instead of<text:s/></text:span><text:span text:style-name="T717">returning</text:span><text:span text:style-name="T718"><text:s/></text:span><text:span text:style-name="T719">F# option values (</text:span><text:span text:style-name="CodeChar">option&lt;T&gt;</text:span><text:span text:style-name="T720">) in vanilla .NET APIs</text:span><text:span text:style-name="T721">, and prefer method overloading to taking F# option values as arguments.</text:span></text:p>
        </text:list-item>
      </text:list>
      <text:p text:style-name="GuidelineDescription">Common patterns of use for the F# option type in APIs are better implemented in vanilla .NET APIs using standard .NET design techniques. <text:s/>Instead of returning an F# option value, consider using the bool return type plus an<text:s/><text:span text:style-name="CodeChar">out</text:span><text:s/>parameter as in the TryGetValue pattern. And instead of taking F# option values as parameters, consider using method overloading.</text:p>
      <text:p text:style-name="P722"><text:span text:style-name="T723"></text:span><text:span text:style-name="T724"><text:s/></text:span><text:span text:style-name="T725">member this.ReturnOption() = Some 3</text:span><text:span text:style-name="T726"><text:line-break/></text:span><text:span text:style-name="T727"></text:span><text:span text:style-name="T728"><text:s/></text:span><text:span text:style-name="T729">member this.ReturnBoolAndOut(outVal : byref&lt;int&gt;) =</text:span><text:span text:style-name="T730"><text:line-break/><text:s text:c="6"/></text:span><text:span text:style-name="T731">outVal &lt;- 3</text:span><text:span text:style-name="T732"><text:line-break/><text:s text:c="6"/>true</text:span><text:span text:style-name="T733"><text:line-break/></text:span><text:span text:style-name="T734"><text:line-break/></text:span><text:span text:style-name="T735"></text:span><text:span text:style-name="T736"><text:s/></text:span><text:span text:style-name="T737">member this.ParamOption(x : int, y : int option) =<text:s/></text:span><text:span text:style-name="T738"><text:line-break/><text:s text:c="6"/></text:span><text:span text:style-name="T739">match y with | Some y' -&gt; x + y' | None -&gt; x</text:span><text:span text:style-name="T740"><text:line-break/></text:span><text:span text:style-name="T741"></text:span><text:span text:style-name="T742"><text:s/></text:span><text:span text:style-name="T743">member this.ParamOverload(x : int) = x</text:span><text:span text:style-name="T744"><text:line-break/></text:span><text:span text:style-name="T745"></text:span><text:span text:style-name="T746"><text:s/></text:span><text:span text:style-name="T747">member this.ParamOverload(x : int, y : int) = x + y</text:span></text:p>
      <text:p text:style-name="P748"/>
      <text:p text:style-name="P749"/>
      <text:list text:style-name="LFO4" text:continue-numbering="true">
        <text:list-item>
          <text:p text:style-name="P750"><text:span text:style-name="T751">Consider</text:span><text:span text:style-name="T752"><text:s/>using</text:span><text:span text:style-name="T753"><text:s/>the .NET<text:s/></text:span><text:span text:style-name="T754">collection<text:s/></text:span><text:span text:style-name="T755">interface types<text:s/></text:span><text:span text:style-name="CodeChar">IEnumerable&lt;T&gt;</text:span><text:span text:style-name="T756"><text:s/>and<text:s/></text:span><text:span text:style-name="CodeChar">I</text:span><text:span text:style-name="CodeChar">Dictionary</text:span><text:span text:style-name="CodeChar">&lt;</text:span><text:span text:style-name="CodeChar">Key,Value</text:span><text:span text:style-name="CodeChar">&gt;</text:span><text:span text:style-name="T757"><text:s/>for parameters and return values in vanilla .NET APIs.<text:s/></text:span></text:p>
        </text:list-item>
      </text:list>
      <text:p text:style-name="P758"><text:span text:style-name="T759">This means<text:s/></text:span><text:span text:style-name="T760">av</text:span><text:span text:style-name="T761">oid<text:s/></text:span><text:span text:style-name="T762">the<text:s/></text:span><text:span text:style-name="T763">us</text:span><text:span text:style-name="T764">e of</text:span><text:span text:style-name="T765"><text:s/></text:span><text:span text:style-name="T766">concrete<text:s/></text:span><text:span text:style-name="T767">collection types such as</text:span><text:span text:style-name="T768"><text:s/>.NET arrays</text:span><text:span text:style-name="T769"><text:s/></text:span><text:span text:style-name="CodeChar">T[]</text:span><text:span text:style-name="T770">, F# types<text:s/></text:span><text:span text:style-name="CodeChar">l</text:span><text:span text:style-name="CodeChar">ist</text:span><text:span text:style-name="CodeChar">&lt;T&gt;</text:span><text:span text:style-name="T771">,<text:s/></text:span><text:span text:style-name="CodeChar">M</text:span><text:span text:style-name="CodeChar">ap</text:span><text:span text:style-name="CodeChar">&lt;Key,Value&gt;</text:span><text:span text:style-name="T772"><text:s/>and<text:s/></text:span><text:span text:style-name="CodeChar">S</text:span><text:span text:style-name="CodeChar">e</text:span><text:span text:style-name="CodeChar">t&lt;T&gt;</text:span><text:span text:style-name="T773"><text:s/></text:span><text:span text:style-name="T774">, and.NET concrete collection types such as<text:s/></text:span><text:span text:style-name="CodeChar">Dictionary&lt;Key,Value&gt;</text:span><text:span text:style-name="T775">.<text:s/></text:span><text:span text:style-name="T776">The .NET <text:s/>Library Design Guidelines have good advice regarding when to use various collection types like<text:s/></text:span><text:span text:style-name="CodeChar">IEnumerable&lt;T</text:span><text:span text:style-name="CodeChar">&gt;</text:span><text:span text:style-name="T777">. Some use of</text:span><text:span text:style-name="T778"><text:s/></text:span><text:span text:style-name="T779">arrays (</text:span><text:span text:style-name="CodeChar">T</text:span><text:span text:style-name="CodeChar">[]</text:span><text:span text:style-name="T780">)</text:span><text:span text:style-name="T781"><text:s/>is acceptable in some circumstances, on<text:s/></text:span><text:soft-page-break/><text:span text:style-name="T782">performance grounds</text:span><text:span text:style-name="T783">. <text:s/>Note especially that<text:s/></text:span><text:span text:style-name="CodeChar">seq&lt;T&gt;</text:span><text:span text:style-name="T784"><text:s/>is just the F# alias for<text:s/></text:span><text:span text:style-name="CodeChar">IEnumerable&lt;T&gt;</text:span><text:span text:style-name="T785">, and thus<text:s/></text:span><text:span text:style-name="CodeChar">seq</text:span><text:span text:style-name="T786"><text:s/>is often an appropriate type for a vanilla .NET API.</text:span><text:span text:style-name="T787"><text:s/></text:span></text:p>
      <text:p text:style-name="P788"><text:span text:style-name="T789"></text:span><text:span text:style-name="T790"><text:s/>member this.PrintNames(names : list&lt;string&gt;) = ...</text:span></text:p>
      <text:p text:style-name="P791"><text:span text:style-name="T792"></text:span><text:span text:style-name="T793"><text:s/>member this.PrintNames(names : seq&lt;string&gt;) = ...</text:span></text:p>
      <text:p text:style-name="P794"/>
      <text:list text:style-name="LFO4" text:continue-numbering="true">
        <text:list-item>
          <text:p text:style-name="P795"><text:span text:style-name="T796">Do</text:span><text:span text:style-name="T797"><text:s/>use the unit type<text:s/></text:span><text:span text:style-name="T798">as the only input type of a method to define a zero-argument method, or as the only return type to define a void-returning method.</text:span><text:span text:style-name="T799"><text:s/></text:span></text:p>
        </text:list-item>
      </text:list>
      <text:p text:style-name="P800"><text:span text:style-name="T801">Avoid other uses of the unit type.<text:s/></text:span></text:p>
      <text:p text:style-name="P802"><text:span text:style-name="T803"></text:span><text:span text:style-name="T804"><text:s/>member this.NoArguments() = 3</text:span><text:span text:style-name="T805"><text:line-break/></text:span><text:span text:style-name="T806"></text:span><text:span text:style-name="T807"><text:s/>member this.ReturnVoid(x : int) = ()</text:span><text:span text:style-name="T808"><text:line-break/></text:span><text:span text:style-name="T809"></text:span><text:span text:style-name="T810"><text:s/>member this.WrongUnit( x:unit, z:int) = ((), ())</text:span></text:p>
      <text:p text:style-name="P811"/>
      <text:list text:style-name="LFO4" text:continue-numbering="true">
        <text:list-item>
          <text:p text:style-name="P812"><text:span text:style-name="T813">Consider</text:span><text:span text:style-name="T814"><text:s/>checking for null values on vanilla .NET API boundaries.</text:span></text:p>
        </text:list-item>
      </text:list>
      <text:p text:style-name="GuidelineDescription">F# implementation code tends to have fewer null values, due to immutable design patterns and restrictions on use of null literals for F# types. <text:s/>Other .NET languages often use null as a value much more frequently. <text:s/>Because of this, F# code that is exposing a vanilla .NET API should check parameters for null at the API boundary, and prevent these values from flowing deeper into the F# implementation code.</text:p>
      <text:p text:style-name="GuidelineDescription">You can check for null using:</text:p>
      <text:p text:style-name="Code">let checkNonNull argName<text:s/>(arg: obj)<text:s/>=<text:s/></text:p>
      <text:p text:style-name="Code"><text:s text:c="4"/>match arg with<text:s/></text:p>
      <text:p text:style-name="Code"><text:s text:c="4"/>| null -&gt; nullArg argName</text:p>
      <text:p text:style-name="Code"><text:s text:c="4"/>| _ -&gt; ()</text:p>
      <text:p text:style-name="Code"/>
      <text:p text:style-name="Code">static member<text:s/>ExampleMethod(record:obj,info:string) =</text:p>
      <text:p text:style-name="Code"><text:s text:c="4"/>checkNonNull "info"<text:s/>info</text:p>
      <text:p text:style-name="Code"><text:s text:c="4"/>checkNonNull "record"<text:s/>record</text:p>
      <text:p text:style-name="Code"><text:s text:c="4"/>...<text:s/></text:p>
      <text:list text:style-name="LFO1" text:continue-numbering="true">
        <text:list-item>
          <text:p text:style-name="P815"><text:span text:style-name="T816">Avoid</text:span><text:span text:style-name="T817"><text:s/></text:span><text:span text:style-name="T818">using tuples as return values in vanilla .NET APIs.</text:span><text:span text:style-name="T819"><text:line-break/>Instead, prefer<text:s/></text:span><text:span text:style-name="T820">returning a named type holding the aggregate data, or<text:s/></text:span><text:span text:style-name="T821">using<text:s/></text:span><text:span text:style-name="CodeChar">out</text:span><text:span text:style-name="T822"><text:s/>parameters to return multiple values.</text:span><text:span text:style-name="T823"><text:s text:c="2"/>Although Tuples are now part of .NET4.0, they will most often not provide the ideal<text:s/></text:span><text:span text:style-name="T824">and expected<text:s/></text:span><text:span text:style-name="T825">API for</text:span><text:span text:style-name="T826"><text:s/>.NET developers.<text:s/></text:span><text:span text:style-name="T827"><text:s text:c="2"/>C# and VB programmers who get a Tuple return value will need to use properties like .Item1 and .Item2</text:span><text:span text:style-name="T828"><text:s/></text:span><text:span text:style-name="T829">to access the elements of the Tuple.</text:span></text:p>
        </text:list-item>
      </text:list>
      <text:p text:style-name="P830"/>
      <text:list text:style-name="LFO1" text:continue-numbering="true">
        <text:list-item>
          <text:p text:style-name="P831"><text:span text:style-name="T832">Do not</text:span><text:span text:style-name="T833"><text:s/>use currying of parameters<text:s/></text:span><text:span text:style-name="T834">in vanilla .NET APIs</text:span><text:span text:style-name="T835">.<text:s/></text:span></text:p>
        </text:list-item>
      </text:list>
      <text:p text:style-name="GuidelineDescription"><text:span text:style-name="T836">Instead, u</text:span>se .NET calling conventions<text:s/>Method(arg1,arg2,…,argN).<text:s/>Curried methods will appear in .NET as methods which return F# function values. <text:s/>As earlier guidance indicates, these types should not be exposed on vanilla .NET APIs, so curried members should be avoided in these APIs.</text:p>
      <text:p text:style-name="GuidelineDescription"><text:span text:style-name="T837"><text:s text:c="4"/></text:span><text:span text:style-name="T838"></text:span><text:span text:style-name="T839"><text:s/></text:span><text:span text:style-name="T840">member this.TupledArguments(str, num) = String.replicate num str</text:span></text:p>
      <text:p text:style-name="GuidelineDescription"><text:span text:style-name="T841"><text:s text:c="4"/></text:span><text:span text:style-name="T842"></text:span><text:span text:style-name="T843"><text:s/></text:span><text:span text:style-name="T844">member this.CurriedArguments str num = String.replicate num str</text:span></text:p>
      <text:p text:style-name="GuidelineDescription"/>
      <text:soft-page-break/>
      <text:p text:style-name="NoteTipCaution">Tip<text:tab/>If you’re designing libraries for use from any .NET language, then there’s no substitute for actually doing some experimental C# and Visual Basic programming to ensure that your libraries look good from these languages. You can also use tools such as .NET Reflector and the Visual Studio Object Browser to ensure that libraries and their documentation appear as expected to developers.<text:s/></text:p>
      <text:h text:style-name="Heading1" text:outline-level="1"><text:bookmark-start text:name="_Toc267952716"/><text:bookmark-start text:name="_Toc268299455"/><text:bookmark-start text:name="_Toc268299740"/><text:bookmark-start text:name="_Toc268300024"/><text:bookmark-start text:name="_Toc268300310"/><text:bookmark-start text:name="_Toc268300595"/><text:bookmark-start text:name="_Toc267952717"/><text:bookmark-start text:name="_Toc268299456"/><text:bookmark-start text:name="_Toc268299741"/><text:bookmark-start text:name="_Toc268300025"/><text:bookmark-start text:name="_Toc268300311"/><text:bookmark-start text:name="_Toc268300596"/><text:bookmark-start text:name="_Toc267952718"/><text:bookmark-start text:name="_Toc268299457"/><text:bookmark-start text:name="_Toc268299742"/><text:bookmark-start text:name="_Toc268300026"/><text:bookmark-start text:name="_Toc268300312"/><text:bookmark-start text:name="_Toc268300597"/><text:bookmark-start text:name="_Toc267952719"/><text:bookmark-start text:name="_Toc268299458"/><text:bookmark-start text:name="_Toc268299743"/><text:bookmark-start text:name="_Toc268300027"/><text:bookmark-start text:name="_Toc268300313"/><text:bookmark-start text:name="_Toc268300598"/><text:bookmark-start text:name="_Toc267952720"/><text:bookmark-start text:name="_Toc268299459"/><text:bookmark-start text:name="_Toc268299744"/><text:bookmark-start text:name="_Toc268300028"/><text:bookmark-start text:name="_Toc268300314"/><text:bookmark-start text:name="_Toc268300599"/><text:bookmark-start text:name="_Toc267952805"/><text:bookmark-start text:name="_Toc268299544"/><text:bookmark-start text:name="_Toc268299829"/><text:bookmark-start text:name="_Toc268300113"/><text:bookmark-start text:name="_Toc268300399"/><text:bookmark-start text:name="_Toc268300684"/><text:bookmark-start text:name="_Toc267952806"/><text:bookmark-start text:name="_Toc268299545"/><text:bookmark-start text:name="_Toc268299830"/><text:bookmark-start text:name="_Toc268300114"/><text:bookmark-start text:name="_Toc268300400"/><text:bookmark-start text:name="_Toc268300685"/><text:bookmark-start text:name="_Toc267952807"/><text:bookmark-start text:name="_Toc268299546"/><text:bookmark-start text:name="_Toc268299831"/><text:bookmark-start text:name="_Toc268300115"/><text:bookmark-start text:name="_Toc268300401"/><text:bookmark-start text:name="_Toc268300686"/><text:bookmark-start text:name="_Toc267952808"/><text:bookmark-start text:name="_Toc268299547"/><text:bookmark-start text:name="_Toc268299832"/><text:bookmark-start text:name="_Toc268300116"/><text:bookmark-start text:name="_Toc268300402"/><text:bookmark-start text:name="_Toc268300687"/><text:bookmark-start text:name="_Toc267952809"/><text:bookmark-start text:name="_Toc268299548"/><text:bookmark-start text:name="_Toc268299833"/><text:bookmark-start text:name="_Toc268300117"/><text:bookmark-start text:name="_Toc268300403"/><text:bookmark-start text:name="_Toc268300688"/><text:bookmark-start text:name="_Toc267952810"/><text:bookmark-start text:name="_Toc268299549"/><text:bookmark-start text:name="_Toc268299834"/><text:bookmark-start text:name="_Toc268300118"/><text:bookmark-start text:name="_Toc268300404"/><text:bookmark-start text:name="_Toc268300689"/><text:bookmark-start text:name="_Toc267952811"/><text:bookmark-start text:name="_Toc268299550"/><text:bookmark-start text:name="_Toc268299835"/><text:bookmark-start text:name="_Toc268300119"/><text:bookmark-start text:name="_Toc268300405"/><text:bookmark-start text:name="_Toc268300690"/><text:bookmark-start text:name="_Toc267952812"/><text:bookmark-start text:name="_Toc268299551"/><text:bookmark-start text:name="_Toc268299836"/><text:bookmark-start text:name="_Toc268300120"/><text:bookmark-start text:name="_Toc268300406"/><text:bookmark-start text:name="_Toc268300691"/><text:bookmark-start text:name="_Toc254598043"/><text:bookmark-start text:name="_Toc254598044"/><text:bookmark-start text:name="_Toc254598045"/><text:bookmark-start text:name="_Toc254598046"/><text:bookmark-start text:name="_Toc254598047"/><text:bookmark-start text:name="_Toc254598048"/><text:bookmark-start text:name="_Toc267952813"/><text:bookmark-start text:name="_Toc268299552"/><text:bookmark-start text:name="_Toc268299837"/><text:bookmark-start text:name="_Toc268300121"/><text:bookmark-start text:name="_Toc268300407"/><text:bookmark-start text:name="_Toc268300692"/><text:bookmark-start text:name="_Toc267952814"/><text:bookmark-start text:name="_Toc268299553"/><text:bookmark-start text:name="_Toc268299838"/><text:bookmark-start text:name="_Toc268300122"/><text:bookmark-start text:name="_Toc268300408"/><text:bookmark-start text:name="_Toc268300693"/><text:bookmark-start text:name="_Toc267952815"/><text:bookmark-start text:name="_Toc268299554"/><text:bookmark-start text:name="_Toc268299839"/><text:bookmark-start text:name="_Toc268300123"/><text:bookmark-start text:name="_Toc268300409"/><text:bookmark-start text:name="_Toc268300694"/><text:bookmark-start text:name="_Toc267952816"/><text:bookmark-start text:name="_Toc268299555"/><text:bookmark-start text:name="_Toc268299840"/><text:bookmark-start text:name="_Toc268300124"/><text:bookmark-start text:name="_Toc268300410"/><text:bookmark-start text:name="_Toc268300695"/><text:bookmark-start text:name="_Toc267952817"/><text:bookmark-start text:name="_Toc268299556"/><text:bookmark-start text:name="_Toc268299841"/><text:bookmark-start text:name="_Toc268300125"/><text:bookmark-start text:name="_Toc268300411"/><text:bookmark-start text:name="_Toc268300696"/><text:bookmark-start text:name="_Toc267952818"/><text:bookmark-start text:name="_Toc268299557"/><text:bookmark-start text:name="_Toc268299842"/><text:bookmark-start text:name="_Toc268300126"/><text:bookmark-start text:name="_Toc268300412"/><text:bookmark-start text:name="_Toc268300697"/><text:bookmark-start text:name="_Toc267952819"/><text:bookmark-start text:name="_Toc268299558"/><text:bookmark-start text:name="_Toc268299843"/><text:bookmark-start text:name="_Toc268300127"/><text:bookmark-start text:name="_Toc268300413"/><text:bookmark-start text:name="_Toc268300698"/><text:bookmark-start text:name="_Toc267952820"/><text:bookmark-start text:name="_Toc268299559"/><text:bookmark-start text:name="_Toc268299844"/><text:bookmark-start text:name="_Toc268300128"/><text:bookmark-start text:name="_Toc268300414"/><text:bookmark-start text:name="_Toc268300699"/><text:bookmark-start text:name="_Toc267952821"/><text:bookmark-start text:name="_Toc268299560"/><text:bookmark-start text:name="_Toc268299845"/><text:bookmark-start text:name="_Toc268300129"/><text:bookmark-start text:name="_Toc268300415"/><text:bookmark-start text:name="_Toc268300700"/><text:bookmark-start text:name="_Toc267952822"/><text:bookmark-start text:name="_Toc268299561"/><text:bookmark-start text:name="_Toc268299846"/><text:bookmark-start text:name="_Toc268300130"/><text:bookmark-start text:name="_Toc268300416"/><text:bookmark-start text:name="_Toc268300701"/><text:bookmark-start text:name="_Toc267952823"/><text:bookmark-start text:name="_Toc268299562"/><text:bookmark-start text:name="_Toc268299847"/><text:bookmark-start text:name="_Toc268300131"/><text:bookmark-start text:name="_Toc268300417"/><text:bookmark-start text:name="_Toc268300702"/><text:bookmark-start text:name="_Toc267952824"/><text:bookmark-start text:name="_Toc268299563"/><text:bookmark-start text:name="_Toc268299848"/><text:bookmark-start text:name="_Toc268300132"/><text:bookmark-start text:name="_Toc268300418"/><text:bookmark-start text:name="_Toc268300703"/><text:bookmark-start text:name="_Toc267952825"/><text:bookmark-start text:name="_Toc268299564"/><text:bookmark-start text:name="_Toc268299849"/><text:bookmark-start text:name="_Toc268300133"/><text:bookmark-start text:name="_Toc268300419"/><text:bookmark-start text:name="_Toc268300704"/><text:bookmark-start text:name="_Toc267952826"/><text:bookmark-start text:name="_Toc268299565"/><text:bookmark-start text:name="_Toc268299850"/><text:bookmark-start text:name="_Toc268300134"/><text:bookmark-start text:name="_Toc268300420"/><text:bookmark-start text:name="_Toc268300705"/><text:bookmark-start text:name="_Toc267952827"/><text:bookmark-start text:name="_Toc268299566"/><text:bookmark-start text:name="_Toc268299851"/><text:bookmark-start text:name="_Toc268300135"/><text:bookmark-start text:name="_Toc268300421"/><text:bookmark-start text:name="_Toc268300706"/><text:bookmark-start text:name="_Toc267952828"/><text:bookmark-start text:name="_Toc268299567"/><text:bookmark-start text:name="_Toc268299852"/><text:bookmark-start text:name="_Toc268300136"/><text:bookmark-start text:name="_Toc268300422"/><text:bookmark-start text:name="_Toc268300707"/><text:bookmark-start text:name="_Toc267952829"/><text:bookmark-start text:name="_Toc268299568"/><text:bookmark-start text:name="_Toc268299853"/><text:bookmark-start text:name="_Toc268300137"/><text:bookmark-start text:name="_Toc268300423"/><text:bookmark-start text:name="_Toc268300708"/><text:bookmark-start text:name="_Toc267952830"/><text:bookmark-start text:name="_Toc268299569"/><text:bookmark-start text:name="_Toc268299854"/><text:bookmark-start text:name="_Toc268300138"/><text:bookmark-start text:name="_Toc268300424"/><text:bookmark-start text:name="_Toc268300709"/><text:bookmark-start text:name="_Toc267952831"/><text:bookmark-start text:name="_Toc268299570"/><text:bookmark-start text:name="_Toc268299855"/><text:bookmark-start text:name="_Toc268300139"/><text:bookmark-start text:name="_Toc268300425"/><text:bookmark-start text:name="_Toc268300710"/><text:bookmark-start text:name="_Toc267952832"/><text:bookmark-start text:name="_Toc268299571"/><text:bookmark-start text:name="_Toc268299856"/><text:bookmark-start text:name="_Toc268300140"/><text:bookmark-start text:name="_Toc268300426"/><text:bookmark-start text:name="_Toc268300711"/><text:bookmark-start text:name="_Toc267952833"/><text:bookmark-start text:name="_Toc268299572"/><text:bookmark-start text:name="_Toc268299857"/><text:bookmark-start text:name="_Toc268300141"/><text:bookmark-start text:name="_Toc268300427"/><text:bookmark-start text:name="_Toc268300712"/><text:bookmark-start text:name="_Toc267952834"/><text:bookmark-start text:name="_Toc268299573"/><text:bookmark-start text:name="_Toc268299858"/><text:bookmark-start text:name="_Toc268300142"/><text:bookmark-start text:name="_Toc268300428"/><text:bookmark-start text:name="_Toc268300713"/><text:bookmark-start text:name="_Toc267952835"/><text:bookmark-start text:name="_Toc268299574"/><text:bookmark-start text:name="_Toc268299859"/><text:bookmark-start text:name="_Toc268300143"/><text:bookmark-start text:name="_Toc268300429"/><text:bookmark-start text:name="_Toc268300714"/><text:bookmark-start text:name="_Toc267952836"/><text:bookmark-start text:name="_Toc268299575"/><text:bookmark-start text:name="_Toc268299860"/><text:bookmark-start text:name="_Toc268300144"/><text:bookmark-start text:name="_Toc268300430"/><text:bookmark-start text:name="_Toc268300715"/><text:bookmark-start text:name="_Toc267952837"/><text:bookmark-start text:name="_Toc268299576"/><text:bookmark-start text:name="_Toc268299861"/><text:bookmark-start text:name="_Toc268300145"/><text:bookmark-start text:name="_Toc268300431"/><text:bookmark-start text:name="_Toc268300716"/><text:bookmark-start text:name="_Toc267952838"/><text:bookmark-start text:name="_Toc268299577"/><text:bookmark-start text:name="_Toc268299862"/><text:bookmark-start text:name="_Toc268300146"/><text:bookmark-start text:name="_Toc268300432"/><text:bookmark-start text:name="_Toc268300717"/><text:bookmark-start text:name="_Toc267952839"/><text:bookmark-start text:name="_Toc268299578"/><text:bookmark-start text:name="_Toc268299863"/><text:bookmark-start text:name="_Toc268300147"/><text:bookmark-start text:name="_Toc268300433"/><text:bookmark-start text:name="_Toc268300718"/><text:bookmark-start text:name="_Toc267952840"/><text:bookmark-start text:name="_Toc268299579"/><text:bookmark-start text:name="_Toc268299864"/><text:bookmark-start text:name="_Toc268300148"/><text:bookmark-start text:name="_Toc268300434"/><text:bookmark-start text:name="_Toc268300719"/><text:bookmark-start text:name="_Toc267952841"/><text:bookmark-start text:name="_Toc268299580"/><text:bookmark-start text:name="_Toc268299865"/><text:bookmark-start text:name="_Toc268300149"/><text:bookmark-start text:name="_Toc268300435"/><text:bookmark-start text:name="_Toc268300720"/><text:bookmark-start text:name="_Toc267952842"/><text:bookmark-start text:name="_Toc268299581"/><text:bookmark-start text:name="_Toc268299866"/><text:bookmark-start text:name="_Toc268300150"/><text:bookmark-start text:name="_Toc268300436"/><text:bookmark-start text:name="_Toc268300721"/><text:bookmark-start text:name="_Toc267952843"/><text:bookmark-start text:name="_Toc268299582"/><text:bookmark-start text:name="_Toc268299867"/><text:bookmark-start text:name="_Toc268300151"/><text:bookmark-start text:name="_Toc268300437"/><text:bookmark-start text:name="_Toc268300722"/><text:bookmark-start text:name="_Toc267952844"/><text:bookmark-start text:name="_Toc268299583"/><text:bookmark-start text:name="_Toc268299868"/><text:bookmark-start text:name="_Toc268300152"/><text:bookmark-start text:name="_Toc268300438"/><text:bookmark-start text:name="_Toc268300723"/><text:bookmark-start text:name="_Toc267952845"/><text:bookmark-start text:name="_Toc268299584"/><text:bookmark-start text:name="_Toc268299869"/><text:bookmark-start text:name="_Toc268300153"/><text:bookmark-start text:name="_Toc268300439"/><text:bookmark-start text:name="_Toc268300724"/><text:bookmark-start text:name="_Toc267952846"/><text:bookmark-start text:name="_Toc268299585"/><text:bookmark-start text:name="_Toc268299870"/><text:bookmark-start text:name="_Toc268300154"/><text:bookmark-start text:name="_Toc268300440"/><text:bookmark-start text:name="_Toc268300725"/><text:bookmark-start text:name="_Toc267952847"/><text:bookmark-start text:name="_Toc268299586"/><text:bookmark-start text:name="_Toc268299871"/><text:bookmark-start text:name="_Toc268300155"/><text:bookmark-start text:name="_Toc268300441"/><text:bookmark-start text:name="_Toc268300726"/><text:bookmark-start text:name="_Toc267952848"/><text:bookmark-start text:name="_Toc268299587"/><text:bookmark-start text:name="_Toc268299872"/><text:bookmark-start text:name="_Toc268300156"/><text:bookmark-start text:name="_Toc268300442"/><text:bookmark-start text:name="_Toc268300727"/><text:bookmark-start text:name="_Toc267952849"/><text:bookmark-start text:name="_Toc268299588"/><text:bookmark-start text:name="_Toc268299873"/><text:bookmark-start text:name="_Toc268300157"/><text:bookmark-start text:name="_Toc268300443"/><text:bookmark-start text:name="_Toc268300728"/><text:bookmark-start text:name="_Toc267952850"/><text:bookmark-start text:name="_Toc268299589"/><text:bookmark-start text:name="_Toc268299874"/><text:bookmark-start text:name="_Toc268300158"/><text:bookmark-start text:name="_Toc268300444"/><text:bookmark-start text:name="_Toc268300729"/><text:bookmark-start text:name="_Toc267952851"/><text:bookmark-start text:name="_Toc268299590"/><text:bookmark-start text:name="_Toc268299875"/><text:bookmark-start text:name="_Toc268300159"/><text:bookmark-start text:name="_Toc268300445"/><text:bookmark-start text:name="_Toc268300730"/><text:bookmark-start text:name="_Toc267952852"/><text:bookmark-start text:name="_Toc268299591"/><text:bookmark-start text:name="_Toc268299876"/><text:bookmark-start text:name="_Toc268300160"/><text:bookmark-start text:name="_Toc268300446"/><text:bookmark-start text:name="_Toc268300731"/><text:bookmark-start text:name="_Toc267952853"/><text:bookmark-start text:name="_Toc268299592"/><text:bookmark-start text:name="_Toc268299877"/><text:bookmark-start text:name="_Toc268300161"/><text:bookmark-start text:name="_Toc268300447"/><text:bookmark-start text:name="_Toc268300732"/><text:bookmark-start text:name="_Toc267952854"/><text:bookmark-start text:name="_Toc268299593"/><text:bookmark-start text:name="_Toc268299878"/><text:bookmark-start text:name="_Toc268300162"/><text:bookmark-start text:name="_Toc268300448"/><text:bookmark-start text:name="_Toc268300733"/><text:bookmark-start text:name="_Toc267952855"/><text:bookmark-start text:name="_Toc268299594"/><text:bookmark-start text:name="_Toc268299879"/><text:bookmark-start text:name="_Toc268300163"/><text:bookmark-start text:name="_Toc268300449"/><text:bookmark-start text:name="_Toc268300734"/><text:bookmark-start text:name="_Toc267952856"/><text:bookmark-start text:name="_Toc268299595"/><text:bookmark-start text:name="_Toc268299880"/><text:bookmark-start text:name="_Toc268300164"/><text:bookmark-start text:name="_Toc268300450"/><text:bookmark-start text:name="_Toc268300735"/><text:bookmark-start text:name="_Toc267952857"/><text:bookmark-start text:name="_Toc268299596"/><text:bookmark-start text:name="_Toc268299881"/><text:bookmark-start text:name="_Toc268300165"/><text:bookmark-start text:name="_Toc268300451"/><text:bookmark-start text:name="_Toc268300736"/><text:bookmark-start text:name="_Toc267952858"/><text:bookmark-start text:name="_Toc268299597"/><text:bookmark-start text:name="_Toc268299882"/><text:bookmark-start text:name="_Toc268300166"/><text:bookmark-start text:name="_Toc268300452"/><text:bookmark-start text:name="_Toc268300737"/><text:bookmark-start text:name="_Toc267952859"/><text:bookmark-start text:name="_Toc268299598"/><text:bookmark-start text:name="_Toc268299883"/><text:bookmark-start text:name="_Toc268300167"/><text:bookmark-start text:name="_Toc268300453"/><text:bookmark-start text:name="_Toc268300738"/><text:bookmark-start text:name="_Toc267952860"/><text:bookmark-start text:name="_Toc268299599"/><text:bookmark-start text:name="_Toc268299884"/><text:bookmark-start text:name="_Toc268300168"/><text:bookmark-start text:name="_Toc268300454"/><text:bookmark-start text:name="_Toc268300739"/><text:bookmark-start text:name="_Toc267952861"/><text:bookmark-start text:name="_Toc268299600"/><text:bookmark-start text:name="_Toc268299885"/><text:bookmark-start text:name="_Toc268300169"/><text:bookmark-start text:name="_Toc268300455"/><text:bookmark-start text:name="_Toc268300740"/><text:bookmark-start text:name="_Toc267952862"/><text:bookmark-start text:name="_Toc268299601"/><text:bookmark-start text:name="_Toc268299886"/><text:bookmark-start text:name="_Toc268300170"/><text:bookmark-start text:name="_Toc268300456"/><text:bookmark-start text:name="_Toc268300741"/><text:bookmark-start text:name="_Toc267952863"/><text:bookmark-start text:name="_Toc268299602"/><text:bookmark-start text:name="_Toc268299887"/><text:bookmark-start text:name="_Toc268300171"/><text:bookmark-start text:name="_Toc268300457"/><text:bookmark-start text:name="_Toc268300742"/><text:bookmark-start text:name="_Toc267952864"/><text:bookmark-start text:name="_Toc268299603"/><text:bookmark-start text:name="_Toc268299888"/><text:bookmark-start text:name="_Toc268300172"/><text:bookmark-start text:name="_Toc268300458"/><text:bookmark-start text:name="_Toc268300743"/><text:bookmark-start text:name="_Toc267952865"/><text:bookmark-start text:name="_Toc268299604"/><text:bookmark-start text:name="_Toc268299889"/><text:bookmark-start text:name="_Toc268300173"/><text:bookmark-start text:name="_Toc268300459"/><text:bookmark-start text:name="_Toc268300744"/><text:bookmark-start text:name="_Toc267952866"/><text:bookmark-start text:name="_Toc268299605"/><text:bookmark-start text:name="_Toc268299890"/><text:bookmark-start text:name="_Toc268300174"/><text:bookmark-start text:name="_Toc268300460"/><text:bookmark-start text:name="_Toc268300745"/><text:bookmark-start text:name="_Toc267952867"/><text:bookmark-start text:name="_Toc268299606"/><text:bookmark-start text:name="_Toc268299891"/><text:bookmark-start text:name="_Toc268300175"/><text:bookmark-start text:name="_Toc268300461"/><text:bookmark-start text:name="_Toc268300746"/><text:bookmark-start text:name="_Toc267952868"/><text:bookmark-start text:name="_Toc268299607"/><text:bookmark-start text:name="_Toc268299892"/><text:bookmark-start text:name="_Toc268300176"/><text:bookmark-start text:name="_Toc268300462"/><text:bookmark-start text:name="_Toc268300747"/><text:bookmark-start text:name="_Toc267952869"/><text:bookmark-start text:name="_Toc268299608"/><text:bookmark-start text:name="_Toc268299893"/><text:bookmark-start text:name="_Toc268300177"/><text:bookmark-start text:name="_Toc268300463"/><text:bookmark-start text:name="_Toc268300748"/><text:bookmark-start text:name="_Toc267952870"/><text:bookmark-start text:name="_Toc268299609"/><text:bookmark-start text:name="_Toc268299894"/><text:bookmark-start text:name="_Toc268300178"/><text:bookmark-start text:name="_Toc268300464"/><text:bookmark-start text:name="_Toc268300749"/><text:bookmark-start text:name="_Toc267952871"/><text:bookmark-start text:name="_Toc268299610"/><text:bookmark-start text:name="_Toc268299895"/><text:bookmark-start text:name="_Toc268300179"/><text:bookmark-start text:name="_Toc268300465"/><text:bookmark-start text:name="_Toc268300750"/><text:bookmark-start text:name="_Toc267952872"/><text:bookmark-start text:name="_Toc268299611"/><text:bookmark-start text:name="_Toc268299896"/><text:bookmark-start text:name="_Toc268300180"/><text:bookmark-start text:name="_Toc268300466"/><text:bookmark-start text:name="_Toc268300751"/><text:bookmark-start text:name="_Toc267952873"/><text:bookmark-start text:name="_Toc268299612"/><text:bookmark-start text:name="_Toc268299897"/><text:bookmark-start text:name="_Toc268300181"/><text:bookmark-start text:name="_Toc268300467"/><text:bookmark-start text:name="_Toc268300752"/><text:bookmark-start text:name="_Toc267952874"/><text:bookmark-start text:name="_Toc268299613"/><text:bookmark-start text:name="_Toc268299898"/><text:bookmark-start text:name="_Toc268300182"/><text:bookmark-start text:name="_Toc268300468"/><text:bookmark-start text:name="_Toc268300753"/><text:bookmark-start text:name="_Toc267952875"/><text:bookmark-start text:name="_Toc268299614"/><text:bookmark-start text:name="_Toc268299899"/><text:bookmark-start text:name="_Toc268300183"/><text:bookmark-start text:name="_Toc268300469"/><text:bookmark-start text:name="_Toc268300754"/><text:bookmark-start text:name="_Toc267952876"/><text:bookmark-start text:name="_Toc268299615"/><text:bookmark-start text:name="_Toc268299900"/><text:bookmark-start text:name="_Toc268300184"/><text:bookmark-start text:name="_Toc268300470"/><text:bookmark-start text:name="_Toc268300755"/><text:bookmark-start text:name="_Toc267952877"/><text:bookmark-start text:name="_Toc268299616"/><text:bookmark-start text:name="_Toc268299901"/><text:bookmark-start text:name="_Toc268300185"/><text:bookmark-start text:name="_Toc268300471"/><text:bookmark-start text:name="_Toc268300756"/><text:bookmark-start text:name="_Toc267952878"/><text:bookmark-start text:name="_Toc268299617"/><text:bookmark-start text:name="_Toc268299902"/><text:bookmark-start text:name="_Toc268300186"/><text:bookmark-start text:name="_Toc268300472"/><text:bookmark-start text:name="_Toc268300757"/><text:bookmark-start text:name="_Toc267952879"/><text:bookmark-start text:name="_Toc268299618"/><text:bookmark-start text:name="_Toc268299903"/><text:bookmark-start text:name="_Toc268300187"/><text:bookmark-start text:name="_Toc268300473"/><text:bookmark-start text:name="_Toc268300758"/><text:bookmark-start text:name="_Toc267952880"/><text:bookmark-start text:name="_Toc268299619"/><text:bookmark-start text:name="_Toc268299904"/><text:bookmark-start text:name="_Toc268300188"/><text:bookmark-start text:name="_Toc268300474"/><text:bookmark-start text:name="_Toc268300759"/><text:bookmark-start text:name="_Toc267952881"/><text:bookmark-start text:name="_Toc268299620"/><text:bookmark-start text:name="_Toc268299905"/><text:bookmark-start text:name="_Toc268300189"/><text:bookmark-start text:name="_Toc268300475"/><text:bookmark-start text:name="_Toc268300760"/><text:bookmark-start text:name="_Toc267952882"/><text:bookmark-start text:name="_Toc268299621"/><text:bookmark-start text:name="_Toc268299906"/><text:bookmark-start text:name="_Toc268300190"/><text:bookmark-start text:name="_Toc268300476"/><text:bookmark-start text:name="_Toc268300761"/><text:bookmark-start text:name="_Toc267952883"/><text:bookmark-start text:name="_Toc268299622"/><text:bookmark-start text:name="_Toc268299907"/><text:bookmark-start text:name="_Toc268300191"/><text:bookmark-start text:name="_Toc268300477"/><text:bookmark-start text:name="_Toc268300762"/><text:bookmark-start text:name="_Toc267952884"/><text:bookmark-start text:name="_Toc268299623"/><text:bookmark-start text:name="_Toc268299908"/><text:bookmark-start text:name="_Toc268300192"/><text:bookmark-start text:name="_Toc268300478"/><text:bookmark-start text:name="_Toc268300763"/><text:bookmark-start text:name="_Toc267952885"/><text:bookmark-start text:name="_Toc268299624"/><text:bookmark-start text:name="_Toc268299909"/><text:bookmark-start text:name="_Toc268300193"/><text:bookmark-start text:name="_Toc268300479"/><text:bookmark-start text:name="_Toc268300764"/><text:bookmark-start text:name="_Toc267952886"/><text:bookmark-start text:name="_Toc268299625"/><text:bookmark-start text:name="_Toc268299910"/><text:bookmark-start text:name="_Toc268300194"/><text:bookmark-start text:name="_Toc268300480"/><text:bookmark-start text:name="_Toc268300765"/><text:bookmark-start text:name="_Toc267952887"/><text:bookmark-start text:name="_Toc268299626"/><text:bookmark-start text:name="_Toc268299911"/><text:bookmark-start text:name="_Toc268300195"/><text:bookmark-start text:name="_Toc268300481"/><text:bookmark-start text:name="_Toc268300766"/><text:bookmark-start text:name="_Toc254966593"/><text:bookmark-start text:name="_Toc256413186"/><text:bookmark-start text:name="_Toc267952888"/><text:bookmark-start text:name="_Toc268299627"/><text:bookmark-start text:name="_Toc268299912"/><text:bookmark-start text:name="_Toc268300196"/><text:bookmark-start text:name="_Toc268300482"/><text:bookmark-start text:name="_Toc268300767"/><text:bookmark-start text:name="_Toc267952889"/><text:bookmark-start text:name="_Toc268299628"/><text:bookmark-start text:name="_Toc268299913"/><text:bookmark-start text:name="_Toc268300197"/><text:bookmark-start text:name="_Toc268300483"/><text:bookmark-start text:name="_Toc268300768"/><text:bookmark-start text:name="_Toc267952890"/><text:bookmark-start text:name="_Toc268299629"/><text:bookmark-start text:name="_Toc268299914"/><text:bookmark-start text:name="_Toc268300198"/><text:bookmark-start text:name="_Toc268300484"/><text:bookmark-start text:name="_Toc268300769"/><text:bookmark-start text:name="_Toc267952891"/><text:bookmark-start text:name="_Toc268299630"/><text:bookmark-start text:name="_Toc268299915"/><text:bookmark-start text:name="_Toc268300199"/><text:bookmark-start text:name="_Toc268300485"/><text:bookmark-start text:name="_Toc268300770"/><text:bookmark-start text:name="_Toc267952892"/><text:bookmark-start text:name="_Toc268299631"/><text:bookmark-start text:name="_Toc268299916"/><text:bookmark-start text:name="_Toc268300200"/><text:bookmark-start text:name="_Toc268300486"/><text:bookmark-start text:name="_Toc268300771"/><text:bookmark-start text:name="_Toc267952893"/><text:bookmark-start text:name="_Toc268299632"/><text:bookmark-start text:name="_Toc268299917"/><text:bookmark-start text:name="_Toc268300201"/><text:bookmark-start text:name="_Toc268300487"/><text:bookmark-start text:name="_Toc268300772"/><text:bookmark-start text:name="_Toc267952894"/><text:bookmark-start text:name="_Toc268299633"/><text:bookmark-start text:name="_Toc268299918"/><text:bookmark-start text:name="_Toc268300202"/><text:bookmark-start text:name="_Toc268300488"/><text:bookmark-start text:name="_Toc268300773"/><text:bookmark-start text:name="_Toc267952895"/><text:bookmark-start text:name="_Toc268299634"/><text:bookmark-start text:name="_Toc268299919"/><text:bookmark-start text:name="_Toc268300203"/><text:bookmark-start text:name="_Toc268300489"/><text:bookmark-start text:name="_Toc268300774"/><text:bookmark-start text:name="_Toc267952896"/><text:bookmark-start text:name="_Toc268299635"/><text:bookmark-start text:name="_Toc268299920"/><text:bookmark-start text:name="_Toc268300204"/><text:bookmark-start text:name="_Toc268300490"/><text:bookmark-start text:name="_Toc268300775"/><text:bookmark-start text:name="_Toc267952897"/><text:bookmark-start text:name="_Toc268299636"/><text:bookmark-start text:name="_Toc268299921"/><text:bookmark-start text:name="_Toc268300205"/><text:bookmark-start text:name="_Toc268300491"/><text:bookmark-start text:name="_Toc268300776"/><text:bookmark-start text:name="_Toc267952898"/><text:bookmark-start text:name="_Toc268299637"/><text:bookmark-start text:name="_Toc268299922"/><text:bookmark-start text:name="_Toc268300206"/><text:bookmark-start text:name="_Toc268300492"/><text:bookmark-start text:name="_Toc268300777"/><text:bookmark-start text:name="_Toc267952899"/><text:bookmark-start text:name="_Toc268299638"/><text:bookmark-start text:name="_Toc268299923"/><text:bookmark-start text:name="_Toc268300207"/><text:bookmark-start text:name="_Toc268300493"/><text:bookmark-start text:name="_Toc268300778"/><text:bookmark-start text:name="_Toc267952900"/><text:bookmark-start text:name="_Toc268299639"/><text:bookmark-start text:name="_Toc268299924"/><text:bookmark-start text:name="_Toc268300208"/><text:bookmark-start text:name="_Toc268300494"/><text:bookmark-start text:name="_Toc268300779"/><text:bookmark-start text:name="_Toc267952901"/><text:bookmark-start text:name="_Toc268299640"/><text:bookmark-start text:name="_Toc268299925"/><text:bookmark-start text:name="_Toc268300209"/><text:bookmark-start text:name="_Toc268300495"/><text:bookmark-start text:name="_Toc268300780"/><text:bookmark-start text:name="_Toc267952902"/><text:bookmark-start text:name="_Toc268299641"/><text:bookmark-start text:name="_Toc268299926"/><text:bookmark-start text:name="_Toc268300210"/><text:bookmark-start text:name="_Toc268300496"/><text:bookmark-start text:name="_Toc268300781"/><text:bookmark-start text:name="_Toc267952903"/><text:bookmark-start text:name="_Toc268299642"/><text:bookmark-start text:name="_Toc268299927"/><text:bookmark-start text:name="_Toc268300211"/><text:bookmark-start text:name="_Toc268300497"/><text:bookmark-start text:name="_Toc268300782"/><text:bookmark-start text:name="_Toc267952904"/><text:bookmark-start text:name="_Toc268299643"/><text:bookmark-start text:name="_Toc268299928"/><text:bookmark-start text:name="_Toc268300212"/><text:bookmark-start text:name="_Toc268300498"/><text:bookmark-start text:name="_Toc268300783"/><text:bookmark-start text:name="_Toc267952905"/><text:bookmark-start text:name="_Toc268299644"/><text:bookmark-start text:name="_Toc268299929"/><text:bookmark-start text:name="_Toc268300213"/><text:bookmark-start text:name="_Toc268300499"/><text:bookmark-start text:name="_Toc268300784"/><text:bookmark-start text:name="_Toc267952906"/><text:bookmark-start text:name="_Toc268299645"/><text:bookmark-start text:name="_Toc268299930"/><text:bookmark-start text:name="_Toc268300214"/><text:bookmark-start text:name="_Toc268300500"/><text:bookmark-start text:name="_Toc268300785"/><text:bookmark-start text:name="_Toc267952907"/><text:bookmark-start text:name="_Toc268299646"/><text:bookmark-start text:name="_Toc268299931"/><text:bookmark-start text:name="_Toc268300215"/><text:bookmark-start text:name="_Toc268300501"/><text:bookmark-start text:name="_Toc268300786"/><text:bookmark-start text:name="_Toc267952908"/><text:bookmark-start text:name="_Toc268299647"/><text:bookmark-start text:name="_Toc268299932"/><text:bookmark-start text:name="_Toc268300216"/><text:bookmark-start text:name="_Toc268300502"/><text:bookmark-start text:name="_Toc268300787"/><text:bookmark-start text:name="_Toc267952909"/><text:bookmark-start text:name="_Toc268299648"/><text:bookmark-start text:name="_Toc268299933"/><text:bookmark-start text:name="_Toc268300217"/><text:bookmark-start text:name="_Toc268300503"/><text:bookmark-start text:name="_Toc268300788"/><text:bookmark-start text:name="_Toc267952910"/><text:bookmark-start text:name="_Toc268299649"/><text:bookmark-start text:name="_Toc268299934"/><text:bookmark-start text:name="_Toc268300218"/><text:bookmark-start text:name="_Toc268300504"/><text:bookmark-start text:name="_Toc268300789"/><text:bookmark-start text:name="_Toc267952911"/><text:bookmark-start text:name="_Toc268299650"/><text:bookmark-start text:name="_Toc268299935"/><text:bookmark-start text:name="_Toc268300219"/><text:bookmark-start text:name="_Toc268300505"/><text:bookmark-start text:name="_Toc268300790"/><text:bookmark-start text:name="_Toc267952912"/><text:bookmark-start text:name="_Toc268299651"/><text:bookmark-start text:name="_Toc268299936"/><text:bookmark-start text:name="_Toc268300220"/><text:bookmark-start text:name="_Toc268300506"/><text:bookmark-start text:name="_Toc268300791"/><text:bookmark-start text:name="_Toc267952913"/><text:bookmark-start text:name="_Toc268299652"/><text:bookmark-start text:name="_Toc268299937"/><text:bookmark-start text:name="_Toc268300221"/><text:bookmark-start text:name="_Toc268300507"/><text:bookmark-start text:name="_Toc268300792"/><text:bookmark-start text:name="_Toc267952914"/><text:bookmark-start text:name="_Toc268299653"/><text:bookmark-start text:name="_Toc268299938"/><text:bookmark-start text:name="_Toc268300222"/><text:bookmark-start text:name="_Toc268300508"/><text:bookmark-start text:name="_Toc268300793"/><text:bookmark-start text:name="_Toc267952915"/><text:bookmark-start text:name="_Toc268299654"/><text:bookmark-start text:name="_Toc268299939"/><text:bookmark-start text:name="_Toc268300223"/><text:bookmark-start text:name="_Toc268300509"/><text:bookmark-start text:name="_Toc268300794"/><text:bookmark-start text:name="_Toc267952916"/><text:bookmark-start text:name="_Toc268299655"/><text:bookmark-start text:name="_Toc268299940"/><text:bookmark-start text:name="_Toc268300224"/><text:bookmark-start text:name="_Toc268300510"/><text:bookmark-start text:name="_Toc268300795"/><text:bookmark-start text:name="_Toc267952917"/><text:bookmark-start text:name="_Toc268299656"/><text:bookmark-start text:name="_Toc268299941"/><text:bookmark-start text:name="_Toc268300225"/><text:bookmark-start text:name="_Toc268300511"/><text:bookmark-start text:name="_Toc268300796"/><text:bookmark-start text:name="_Toc267952918"/><text:bookmark-start text:name="_Toc268299657"/><text:bookmark-start text:name="_Toc268299942"/><text:bookmark-start text:name="_Toc268300226"/><text:bookmark-start text:name="_Toc268300512"/><text:bookmark-start text:name="_Toc268300797"/><text:bookmark-start text:name="_Toc267952919"/><text:bookmark-start text:name="_Toc268299658"/><text:bookmark-start text:name="_Toc268299943"/><text:bookmark-start text:name="_Toc268300227"/><text:bookmark-start text:name="_Toc268300513"/><text:bookmark-start text:name="_Toc268300798"/><text:bookmark-start text:name="_Toc267952920"/><text:bookmark-start text:name="_Toc268299659"/><text:bookmark-start text:name="_Toc268299944"/><text:bookmark-start text:name="_Toc268300228"/><text:bookmark-start text:name="_Toc268300514"/><text:bookmark-start text:name="_Toc268300799"/><text:bookmark-start text:name="_Toc267952921"/><text:bookmark-start text:name="_Toc268299660"/><text:bookmark-start text:name="_Toc268299945"/><text:bookmark-start text:name="_Toc268300229"/><text:bookmark-start text:name="_Toc268300515"/><text:bookmark-start text:name="_Toc268300800"/><text:bookmark-start text:name="_Toc267952922"/><text:bookmark-start text:name="_Toc268299661"/><text:bookmark-start text:name="_Toc268299946"/><text:bookmark-start text:name="_Toc268300230"/><text:bookmark-start text:name="_Toc268300516"/><text:bookmark-start text:name="_Toc268300801"/><text:bookmark-start text:name="_Toc267952923"/><text:bookmark-start text:name="_Toc268299662"/><text:bookmark-start text:name="_Toc268299947"/><text:bookmark-start text:name="_Toc268300231"/><text:bookmark-start text:name="_Toc268300517"/><text:bookmark-start text:name="_Toc268300802"/><text:bookmark-start text:name="_Toc267952924"/><text:bookmark-start text:name="_Toc268299663"/><text:bookmark-start text:name="_Toc268299948"/><text:bookmark-start text:name="_Toc268300232"/><text:bookmark-start text:name="_Toc268300518"/><text:bookmark-start text:name="_Toc268300803"/><text:bookmark-start text:name="_Toc267952925"/><text:bookmark-start text:name="_Toc268299664"/><text:bookmark-start text:name="_Toc268299949"/><text:bookmark-start text:name="_Toc268300233"/><text:bookmark-start text:name="_Toc268300519"/><text:bookmark-start text:name="_Toc268300804"/><text:bookmark-start text:name="_Toc267952926"/><text:bookmark-start text:name="_Toc268299665"/><text:bookmark-start text:name="_Toc268299950"/><text:bookmark-start text:name="_Toc268300234"/><text:bookmark-start text:name="_Toc268300520"/><text:bookmark-start text:name="_Toc268300805"/><text:bookmark-start text:name="_Toc267952927"/><text:bookmark-start text:name="_Toc268299666"/><text:bookmark-start text:name="_Toc268299951"/><text:bookmark-start text:name="_Toc268300235"/><text:bookmark-start text:name="_Toc268300521"/><text:bookmark-start text:name="_Toc268300806"/><text:bookmark-start text:name="_Toc267952928"/><text:bookmark-start text:name="_Toc268299667"/><text:bookmark-start text:name="_Toc268299952"/><text:bookmark-start text:name="_Toc268300236"/><text:bookmark-start text:name="_Toc268300522"/><text:bookmark-start text:name="_Toc268300807"/><text:bookmark-start text:name="_Toc267952929"/><text:bookmark-start text:name="_Toc268299668"/><text:bookmark-start text:name="_Toc268299953"/><text:bookmark-start text:name="_Toc268300237"/><text:bookmark-start text:name="_Toc268300523"/><text:bookmark-start text:name="_Toc268300808"/><text:bookmark-start text:name="_Toc267952930"/><text:bookmark-start text:name="_Toc268299669"/><text:bookmark-start text:name="_Toc268299954"/><text:bookmark-start text:name="_Toc268300238"/><text:bookmark-start text:name="_Toc268300524"/><text:bookmark-start text:name="_Toc268300809"/><text:bookmark-start text:name="_Toc267952931"/><text:bookmark-start text:name="_Toc268299670"/><text:bookmark-start text:name="_Toc268299955"/><text:bookmark-start text:name="_Toc268300239"/><text:bookmark-start text:name="_Toc268300525"/><text:bookmark-start text:name="_Toc268300810"/><text:bookmark-start text:name="_Toc267952932"/><text:bookmark-start text:name="_Toc268299671"/><text:bookmark-start text:name="_Toc268299956"/><text:bookmark-start text:name="_Toc268300240"/><text:bookmark-start text:name="_Toc268300526"/><text:bookmark-start text:name="_Toc268300811"/><text:bookmark-start text:name="_Toc267952933"/><text:bookmark-start text:name="_Toc268299672"/><text:bookmark-start text:name="_Toc268299957"/><text:bookmark-start text:name="_Toc268300241"/><text:bookmark-start text:name="_Toc268300527"/><text:bookmark-start text:name="_Toc268300812"/><text:bookmark-start text:name="_Toc267952934"/><text:bookmark-start text:name="_Toc268299673"/><text:bookmark-start text:name="_Toc268299958"/><text:bookmark-start text:name="_Toc268300242"/><text:bookmark-start text:name="_Toc268300528"/><text:bookmark-start text:name="_Toc268300813"/><text:bookmark-start text:name="_Toc254966597"/><text:bookmark-start text:name="_Toc256413190"/><text:bookmark-start text:name="_Toc267952935"/><text:bookmark-start text:name="_Toc268299674"/><text:bookmark-start text:name="_Toc268299959"/><text:bookmark-start text:name="_Toc268300243"/><text:bookmark-start text:name="_Toc268300529"/><text:bookmark-start text:name="_Toc268300814"/><text:bookmark-start text:name="_Toc267952936"/><text:bookmark-start text:name="_Toc268299675"/><text:bookmark-start text:name="_Toc268299960"/><text:bookmark-start text:name="_Toc268300244"/><text:bookmark-start text:name="_Toc268300530"/><text:bookmark-start text:name="_Toc268300815"/><text:bookmark-start text:name="_Toc267952937"/><text:bookmark-start text:name="_Toc268299676"/><text:bookmark-start text:name="_Toc268299961"/><text:bookmark-start text:name="_Toc268300245"/><text:bookmark-start text:name="_Toc268300531"/><text:bookmark-start text:name="_Toc268300816"/><text:bookmark-start text:name="_Toc267952938"/><text:bookmark-start text:name="_Toc268299677"/><text:bookmark-start text:name="_Toc268299962"/><text:bookmark-start text:name="_Toc268300246"/><text:bookmark-start text:name="_Toc268300532"/><text:bookmark-start text:name="_Toc268300817"/><text:bookmark-start text:name="_Toc267952939"/><text:bookmark-start text:name="_Toc268299678"/><text:bookmark-start text:name="_Toc268299963"/><text:bookmark-start text:name="_Toc268300247"/><text:bookmark-start text:name="_Toc268300533"/><text:bookmark-start text:name="_Toc268300818"/><text:bookmark-start text:name="_Toc267952940"/><text:bookmark-start text:name="_Toc268299679"/><text:bookmark-start text:name="_Toc268299964"/><text:bookmark-start text:name="_Toc268300248"/><text:bookmark-start text:name="_Toc268300534"/><text:bookmark-start text:name="_Toc268300819"/><text:bookmark-start text:name="_Toc267952941"/><text:bookmark-start text:name="_Toc268299680"/><text:bookmark-start text:name="_Toc268299965"/><text:bookmark-start text:name="_Toc268300249"/><text:bookmark-start text:name="_Toc268300535"/><text:bookmark-start text:name="_Toc268300820"/><text:bookmark-start text:name="_Toc267952942"/><text:bookmark-start text:name="_Toc268299681"/><text:bookmark-start text:name="_Toc268299966"/><text:bookmark-start text:name="_Toc268300250"/><text:bookmark-start text:name="_Toc268300536"/><text:bookmark-start text:name="_Toc268300821"/><text:bookmark-start text:name="_Toc267952943"/><text:bookmark-start text:name="_Toc268299682"/><text:bookmark-start text:name="_Toc268299967"/><text:bookmark-start text:name="_Toc268300251"/><text:bookmark-start text:name="_Toc268300537"/><text:bookmark-start text:name="_Toc268300822"/><text:bookmark-start text:name="_Toc267952944"/><text:bookmark-start text:name="_Toc268299683"/><text:bookmark-start text:name="_Toc268299968"/><text:bookmark-start text:name="_Toc268300252"/><text:bookmark-start text:name="_Toc268300538"/><text:bookmark-start text:name="_Toc268300823"/><text:bookmark-start text:name="_Toc267952945"/><text:bookmark-start text:name="_Toc268299684"/><text:bookmark-start text:name="_Toc268299969"/><text:bookmark-start text:name="_Toc268300253"/><text:bookmark-start text:name="_Toc268300539"/><text:bookmark-start text:name="_Toc268300824"/><text:bookmark-start text:name="_Toc267952946"/><text:bookmark-start text:name="_Toc268299685"/><text:bookmark-start text:name="_Toc268299970"/><text:bookmark-start text:name="_Toc268300254"/><text:bookmark-start text:name="_Toc268300540"/><text:bookmark-start text:name="_Toc268300825"/><text:bookmark-start text:name="_Toc267952947"/><text:bookmark-start text:name="_Toc268299686"/><text:bookmark-start text:name="_Toc268299971"/><text:bookmark-start text:name="_Toc268300255"/><text:bookmark-start text:name="_Toc268300541"/><text:bookmark-start text:name="_Toc268300826"/><text:bookmark-start text:name="_Toc254598054"/><text:bookmark-start text:name="_Toc267952948"/><text:bookmark-start text:name="_Toc268299687"/><text:bookmark-start text:name="_Toc268299972"/><text:bookmark-start text:name="_Toc268300256"/><text:bookmark-start text:name="_Toc268300542"/><text:bookmark-start text:name="_Toc268300827"/><text:bookmark-start text:name="_Toc267952949"/><text:bookmark-start text:name="_Toc268299688"/><text:bookmark-start text:name="_Toc268299973"/><text:bookmark-start text:name="_Toc268300257"/><text:bookmark-start text:name="_Toc268300543"/><text:bookmark-start text:name="_Toc268300828"/><text:bookmark-start text:name="_Toc267952950"/><text:bookmark-start text:name="_Toc268299689"/><text:bookmark-start text:name="_Toc268299974"/><text:bookmark-start text:name="_Toc268300258"/><text:bookmark-start text:name="_Toc268300544"/><text:bookmark-start text:name="_Toc268300829"/><text:bookmark-start text:name="_Toc267952951"/><text:bookmark-start text:name="_Toc268299690"/><text:bookmark-start text:name="_Toc268299975"/><text:bookmark-start text:name="_Toc268300259"/><text:bookmark-start text:name="_Toc268300545"/><text:bookmark-start text:name="_Toc268300830"/><text:bookmark-start text:name="_Toc267952952"/><text:bookmark-start text:name="_Toc268299691"/><text:bookmark-start text:name="_Toc268299976"/><text:bookmark-start text:name="_Toc268300260"/><text:bookmark-start text:name="_Toc268300546"/><text:bookmark-start text:name="_Toc268300831"/><text:bookmark-start text:name="_Toc267952953"/><text:bookmark-start text:name="_Toc268299692"/><text:bookmark-start text:name="_Toc268299977"/><text:bookmark-start text:name="_Toc268300261"/><text:bookmark-start text:name="_Toc268300547"/><text:bookmark-start text:name="_Toc268300832"/><text:bookmark-start text:name="_Toc267952954"/><text:bookmark-start text:name="_Toc268299693"/><text:bookmark-start text:name="_Toc268299978"/><text:bookmark-start text:name="_Toc268300262"/><text:bookmark-start text:name="_Toc268300548"/><text:bookmark-start text:name="_Toc268300833"/><text:bookmark-start text:name="_Toc267952955"/><text:bookmark-start text:name="_Toc268299694"/><text:bookmark-start text:name="_Toc268299979"/><text:bookmark-start text:name="_Toc268300263"/><text:bookmark-start text:name="_Toc268300549"/><text:bookmark-start text:name="_Toc268300834"/><text:bookmark-start text:name="_Toc267952956"/><text:bookmark-start text:name="_Toc268299695"/><text:bookmark-start text:name="_Toc268299980"/><text:bookmark-start text:name="_Toc268300264"/><text:bookmark-start text:name="_Toc268300550"/><text:bookmark-start text:name="_Toc268300835"/><text:bookmark-start text:name="_Toc267952957"/><text:bookmark-start text:name="_Toc268299696"/><text:bookmark-start text:name="_Toc268299981"/><text:bookmark-start text:name="_Toc268300265"/><text:bookmark-start text:name="_Toc268300551"/><text:bookmark-start text:name="_Toc268300836"/><text:bookmark-start text:name="_Toc267952958"/><text:bookmark-start text:name="_Toc268299697"/><text:bookmark-start text:name="_Toc268299982"/><text:bookmark-start text:name="_Toc268300266"/><text:bookmark-start text:name="_Toc268300552"/><text:bookmark-start text:name="_Toc268300837"/><text:bookmark-start text:name="_Toc267952959"/><text:bookmark-start text:name="_Toc268299698"/><text:bookmark-start text:name="_Toc268299983"/><text:bookmark-start text:name="_Toc268300267"/><text:bookmark-start text:name="_Toc268300553"/><text:bookmark-start text:name="_Toc268300838"/><text:bookmark-start text:name="_Toc267952960"/><text:bookmark-start text:name="_Toc268299699"/><text:bookmark-start text:name="_Toc268299984"/><text:bookmark-start text:name="_Toc268300268"/><text:bookmark-start text:name="_Toc268300554"/><text:bookmark-start text:name="_Toc268300839"/><text:bookmark-start text:name="_Toc267952961"/><text:bookmark-start text:name="_Toc268299700"/><text:bookmark-start text:name="_Toc268299985"/><text:bookmark-start text:name="_Toc268300269"/><text:bookmark-start text:name="_Toc268300555"/><text:bookmark-start text:name="_Toc268300840"/><text:bookmark-start text:name="_Toc267952962"/><text:bookmark-start text:name="_Toc268299701"/><text:bookmark-start text:name="_Toc268299986"/><text:bookmark-start text:name="_Toc268300270"/><text:bookmark-start text:name="_Toc268300556"/><text:bookmark-start text:name="_Toc268300841"/><text:bookmark-start text:name="_Toc267952963"/><text:bookmark-start text:name="_Toc268299702"/><text:bookmark-start text:name="_Toc268299987"/><text:bookmark-start text:name="_Toc268300271"/><text:bookmark-start text:name="_Toc268300557"/><text:bookmark-start text:name="_Toc268300842"/><text:bookmark-start text:name="_Toc267952964"/><text:bookmark-start text:name="_Toc268299703"/><text:bookmark-start text:name="_Toc268299988"/><text:bookmark-start text:name="_Toc268300272"/><text:bookmark-start text:name="_Toc268300558"/><text:bookmark-start text:name="_Toc268300843"/><text:bookmark-start text:name="_Toc267952965"/><text:bookmark-start text:name="_Toc268299704"/><text:bookmark-start text:name="_Toc268299989"/><text:bookmark-start text:name="_Toc268300273"/><text:bookmark-start text:name="_Toc268300559"/><text:bookmark-start text:name="_Toc268300844"/><text:bookmark-start text:name="_Toc267952966"/><text:bookmark-start text:name="_Toc268299705"/><text:bookmark-start text:name="_Toc268299990"/><text:bookmark-start text:name="_Toc268300274"/><text:bookmark-start text:name="_Toc268300560"/><text:bookmark-start text:name="_Toc268300845"/><text:bookmark-start text:name="_Toc267952967"/><text:bookmark-start text:name="_Toc268299706"/><text:bookmark-start text:name="_Toc268299991"/><text:bookmark-start text:name="_Toc268300275"/><text:bookmark-start text:name="_Toc268300561"/><text:bookmark-start text:name="_Toc268300846"/><text:bookmark-start text:name="_Toc267952968"/><text:bookmark-start text:name="_Toc268299707"/><text:bookmark-start text:name="_Toc268299992"/><text:bookmark-start text:name="_Toc268300276"/><text:bookmark-start text:name="_Toc268300562"/><text:bookmark-start text:name="_Toc268300847"/><text:bookmark-start text:name="_Toc267952969"/><text:bookmark-start text:name="_Toc268299708"/><text:bookmark-start text:name="_Toc268299993"/><text:bookmark-start text:name="_Toc268300277"/><text:bookmark-start text:name="_Toc268300563"/><text:bookmark-start text:name="_Toc268300848"/><text:bookmark-start text:name="_Toc267952970"/><text:bookmark-start text:name="_Toc268299709"/><text:bookmark-start text:name="_Toc268299994"/><text:bookmark-start text:name="_Toc268300278"/><text:bookmark-start text:name="_Toc268300564"/><text:bookmark-start text:name="_Toc268300849"/><text:bookmark-start text:name="_Toc257811143"/><text:bookmark-start text:name="_Toc257811144"/><text:bookmark-start text:name="_Toc267952971"/><text:bookmark-start text:name="_Toc268299710"/><text:bookmark-start text:name="_Toc268299995"/><text:bookmark-start text:name="_Toc268300279"/><text:bookmark-start text:name="_Toc268300565"/><text:bookmark-start text:name="_Toc268300850"/><text:bookmark-start text:name="_Toc267952972"/><text:bookmark-start text:name="_Toc268299711"/><text:bookmark-start text:name="_Toc268299996"/><text:bookmark-start text:name="_Toc268300280"/><text:bookmark-start text:name="_Toc268300566"/><text:bookmark-start text:name="_Toc268300851"/><text:bookmark-start text:name="_Toc267952973"/><text:bookmark-start text:name="_Toc268299712"/><text:bookmark-start text:name="_Toc268299997"/><text:bookmark-start text:name="_Toc268300281"/><text:bookmark-start text:name="_Toc268300567"/><text:bookmark-start text:name="_Toc268300852"/><text:bookmark-start text:name="_Toc267952974"/><text:bookmark-start text:name="_Toc268299713"/><text:bookmark-start text:name="_Toc268299998"/><text:bookmark-start text:name="_Toc268300282"/><text:bookmark-start text:name="_Toc268300568"/><text:bookmark-start text:name="_Toc268300853"/><text:bookmark-start text:name="_Toc267952975"/><text:bookmark-start text:name="_Toc268299714"/><text:bookmark-start text:name="_Toc268299999"/><text:bookmark-start text:name="_Toc268300283"/><text:bookmark-start text:name="_Toc268300569"/><text:bookmark-start text:name="_Toc268300854"/><text:bookmark-start text:name="_Toc267952976"/><text:bookmark-start text:name="_Toc268299715"/><text:bookmark-start text:name="_Toc268300000"/><text:bookmark-start text:name="_Toc268300284"/><text:bookmark-start text:name="_Toc268300570"/><text:bookmark-start text:name="_Toc268300855"/><text:bookmark-start text:name="_Toc267952977"/><text:bookmark-start text:name="_Toc268299716"/><text:bookmark-start text:name="_Toc268300001"/><text:bookmark-start text:name="_Toc268300285"/><text:bookmark-start text:name="_Toc268300571"/><text:bookmark-start text:name="_Toc268300856"/><text:bookmark-start text:name="_Toc267952978"/><text:bookmark-start text:name="_Toc268299717"/><text:bookmark-start text:name="_Toc268300002"/><text:bookmark-start text:name="_Toc268300286"/><text:bookmark-start text:name="_Toc268300572"/><text:bookmark-start text:name="_Toc268300857"/><text:bookmark-start text:name="_Toc268300858"/><text:bookmark-end text:name="_Toc267952716"/><text:bookmark-end text:name="_Toc268299455"/><text:bookmark-end text:name="_Toc268299740"/><text:bookmark-end text:name="_Toc268300024"/><text:bookmark-end text:name="_Toc268300310"/><text:bookmark-end text:name="_Toc268300595"/><text:bookmark-end text:name="_Toc267952717"/><text:bookmark-end text:name="_Toc268299456"/><text:bookmark-end text:name="_Toc268299741"/><text:bookmark-end text:name="_Toc268300025"/><text:bookmark-end text:name="_Toc268300311"/><text:bookmark-end text:name="_Toc268300596"/><text:bookmark-end text:name="_Toc267952718"/><text:bookmark-end text:name="_Toc268299457"/><text:bookmark-end text:name="_Toc268299742"/><text:bookmark-end text:name="_Toc268300026"/><text:bookmark-end text:name="_Toc268300312"/><text:bookmark-end text:name="_Toc268300597"/><text:bookmark-end text:name="_Toc267952719"/><text:bookmark-end text:name="_Toc268299458"/><text:bookmark-end text:name="_Toc268299743"/><text:bookmark-end text:name="_Toc268300027"/><text:bookmark-end text:name="_Toc268300313"/><text:bookmark-end text:name="_Toc268300598"/><text:bookmark-end text:name="_Toc267952720"/><text:bookmark-end text:name="_Toc268299459"/><text:bookmark-end text:name="_Toc268299744"/><text:bookmark-end text:name="_Toc268300028"/><text:bookmark-end text:name="_Toc268300314"/><text:bookmark-end text:name="_Toc268300599"/><text:bookmark-end text:name="_Toc267952805"/><text:bookmark-end text:name="_Toc268299544"/><text:bookmark-end text:name="_Toc268299829"/><text:bookmark-end text:name="_Toc268300113"/><text:bookmark-end text:name="_Toc268300399"/><text:bookmark-end text:name="_Toc268300684"/><text:bookmark-end text:name="_Toc267952806"/><text:bookmark-end text:name="_Toc268299545"/><text:bookmark-end text:name="_Toc268299830"/><text:bookmark-end text:name="_Toc268300114"/><text:bookmark-end text:name="_Toc268300400"/><text:bookmark-end text:name="_Toc268300685"/><text:bookmark-end text:name="_Toc267952807"/><text:bookmark-end text:name="_Toc268299546"/><text:bookmark-end text:name="_Toc268299831"/><text:bookmark-end text:name="_Toc268300115"/><text:bookmark-end text:name="_Toc268300401"/><text:bookmark-end text:name="_Toc268300686"/><text:bookmark-end text:name="_Toc267952808"/><text:bookmark-end text:name="_Toc268299547"/><text:bookmark-end text:name="_Toc268299832"/><text:bookmark-end text:name="_Toc268300116"/><text:bookmark-end text:name="_Toc268300402"/><text:bookmark-end text:name="_Toc268300687"/><text:bookmark-end text:name="_Toc267952809"/><text:bookmark-end text:name="_Toc268299548"/><text:bookmark-end text:name="_Toc268299833"/><text:bookmark-end text:name="_Toc268300117"/><text:bookmark-end text:name="_Toc268300403"/><text:bookmark-end text:name="_Toc268300688"/><text:bookmark-end text:name="_Toc267952810"/><text:bookmark-end text:name="_Toc268299549"/><text:bookmark-end text:name="_Toc268299834"/><text:bookmark-end text:name="_Toc268300118"/><text:bookmark-end text:name="_Toc268300404"/><text:bookmark-end text:name="_Toc268300689"/><text:bookmark-end text:name="_Toc267952811"/><text:bookmark-end text:name="_Toc268299550"/><text:bookmark-end text:name="_Toc268299835"/><text:bookmark-end text:name="_Toc268300119"/><text:bookmark-end text:name="_Toc268300405"/><text:bookmark-end text:name="_Toc268300690"/><text:bookmark-end text:name="_Toc267952812"/><text:bookmark-end text:name="_Toc268299551"/><text:bookmark-end text:name="_Toc268299836"/><text:bookmark-end text:name="_Toc268300120"/><text:bookmark-end text:name="_Toc268300406"/><text:bookmark-end text:name="_Toc268300691"/><text:bookmark-end text:name="_Toc254598043"/><text:bookmark-end text:name="_Toc254598044"/><text:bookmark-end text:name="_Toc254598045"/><text:bookmark-end text:name="_Toc254598046"/><text:bookmark-end text:name="_Toc254598047"/><text:bookmark-end text:name="_Toc254598048"/><text:bookmark-end text:name="_Toc267952813"/><text:bookmark-end text:name="_Toc268299552"/><text:bookmark-end text:name="_Toc268299837"/><text:bookmark-end text:name="_Toc268300121"/><text:bookmark-end text:name="_Toc268300407"/><text:bookmark-end text:name="_Toc268300692"/><text:bookmark-end text:name="_Toc267952814"/><text:bookmark-end text:name="_Toc268299553"/><text:bookmark-end text:name="_Toc268299838"/><text:bookmark-end text:name="_Toc268300122"/><text:bookmark-end text:name="_Toc268300408"/><text:bookmark-end text:name="_Toc268300693"/><text:bookmark-end text:name="_Toc267952815"/><text:bookmark-end text:name="_Toc268299554"/><text:bookmark-end text:name="_Toc268299839"/><text:bookmark-end text:name="_Toc268300123"/><text:bookmark-end text:name="_Toc268300409"/><text:bookmark-end text:name="_Toc268300694"/><text:bookmark-end text:name="_Toc267952816"/><text:bookmark-end text:name="_Toc268299555"/><text:bookmark-end text:name="_Toc268299840"/><text:bookmark-end text:name="_Toc268300124"/><text:bookmark-end text:name="_Toc268300410"/><text:bookmark-end text:name="_Toc268300695"/><text:bookmark-end text:name="_Toc267952817"/><text:bookmark-end text:name="_Toc268299556"/><text:bookmark-end text:name="_Toc268299841"/><text:bookmark-end text:name="_Toc268300125"/><text:bookmark-end text:name="_Toc268300411"/><text:bookmark-end text:name="_Toc268300696"/><text:bookmark-end text:name="_Toc267952818"/><text:bookmark-end text:name="_Toc268299557"/><text:bookmark-end text:name="_Toc268299842"/><text:bookmark-end text:name="_Toc268300126"/><text:bookmark-end text:name="_Toc268300412"/><text:bookmark-end text:name="_Toc268300697"/><text:bookmark-end text:name="_Toc267952819"/><text:bookmark-end text:name="_Toc268299558"/><text:bookmark-end text:name="_Toc268299843"/><text:bookmark-end text:name="_Toc268300127"/><text:bookmark-end text:name="_Toc268300413"/><text:bookmark-end text:name="_Toc268300698"/><text:bookmark-end text:name="_Toc267952820"/><text:bookmark-end text:name="_Toc268299559"/><text:bookmark-end text:name="_Toc268299844"/><text:bookmark-end text:name="_Toc268300128"/><text:bookmark-end text:name="_Toc268300414"/><text:bookmark-end text:name="_Toc268300699"/><text:bookmark-end text:name="_Toc267952821"/><text:bookmark-end text:name="_Toc268299560"/><text:bookmark-end text:name="_Toc268299845"/><text:bookmark-end text:name="_Toc268300129"/><text:bookmark-end text:name="_Toc268300415"/><text:bookmark-end text:name="_Toc268300700"/><text:bookmark-end text:name="_Toc267952822"/><text:bookmark-end text:name="_Toc268299561"/><text:bookmark-end text:name="_Toc268299846"/><text:bookmark-end text:name="_Toc268300130"/><text:bookmark-end text:name="_Toc268300416"/><text:bookmark-end text:name="_Toc268300701"/><text:bookmark-end text:name="_Toc267952823"/><text:bookmark-end text:name="_Toc268299562"/><text:bookmark-end text:name="_Toc268299847"/><text:bookmark-end text:name="_Toc268300131"/><text:bookmark-end text:name="_Toc268300417"/><text:bookmark-end text:name="_Toc268300702"/><text:bookmark-end text:name="_Toc267952824"/><text:bookmark-end text:name="_Toc268299563"/><text:bookmark-end text:name="_Toc268299848"/><text:bookmark-end text:name="_Toc268300132"/><text:bookmark-end text:name="_Toc268300418"/><text:bookmark-end text:name="_Toc268300703"/><text:bookmark-end text:name="_Toc267952825"/><text:bookmark-end text:name="_Toc268299564"/><text:bookmark-end text:name="_Toc268299849"/><text:bookmark-end text:name="_Toc268300133"/><text:bookmark-end text:name="_Toc268300419"/><text:bookmark-end text:name="_Toc268300704"/><text:bookmark-end text:name="_Toc267952826"/><text:bookmark-end text:name="_Toc268299565"/><text:bookmark-end text:name="_Toc268299850"/><text:bookmark-end text:name="_Toc268300134"/><text:bookmark-end text:name="_Toc268300420"/><text:bookmark-end text:name="_Toc268300705"/><text:bookmark-end text:name="_Toc267952827"/><text:bookmark-end text:name="_Toc268299566"/><text:bookmark-end text:name="_Toc268299851"/><text:bookmark-end text:name="_Toc268300135"/><text:bookmark-end text:name="_Toc268300421"/><text:bookmark-end text:name="_Toc268300706"/><text:bookmark-end text:name="_Toc267952828"/><text:bookmark-end text:name="_Toc268299567"/><text:bookmark-end text:name="_Toc268299852"/><text:bookmark-end text:name="_Toc268300136"/><text:bookmark-end text:name="_Toc268300422"/><text:bookmark-end text:name="_Toc268300707"/><text:bookmark-end text:name="_Toc267952829"/><text:bookmark-end text:name="_Toc268299568"/><text:bookmark-end text:name="_Toc268299853"/><text:bookmark-end text:name="_Toc268300137"/><text:bookmark-end text:name="_Toc268300423"/><text:bookmark-end text:name="_Toc268300708"/><text:bookmark-end text:name="_Toc267952830"/><text:bookmark-end text:name="_Toc268299569"/><text:bookmark-end text:name="_Toc268299854"/><text:bookmark-end text:name="_Toc268300138"/><text:bookmark-end text:name="_Toc268300424"/><text:bookmark-end text:name="_Toc268300709"/><text:bookmark-end text:name="_Toc267952831"/><text:bookmark-end text:name="_Toc268299570"/><text:bookmark-end text:name="_Toc268299855"/><text:bookmark-end text:name="_Toc268300139"/><text:bookmark-end text:name="_Toc268300425"/><text:bookmark-end text:name="_Toc268300710"/><text:bookmark-end text:name="_Toc267952832"/><text:bookmark-end text:name="_Toc268299571"/><text:bookmark-end text:name="_Toc268299856"/><text:bookmark-end text:name="_Toc268300140"/><text:bookmark-end text:name="_Toc268300426"/><text:bookmark-end text:name="_Toc268300711"/><text:bookmark-end text:name="_Toc267952833"/><text:bookmark-end text:name="_Toc268299572"/><text:bookmark-end text:name="_Toc268299857"/><text:bookmark-end text:name="_Toc268300141"/><text:bookmark-end text:name="_Toc268300427"/><text:bookmark-end text:name="_Toc268300712"/><text:bookmark-end text:name="_Toc267952834"/><text:bookmark-end text:name="_Toc268299573"/><text:bookmark-end text:name="_Toc268299858"/><text:bookmark-end text:name="_Toc268300142"/><text:bookmark-end text:name="_Toc268300428"/><text:bookmark-end text:name="_Toc268300713"/><text:bookmark-end text:name="_Toc267952835"/><text:bookmark-end text:name="_Toc268299574"/><text:bookmark-end text:name="_Toc268299859"/><text:bookmark-end text:name="_Toc268300143"/><text:bookmark-end text:name="_Toc268300429"/><text:bookmark-end text:name="_Toc268300714"/><text:bookmark-end text:name="_Toc267952836"/><text:bookmark-end text:name="_Toc268299575"/><text:bookmark-end text:name="_Toc268299860"/><text:bookmark-end text:name="_Toc268300144"/><text:bookmark-end text:name="_Toc268300430"/><text:bookmark-end text:name="_Toc268300715"/><text:bookmark-end text:name="_Toc267952837"/><text:bookmark-end text:name="_Toc268299576"/><text:bookmark-end text:name="_Toc268299861"/><text:bookmark-end text:name="_Toc268300145"/><text:bookmark-end text:name="_Toc268300431"/><text:bookmark-end text:name="_Toc268300716"/><text:bookmark-end text:name="_Toc267952838"/><text:bookmark-end text:name="_Toc268299577"/><text:bookmark-end text:name="_Toc268299862"/><text:bookmark-end text:name="_Toc268300146"/><text:bookmark-end text:name="_Toc268300432"/><text:bookmark-end text:name="_Toc268300717"/><text:bookmark-end text:name="_Toc267952839"/><text:bookmark-end text:name="_Toc268299578"/><text:bookmark-end text:name="_Toc268299863"/><text:bookmark-end text:name="_Toc268300147"/><text:bookmark-end text:name="_Toc268300433"/><text:bookmark-end text:name="_Toc268300718"/><text:bookmark-end text:name="_Toc267952840"/><text:bookmark-end text:name="_Toc268299579"/><text:bookmark-end text:name="_Toc268299864"/><text:bookmark-end text:name="_Toc268300148"/><text:bookmark-end text:name="_Toc268300434"/><text:bookmark-end text:name="_Toc268300719"/><text:bookmark-end text:name="_Toc267952841"/><text:bookmark-end text:name="_Toc268299580"/><text:bookmark-end text:name="_Toc268299865"/><text:bookmark-end text:name="_Toc268300149"/><text:bookmark-end text:name="_Toc268300435"/><text:bookmark-end text:name="_Toc268300720"/><text:bookmark-end text:name="_Toc267952842"/><text:bookmark-end text:name="_Toc268299581"/><text:bookmark-end text:name="_Toc268299866"/><text:bookmark-end text:name="_Toc268300150"/><text:bookmark-end text:name="_Toc268300436"/><text:bookmark-end text:name="_Toc268300721"/><text:bookmark-end text:name="_Toc267952843"/><text:bookmark-end text:name="_Toc268299582"/><text:bookmark-end text:name="_Toc268299867"/><text:bookmark-end text:name="_Toc268300151"/><text:bookmark-end text:name="_Toc268300437"/><text:bookmark-end text:name="_Toc268300722"/><text:bookmark-end text:name="_Toc267952844"/><text:bookmark-end text:name="_Toc268299583"/><text:bookmark-end text:name="_Toc268299868"/><text:bookmark-end text:name="_Toc268300152"/><text:bookmark-end text:name="_Toc268300438"/><text:bookmark-end text:name="_Toc268300723"/><text:bookmark-end text:name="_Toc267952845"/><text:bookmark-end text:name="_Toc268299584"/><text:bookmark-end text:name="_Toc268299869"/><text:bookmark-end text:name="_Toc268300153"/><text:bookmark-end text:name="_Toc268300439"/><text:bookmark-end text:name="_Toc268300724"/><text:bookmark-end text:name="_Toc267952846"/><text:bookmark-end text:name="_Toc268299585"/><text:bookmark-end text:name="_Toc268299870"/><text:bookmark-end text:name="_Toc268300154"/><text:bookmark-end text:name="_Toc268300440"/><text:bookmark-end text:name="_Toc268300725"/><text:bookmark-end text:name="_Toc267952847"/><text:bookmark-end text:name="_Toc268299586"/><text:bookmark-end text:name="_Toc268299871"/><text:bookmark-end text:name="_Toc268300155"/><text:bookmark-end text:name="_Toc268300441"/><text:bookmark-end text:name="_Toc268300726"/><text:bookmark-end text:name="_Toc267952848"/><text:bookmark-end text:name="_Toc268299587"/><text:bookmark-end text:name="_Toc268299872"/><text:bookmark-end text:name="_Toc268300156"/><text:bookmark-end text:name="_Toc268300442"/><text:bookmark-end text:name="_Toc268300727"/><text:bookmark-end text:name="_Toc267952849"/><text:bookmark-end text:name="_Toc268299588"/><text:bookmark-end text:name="_Toc268299873"/><text:bookmark-end text:name="_Toc268300157"/><text:bookmark-end text:name="_Toc268300443"/><text:bookmark-end text:name="_Toc268300728"/><text:bookmark-end text:name="_Toc267952850"/><text:bookmark-end text:name="_Toc268299589"/><text:bookmark-end text:name="_Toc268299874"/><text:bookmark-end text:name="_Toc268300158"/><text:bookmark-end text:name="_Toc268300444"/><text:bookmark-end text:name="_Toc268300729"/><text:bookmark-end text:name="_Toc267952851"/><text:bookmark-end text:name="_Toc268299590"/><text:bookmark-end text:name="_Toc268299875"/><text:bookmark-end text:name="_Toc268300159"/><text:bookmark-end text:name="_Toc268300445"/><text:bookmark-end text:name="_Toc268300730"/><text:bookmark-end text:name="_Toc267952852"/><text:bookmark-end text:name="_Toc268299591"/><text:bookmark-end text:name="_Toc268299876"/><text:bookmark-end text:name="_Toc268300160"/><text:bookmark-end text:name="_Toc268300446"/><text:bookmark-end text:name="_Toc268300731"/><text:bookmark-end text:name="_Toc267952853"/><text:bookmark-end text:name="_Toc268299592"/><text:bookmark-end text:name="_Toc268299877"/><text:bookmark-end text:name="_Toc268300161"/><text:bookmark-end text:name="_Toc268300447"/><text:bookmark-end text:name="_Toc268300732"/><text:bookmark-end text:name="_Toc267952854"/><text:bookmark-end text:name="_Toc268299593"/><text:bookmark-end text:name="_Toc268299878"/><text:bookmark-end text:name="_Toc268300162"/><text:bookmark-end text:name="_Toc268300448"/><text:bookmark-end text:name="_Toc268300733"/><text:bookmark-end text:name="_Toc267952855"/><text:bookmark-end text:name="_Toc268299594"/><text:bookmark-end text:name="_Toc268299879"/><text:bookmark-end text:name="_Toc268300163"/><text:bookmark-end text:name="_Toc268300449"/><text:bookmark-end text:name="_Toc268300734"/><text:bookmark-end text:name="_Toc267952856"/><text:bookmark-end text:name="_Toc268299595"/><text:bookmark-end text:name="_Toc268299880"/><text:bookmark-end text:name="_Toc268300164"/><text:bookmark-end text:name="_Toc268300450"/><text:bookmark-end text:name="_Toc268300735"/><text:bookmark-end text:name="_Toc267952857"/><text:bookmark-end text:name="_Toc268299596"/><text:bookmark-end text:name="_Toc268299881"/><text:bookmark-end text:name="_Toc268300165"/><text:bookmark-end text:name="_Toc268300451"/><text:bookmark-end text:name="_Toc268300736"/><text:bookmark-end text:name="_Toc267952858"/><text:bookmark-end text:name="_Toc268299597"/><text:bookmark-end text:name="_Toc268299882"/><text:bookmark-end text:name="_Toc268300166"/><text:bookmark-end text:name="_Toc268300452"/><text:bookmark-end text:name="_Toc268300737"/><text:bookmark-end text:name="_Toc267952859"/><text:bookmark-end text:name="_Toc268299598"/><text:bookmark-end text:name="_Toc268299883"/><text:bookmark-end text:name="_Toc268300167"/><text:bookmark-end text:name="_Toc268300453"/><text:bookmark-end text:name="_Toc268300738"/><text:bookmark-end text:name="_Toc267952860"/><text:bookmark-end text:name="_Toc268299599"/><text:bookmark-end text:name="_Toc268299884"/><text:bookmark-end text:name="_Toc268300168"/><text:bookmark-end text:name="_Toc268300454"/><text:bookmark-end text:name="_Toc268300739"/><text:bookmark-end text:name="_Toc267952861"/><text:bookmark-end text:name="_Toc268299600"/><text:bookmark-end text:name="_Toc268299885"/><text:bookmark-end text:name="_Toc268300169"/><text:bookmark-end text:name="_Toc268300455"/><text:bookmark-end text:name="_Toc268300740"/><text:bookmark-end text:name="_Toc267952862"/><text:bookmark-end text:name="_Toc268299601"/><text:bookmark-end text:name="_Toc268299886"/><text:bookmark-end text:name="_Toc268300170"/><text:bookmark-end text:name="_Toc268300456"/><text:bookmark-end text:name="_Toc268300741"/><text:bookmark-end text:name="_Toc267952863"/><text:bookmark-end text:name="_Toc268299602"/><text:bookmark-end text:name="_Toc268299887"/><text:bookmark-end text:name="_Toc268300171"/><text:bookmark-end text:name="_Toc268300457"/><text:bookmark-end text:name="_Toc268300742"/><text:bookmark-end text:name="_Toc267952864"/><text:bookmark-end text:name="_Toc268299603"/><text:bookmark-end text:name="_Toc268299888"/><text:bookmark-end text:name="_Toc268300172"/><text:bookmark-end text:name="_Toc268300458"/><text:bookmark-end text:name="_Toc268300743"/><text:bookmark-end text:name="_Toc267952865"/><text:bookmark-end text:name="_Toc268299604"/><text:bookmark-end text:name="_Toc268299889"/><text:bookmark-end text:name="_Toc268300173"/><text:bookmark-end text:name="_Toc268300459"/><text:bookmark-end text:name="_Toc268300744"/><text:bookmark-end text:name="_Toc267952866"/><text:bookmark-end text:name="_Toc268299605"/><text:bookmark-end text:name="_Toc268299890"/><text:bookmark-end text:name="_Toc268300174"/><text:bookmark-end text:name="_Toc268300460"/><text:bookmark-end text:name="_Toc268300745"/><text:bookmark-end text:name="_Toc267952867"/><text:bookmark-end text:name="_Toc268299606"/><text:bookmark-end text:name="_Toc268299891"/><text:bookmark-end text:name="_Toc268300175"/><text:bookmark-end text:name="_Toc268300461"/><text:bookmark-end text:name="_Toc268300746"/><text:bookmark-end text:name="_Toc267952868"/><text:bookmark-end text:name="_Toc268299607"/><text:bookmark-end text:name="_Toc268299892"/><text:bookmark-end text:name="_Toc268300176"/><text:bookmark-end text:name="_Toc268300462"/><text:bookmark-end text:name="_Toc268300747"/><text:bookmark-end text:name="_Toc267952869"/><text:bookmark-end text:name="_Toc268299608"/><text:bookmark-end text:name="_Toc268299893"/><text:bookmark-end text:name="_Toc268300177"/><text:bookmark-end text:name="_Toc268300463"/><text:bookmark-end text:name="_Toc268300748"/><text:bookmark-end text:name="_Toc267952870"/><text:bookmark-end text:name="_Toc268299609"/><text:bookmark-end text:name="_Toc268299894"/><text:bookmark-end text:name="_Toc268300178"/><text:bookmark-end text:name="_Toc268300464"/><text:bookmark-end text:name="_Toc268300749"/><text:bookmark-end text:name="_Toc267952871"/><text:bookmark-end text:name="_Toc268299610"/><text:bookmark-end text:name="_Toc268299895"/><text:bookmark-end text:name="_Toc268300179"/><text:bookmark-end text:name="_Toc268300465"/><text:bookmark-end text:name="_Toc268300750"/><text:bookmark-end text:name="_Toc267952872"/><text:bookmark-end text:name="_Toc268299611"/><text:bookmark-end text:name="_Toc268299896"/><text:bookmark-end text:name="_Toc268300180"/><text:bookmark-end text:name="_Toc268300466"/><text:bookmark-end text:name="_Toc268300751"/><text:bookmark-end text:name="_Toc267952873"/><text:bookmark-end text:name="_Toc268299612"/><text:bookmark-end text:name="_Toc268299897"/><text:bookmark-end text:name="_Toc268300181"/><text:bookmark-end text:name="_Toc268300467"/><text:bookmark-end text:name="_Toc268300752"/><text:bookmark-end text:name="_Toc267952874"/><text:bookmark-end text:name="_Toc268299613"/><text:bookmark-end text:name="_Toc268299898"/><text:bookmark-end text:name="_Toc268300182"/><text:bookmark-end text:name="_Toc268300468"/><text:bookmark-end text:name="_Toc268300753"/><text:bookmark-end text:name="_Toc267952875"/><text:bookmark-end text:name="_Toc268299614"/><text:bookmark-end text:name="_Toc268299899"/><text:bookmark-end text:name="_Toc268300183"/><text:bookmark-end text:name="_Toc268300469"/><text:bookmark-end text:name="_Toc268300754"/><text:bookmark-end text:name="_Toc267952876"/><text:bookmark-end text:name="_Toc268299615"/><text:bookmark-end text:name="_Toc268299900"/><text:bookmark-end text:name="_Toc268300184"/><text:bookmark-end text:name="_Toc268300470"/><text:bookmark-end text:name="_Toc268300755"/><text:bookmark-end text:name="_Toc267952877"/><text:bookmark-end text:name="_Toc268299616"/><text:bookmark-end text:name="_Toc268299901"/><text:bookmark-end text:name="_Toc268300185"/><text:bookmark-end text:name="_Toc268300471"/><text:bookmark-end text:name="_Toc268300756"/><text:bookmark-end text:name="_Toc267952878"/><text:bookmark-end text:name="_Toc268299617"/><text:bookmark-end text:name="_Toc268299902"/><text:bookmark-end text:name="_Toc268300186"/><text:bookmark-end text:name="_Toc268300472"/><text:bookmark-end text:name="_Toc268300757"/><text:bookmark-end text:name="_Toc267952879"/><text:bookmark-end text:name="_Toc268299618"/><text:bookmark-end text:name="_Toc268299903"/><text:bookmark-end text:name="_Toc268300187"/><text:bookmark-end text:name="_Toc268300473"/><text:bookmark-end text:name="_Toc268300758"/><text:bookmark-end text:name="_Toc267952880"/><text:bookmark-end text:name="_Toc268299619"/><text:bookmark-end text:name="_Toc268299904"/><text:bookmark-end text:name="_Toc268300188"/><text:bookmark-end text:name="_Toc268300474"/><text:bookmark-end text:name="_Toc268300759"/><text:bookmark-end text:name="_Toc267952881"/><text:bookmark-end text:name="_Toc268299620"/><text:bookmark-end text:name="_Toc268299905"/><text:bookmark-end text:name="_Toc268300189"/><text:bookmark-end text:name="_Toc268300475"/><text:bookmark-end text:name="_Toc268300760"/><text:bookmark-end text:name="_Toc267952882"/><text:bookmark-end text:name="_Toc268299621"/><text:bookmark-end text:name="_Toc268299906"/><text:bookmark-end text:name="_Toc268300190"/><text:bookmark-end text:name="_Toc268300476"/><text:bookmark-end text:name="_Toc268300761"/><text:bookmark-end text:name="_Toc267952883"/><text:bookmark-end text:name="_Toc268299622"/><text:bookmark-end text:name="_Toc268299907"/><text:bookmark-end text:name="_Toc268300191"/><text:bookmark-end text:name="_Toc268300477"/><text:bookmark-end text:name="_Toc268300762"/><text:bookmark-end text:name="_Toc267952884"/><text:bookmark-end text:name="_Toc268299623"/><text:bookmark-end text:name="_Toc268299908"/><text:bookmark-end text:name="_Toc268300192"/><text:bookmark-end text:name="_Toc268300478"/><text:bookmark-end text:name="_Toc268300763"/><text:bookmark-end text:name="_Toc267952885"/><text:bookmark-end text:name="_Toc268299624"/><text:bookmark-end text:name="_Toc268299909"/><text:bookmark-end text:name="_Toc268300193"/><text:bookmark-end text:name="_Toc268300479"/><text:bookmark-end text:name="_Toc268300764"/><text:bookmark-end text:name="_Toc267952886"/><text:bookmark-end text:name="_Toc268299625"/><text:bookmark-end text:name="_Toc268299910"/><text:bookmark-end text:name="_Toc268300194"/><text:bookmark-end text:name="_Toc268300480"/><text:bookmark-end text:name="_Toc268300765"/><text:bookmark-end text:name="_Toc267952887"/><text:bookmark-end text:name="_Toc268299626"/><text:bookmark-end text:name="_Toc268299911"/><text:bookmark-end text:name="_Toc268300195"/><text:bookmark-end text:name="_Toc268300481"/><text:bookmark-end text:name="_Toc268300766"/><text:bookmark-end text:name="_Toc254966593"/><text:bookmark-end text:name="_Toc256413186"/><text:bookmark-end text:name="_Toc267952888"/><text:bookmark-end text:name="_Toc268299627"/><text:bookmark-end text:name="_Toc268299912"/><text:bookmark-end text:name="_Toc268300196"/><text:bookmark-end text:name="_Toc268300482"/><text:bookmark-end text:name="_Toc268300767"/><text:bookmark-end text:name="_Toc267952889"/><text:bookmark-end text:name="_Toc268299628"/><text:bookmark-end text:name="_Toc268299913"/><text:bookmark-end text:name="_Toc268300197"/><text:bookmark-end text:name="_Toc268300483"/><text:bookmark-end text:name="_Toc268300768"/><text:bookmark-end text:name="_Toc267952890"/><text:bookmark-end text:name="_Toc268299629"/><text:bookmark-end text:name="_Toc268299914"/><text:bookmark-end text:name="_Toc268300198"/><text:bookmark-end text:name="_Toc268300484"/><text:bookmark-end text:name="_Toc268300769"/><text:bookmark-end text:name="_Toc267952891"/><text:bookmark-end text:name="_Toc268299630"/><text:bookmark-end text:name="_Toc268299915"/><text:bookmark-end text:name="_Toc268300199"/><text:bookmark-end text:name="_Toc268300485"/><text:bookmark-end text:name="_Toc268300770"/><text:bookmark-end text:name="_Toc267952892"/><text:bookmark-end text:name="_Toc268299631"/><text:bookmark-end text:name="_Toc268299916"/><text:bookmark-end text:name="_Toc268300200"/><text:bookmark-end text:name="_Toc268300486"/><text:bookmark-end text:name="_Toc268300771"/><text:bookmark-end text:name="_Toc267952893"/><text:bookmark-end text:name="_Toc268299632"/><text:bookmark-end text:name="_Toc268299917"/><text:bookmark-end text:name="_Toc268300201"/><text:bookmark-end text:name="_Toc268300487"/><text:bookmark-end text:name="_Toc268300772"/><text:bookmark-end text:name="_Toc267952894"/><text:bookmark-end text:name="_Toc268299633"/><text:bookmark-end text:name="_Toc268299918"/><text:bookmark-end text:name="_Toc268300202"/><text:bookmark-end text:name="_Toc268300488"/><text:bookmark-end text:name="_Toc268300773"/><text:bookmark-end text:name="_Toc267952895"/><text:bookmark-end text:name="_Toc268299634"/><text:bookmark-end text:name="_Toc268299919"/><text:bookmark-end text:name="_Toc268300203"/><text:bookmark-end text:name="_Toc268300489"/><text:bookmark-end text:name="_Toc268300774"/><text:bookmark-end text:name="_Toc267952896"/><text:bookmark-end text:name="_Toc268299635"/><text:bookmark-end text:name="_Toc268299920"/><text:bookmark-end text:name="_Toc268300204"/><text:bookmark-end text:name="_Toc268300490"/><text:bookmark-end text:name="_Toc268300775"/><text:bookmark-end text:name="_Toc267952897"/><text:bookmark-end text:name="_Toc268299636"/><text:bookmark-end text:name="_Toc268299921"/><text:bookmark-end text:name="_Toc268300205"/><text:bookmark-end text:name="_Toc268300491"/><text:bookmark-end text:name="_Toc268300776"/><text:bookmark-end text:name="_Toc267952898"/><text:bookmark-end text:name="_Toc268299637"/><text:bookmark-end text:name="_Toc268299922"/><text:bookmark-end text:name="_Toc268300206"/><text:bookmark-end text:name="_Toc268300492"/><text:bookmark-end text:name="_Toc268300777"/><text:bookmark-end text:name="_Toc267952899"/><text:bookmark-end text:name="_Toc268299638"/><text:bookmark-end text:name="_Toc268299923"/><text:bookmark-end text:name="_Toc268300207"/><text:bookmark-end text:name="_Toc268300493"/><text:bookmark-end text:name="_Toc268300778"/><text:bookmark-end text:name="_Toc267952900"/><text:bookmark-end text:name="_Toc268299639"/><text:bookmark-end text:name="_Toc268299924"/><text:bookmark-end text:name="_Toc268300208"/><text:bookmark-end text:name="_Toc268300494"/><text:bookmark-end text:name="_Toc268300779"/><text:bookmark-end text:name="_Toc267952901"/><text:bookmark-end text:name="_Toc268299640"/><text:bookmark-end text:name="_Toc268299925"/><text:bookmark-end text:name="_Toc268300209"/><text:bookmark-end text:name="_Toc268300495"/><text:bookmark-end text:name="_Toc268300780"/><text:bookmark-end text:name="_Toc267952902"/><text:bookmark-end text:name="_Toc268299641"/><text:bookmark-end text:name="_Toc268299926"/><text:bookmark-end text:name="_Toc268300210"/><text:bookmark-end text:name="_Toc268300496"/><text:bookmark-end text:name="_Toc268300781"/><text:bookmark-end text:name="_Toc267952903"/><text:bookmark-end text:name="_Toc268299642"/><text:bookmark-end text:name="_Toc268299927"/><text:bookmark-end text:name="_Toc268300211"/><text:bookmark-end text:name="_Toc268300497"/><text:bookmark-end text:name="_Toc268300782"/><text:bookmark-end text:name="_Toc267952904"/><text:bookmark-end text:name="_Toc268299643"/><text:bookmark-end text:name="_Toc268299928"/><text:bookmark-end text:name="_Toc268300212"/><text:bookmark-end text:name="_Toc268300498"/><text:bookmark-end text:name="_Toc268300783"/><text:bookmark-end text:name="_Toc267952905"/><text:bookmark-end text:name="_Toc268299644"/><text:bookmark-end text:name="_Toc268299929"/><text:bookmark-end text:name="_Toc268300213"/><text:bookmark-end text:name="_Toc268300499"/><text:bookmark-end text:name="_Toc268300784"/><text:bookmark-end text:name="_Toc267952906"/><text:bookmark-end text:name="_Toc268299645"/><text:bookmark-end text:name="_Toc268299930"/><text:bookmark-end text:name="_Toc268300214"/><text:bookmark-end text:name="_Toc268300500"/><text:bookmark-end text:name="_Toc268300785"/><text:bookmark-end text:name="_Toc267952907"/><text:bookmark-end text:name="_Toc268299646"/><text:bookmark-end text:name="_Toc268299931"/><text:bookmark-end text:name="_Toc268300215"/><text:bookmark-end text:name="_Toc268300501"/><text:bookmark-end text:name="_Toc268300786"/><text:bookmark-end text:name="_Toc267952908"/><text:bookmark-end text:name="_Toc268299647"/><text:bookmark-end text:name="_Toc268299932"/><text:bookmark-end text:name="_Toc268300216"/><text:bookmark-end text:name="_Toc268300502"/><text:bookmark-end text:name="_Toc268300787"/><text:bookmark-end text:name="_Toc267952909"/><text:bookmark-end text:name="_Toc268299648"/><text:bookmark-end text:name="_Toc268299933"/><text:bookmark-end text:name="_Toc268300217"/><text:bookmark-end text:name="_Toc268300503"/><text:bookmark-end text:name="_Toc268300788"/><text:bookmark-end text:name="_Toc267952910"/><text:bookmark-end text:name="_Toc268299649"/><text:bookmark-end text:name="_Toc268299934"/><text:bookmark-end text:name="_Toc268300218"/><text:bookmark-end text:name="_Toc268300504"/><text:bookmark-end text:name="_Toc268300789"/><text:bookmark-end text:name="_Toc267952911"/><text:bookmark-end text:name="_Toc268299650"/><text:bookmark-end text:name="_Toc268299935"/><text:bookmark-end text:name="_Toc268300219"/><text:bookmark-end text:name="_Toc268300505"/><text:bookmark-end text:name="_Toc268300790"/><text:bookmark-end text:name="_Toc267952912"/><text:bookmark-end text:name="_Toc268299651"/><text:bookmark-end text:name="_Toc268299936"/><text:bookmark-end text:name="_Toc268300220"/><text:bookmark-end text:name="_Toc268300506"/><text:bookmark-end text:name="_Toc268300791"/><text:bookmark-end text:name="_Toc267952913"/><text:bookmark-end text:name="_Toc268299652"/><text:bookmark-end text:name="_Toc268299937"/><text:bookmark-end text:name="_Toc268300221"/><text:bookmark-end text:name="_Toc268300507"/><text:bookmark-end text:name="_Toc268300792"/><text:bookmark-end text:name="_Toc267952914"/><text:bookmark-end text:name="_Toc268299653"/><text:bookmark-end text:name="_Toc268299938"/><text:bookmark-end text:name="_Toc268300222"/><text:bookmark-end text:name="_Toc268300508"/><text:bookmark-end text:name="_Toc268300793"/><text:bookmark-end text:name="_Toc267952915"/><text:bookmark-end text:name="_Toc268299654"/><text:bookmark-end text:name="_Toc268299939"/><text:bookmark-end text:name="_Toc268300223"/><text:bookmark-end text:name="_Toc268300509"/><text:bookmark-end text:name="_Toc268300794"/><text:bookmark-end text:name="_Toc267952916"/><text:bookmark-end text:name="_Toc268299655"/><text:bookmark-end text:name="_Toc268299940"/><text:bookmark-end text:name="_Toc268300224"/><text:bookmark-end text:name="_Toc268300510"/><text:bookmark-end text:name="_Toc268300795"/><text:bookmark-end text:name="_Toc267952917"/><text:bookmark-end text:name="_Toc268299656"/><text:bookmark-end text:name="_Toc268299941"/><text:bookmark-end text:name="_Toc268300225"/><text:bookmark-end text:name="_Toc268300511"/><text:bookmark-end text:name="_Toc268300796"/><text:bookmark-end text:name="_Toc267952918"/><text:bookmark-end text:name="_Toc268299657"/><text:bookmark-end text:name="_Toc268299942"/><text:bookmark-end text:name="_Toc268300226"/><text:bookmark-end text:name="_Toc268300512"/><text:bookmark-end text:name="_Toc268300797"/><text:bookmark-end text:name="_Toc267952919"/><text:bookmark-end text:name="_Toc268299658"/><text:bookmark-end text:name="_Toc268299943"/><text:bookmark-end text:name="_Toc268300227"/><text:bookmark-end text:name="_Toc268300513"/><text:bookmark-end text:name="_Toc268300798"/><text:bookmark-end text:name="_Toc267952920"/><text:bookmark-end text:name="_Toc268299659"/><text:bookmark-end text:name="_Toc268299944"/><text:bookmark-end text:name="_Toc268300228"/><text:bookmark-end text:name="_Toc268300514"/><text:bookmark-end text:name="_Toc268300799"/><text:bookmark-end text:name="_Toc267952921"/><text:bookmark-end text:name="_Toc268299660"/><text:bookmark-end text:name="_Toc268299945"/><text:bookmark-end text:name="_Toc268300229"/><text:bookmark-end text:name="_Toc268300515"/><text:bookmark-end text:name="_Toc268300800"/><text:bookmark-end text:name="_Toc267952922"/><text:bookmark-end text:name="_Toc268299661"/><text:bookmark-end text:name="_Toc268299946"/><text:bookmark-end text:name="_Toc268300230"/><text:bookmark-end text:name="_Toc268300516"/><text:bookmark-end text:name="_Toc268300801"/><text:bookmark-end text:name="_Toc267952923"/><text:bookmark-end text:name="_Toc268299662"/><text:bookmark-end text:name="_Toc268299947"/><text:bookmark-end text:name="_Toc268300231"/><text:bookmark-end text:name="_Toc268300517"/><text:bookmark-end text:name="_Toc268300802"/><text:bookmark-end text:name="_Toc267952924"/><text:bookmark-end text:name="_Toc268299663"/><text:bookmark-end text:name="_Toc268299948"/><text:bookmark-end text:name="_Toc268300232"/><text:bookmark-end text:name="_Toc268300518"/><text:bookmark-end text:name="_Toc268300803"/><text:bookmark-end text:name="_Toc267952925"/><text:bookmark-end text:name="_Toc268299664"/><text:bookmark-end text:name="_Toc268299949"/><text:bookmark-end text:name="_Toc268300233"/><text:bookmark-end text:name="_Toc268300519"/><text:bookmark-end text:name="_Toc268300804"/><text:bookmark-end text:name="_Toc267952926"/><text:bookmark-end text:name="_Toc268299665"/><text:bookmark-end text:name="_Toc268299950"/><text:bookmark-end text:name="_Toc268300234"/><text:bookmark-end text:name="_Toc268300520"/><text:bookmark-end text:name="_Toc268300805"/><text:bookmark-end text:name="_Toc267952927"/><text:bookmark-end text:name="_Toc268299666"/><text:bookmark-end text:name="_Toc268299951"/><text:bookmark-end text:name="_Toc268300235"/><text:bookmark-end text:name="_Toc268300521"/><text:bookmark-end text:name="_Toc268300806"/><text:bookmark-end text:name="_Toc267952928"/><text:bookmark-end text:name="_Toc268299667"/><text:bookmark-end text:name="_Toc268299952"/><text:bookmark-end text:name="_Toc268300236"/><text:bookmark-end text:name="_Toc268300522"/><text:bookmark-end text:name="_Toc268300807"/><text:bookmark-end text:name="_Toc267952929"/><text:bookmark-end text:name="_Toc268299668"/><text:bookmark-end text:name="_Toc268299953"/><text:bookmark-end text:name="_Toc268300237"/><text:bookmark-end text:name="_Toc268300523"/><text:bookmark-end text:name="_Toc268300808"/><text:bookmark-end text:name="_Toc267952930"/><text:bookmark-end text:name="_Toc268299669"/><text:bookmark-end text:name="_Toc268299954"/><text:bookmark-end text:name="_Toc268300238"/><text:bookmark-end text:name="_Toc268300524"/><text:bookmark-end text:name="_Toc268300809"/><text:bookmark-end text:name="_Toc267952931"/><text:bookmark-end text:name="_Toc268299670"/><text:bookmark-end text:name="_Toc268299955"/><text:bookmark-end text:name="_Toc268300239"/><text:bookmark-end text:name="_Toc268300525"/><text:bookmark-end text:name="_Toc268300810"/><text:bookmark-end text:name="_Toc267952932"/><text:bookmark-end text:name="_Toc268299671"/><text:bookmark-end text:name="_Toc268299956"/><text:bookmark-end text:name="_Toc268300240"/><text:bookmark-end text:name="_Toc268300526"/><text:bookmark-end text:name="_Toc268300811"/><text:bookmark-end text:name="_Toc267952933"/><text:bookmark-end text:name="_Toc268299672"/><text:bookmark-end text:name="_Toc268299957"/><text:bookmark-end text:name="_Toc268300241"/><text:bookmark-end text:name="_Toc268300527"/><text:bookmark-end text:name="_Toc268300812"/><text:bookmark-end text:name="_Toc267952934"/><text:bookmark-end text:name="_Toc268299673"/><text:bookmark-end text:name="_Toc268299958"/><text:bookmark-end text:name="_Toc268300242"/><text:bookmark-end text:name="_Toc268300528"/><text:bookmark-end text:name="_Toc268300813"/><text:bookmark-end text:name="_Toc254966597"/><text:bookmark-end text:name="_Toc256413190"/><text:bookmark-end text:name="_Toc267952935"/><text:bookmark-end text:name="_Toc268299674"/><text:bookmark-end text:name="_Toc268299959"/><text:bookmark-end text:name="_Toc268300243"/><text:bookmark-end text:name="_Toc268300529"/><text:bookmark-end text:name="_Toc268300814"/><text:bookmark-end text:name="_Toc267952936"/><text:bookmark-end text:name="_Toc268299675"/><text:bookmark-end text:name="_Toc268299960"/><text:bookmark-end text:name="_Toc268300244"/><text:bookmark-end text:name="_Toc268300530"/><text:bookmark-end text:name="_Toc268300815"/><text:bookmark-end text:name="_Toc267952937"/><text:bookmark-end text:name="_Toc268299676"/><text:bookmark-end text:name="_Toc268299961"/><text:bookmark-end text:name="_Toc268300245"/><text:bookmark-end text:name="_Toc268300531"/><text:bookmark-end text:name="_Toc268300816"/><text:bookmark-end text:name="_Toc267952938"/><text:bookmark-end text:name="_Toc268299677"/><text:bookmark-end text:name="_Toc268299962"/><text:bookmark-end text:name="_Toc268300246"/><text:bookmark-end text:name="_Toc268300532"/><text:bookmark-end text:name="_Toc268300817"/><text:bookmark-end text:name="_Toc267952939"/><text:bookmark-end text:name="_Toc268299678"/><text:bookmark-end text:name="_Toc268299963"/><text:bookmark-end text:name="_Toc268300247"/><text:bookmark-end text:name="_Toc268300533"/><text:bookmark-end text:name="_Toc268300818"/><text:bookmark-end text:name="_Toc267952940"/><text:bookmark-end text:name="_Toc268299679"/><text:bookmark-end text:name="_Toc268299964"/><text:bookmark-end text:name="_Toc268300248"/><text:bookmark-end text:name="_Toc268300534"/><text:bookmark-end text:name="_Toc268300819"/><text:bookmark-end text:name="_Toc267952941"/><text:bookmark-end text:name="_Toc268299680"/><text:bookmark-end text:name="_Toc268299965"/><text:bookmark-end text:name="_Toc268300249"/><text:bookmark-end text:name="_Toc268300535"/><text:bookmark-end text:name="_Toc268300820"/><text:bookmark-end text:name="_Toc267952942"/><text:bookmark-end text:name="_Toc268299681"/><text:bookmark-end text:name="_Toc268299966"/><text:bookmark-end text:name="_Toc268300250"/><text:bookmark-end text:name="_Toc268300536"/><text:bookmark-end text:name="_Toc268300821"/><text:bookmark-end text:name="_Toc267952943"/><text:bookmark-end text:name="_Toc268299682"/><text:bookmark-end text:name="_Toc268299967"/><text:bookmark-end text:name="_Toc268300251"/><text:bookmark-end text:name="_Toc268300537"/><text:bookmark-end text:name="_Toc268300822"/><text:bookmark-end text:name="_Toc267952944"/><text:bookmark-end text:name="_Toc268299683"/><text:bookmark-end text:name="_Toc268299968"/><text:bookmark-end text:name="_Toc268300252"/><text:bookmark-end text:name="_Toc268300538"/><text:bookmark-end text:name="_Toc268300823"/><text:bookmark-end text:name="_Toc267952945"/><text:bookmark-end text:name="_Toc268299684"/><text:bookmark-end text:name="_Toc268299969"/><text:bookmark-end text:name="_Toc268300253"/><text:bookmark-end text:name="_Toc268300539"/><text:bookmark-end text:name="_Toc268300824"/><text:bookmark-end text:name="_Toc267952946"/><text:bookmark-end text:name="_Toc268299685"/><text:bookmark-end text:name="_Toc268299970"/><text:bookmark-end text:name="_Toc268300254"/><text:bookmark-end text:name="_Toc268300540"/><text:bookmark-end text:name="_Toc268300825"/><text:bookmark-end text:name="_Toc267952947"/><text:bookmark-end text:name="_Toc268299686"/><text:bookmark-end text:name="_Toc268299971"/><text:bookmark-end text:name="_Toc268300255"/><text:bookmark-end text:name="_Toc268300541"/><text:bookmark-end text:name="_Toc268300826"/><text:bookmark-end text:name="_Toc254598054"/><text:bookmark-end text:name="_Toc267952948"/><text:bookmark-end text:name="_Toc268299687"/><text:bookmark-end text:name="_Toc268299972"/><text:bookmark-end text:name="_Toc268300256"/><text:bookmark-end text:name="_Toc268300542"/><text:bookmark-end text:name="_Toc268300827"/><text:bookmark-end text:name="_Toc267952949"/><text:bookmark-end text:name="_Toc268299688"/><text:bookmark-end text:name="_Toc268299973"/><text:bookmark-end text:name="_Toc268300257"/><text:bookmark-end text:name="_Toc268300543"/><text:bookmark-end text:name="_Toc268300828"/><text:bookmark-end text:name="_Toc267952950"/><text:bookmark-end text:name="_Toc268299689"/><text:bookmark-end text:name="_Toc268299974"/><text:bookmark-end text:name="_Toc268300258"/><text:bookmark-end text:name="_Toc268300544"/><text:bookmark-end text:name="_Toc268300829"/><text:bookmark-end text:name="_Toc267952951"/><text:bookmark-end text:name="_Toc268299690"/><text:bookmark-end text:name="_Toc268299975"/><text:bookmark-end text:name="_Toc268300259"/><text:bookmark-end text:name="_Toc268300545"/><text:bookmark-end text:name="_Toc268300830"/><text:bookmark-end text:name="_Toc267952952"/><text:bookmark-end text:name="_Toc268299691"/><text:bookmark-end text:name="_Toc268299976"/><text:bookmark-end text:name="_Toc268300260"/><text:bookmark-end text:name="_Toc268300546"/><text:bookmark-end text:name="_Toc268300831"/><text:bookmark-end text:name="_Toc267952953"/><text:bookmark-end text:name="_Toc268299692"/><text:bookmark-end text:name="_Toc268299977"/><text:bookmark-end text:name="_Toc268300261"/><text:bookmark-end text:name="_Toc268300547"/><text:bookmark-end text:name="_Toc268300832"/><text:bookmark-end text:name="_Toc267952954"/><text:bookmark-end text:name="_Toc268299693"/><text:bookmark-end text:name="_Toc268299978"/><text:bookmark-end text:name="_Toc268300262"/><text:bookmark-end text:name="_Toc268300548"/><text:bookmark-end text:name="_Toc268300833"/><text:bookmark-end text:name="_Toc267952955"/><text:bookmark-end text:name="_Toc268299694"/><text:bookmark-end text:name="_Toc268299979"/><text:bookmark-end text:name="_Toc268300263"/><text:bookmark-end text:name="_Toc268300549"/><text:bookmark-end text:name="_Toc268300834"/><text:bookmark-end text:name="_Toc267952956"/><text:bookmark-end text:name="_Toc268299695"/><text:bookmark-end text:name="_Toc268299980"/><text:bookmark-end text:name="_Toc268300264"/><text:bookmark-end text:name="_Toc268300550"/><text:bookmark-end text:name="_Toc268300835"/><text:bookmark-end text:name="_Toc267952957"/><text:bookmark-end text:name="_Toc268299696"/><text:bookmark-end text:name="_Toc268299981"/><text:bookmark-end text:name="_Toc268300265"/><text:bookmark-end text:name="_Toc268300551"/><text:bookmark-end text:name="_Toc268300836"/><text:bookmark-end text:name="_Toc267952958"/><text:bookmark-end text:name="_Toc268299697"/><text:bookmark-end text:name="_Toc268299982"/><text:bookmark-end text:name="_Toc268300266"/><text:bookmark-end text:name="_Toc268300552"/><text:bookmark-end text:name="_Toc268300837"/><text:bookmark-end text:name="_Toc267952959"/><text:bookmark-end text:name="_Toc268299698"/><text:bookmark-end text:name="_Toc268299983"/><text:bookmark-end text:name="_Toc268300267"/><text:bookmark-end text:name="_Toc268300553"/><text:bookmark-end text:name="_Toc268300838"/><text:bookmark-end text:name="_Toc267952960"/><text:bookmark-end text:name="_Toc268299699"/><text:bookmark-end text:name="_Toc268299984"/><text:bookmark-end text:name="_Toc268300268"/><text:bookmark-end text:name="_Toc268300554"/><text:bookmark-end text:name="_Toc268300839"/><text:bookmark-end text:name="_Toc267952961"/><text:bookmark-end text:name="_Toc268299700"/><text:bookmark-end text:name="_Toc268299985"/><text:bookmark-end text:name="_Toc268300269"/><text:bookmark-end text:name="_Toc268300555"/><text:bookmark-end text:name="_Toc268300840"/><text:bookmark-end text:name="_Toc267952962"/><text:bookmark-end text:name="_Toc268299701"/><text:bookmark-end text:name="_Toc268299986"/><text:bookmark-end text:name="_Toc268300270"/><text:bookmark-end text:name="_Toc268300556"/><text:bookmark-end text:name="_Toc268300841"/><text:bookmark-end text:name="_Toc267952963"/><text:bookmark-end text:name="_Toc268299702"/><text:bookmark-end text:name="_Toc268299987"/><text:bookmark-end text:name="_Toc268300271"/><text:bookmark-end text:name="_Toc268300557"/><text:bookmark-end text:name="_Toc268300842"/><text:bookmark-end text:name="_Toc267952964"/><text:bookmark-end text:name="_Toc268299703"/><text:bookmark-end text:name="_Toc268299988"/><text:bookmark-end text:name="_Toc268300272"/><text:bookmark-end text:name="_Toc268300558"/><text:bookmark-end text:name="_Toc268300843"/><text:bookmark-end text:name="_Toc267952965"/><text:bookmark-end text:name="_Toc268299704"/><text:bookmark-end text:name="_Toc268299989"/><text:bookmark-end text:name="_Toc268300273"/><text:bookmark-end text:name="_Toc268300559"/><text:bookmark-end text:name="_Toc268300844"/><text:bookmark-end text:name="_Toc267952966"/><text:bookmark-end text:name="_Toc268299705"/><text:bookmark-end text:name="_Toc268299990"/><text:bookmark-end text:name="_Toc268300274"/><text:bookmark-end text:name="_Toc268300560"/><text:bookmark-end text:name="_Toc268300845"/><text:bookmark-end text:name="_Toc267952967"/><text:bookmark-end text:name="_Toc268299706"/><text:bookmark-end text:name="_Toc268299991"/><text:bookmark-end text:name="_Toc268300275"/><text:bookmark-end text:name="_Toc268300561"/><text:bookmark-end text:name="_Toc268300846"/><text:bookmark-end text:name="_Toc267952968"/><text:bookmark-end text:name="_Toc268299707"/><text:bookmark-end text:name="_Toc268299992"/><text:bookmark-end text:name="_Toc268300276"/><text:bookmark-end text:name="_Toc268300562"/><text:bookmark-end text:name="_Toc268300847"/><text:bookmark-end text:name="_Toc267952969"/><text:bookmark-end text:name="_Toc268299708"/><text:bookmark-end text:name="_Toc268299993"/><text:bookmark-end text:name="_Toc268300277"/><text:bookmark-end text:name="_Toc268300563"/><text:bookmark-end text:name="_Toc268300848"/><text:bookmark-end text:name="_Toc267952970"/><text:bookmark-end text:name="_Toc268299709"/><text:bookmark-end text:name="_Toc268299994"/><text:bookmark-end text:name="_Toc268300278"/><text:bookmark-end text:name="_Toc268300564"/><text:bookmark-end text:name="_Toc268300849"/><text:bookmark-end text:name="_Toc257811143"/><text:bookmark-end text:name="_Toc257811144"/><text:bookmark-end text:name="_Toc267952971"/><text:bookmark-end text:name="_Toc268299710"/><text:bookmark-end text:name="_Toc268299995"/><text:bookmark-end text:name="_Toc268300279"/><text:bookmark-end text:name="_Toc268300565"/><text:bookmark-end text:name="_Toc268300850"/><text:bookmark-end text:name="_Toc267952972"/><text:bookmark-end text:name="_Toc268299711"/><text:bookmark-end text:name="_Toc268299996"/><text:bookmark-end text:name="_Toc268300280"/><text:bookmark-end text:name="_Toc268300566"/><text:bookmark-end text:name="_Toc268300851"/><text:bookmark-end text:name="_Toc267952973"/><text:bookmark-end text:name="_Toc268299712"/><text:bookmark-end text:name="_Toc268299997"/><text:bookmark-end text:name="_Toc268300281"/><text:bookmark-end text:name="_Toc268300567"/><text:bookmark-end text:name="_Toc268300852"/><text:bookmark-end text:name="_Toc267952974"/><text:bookmark-end text:name="_Toc268299713"/><text:bookmark-end text:name="_Toc268299998"/><text:bookmark-end text:name="_Toc268300282"/><text:bookmark-end text:name="_Toc268300568"/><text:bookmark-end text:name="_Toc268300853"/><text:bookmark-end text:name="_Toc267952975"/><text:bookmark-end text:name="_Toc268299714"/><text:bookmark-end text:name="_Toc268299999"/><text:bookmark-end text:name="_Toc268300283"/><text:bookmark-end text:name="_Toc268300569"/><text:bookmark-end text:name="_Toc268300854"/><text:bookmark-end text:name="_Toc267952976"/><text:bookmark-end text:name="_Toc268299715"/><text:bookmark-end text:name="_Toc268300000"/><text:bookmark-end text:name="_Toc268300284"/><text:bookmark-end text:name="_Toc268300570"/><text:bookmark-end text:name="_Toc268300855"/><text:bookmark-end text:name="_Toc267952977"/><text:bookmark-end text:name="_Toc268299716"/><text:bookmark-end text:name="_Toc268300001"/><text:bookmark-end text:name="_Toc268300285"/><text:bookmark-end text:name="_Toc268300571"/><text:bookmark-end text:name="_Toc268300856"/><text:bookmark-end text:name="_Toc267952978"/><text:bookmark-end text:name="_Toc268299717"/><text:bookmark-end text:name="_Toc268300002"/><text:bookmark-end text:name="_Toc268300286"/><text:bookmark-end text:name="_Toc268300572"/><text:bookmark-end text:name="_Toc268300857"/>Recommendations for Implementation Code<text:bookmark-end text:name="_Toc268300858"/></text:h>
      <text:p text:style-name="BodyText">In this section, we look at a small number of recommendations when writing implementation code<text:s/>(<text:alphabetical-index-mark text:key1="coding" text:string-value="writing implementation code"/><text:alphabetical-index-mark text:string-value="implementation code"/>as opposed to library designs). <text:s/>These apply to all<text:s/><text:span text:style-name="CodeChar">internal</text:span><text:s/>and<text:s/><text:span text:style-name="CodeChar">private</text:span><text:s/>aspects of<text:s/>F# coding.</text:p>
      <text:h text:style-name="Heading2" text:outline-level="2"><text:bookmark-start text:name="_Toc268300859"/>Suggested Naming Conventions in F# Implementation Code<text:bookmark-end text:name="_Toc268300859"/></text:h>
      <text:list text:style-name="LFO4" text:continue-numbering="true">
        <text:list-item>
          <text:p text:style-name="P845"><text:span text:style-name="T846">Suggest</text:span><text:span text:style-name="T847"><text:s/>using</text:span><text:span text:style-name="T848"><text:s/></text:span><text:span text:style-name="T849">camelCase for class-bound, expression-bound and pattern-bound values</text:span><text:span text:style-name="T850"><text:s/>and functions</text:span></text:p>
        </text:list-item>
      </text:list>
      <text:p text:style-name="GuidelineDescription">It is common and accepted F# style to use<text:s/>camelCase for all names bound as local variables or in pattern matches and function definitions.<text:s/></text:p>
      <text:p text:style-name="Code"><text:span text:style-name="T851"></text:span><text:s/>let add I J = I+J</text:p>
      <text:p text:style-name="Code"><text:span text:style-name="T852"></text:span><text:s/>let add i j = i + j</text:p>
      <text:p text:style-name="GuidelineDescription">It is<text:s/>also<text:s/>common and accepted F# style to use<text:s/>camelCase for locally bound functions, e.g.</text:p>
      <text:p text:style-name="Code"><text:span text:style-name="T853"></text:span><text:s/>type MyClass() =<text:s/></text:p>
      <text:p text:style-name="Code"><text:s text:c="7"/>let doSomething () =<text:s/></text:p>
      <text:p text:style-name="Code"><text:s text:c="7"/><text:s text:c="4"/>let firstResult = ...<text:s/></text:p>
      <text:p text:style-name="Code"><text:s text:c="4"/><text:s text:c="7"/>let secondResult = ...</text:p>
      <text:p text:style-name="Code"/>
      <text:p text:style-name="Code"><text:s text:c="7"/>member x.Result = doSomething()</text:p>
      <text:p text:style-name="P854"/>
      <text:list text:style-name="LFO4" text:continue-numbering="true">
        <text:list-item>
          <text:p text:style-name="P855"><text:span text:style-name="T856">Suggest</text:span><text:span text:style-name="T857"><text:s/>using</text:span><text:span text:style-name="T858"><text:s/></text:span><text:span text:style-name="T859">camelCase for internal and private module-bound values and functions</text:span></text:p>
        </text:list-item>
      </text:list>
      <text:p text:style-name="GuidelineDescription">It is common and accepted F# style to use<text:s/>camelCase for private module-bound values, including the following:</text:p>
      <text:list text:style-name="LFO43" text:continue-numbering="true">
        <text:list-item>
          <text:list>
            <text:list-item>
              <text:p text:style-name="Bullet">Ad hoc functions in scripts<text:s/></text:p>
            </text:list-item>
            <text:list-item>
              <text:p text:style-name="Bullet">Values making up the internal implementation of a module<text:s/>or type</text:p>
            </text:list-item>
          </text:list>
        </text:list-item>
      </text:list>
      <text:p text:style-name="Code"><text:span text:style-name="T860"></text:span><text:s/>let emailMyBossTheLatestResults = ...</text:p>
      <text:p text:style-name="GuidelineDescription">In large assemblies and implementation files, PascalCase is sometimes used to indicate major internal routines.</text:p>
      <text:p text:style-name="GuidelineDescription"/>
      <text:list text:style-name="LFO1" text:continue-numbering="true">
        <text:list-item>
          <text:p text:style-name="P861"><text:span text:style-name="T862">Avoid</text:span><text:span text:style-name="T863"><text:s/>using underscores in names.<text:s/></text:span></text:p>
        </text:list-item>
      </text:list>
      <text:soft-page-break/>
      <text:p text:style-name="GuidelineDescription">Historically, some F# libraries have used underscores in names. However,<text:s/>this is no longer widely accepted, partly because it clashes with .NET naming conventions. That said, some F# programmers use underscores heavily, partly for historical reasons, and tolerance and respect is important<text:alphabetical-index-mark text:key1="underscores (_)" text:string-value="naming conventions"/><text:alphabetical-index-mark text:key1="_ (underscores)" text:string-value="naming conventions"/>. However, be aware that the style is often disliked by others who have a choice about whether to use it.<text:s/></text:p>
      <text:p text:style-name="NoteTipCaution">Note<text:tab/>Some F# programmers choose to use naming conventions much more closely associated with OCaml, Python, or with a particular application domain such as hardware verification.<text:s/></text:p>
      <text:h text:style-name="Heading2" text:outline-level="2"><text:bookmark-start text:name="_Toc268300860"/>Suggested Coding Conventions in F# Implementation Code<text:bookmark-end text:name="_Toc268300860"/></text:h>
      <text:list text:style-name="LFO4" text:continue-numbering="true">
        <text:list-item>
          <text:p text:style-name="P864"><text:span text:style-name="T865">Do</text:span><text:span text:style-name="T866"><text:s/>u</text:span><text:span text:style-name="T867">se<text:s/></text:span><text:span text:style-name="T868">standard F# operators<text:s/></text:span></text:p>
        </text:list-item>
      </text:list>
      <text:p text:style-name="GuidelineDescription">The following operators<text:alphabetical-index-mark text:key1="operators" text:string-value="using standard operators"/><text:s/>are defined in the F# standard library and should be used instead of defining equivalents. Using these operators<text:s/>is recommended as it<text:s/>tends to make code<text:s/>more readable and idiomatic.<text:s/>Developers with a background in OCaml or other functional programming language may be accustomed to different idioms, and this<text:s/>list summarizes the recommended F# operators.<text:s/></text:p>
      <text:p text:style-name="Code"><text:s/>x |&gt; f <text:s text:c="2"/>-- forward pipeline<text:s/></text:p>
      <text:p text:style-name="Code"><text:s/>f &lt;| x <text:s text:c="2"/>-- reverse pipeline<text:s/></text:p>
      <text:p text:style-name="Code"><text:s/>f &gt;&gt; g <text:s text:c="2"/>-- forward composition</text:p>
      <text:p text:style-name="Code"><text:s/>g &lt;&lt; f <text:s text:c="2"/>-- reverse composition</text:p>
      <text:p text:style-name="Code"><text:s/></text:p>
      <text:p text:style-name="Code"><text:s/>x |&gt; ignore <text:s text:c="2"/>-- throwing away a value</text:p>
      <text:p text:style-name="Code"/>
      <text:p text:style-name="Code"><text:s/>x + y <text:s text:c="3"/>-- overloaded addition (including string concatenation)<text:s/></text:p>
      <text:p text:style-name="Code"><text:s/>x - y <text:s text:c="3"/>-- overloaded subtraction<text:s/></text:p>
      <text:p text:style-name="Code"><text:s/>x * y <text:s text:c="3"/>-- overloaded multiplication<text:s/></text:p>
      <text:p text:style-name="Code"><text:s/>x / y <text:s text:c="3"/>-- overloaded division<text:s/></text:p>
      <text:p text:style-name="Code"><text:s/>x % y <text:s text:c="3"/>-- overloaded modulus<text:s/></text:p>
      <text:p text:style-name="Code"/>
      <text:p text:style-name="Code"><text:s/>x &amp;&amp; y <text:s text:c="2"/>-- lazy/short-cut "and"<text:s/></text:p>
      <text:p text:style-name="Code"><text:s/>x || y <text:s text:c="2"/>-- lazy/short-cut "or"<text:s/><text:alphabetical-index-mark text:key1="operators" text:string-value="using standard operators"/></text:p>
      <text:p text:style-name="Code"/>
      <text:p text:style-name="Code"><text:s/>x &lt;&lt;&lt; y <text:s/>-- bitwise left shift<text:s/></text:p>
      <text:p text:style-name="Code"><text:s/>x &gt;&gt;&gt; y <text:s/>-- bitwise right shift<text:s/></text:p>
      <text:p text:style-name="Code"><text:s/>x ||| y <text:s/>-- bitwise<text:s/>or, also for working with<text:s/>“flags”<text:s/>enumeration<text:s/></text:p>
      <text:p text:style-name="Code"><text:s/>x &amp;&amp;&amp; y <text:s/>-- bitwise<text:s/>and, also for working with<text:s/>“flags”<text:s/>enumeration<text:s/></text:p>
      <text:p text:style-name="Code"><text:s/>x ^^^ y <text:s/>-- bitwise<text:s/>xor, also for working with<text:s/>“flags”<text:s/>enumeration<text:s/></text:p>
      <text:p text:style-name="P869"/>
      <text:list text:style-name="LFO4" text:continue-numbering="true">
        <text:list-item>
          <text:p text:style-name="P870"><text:span text:style-name="T871">Do</text:span><text:s/><text:span text:style-name="T872">p</text:span><text:span text:style-name="T873">lace pipeline operator<text:s/></text:span><text:span text:style-name="CodeChar">|&gt;</text:span><text:span text:style-name="T874"><text:s/>at the start of a line</text:span><text:span text:style-name="T875"><text:s/>when writing<text:s/></text:span><text:span text:style-name="T876">multi-line<text:s/></text:span><text:span text:style-name="T877">pipeline series</text:span><text:span text:style-name="T878">.</text:span><text:span text:style-name="T879"><text:s/></text:span></text:p>
        </text:list-item>
      </text:list>
      <text:p text:style-name="GuidelineDescription">People often ask<text:s/><text:alphabetical-index-mark text:string-value="pipeline formatting"/><text:alphabetical-index-mark text:string-value="|&gt; (pipeline operator)"/>how to format pipelines. We recommend this style:</text:p>
      <text:soft-page-break/>
      <text:p text:style-name="Code">let<text:s/>allTypes<text:s/>=<text:s/></text:p>
      <text:p text:style-name="Code"><text:s text:c="4"/>System.AppDomain.CurrentDomain.GetAssemblies()</text:p>
      <text:p text:style-name="Code"><text:s text:c="4"/>|&gt;<text:s/>Array.map (fun assem -&gt; assem.GetTypes())<text:s/></text:p>
      <text:p text:style-name="Code"><text:s text:c="4"/>|&gt; Array.concat<text:alphabetical-index-mark text:string-value="pipeline formatting"/><text:alphabetical-index-mark text:string-value="|&gt; (pipeline operator)"/></text:p>
      <text:p text:style-name="GuidelineDescription">Note that this does not apply when piping<text:s/>on a single line<text:s/>(e.g. “<text:span text:style-name="CodeChar">expr |&gt; ignore</text:span>”, “<text:span text:style-name="CodeChar">expr |&gt; box</text:span>”)</text:p>
      <text:p text:style-name="P880"/>
      <text:list text:style-name="LFO4" text:continue-numbering="true">
        <text:list-item>
          <text:p text:style-name="P881"><text:span text:style-name="T882">Consider</text:span><text:s/><text:span text:style-name="T883">us</text:span><text:span text:style-name="T884">ing</text:span><text:span text:style-name="T885"><text:s/>the prefix syntax for generics (</text:span><text:span text:style-name="CodeChar">Foo&lt;T&gt;</text:span><text:span text:style-name="T886">) in preference to postfix syntax (</text:span><text:span text:style-name="CodeChar">T Foo</text:span><text:span text:style-name="T887">), with<text:s/></text:span><text:span text:style-name="T888">four<text:s/></text:span><text:span text:style-name="T889">notable exceptions (</text:span><text:span text:style-name="CodeChar">list</text:span><text:span text:style-name="T890">,<text:s/></text:span><text:span text:style-name="CodeChar">option</text:span><text:span text:style-name="T891">,<text:s/></text:span><text:span text:style-name="CodeChar">array</text:span><text:span text:style-name="T892">,<text:s/></text:span><text:span text:style-name="CodeChar">ref</text:span><text:span text:style-name="T893">).<text:s/></text:span></text:p>
        </text:list-item>
      </text:list>
      <text:p text:style-name="GuidelineDescription">F# inherits both the postfix ML style of naming generic types, e.g. “<text:span text:style-name="CodeChar">int list</text:span>” as well as the prefix .NET style, e.g. “<text:span text:style-name="CodeChar">list&lt;int&gt;</text:span>”. <text:s/>You should<text:s/>prefer<text:s/>the .NET style, except for<text:s/>four<text:s/>specific types. <text:s/>For F# lists, use the postfix form: “<text:span text:style-name="CodeChar">int list</text:span>” rather than “<text:span text:style-name="CodeChar">list&lt;int&gt;</text:span>”. <text:s/>For options, use the postfix form: “<text:span text:style-name="CodeChar">int option</text:span>” rather than “<text:span text:style-name="CodeChar">option&lt;int&gt;</text:span>”. <text:s/>For arrays, use the syntactic name “<text:span text:style-name="CodeChar">int[]</text:span>” rather than either “<text:span text:style-name="CodeChar">int array</text:span>” or “<text:span text:style-name="CodeChar">array&lt;int&gt;</text:span>”. <text:s/>For refs, use “<text:span text:style-name="CodeChar">int ref</text:span>” rather than “<text:span text:style-name="CodeChar">ref&lt;int&gt;</text:span>” or “<text:span text:style-name="CodeChar">Ref&lt;int&gt;</text:span>”.<text:s/>For all other types, use the prefix form: “<text:span text:style-name="CodeChar">HashSet&lt;int&gt;</text:span>”, “<text:span text:style-name="CodeChar">Dictionary&lt;string,int&gt;</text:span>”, since this conforms to .NET standards.</text:p>
      <text:p text:style-name="P894"/>
      <text:list text:style-name="LFO4" text:continue-numbering="true">
        <text:list-item>
          <text:p text:style-name="P895"><text:span text:style-name="T896">Consider</text:span><text:s/><text:span text:style-name="T897">using<text:s/></text:span><text:span text:style-name="CodeInline">//</text:span><text:span text:style-name="T898"><text:s/>comments in preference to<text:s/></text:span><text:span text:style-name="CodeInline">(*</text:span><text:span text:style-name="T899">…</text:span><text:span text:style-name="CodeInline">*)</text:span><text:span text:style-name="T900"><text:s/>comments.<text:s/></text:span></text:p>
        </text:list-item>
      </text:list>
      <text:p text:style-name="GuidelineDescription">Line<text:s/>comments<text:s/><text:span text:style-name="CodeChar">//</text:span><text:s/>are easier to see in code because they appear consistently at the beginning of lines. <text:s/>They are also typically more predictable when reading code line by line. <text:s/>Tools<text:s/>like Visual Studio<text:s/>also<text:s/>make it<text:s/>particularly easy<text:s/>to comment/uncomment whole blocks with<text:s/><text:span text:style-name="CodeChar">//</text:span>.</text:p>
      <text:h text:style-name="Heading1" text:outline-level="1"><text:bookmark-start text:name="_Toc256413199"/><text:bookmark-start text:name="_Toc257811151"/><text:bookmark-start text:name="_Toc259444898"/><text:bookmark-start text:name="_Toc259536037"/><text:bookmark-start text:name="_Toc259537178"/><text:bookmark-start text:name="_Toc268300861"/><text:bookmark-end text:name="_Toc256413199"/><text:bookmark-end text:name="_Toc257811151"/><text:bookmark-end text:name="_Toc259444898"/><text:bookmark-end text:name="_Toc259536037"/><text:bookmark-end text:name="_Toc259537178"/>Appendix<text:bookmark-end text:name="_Toc268300861"/></text:h>
      <text:p text:style-name="Normal"/>
      <text:h text:style-name="Heading2" text:outline-level="2"><text:bookmark-start text:name="_Toc268300862"/>End-to-end example of designing F# code for use by other .NET languages<text:bookmark-end text:name="_Toc268300862"/></text:h>
      <text:p text:style-name="BodyText">For example, consider the code in Listing 1, which<text:s/><text:alphabetical-index-mark text:key1="F# library design" text:string-value="vanilla libraries"/><text:alphabetical-index-mark text:key1="libraries" text:key2="F# library design" text:string-value="vanilla libraries"/><text:alphabetical-index-mark text:key1="designing" text:key2="F# libraries" text:string-value="vanilla libraries"/><text:alphabetical-index-mark text:key1=".NET libraries" text:string-value="vanilla libraries"/><text:alphabetical-index-mark text:string-value="vanilla .NET libraries"/>shows some F# code that we intend to adjust to be suitable for use as part of a .NET API.</text:p>
      <text:p text:style-name="CodeCaption">Listing 1.<text:s/>An F# Type Prior to Adjustment for Use as Part of a Vanilla .NET API</text:p>
      <text:p text:style-name="Code">open System</text:p>
      <text:p text:style-name="Code">type<text:s/>Point1(angle,radius) =<text:s/></text:p>
      <text:p text:style-name="Code"><text:s text:c="4"/>member x.Angle = angle</text:p>
      <text:p text:style-name="Code"><text:s text:c="4"/>member x.Radius = radius</text:p>
      <text:p text:style-name="Code"><text:s text:c="4"/>member x.Stretch(l) =<text:s/>Point1(angle=x.Angle, radius=x.Radius * l)</text:p>
      <text:p text:style-name="Code"><text:s text:c="4"/>member x.Warp(f) =<text:s/>Point1(angle=f(x.Angle), radius=x.Radius)</text:p>
      <text:p text:style-name="Code"><text:s text:c="4"/>static member Circle(n) =<text:s/></text:p>
      <text:p text:style-name="Code"><text:s text:c="8"/>[ for i in 1..n -&gt;<text:s/>Point1(angle=2.0*Math.PI/float(n), radius=1.0) ]</text:p>
      <text:p text:style-name="Code"><text:s text:c="4"/>new() = Point1(angle=0.0, radius=0.0)</text:p>
      <text:p text:style-name="BodyText">The inferred F# type of this class is as<text:s/><text:alphabetical-index-mark text:key1="F# library design" text:string-value="vanilla libraries"/><text:alphabetical-index-mark text:key1="libraries" text:key2="F# library design" text:string-value="vanilla libraries"/><text:alphabetical-index-mark text:key1="designing" text:key2="F# libraries" text:string-value="vanilla libraries"/><text:alphabetical-index-mark text:key1=".NET libraries" text:string-value="vanilla libraries"/><text:alphabetical-index-mark text:string-value="vanilla .NET libraries"/>follows:</text:p>
      <text:soft-page-break/>
      <text:p text:style-name="Code">type Point1 =<text:s/></text:p>
      <text:p text:style-name="Code"><text:s text:c="5"/>new : unit -&gt; Point1</text:p>
      <text:p text:style-name="Code"><text:s text:c="5"/>new : angle:double * radius:double -&gt; Point1</text:p>
      <text:p text:style-name="Code"><text:s text:c="5"/>static member Circle : n:int -&gt; Point1 list</text:p>
      <text:p text:style-name="Code"><text:s text:c="5"/>member Stretch : l:double -&gt; Point1</text:p>
      <text:p text:style-name="Code"><text:s text:c="5"/>member Warp : f:(double -&gt; double) -&gt; Point1</text:p>
      <text:p text:style-name="Code"><text:s text:c="5"/>member Angle : double</text:p>
      <text:p text:style-name="Code"><text:s text:c="5"/>member Radius : double</text:p>
      <text:p text:style-name="BodyText">Let’s take a look at how this F# type will appear to a programmer using another .NET language. For example, the approximate C# “signature” is as follows:</text:p>
      <text:p text:style-name="Code">// C# signature for the unadjusted Point1 class<text:s/></text:p>
      <text:p text:style-name="Code"/>
      <text:p text:style-name="Code">public class Point1 {</text:p>
      <text:p text:style-name="Code"><text:s text:c="5"/>public Point1();</text:p>
      <text:p text:style-name="Code"><text:s text:c="5"/>public Point1(double angle, double radius);</text:p>
      <text:p text:style-name="Code"><text:s text:c="5"/>public static Microsoft.FSharp.Collections.List&lt;Point1&gt; Circle(int count);</text:p>
      <text:p text:style-name="Code"><text:s text:c="5"/>public Point1 Stretch(double factor);</text:p>
      <text:p text:style-name="Code"><text:s text:c="5"/>public Point1 Warp(Microsoft.FSharp.Core.FastFunc&lt;double,double&gt; transform);</text:p>
      <text:p text:style-name="Code"><text:s text:c="5"/>public double Angle { get; }</text:p>
      <text:p text:style-name="Code"><text:s text:c="5"/>public double Radius <text:s/>{ get; }</text:p>
      <text:p text:style-name="Code">}</text:p>
      <text:p text:style-name="BodyText">There are some important points to notice<text:s/><text:alphabetical-index-mark text:key1="F# library design" text:string-value="vanilla libraries"/><text:alphabetical-index-mark text:key1="libraries" text:key2="F# library design" text:string-value="vanilla libraries"/><text:alphabetical-index-mark text:key1="designing" text:key2="F# libraries" text:string-value="vanilla libraries"/><text:alphabetical-index-mark text:key1=".NET libraries" text:string-value="vanilla libraries"/><text:alphabetical-index-mark text:string-value="vanilla .NET libraries"/>about how F# represents constructs here. For example:</text:p>
      <text:list text:style-name="LFO43" text:continue-numbering="true">
        <text:list-item>
          <text:p text:style-name="P901">Metadata such as argument names has been preserved.</text:p>
        </text:list-item>
        <text:list-item>
          <text:p text:style-name="P902">F# methods that take two arguments become C# methods that take two arguments.<text:s/></text:p>
        </text:list-item>
        <text:list-item>
          <text:p text:style-name="P903">Functions and lists become references to corresponding types in the F# library.</text:p>
        </text:list-item>
      </text:list>
      <text:p text:style-name="BodyText">The full rules for how F# types, modules, and members are represented in the .NET Common Intermediary Language<text:alphabetical-index-mark text:string-value=".NET Common Intermediary Language rules"/><text:s/>are explained in the F# language reference on the F# website.</text:p>
      <text:p text:style-name="BodyText">The code below shows how to adjust this code to take these things into account.</text:p>
      <text:p text:style-name="Code"/>
      <text:p text:style-name="Code">namespace ExpertFSharp.Types</text:p>
      <text:p text:style-name="Code"/>
      <text:p text:style-name="Code">type RadialPoint(angle:double,<text:s/>radius:double) =<text:s/></text:p>
      <text:p text:style-name="Code"/>
      <text:p text:style-name="Code"><text:s text:c="4"/>/// The angle to the point, from the x-axis<text:s/></text:p>
      <text:p text:style-name="Code"><text:s text:c="4"/>member x.Angle = angle</text:p>
      <text:p text:style-name="Code"/>
      <text:p text:style-name="Code"><text:s text:c="4"/>/// The distance to the point, from the origin<text:s/></text:p>
      <text:p text:style-name="Code"><text:s text:c="4"/>member x.Radius = radius</text:p>
      <text:p text:style-name="Code"/>
      <text:p text:style-name="Code"><text:s text:c="4"/>/// Return a new point, with radius multiplied by the given factor<text:s/></text:p>
      <text:p text:style-name="Code"><text:s text:c="4"/>member x.Stretch(factor) =<text:s/></text:p>
      <text:p text:style-name="Code"><text:s text:c="8"/>RadialPoint(angle=angle, radius=radius * factor)</text:p>
      <text:p text:style-name="Code"/>
      <text:p text:style-name="Code"><text:s text:c="4"/>/// Return a new point, with angle transformed by the function</text:p>
      <text:p text:style-name="Code"><text:s text:c="4"/>member x.Warp(transform:Func&lt;_,_&gt;) =<text:s/></text:p>
      <text:p text:style-name="Code"><text:s text:c="8"/>RadialPoint(angle=transform.Invoke angle, radius=radius)</text:p>
      <text:p text:style-name="Code"/>
      <text:p text:style-name="Code"><text:s text:c="4"/>/// Return a sequence of points describing an approximate circle using</text:p>
      <text:p text:style-name="Code"><text:s text:c="4"/>/// the given count of points</text:p>
      <text:p text:style-name="Code"><text:s text:c="4"/>static member Circle(count) =<text:s/></text:p>
      <text:p text:style-name="Code"><text:s text:c="8"/>seq { for i in 1..count -&gt;</text:p>
      <text:p text:style-name="Code"><text:s text:c="18"/>RadialPoint(angle=2.0*Math.PI/float(count), radius=1.0) }</text:p>
      <text:p text:style-name="Code"/>
      <text:p text:style-name="Code"><text:s text:c="4"/>/// Return a point at the origin</text:p>
      <text:p text:style-name="Code"><text:s text:c="4"/>new() = RadialPoint(angle=0.0, radius=0.0)</text:p>
      <text:p text:style-name="BodyText">The inferred F# type<text:s/><text:alphabetical-index-mark text:key1="F# library design" text:string-value="vanilla libraries"/><text:alphabetical-index-mark text:key1="libraries" text:key2="F# library design" text:string-value="vanilla libraries"/><text:alphabetical-index-mark text:key1="designing" text:key2="F# libraries" text:string-value="vanilla libraries"/><text:alphabetical-index-mark text:key1=".NET libraries" text:string-value="vanilla libraries"/><text:alphabetical-index-mark text:string-value="vanilla .NET libraries"/>of the code is as follows<text:alphabetical-index-mark text:key1="types" text:string-value=".NET Framework Design Guidelines"/><text:alphabetical-index-mark text:key1=".NET Framework Design Guidelines" text:string-value="types"/>:</text:p>
      <text:p text:style-name="Code">type RadialPoint =<text:s/></text:p>
      <text:p text:style-name="Code"><text:s text:c="5"/>new : unit -&gt; RadialPoint</text:p>
      <text:p text:style-name="Code"><text:s text:c="5"/>new : angle:double * radius:double -&gt; RadialPoint</text:p>
      <text:p text:style-name="Code"><text:s text:c="5"/>static member Circle : count:int -&gt; seq&lt;RadialPoint&gt;</text:p>
      <text:p text:style-name="Code"><text:s text:c="5"/>member Stretch : factor:double -&gt; RadialPoint</text:p>
      <text:p text:style-name="Code"><text:s text:c="5"/>member Warp : transform:System.Func&lt;double,double&gt; -&gt; RadialPoint</text:p>
      <text:p text:style-name="Code"><text:s text:c="5"/>member Angle : double</text:p>
      <text:p text:style-name="Code"><text:s text:c="5"/>member Radius : double</text:p>
      <text:p text:style-name="BodyText">The C# signature is now as follows:</text:p>
      <text:soft-page-break/>
      <text:p text:style-name="Code">public class RadialPoint {</text:p>
      <text:p text:style-name="Code"><text:s text:c="3"/>public RadialPoint();</text:p>
      <text:p text:style-name="Code"><text:s text:c="3"/>public RadialPoint(double angle, double radius);</text:p>
      <text:p text:style-name="Code"><text:s text:c="3"/>public static System.Collections.Generic.IEnumerable&lt;RadialPoint&gt;<text:s/></text:p>
      <text:p text:style-name="Code"><text:s text:c="19"/>Circle(int count);</text:p>
      <text:p text:style-name="Code"><text:s text:c="3"/>public RadialPoint Stretch(double factor);</text:p>
      <text:p text:style-name="Code"><text:s text:c="3"/>public RadialPoint Warp(System.Func&lt;double,double&gt; transform);</text:p>
      <text:p text:style-name="Code"><text:s text:c="3"/>public double Angle { get; }</text:p>
      <text:p text:style-name="Code"><text:s text:c="3"/>public double Radius <text:s/>{ get; }</text:p>
      <text:p text:style-name="Code">}</text:p>
      <text:p text:style-name="BodyText">The fixes we have made to prepare this type for<text:s/><text:alphabetical-index-mark text:key1="types" text:string-value=".NET Framework Design Guidelines"/>use as part of<text:s/><text:alphabetical-index-mark text:key1="F# library design" text:string-value="vanilla libraries"/><text:alphabetical-index-mark text:key1="libraries" text:key2="F# library design" text:string-value="vanilla libraries"/><text:alphabetical-index-mark text:key1="designing" text:key2="F# libraries" text:string-value="vanilla libraries"/><text:alphabetical-index-mark text:key1=".NET libraries" text:string-value="vanilla libraries"/><text:alphabetical-index-mark text:string-value="vanilla .NET libraries"/>a vanilla .NET library are as follows<text:alphabetical-index-mark text:key1=".NET Framework Design Guidelines" text:string-value="types"/><text:alphabetical-index-mark text:key1=".NET Framework Design Guidelines" text:string-value="types"/>:</text:p>
      <text:list text:style-name="LFO43" text:continue-numbering="true">
        <text:list-item>
          <text:p text:style-name="P904">We adjusted several names;<text:s/><text:span text:style-name="CodeInline">Point1</text:span><text:s/>,<text:s/><text:span text:style-name="CodeInline">n</text:span>,<text:s/><text:span text:style-name="CodeInline">l</text:span>, and<text:s/><text:span text:style-name="CodeInline">f</text:span><text:s/>became<text:s/><text:span text:style-name="CodeInline">RadialPoint</text:span>,<text:s/><text:span text:style-name="CodeInline">count</text:span>,<text:s/><text:span text:style-name="CodeInline">factor</text:span>, and<text:s/><text:span text:style-name="CodeInline">transform</text:span>, respectively.</text:p>
        </text:list-item>
        <text:list-item>
          <text:p text:style-name="P905">We used a return type of<text:s/><text:span text:style-name="CodeInline">seq&lt;RadialPoint&gt;</text:span><text:s/>instead of<text:s/><text:span text:style-name="CodeInline">RadialPoint list</text:span><text:s/>by changing a list construction using<text:s/><text:span text:style-name="CodeInline">[ ... ]</text:span><text:s/>to a sequence construction using<text:s/><text:span text:style-name="CodeInline">seq { ... }</text:span>.<text:s/></text:p>
        </text:list-item>
        <text:list-item>
          <text:p text:style-name="P906">We<text:s/><text:alphabetical-index-mark text:key1="types" text:string-value=".NET Framework Design Guidelines"/>used the .NET delegate type<text:s/><text:span text:style-name="CodeInline">System.Func</text:span><text:s/>instead of an F# function type.<text: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Narrow" svg:font-family="Arial Narrow" style:font-family-generic="swiss" style:font-pitch="variable" svg:panose-1="2 11 6 6 2 2 2 3 2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TheSansMonoConNormal" svg:font-family="TheSansMonoConNormal" style:font-family-generic="roman" style:font-pitch="variable" svg:panose-1="0 0 0 0 0 0 0 0 0 0"/>
    <style:font-face style:name="Trebuchet MS" svg:font-family="Trebuchet MS" style:font-family-generic="swiss" style:font-pitch="variable" svg:panose-1="2 11 6 3 2 2 2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Utopia" svg:font-family="Utopia" style:font-family-generic="roman" style:font-pitch="variable" svg:panose-1="0 0 5 0 0 0 0 0 0 0"/>
    <style:font-face style:name="CommonBullets" style:font-charset="x-symbol" svg:font-family="CommonBullet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auto-update="true" style:default-outline-level="1">
      <style:paragraph-properties fo:keep-with-next="always" fo:keep-together="always" fo:margin-top="0.3333in"/>
      <style:text-properties style:font-name="Cambria" style:font-name-asian="Times New Roman" style:font-name-complex="Times New Roman" fo:font-weight="bold" style:font-weight-asian="bold" style:font-weight-complex="bold" fo:color="#365F91" fo:font-size="24pt" style:font-size-asian="24pt" style:font-size-complex="14pt" fo:hyphenate="false"/>
    </style:style>
    <style:style style:name="Heading2" style:display-name="Heading 2" style:family="paragraph" style:parent-style-name="Normal" style:next-style-name="Normal" style:auto-update="true" style:default-outline-level="2">
      <style:paragraph-properties fo:keep-with-next="always" fo:keep-together="always" fo:margin-top="0.25in" fo:margin-bottom="0.0833in" fo:margin-left="0.4013in" fo:text-indent="-0.4013in">
        <style:tab-stops/>
      </style:paragraph-properties>
      <style:text-properties style:font-name="Cambria" style:font-name-asian="Times New Roman" style:font-name-complex="Times New Roman" fo:font-weight="bold" style:font-weight-asian="bold" style:font-weight-complex="bold" fo:font-size="16pt" style:font-size-asian="16pt" style:font-size-complex="13pt" fo:hyphenate="false"/>
    </style:style>
    <style:style style:name="Heading3" style:display-name="Heading 3" style:family="paragraph" style:parent-style-name="Normal" style:next-style-name="Normal" style:default-outline-level="3">
      <style:paragraph-properties fo:keep-with-next="always" fo:margin-top="0.25in" fo:margin-bottom="0.0833in"/>
      <style:text-properties style:font-name="Arial Narrow" style:font-name-asian="Times New Roman" style:font-name-complex="Times New Roman" fo:font-weight="bold" style:font-weight-asian="bold" fo:font-size="12.5pt" style:font-size-asian="12.5pt" style:font-size-complex="14pt" fo:hyphenate="false"/>
    </style:style>
    <style:style style:name="Heading4" style:display-name="Heading 4" style:family="paragraph" style:parent-style-name="Normal" style:next-style-name="Normal" style:default-outline-level="4">
      <style:paragraph-properties fo:keep-with-next="always" fo:margin-top="0.25in" fo:margin-bottom="0.0833in"/>
      <style:text-properties style:font-name="Times New Roman" style:font-name-asian="Times New Roman" style:font-name-complex="Times New Roman" fo:font-weight="bold" style:font-weight-asian="bold" fo:letter-spacing="-0.0041in" fo:font-size="12pt" style:font-size-asian="12pt" style:font-size-complex="12pt" fo:hyphenate="false"/>
    </style:style>
    <style:style style:name="Heading5" style:display-name="Heading 5" style:family="paragraph" style:parent-style-name="Normal" style:next-style-name="Normal" style:default-outline-level="5">
      <style:paragraph-properties fo:margin-top="0.1666in" fo:margin-bottom="0.0416in"/>
      <style:text-properties style:font-name="Arial Narrow" style:font-name-asian="Times New Roman" style:font-name-complex="Times New Roman" fo:font-weight="bold" style:font-weight-asian="bold" style:font-size-complex="10pt" fo:hyphenate="false"/>
    </style:style>
    <style:style style:name="Normal" style:display-name="Normal" style:family="paragraph">
      <style:paragraph-properties fo:margin-bottom="0in" fo:line-height="100%"/>
      <style:text-properties style:font-name="Calibri" style:font-name-complex="Calibri" fo:hyphenate="false"/>
    </style:style>
    <style:style style:name="DefaultParagraphFont" style:display-name="Default Paragraph Font" style:family="text"/>
    <style:style style:name="GuidelinePositiveCharChar" style:display-name="Guideline Positive Char Char" style:family="text" style:parent-style-name="DefaultParagraphFont">
      <style:text-properties style:font-name="Verdana"/>
    </style:style>
    <style:style style:name="GuidelinePositive" style:display-name="Guideline Positive" style:family="paragraph" style:parent-style-name="Normal" style:list-style-name="LFO1">
      <style:paragraph-properties fo:margin-top="0.0416in" fo:margin-bottom="0.0416in" fo:line-height="0.1805in"/>
      <style:text-properties style:font-name="Verdana" style:font-name-complex="Times New Roman" fo:hyphenate="false"/>
    </style:style>
    <style:style style:name="GuidelineNegativeCharChar" style:display-name="Guideline Negative Char Char" style:family="text" style:parent-style-name="DefaultParagraphFont">
      <style:text-properties style:font-name="Verdana"/>
    </style:style>
    <style:style style:name="GuidelineNegative" style:display-name="Guideline Negative" style:family="paragraph" style:parent-style-name="Normal">
      <style:paragraph-properties fo:margin-top="0.0833in" fo:margin-bottom="0.0416in" style:line-height-at-least="0.1805in" fo:margin-left="0.25in" fo:text-indent="-0.25in">
        <style:tab-stops>
          <style:tab-stop style:type="left" style:position="0.25in"/>
        </style:tab-stops>
      </style:paragraph-properties>
      <style:text-properties style:font-name="Verdana" style:font-name-complex="Times New Roman" fo:hyphenate="false"/>
    </style:style>
    <style:style style:name="GuidelineCodeCharChar" style:display-name="Guideline Code Char Char" style:family="text" style:parent-style-name="DefaultParagraphFont">
      <style:text-properties style:font-name="Courier New" style:font-name-complex="Courier New"/>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font-size="16pt" style:font-size-asian="16pt" style:font-size-complex="13pt"/>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style:text-properties style:font-name="Cambria" style:font-name-asian="Times New Roman" style:font-name-complex="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24pt" style:font-size-asian="24pt" style:font-size-complex="14pt"/>
    </style:style>
    <style:style style:name="TOCHeading" style:display-name="TOC Heading" style:family="paragraph" style:parent-style-name="Heading1" style:next-style-name="Normal" style:list-style-name="LFO37">
      <style:paragraph-properties fo:line-height="115%"/>
      <style:text-propertie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NoSpacing" style:display-name="No Spacing" style:family="paragraph">
      <style:paragraph-properties fo:margin-bottom="0in" fo:line-height="100%"/>
      <style:text-properties style:font-name="Calibri" style:font-name-complex="Calibri" fo:hyphenate="false"/>
    </style:style>
    <style:style style:name="Heading3Char" style:display-name="Heading 3 Char" style:family="text" style:parent-style-name="DefaultParagraphFont">
      <style:text-properties style:font-name="Arial Narrow" style:font-name-asian="Times New Roman" style:font-name-complex="Times New Roman" fo:font-weight="bold" style:font-weight-asian="bold" fo:font-size="12.5pt" style:font-size-asian="12.5pt" style:font-size-complex="14pt"/>
    </style:style>
    <style:style style:name="Heading4Char" style:display-name="Heading 4 Char" style:family="text" style:parent-style-name="DefaultParagraphFont">
      <style:text-properties style:font-name="Times New Roman" style:font-name-asian="Times New Roman" style:font-name-complex="Times New Roman" fo:font-weight="bold" style:font-weight-asian="bold" fo:letter-spacing="-0.0041in" fo:font-size="12pt" style:font-size-asian="12pt" style:font-size-complex="12pt"/>
    </style:style>
    <style:style style:name="Heading5Char" style:display-name="Heading 5 Char" style:family="text" style:parent-style-name="DefaultParagraphFont">
      <style:text-properties style:font-name="Arial Narrow" style:font-name-asian="Times New Roman" style:font-name-complex="Times New Roman" fo:font-weight="bold" style:font-weight-asian="bold" style:font-size-complex="10pt"/>
    </style:style>
    <style:style style:name="BodyText" style:display-name="Body Text" style:family="paragraph">
      <style:paragraph-properties fo:margin-bottom="0.0833in" fo:line-height="120%"/>
      <style:text-properties style:font-name-asian="Times New Roman" style:font-name-complex="Calibri" fo:hyphenate="false"/>
    </style:style>
    <style:style style:name="BodyTextChar" style:display-name="Body Text Char" style:family="text" style:parent-style-name="DefaultParagraphFont">
      <style:text-properties style:font-name-asian="Times New Roman" style:font-name-complex="Calibri"/>
    </style:style>
    <style:style style:name="BodyTextFirst" style:display-name="Body Text First" style:family="paragraph" style:parent-style-name="BodyText">
      <style:paragraph-properties fo:margin-top="0.0833in"/>
      <style:text-properties fo:hyphenate="false"/>
    </style:style>
    <style:style style:name="Bullet" style:display-name="Bullet" style:family="paragraph" style:parent-style-name="Normal" style:list-style-name="LFO43">
      <style:paragraph-properties fo:keep-together="always" fo:margin-top="0.0833in" fo:margin-bottom="0.0833in" fo:line-height="0.1805in">
        <style:tab-stops>
          <style:tab-stop style:type="left" style:position="-0.7458in"/>
          <style:tab-stop style:type="left" style:position="-0.4958in"/>
        </style:tab-stops>
      </style:paragraph-properties>
      <style:text-properties style:font-name="Calibri" style:font-name-asian="Times New Roman" style:font-name-complex="Calibri" fo:hyphenate="false"/>
    </style:style>
    <style:style style:name="BulletFirst" style:display-name="Bullet First" style:family="paragraph" style:parent-style-name="Bullet" style:next-style-name="Bullet" style:list-style-name="LFO43">
      <style:paragraph-properties fo:margin-top="0.1666in"/>
      <style:text-properties fo:hyphenate="false"/>
    </style:style>
    <style:style style:name="BulletLast" style:display-name="Bullet Last" style:family="paragraph" style:parent-style-name="Bullet" style:next-style-name="BodyText" style:list-style-name="LFO43">
      <style:paragraph-properties fo:margin-bottom="0.1666in"/>
      <style:text-properties fo:hyphenate="false"/>
    </style:style>
    <style:style style:name="ChapterNumber" style:display-name="Chapter Number" style:family="paragraph" style:next-style-name="ChapterTitle">
      <style:paragraph-properties fo:keep-with-next="always" fo:margin-bottom="0.1666in" fo:line-height="100%"/>
      <style:text-properties style:font-name="Arial" style:font-name-asian="Times New Roman" style:font-name-complex="Times New Roman" fo:font-weight="bold" style:font-weight-asian="bold" fo:text-transform="uppercase" fo:font-size="14pt" style:font-size-asian="14pt" style:font-size-complex="14pt" fo:hyphenate="false"/>
    </style:style>
    <style:style style:name="ChapterTitle" style:display-name="Chapter Title" style:family="paragraph" style:next-style-name="Normal">
      <style:paragraph-properties fo:margin-top="0.3333in" fo:margin-bottom="0.3333in" fo:line-height="100%"/>
      <style:text-properties style:font-name="Arial" style:font-name-asian="Times New Roman" style:font-name-complex="Times New Roman" fo:font-weight="bold" style:font-weight-asian="bold" fo:font-size="30pt" style:font-size-asian="30pt" style:font-size-complex="24pt" fo:hyphenate="false"/>
    </style:style>
    <style:style style:name="Code" style:display-name="Code" style:family="paragraph" style:parent-style-name="CodeExample">
      <style:paragraph-properties fo:margin-top="0.0833in" fo:margin-left="0.5in">
        <style:tab-stops/>
      </style:paragraph-properties>
      <style:text-properties fo:font-size="10pt" style:font-size-asian="10pt" fo:language="en" fo:country="US" fo:hyphenate="false"/>
    </style:style>
    <style:style style:name="CodeExample" style:display-name="Code Example" style:family="paragraph" style:parent-style-name="Normal">
      <style:paragraph-properties fo:keep-with-next="always" fo:keep-together="always" fo:margin-bottom="0.0833in" fo:line-height="110%" fo:margin-left="0.1972in">
        <style:tab-stops/>
      </style:paragraph-properties>
      <style:text-properties style:font-name="Consolas" style:font-name-complex="Times New Roman" fo:color="#4F81BD" fo:font-size="9pt" style:font-size-asian="9pt" style:font-size-complex="10pt" fo:language="en" fo:country="GB" style:language-asian="en" style:country-asian="GB" fo:hyphenate="false"/>
    </style:style>
    <style:style style:name="CodeCaption" style:display-name="Code Caption" style:family="paragraph" style:parent-style-name="FigureCaption" style:next-style-name="Normal">
      <style:paragraph-properties fo:margin-bottom="0.0833in"/>
      <style:text-properties fo:hyphenate="false"/>
    </style:style>
    <style:style style:name="FigureCaption" style:display-name="Figure Caption" style:family="paragraph" style:next-style-name="BodyText">
      <style:paragraph-properties fo:margin-top="0.1666in" fo:margin-bottom="0.1666in" fo:line-height="0.1944in">
        <style:tab-stops>
          <style:tab-stop style:type="left" style:position="0.4in"/>
        </style:tab-stops>
      </style:paragraph-properties>
      <style:text-properties style:font-name="Times New Roman" style:font-name-asian="Times New Roman" style:font-name-complex="Times New Roman" fo:font-style="italic" style:font-style-asian="italic" style:font-size-complex="10pt"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GuidelineDescription" style:display-name="Guideline Description" style:family="paragraph" style:parent-style-name="BodyText">
      <style:paragraph-properties fo:margin-top="0.0833in" fo:line-height="100%" fo:margin-left="0.2479in">
        <style:tab-stops/>
      </style:paragraph-properties>
      <style:text-properties fo:hyphenate="false"/>
    </style:style>
    <style:style style:name="NoteTipCaution" style:display-name="Note/Tip/Caution" style:family="paragraph" style:parent-style-name="Normal" style:next-style-name="BodyText">
      <style:paragraph-properties fo:widows="0" fo:orphans="0" fo:border-top="0.0069in solid #000000" fo:border-left="none" fo:border-bottom="0.0069in solid #000000" fo:border-right="none" fo:padding-top="0.1388in" fo:padding-left="0in" fo:padding-bottom="0.1388in" fo:padding-right="0in" style:shadow="none" fo:margin-top="0.25in" fo:margin-bottom="0.25in" fo:line-height="0.1944in" fo:margin-left="0.2479in">
        <style:tab-stops/>
      </style:paragraph-properties>
      <style:text-properties style:font-name="Arial Narrow" style:font-name-asian="Times New Roman" style:font-name-complex="Times New Roman" fo:font-size="10.5pt" style:font-size-asian="10.5pt" style:font-size-complex="12pt" fo:hyphenate="false"/>
    </style:style>
    <style:style style:name="NumList" style:display-name="Num List" style:family="paragraph" style:parent-style-name="Normal" style:next-style-name="Normal">
      <style:paragraph-properties fo:keep-together="always" fo:margin-top="0.0833in" fo:margin-bottom="0.1666in" fo:line-height="0.1805in" fo:margin-left="0.4in" fo:text-indent="-0.4in">
        <style:tab-stops>
          <style:tab-stop style:type="left" style:position="-0.25in"/>
          <style:tab-stop style:type="left" style:position="0in"/>
        </style:tab-stops>
      </style:paragraph-properties>
      <style:text-properties style:font-name="Times New Roman" style:font-name-asian="Times New Roman" style:font-name-complex="Times New Roman" fo:font-size="11.5pt" style:font-size-asian="11.5pt" style:font-size-complex="10pt" fo:hyphenate="false"/>
    </style:style>
    <style:style style:name="NumListFirst" style:display-name="Num List First" style:family="paragraph" style:parent-style-name="Normal" style:next-style-name="NumListLast">
      <style:paragraph-properties fo:keep-together="always" fo:margin-top="0.1666in" fo:margin-bottom="0.0833in" fo:line-height="0.1805in" fo:margin-left="0.4in" fo:text-indent="-0.4in">
        <style:tab-stops>
          <style:tab-stop style:type="left" style:position="-0.25in"/>
          <style:tab-stop style:type="left" style:position="0in"/>
        </style:tab-stops>
      </style:paragraph-properties>
      <style:text-properties style:font-name="Times New Roman" style:font-name-asian="Times New Roman" style:font-name-complex="Times New Roman" fo:font-size="11.5pt" style:font-size-asian="11.5pt" style:font-size-complex="10pt" fo:hyphenate="false"/>
    </style:style>
    <style:style style:name="NumListLast" style:display-name="Num List Last" style:family="paragraph" style:parent-style-name="Normal">
      <style:paragraph-properties fo:keep-together="always" fo:margin-top="0.0833in" fo:margin-bottom="0.1666in" fo:line-height="0.1805in" fo:margin-left="0.4in" fo:text-indent="-0.4in">
        <style:tab-stops>
          <style:tab-stop style:type="left" style:position="-0.25in"/>
          <style:tab-stop style:type="left" style:position="0in"/>
        </style:tab-stops>
      </style:paragraph-properties>
      <style:text-properties style:font-name="Times New Roman" style:font-name-asian="Times New Roman" style:font-name-complex="Times New Roman" fo:font-size="11.5pt" style:font-size-asian="11.5pt" style:font-size-complex="10pt" fo:hyphenate="false"/>
    </style:style>
    <style:style style:name="Results" style:display-name="Results" style:family="paragraph" style:parent-style-name="Normal">
      <style:paragraph-properties fo:line-height="0.1666in" fo:margin-right="0.1in"/>
      <style:text-properties style:font-name="TheSansMonoConNormal" style:font-name-asian="Times New Roman" style:font-name-complex="Times New Roman" fo:font-size="10pt" style:font-size-asian="10pt" style:font-size-complex="10pt" fo:hyphenate="false"/>
    </style:style>
    <style:style style:name="ResultsFirst" style:display-name="Results First" style:family="paragraph" style:parent-style-name="Normal">
      <style:paragraph-properties fo:border-top="0.0312in solid #999999" fo:border-left="none" fo:border-bottom="none" fo:border-right="none" fo:padding-top="0.0694in" fo:padding-left="0in" fo:padding-bottom="0in" fo:padding-right="0in" style:shadow="none" fo:margin-top="0.1666in" fo:line-height="0.1666in" fo:margin-right="0.1in"/>
      <style:text-properties style:font-name="TheSansMonoConNormal" style:font-name-asian="Times New Roman" style:font-name-complex="Times New Roman" fo:font-size="10pt" style:font-size-asian="10pt" style:font-size-complex="10pt" fo:hyphenate="false"/>
    </style:style>
    <style:style style:name="ResultsLast" style:display-name="Results Last" style:family="paragraph" style:parent-style-name="Normal">
      <style:paragraph-properties fo:border-top="none" fo:border-left="none" fo:border-bottom="0.0312in solid #999999" fo:border-right="none" fo:padding-top="0in" fo:padding-left="0in" fo:padding-bottom="0.0694in" fo:padding-right="0in" style:shadow="none" fo:margin-bottom="0.1111in" fo:line-height="0.1666in" fo:margin-right="0.1in"/>
      <style:text-properties style:font-name="TheSansMonoConNormal" style:font-name-asian="Times New Roman" style:font-name-complex="Times New Roman" fo:font-size="10pt" style:font-size-asian="10pt" style:font-size-complex="10pt" fo:hyphenate="false"/>
    </style:style>
    <style:style style:name="TableCaption" style:display-name="Table Caption" style:family="paragraph" style:parent-style-name="FigureCaption" style:next-style-name="TableHead">
      <style:paragraph-properties fo:margin-bottom="0.0833in"/>
      <style:text-properties fo:hyphenate="false"/>
    </style:style>
    <style:style style:name="TableHead" style:display-name="Table Head" style:family="paragraph" style:next-style-name="TableText">
      <style:paragraph-properties fo:keep-with-next="always" fo:border-top="0.0069in dotted #000000" fo:border-left="none" fo:border-bottom="none" fo:border-right="none" fo:padding-top="0.0416in" fo:padding-left="0in" fo:padding-bottom="0in" fo:padding-right="0in" style:shadow="none" fo:margin-top="0.0833in" fo:margin-bottom="0.0833in" fo:line-height="0.1666in" fo:margin-left="0.5in" fo:text-indent="-0.5in">
        <style:tab-stops/>
      </style:paragraph-properties>
      <style:text-properties style:font-name="Arial Narrow" style:font-name-asian="Times New Roman" style:font-name-complex="Times New Roman" fo:font-weight="bold" style:font-weight-asian="bold" fo:font-size="10.5pt" style:font-size-asian="10.5pt" style:font-size-complex="10pt" fo:hyphenate="false"/>
    </style:style>
    <style:style style:name="TableText" style:display-name="Table Text" style:family="paragraph">
      <style:paragraph-properties fo:margin-bottom="0.0833in" fo:line-height="100%"/>
      <style:text-properties style:font-name="Times New Roman" style:font-name-asian="Times New Roman" style:font-name-complex="Times New Roman" fo:font-size="10.5pt" style:font-size-asian="10.5pt" style:font-size-complex="10pt" fo:hyphenate="false"/>
    </style:style>
    <style:style style:name="TableSubhead" style:display-name="Table Subhead" style:family="paragraph" style:next-style-name="TableText">
      <style:paragraph-properties fo:keep-with-next="always" fo:keep-together="always" fo:margin-top="0.0833in" fo:margin-bottom="0.0833in" fo:line-height="0.1666in"/>
      <style:text-properties style:font-name="Times New Roman" style:font-name-asian="Times New Roman" style:font-name-complex="Times New Roman" fo:font-weight="bold" style:font-weight-asian="bold" fo:color="#808080" fo:font-size="10pt" style:font-size-asian="10pt" style:font-size-complex="10pt" style:text-underline-type="single" style:text-underline-style="solid" style:text-underline-width="auto" style:text-underline-mode="continuous" fo:hyphenate="false"/>
    </style:style>
    <style:style style:name="CodeInline" style:display-name="Code Inline" style:family="text" style:parent-style-name="CodeChar">
      <style:text-properties style:font-name="Consolas" fo:color="#4F81BD" fo:font-size="10pt" style:font-size-asian="10pt" style:font-size-complex="10pt" style:language-asian="en" style:country-asian="GB"/>
    </style:style>
    <style:style style:name="BodyTextCont" style:display-name="Body Text Cont" style:family="paragraph" style:parent-style-name="Normal" style:next-style-name="BodyText">
      <style:paragraph-properties fo:margin-top="0.0833in" fo:line-height="0.1805in"/>
      <style:text-properties style:font-name="Times New Roman" style:font-name-asian="Times New Roman" style:font-name-complex="Times New Roman" fo:font-size="11.5pt" style:font-size-asian="11.5pt" style:font-size-complex="10pt" fo:hyphenate="false"/>
    </style:style>
    <style:style style:name="NumSubList" style:display-name="Num Sub List" style:family="paragraph" style:parent-style-name="BulletSubList" style:next-style-name="Normal">
      <style:text-properties fo:hyphenate="false"/>
    </style:style>
    <style:style style:name="BulletSubList" style:display-name="Bullet Sub List" style:family="paragraph">
      <style:paragraph-properties fo:margin-top="0.0833in" fo:margin-bottom="0.0833in" fo:line-height="100%" fo:margin-left="0.8in" fo:text-indent="-0.8in">
        <style:tab-stops>
          <style:tab-stop style:type="left" style:position="-0.25in"/>
          <style:tab-stop style:type="left" style:position="-0.05in"/>
        </style:tab-stops>
      </style:paragraph-properties>
      <style:text-properties style:font-name="Times New Roman" style:font-name-asian="Times New Roman" style:font-name-complex="Times New Roman" fo:font-size="11.5pt" style:font-size-asian="11.5pt" style:font-size-complex="10pt" fo:hyphenate="false"/>
    </style:style>
    <style:style style:name="Bibliography" style:display-name="Bibliography" style:family="paragraph" style:parent-style-name="BulletFirst" style:list-style-name="LFO43">
      <style:paragraph-properties fo:margin-top="0.0833in" fo:margin-bottom="0in" fo:margin-left="0.25in">
        <style:tab-stops>
          <style:tab-stop style:type="left" style:position="-0.1in"/>
          <style:tab-stop style:type="left" style:position="0.15in"/>
        </style:tab-stops>
      </style:paragraph-properties>
      <style:text-properties fo:hyphenate="false"/>
    </style:style>
    <style:style style:name="Index1" style:display-name="Index 1" style:family="paragraph" style:parent-style-name="Normal" style:next-style-name="Normal">
      <style:paragraph-properties fo:margin-bottom="0.0833in" fo:margin-left="0.5in" fo:text-indent="-0.5in">
        <style:tab-stops/>
      </style:paragraph-properties>
      <style:text-properties style:font-name="Times New Roman" style:font-name-asian="Times New Roman" style:font-name-complex="Times New Roman" fo:font-size="12pt" style:font-size-asian="12pt" style:font-size-complex="10pt" fo:hyphenate="false"/>
    </style:style>
    <style:style style:name="Index2" style:display-name="Index 2" style:family="paragraph" style:parent-style-name="Normal" style:next-style-name="Normal">
      <style:paragraph-properties fo:margin-bottom="0.0833in" fo:margin-left="0.5in" fo:text-indent="-0.3in">
        <style:tab-stops/>
      </style:paragraph-properties>
      <style:text-properties style:font-name="Times New Roman" style:font-name-asian="Times New Roman" style:font-name-complex="Times New Roman" fo:font-size="12pt" style:font-size-asian="12pt" style:font-size-complex="10pt" fo:hyphenate="false"/>
    </style:style>
    <style:style style:name="Index3" style:display-name="Index 3" style:family="paragraph" style:parent-style-name="Normal" style:next-style-name="Normal">
      <style:paragraph-properties fo:margin-bottom="0.0833in" fo:margin-left="0.5in" fo:text-indent="-0.1in">
        <style:tab-stops/>
      </style:paragraph-properties>
      <style:text-properties style:font-name="Times New Roman" style:font-name-asian="Times New Roman" style:font-name-complex="Times New Roman" fo:font-size="12pt" style:font-size-asian="12pt" style:font-size-complex="10pt" fo:hyphenate="false"/>
    </style:style>
    <style:style style:name="IndexLetter" style:display-name="Index Letter" style:family="paragraph" style:parent-style-name="Normal" style:next-style-name="Index1">
      <style:paragraph-properties fo:margin-top="0.1666in"/>
      <style:text-properties style:font-name="Arial" style:font-name-asian="Times New Roman" style:font-name-complex="Times New Roman" fo:font-weight="bold" style:font-weight-asian="bold" fo:font-size="14pt" style:font-size-asian="14pt" style:font-size-complex="10pt" fo:hyphenate="false"/>
    </style:style>
    <style:style style:name="PartOpenerText" style:display-name="Part Opener Text" style:family="paragraph" style:parent-style-name="Normal" style:next-style-name="BodyText">
      <style:paragraph-properties fo:margin-top="0.0833in" fo:line-height="150%"/>
      <style:text-properties style:font-name="Trebuchet MS" style:font-name-asian="Times New Roman" style:font-name-complex="Times New Roman" fo:font-weight="bold" style:font-weight-asian="bold" fo:letter-spacing="-0.0041in" fo:hyphenate="false"/>
    </style:style>
    <style:style style:name="SBCodeFirst" style:display-name="SB Code First" style:family="paragraph">
      <style:paragraph-properties fo:margin-top="0.1666in" fo:margin-bottom="0in" fo:line-height="100%" fo:margin-left="0.2in" fo:margin-right="0.2in">
        <style:tab-stops/>
      </style:paragraph-properties>
      <style:text-properties style:font-name="TheSansMonoConNormal" style:font-name-asian="Times New Roman" style:font-name-complex="Times New Roman" fo:font-size="10pt" style:font-size-asian="10pt" style:font-size-complex="10pt" fo:hyphenate="false"/>
    </style:style>
    <style:style style:name="PartNumber" style:display-name="Part Number" style:family="paragraph" style:parent-style-name="ChapterNumber" style:next-style-name="PartTitle">
      <style:paragraph-properties fo:keep-with-next="auto"/>
      <style:text-properties fo:hyphenate="false"/>
    </style:style>
    <style:style style:name="PartTitle" style:display-name="Part Title" style:family="paragraph" style:parent-style-name="ChapterTitle" style:next-style-name="Normal">
      <style:paragraph-properties fo:margin-top="0in"/>
      <style:text-properties fo:hyphenate="false"/>
    </style:style>
    <style:style style:name="Production" style:display-name="Production" style:family="paragraph" style:next-style-name="BodyText" style:auto-update="true">
      <style:paragraph-properties fo:keep-with-next="always" fo:keep-together="always" fo:margin-top="0.1666in" fo:margin-bottom="0.1666in" fo:line-height="100%"/>
      <style:text-properties style:font-name="Times New Roman" style:font-name-asian="Times New Roman" style:font-name-complex="Times New Roman" fo:font-weight="bold" style:font-weight-asian="bold" fo:font-style="italic" style:font-style-asian="italic" fo:color="#0000FF" fo:font-size="12pt" style:font-size-asian="12pt" style:font-size-complex="10pt" fo:hyphenate="false"/>
    </style:style>
    <style:style style:name="Quote" style:display-name="Quote" style:family="paragraph" style:parent-style-name="BodyText" style:next-style-name="BodyText">
      <style:paragraph-properties fo:text-align="justify" fo:margin-top="0.2222in" fo:margin-bottom="0.1666in" fo:margin-left="0.3in" fo:margin-right="0.3in">
        <style:tab-stops/>
      </style:paragraph-properties>
      <style:text-properties fo:font-style="italic" style:font-style-asian="italic" fo:font-size="12pt" style:font-size-asian="12pt" fo:hyphenate="false"/>
    </style:style>
    <style:style style:name="QuoteChar" style:display-name="Quote Char" style:family="text" style:parent-style-name="DefaultParagraphFont">
      <style:text-properties style:font-name="Times New Roman" style:font-name-asian="Times New Roman" style:font-name-complex="Times New Roman" fo:font-style="italic" style:font-style-asian="italic" fo:font-size="12pt" style:font-size-asian="12pt" style:font-size-complex="10pt"/>
    </style:style>
    <style:style style:name="ResultsSingle" style:display-name="Results Single" style:family="paragraph" style:parent-style-name="Normal">
      <style:paragraph-properties fo:border-top="0.0312in solid #999999" fo:border-left="none" fo:border-bottom="0.0312in solid #999999" fo:border-right="none" fo:padding-top="0.0694in" fo:padding-left="0in" fo:padding-bottom="0.0694in" fo:padding-right="0in" style:shadow="none" fo:margin-top="0.1666in" fo:margin-bottom="0.1666in" fo:margin-right="0.1in"/>
      <style:text-properties style:font-name="TheSansMonoConNormal" style:font-name-asian="Times New Roman" style:font-name-complex="Times New Roman" fo:font-size="10pt" style:font-size-asian="10pt" style:font-size-complex="10pt" fo:hyphenate="false"/>
    </style:style>
    <style:style style:name="SBBodyFirst" style:display-name="SB Body First" style:family="paragraph" style:parent-style-name="Normal">
      <style:paragraph-properties fo:margin-top="0.0833in" fo:margin-bottom="0.0833in" fo:margin-left="0.2in" fo:margin-right="0.2in">
        <style:tab-stops/>
      </style:paragraph-properties>
      <style:text-properties style:font-name="Arial Narrow" style:font-name-asian="Times New Roman" style:font-name-complex="Times New Roman" fo:font-size="10pt" style:font-size-asian="10pt" style:font-size-complex="10pt" fo:hyphenate="false"/>
    </style:style>
    <style:style style:name="SBBulletFirst" style:display-name="SB Bullet First" style:family="paragraph" style:parent-style-name="SBNumListFirst" style:next-style-name="SBBullet">
      <style:paragraph-properties fo:margin-bottom="0.0833in" fo:margin-right="0in" fo:text-indent="-0.3in"/>
      <style:text-properties fo:hyphenate="false"/>
    </style:style>
    <style:style style:name="SBNumListFirst" style:display-name="SB Num List First" style:family="paragraph" style:parent-style-name="SBNumList" style:next-style-name="SBNumList">
      <style:text-properties fo:hyphenate="false"/>
    </style:style>
    <style:style style:name="SBNumList" style:display-name="SB Num List" style:family="paragraph">
      <style:paragraph-properties fo:margin-top="0.1666in" fo:margin-bottom="0.1666in" fo:line-height="100%" fo:margin-left="0.5298in" fo:margin-right="0.2in" fo:text-indent="-0.3298in">
        <style:tab-stops>
          <style:tab-stop style:type="left" style:position="-0.3798in"/>
          <style:tab-stop style:type="left" style:position="-0.2in"/>
        </style:tab-stops>
      </style:paragraph-properties>
      <style:text-properties style:font-name="Arial Narrow" style:font-name-asian="Times New Roman" style:font-name-complex="Times New Roman" fo:font-size="10pt" style:font-size-asian="10pt" style:font-size-complex="10pt" fo:hyphenate="false"/>
    </style:style>
    <style:style style:name="SBBullet" style:display-name="SB Bullet" style:family="paragraph" style:parent-style-name="SBBulletFirst">
      <style:paragraph-properties fo:margin-top="0.0833in" fo:margin-left="0.5in" fo:margin-right="0.2in">
        <style:tab-stops>
          <style:tab-stop style:type="left" style:position="-0.35in"/>
          <style:tab-stop style:type="left" style:position="-0.1701in"/>
        </style:tab-stops>
      </style:paragraph-properties>
      <style:text-properties fo:hyphenate="false"/>
    </style:style>
    <style:style style:name="SBBulletLast" style:display-name="SB Bullet Last" style:family="paragraph" style:parent-style-name="SBBullet" style:next-style-name="SBBodyFirst">
      <style:paragraph-properties fo:margin-bottom="0.1666in"/>
      <style:text-properties fo:hyphenate="false"/>
    </style:style>
    <style:style style:name="SBHead" style:display-name="SB Head" style:family="paragraph" style:next-style-name="SBBodyFirst">
      <style:paragraph-properties fo:border="0.0312in solid #C0C0C0" fo:padding-top="0.0138in" fo:padding-left="0.0555in" fo:padding-bottom="0.0138in" fo:padding-right="0.0555in" style:shadow="none" fo:text-align="center" fo:margin-top="0.25in" fo:margin-bottom="0.1666in" fo:line-height="100%" fo:margin-left="0.2in" fo:margin-right="0.2in" fo:background-color="#C0C0C0">
        <style:tab-stops/>
      </style:paragraph-properties>
      <style:text-properties style:font-name="Arial" style:font-name-asian="Times New Roman" style:font-name-complex="Times New Roman" fo:font-weight="bold" style:font-weight-asian="bold" fo:text-transform="uppercase" style:font-size-complex="14pt" fo:hyphenate="false"/>
    </style:style>
    <style:style style:name="SBBody" style:display-name="SB Body" style:family="paragraph" style:parent-style-name="SBBodyFirst">
      <style:paragraph-properties fo:text-indent="0.35in"/>
      <style:text-properties fo:hyphenate="false"/>
    </style:style>
    <style:style style:name="SBNumListLast" style:display-name="SB Num List Last" style:family="paragraph" style:parent-style-name="SBNumList" style:next-style-name="SBBodyFirst">
      <style:text-properties fo:hyphenate="false"/>
    </style:style>
    <style:style style:name="SBSubhead" style:display-name="SB Subhead" style:family="paragraph">
      <style:paragraph-properties fo:text-align="center" fo:margin-top="0.0833in" fo:margin-bottom="0.1666in" fo:line-height="100%" fo:margin-left="0.2in" fo:margin-right="0.2in">
        <style:tab-stops/>
      </style:paragraph-properties>
      <style:text-properties style:font-name="Arial" style:font-name-asian="Times New Roman" style:font-name-complex="Times New Roman" fo:font-weight="bold" style:font-weight-asian="bold" fo:color="#808080" fo:font-size="10.5pt" style:font-size-asian="10.5pt" style:text-underline-type="single" style:text-underline-style="solid" style:text-underline-width="auto" style:text-underline-mode="continuous" fo:hyphenate="false"/>
    </style:style>
    <style:style style:name="SBCodeSingle" style:display-name="SB Code Single" style:family="paragraph" style:parent-style-name="SBCode">
      <style:paragraph-properties fo:margin-top="0.1666in" fo:margin-bottom="0.1666in"/>
      <style:text-properties fo:hyphenate="false"/>
    </style:style>
    <style:style style:name="SBCode" style:display-name="SB Code" style:family="paragraph">
      <style:paragraph-properties fo:margin-bottom="0in" fo:line-height="100%" fo:margin-left="0.2in" fo:margin-right="0.2in">
        <style:tab-stops/>
      </style:paragraph-properties>
      <style:text-properties style:font-name="TheSansMonoConNormal" style:font-name-asian="Times New Roman" style:font-name-complex="Times New Roman" fo:font-size="10pt" style:font-size-asian="10pt" style:font-size-complex="10pt" fo:hyphenate="false"/>
    </style:style>
    <style:style style:name="TableFootnote" style:display-name="Table Footnote" style:family="paragraph" style:parent-style-name="TableText" style:next-style-name="BodyText">
      <style:paragraph-properties fo:margin-top="0.0416in" fo:margin-bottom="0.1666in"/>
      <style:text-properties fo:font-style="italic" style:font-style-asian="italic" fo:font-size="9pt" style:font-size-asian="9pt" fo:hyphenate="false"/>
    </style:style>
    <style:style style:name="TableTextLast" style:display-name="Table Text Last" style:family="paragraph" style:parent-style-name="TableText" style:next-style-name="BodyText">
      <style:paragraph-properties fo:border-top="none" fo:border-left="none" fo:border-bottom="0.0069in dotted #000000" fo:border-right="none" fo:padding-top="0in" fo:padding-left="0in" fo:padding-bottom="0.0416in" fo:padding-right="0in" style:shadow="none" fo:margin-bottom="0.1666in"/>
      <style:text-properties fo:hyphenate="false"/>
    </style:style>
    <style:style style:name="UnnumberedFirst" style:display-name="Unnumbered First" style:family="paragraph" style:parent-style-name="Unnumbered" style:next-style-name="Unnumbered">
      <style:paragraph-properties fo:margin-top="0.1666in" fo:margin-bottom="0.0833in"/>
      <style:text-properties fo:hyphenate="false"/>
    </style:style>
    <style:style style:name="Unnumbered" style:display-name="Unnumbered" style:family="paragraph">
      <style:paragraph-properties style:punctuation-wrap="simple" style:text-autospace="none" style:vertical-align="baseline" fo:margin-top="0.0833in" fo:margin-bottom="0in" fo:line-height="100%" fo:margin-left="0.25in">
        <style:tab-stops/>
      </style:paragraph-properties>
      <style:text-properties style:font-name="Times New Roman" style:font-name-asian="Times New Roman" style:font-name-complex="Times New Roman" fo:font-size="11.5pt" style:font-size-asian="11.5pt" style:font-size-complex="11.5pt" fo:hyphenate="false"/>
    </style:style>
    <style:style style:name="UnnumberedLast" style:display-name="Unnumbered Last" style:family="paragraph" style:parent-style-name="Unnumbered" style:next-style-name="BodyText">
      <style:paragraph-properties fo:margin-bottom="0.1666in"/>
      <style:text-properties fo:hyphenate="false"/>
    </style:style>
    <style:style style:name="ChapterSubtitle" style:display-name="Chapter Subtitle" style:family="paragraph" style:parent-style-name="ChapterTitle">
      <style:paragraph-properties fo:keep-with-next="always" fo:margin-top="0.1666in" fo:margin-bottom="0in" fo:line-height="150%"/>
      <style:text-properties style:font-name="Verdana" fo:font-size="9pt" style:font-size-asian="9pt" style:font-size-complex="10pt" fo:hyphenate="false"/>
    </style:style>
    <style:style style:name="Equation" style:display-name="Equation" style:family="paragraph" style:parent-style-name="BodyText">
      <style:paragraph-properties fo:margin-top="0.0833in" style:line-height-at-least="0.1666in"/>
      <style:text-properties fo:hyphenate="false"/>
    </style:style>
    <style:style style:name="QuoteSource" style:display-name="Quote Source" style:family="paragraph" style:parent-style-name="Quote" style:next-style-name="BodyText" style:auto-update="true">
      <style:paragraph-properties fo:text-align="end" fo:margin-top="0in" fo:margin-left="0in" fo:margin-right="0in">
        <style:tab-stops/>
      </style:paragraph-properties>
      <style:text-properties fo:font-style="normal" style:font-style-asian="normal" fo:hyphenate="false"/>
    </style:style>
    <style:style style:name="SBSubList" style:display-name="SB Sub List" style:family="paragraph" style:parent-style-name="SBBullet">
      <style:paragraph-properties fo:margin-left="0.8in" fo:text-indent="-0.4in">
        <style:tab-stops>
          <style:tab-stop style:type="left" style:position="-0.4701in"/>
          <style:tab-stop style:type="left" style:position="-0.2701in"/>
        </style:tab-stops>
      </style:paragraph-properties>
      <style:text-properties fo:hyphenate="false"/>
    </style:style>
    <style:style style:name="SBCodeLast" style:display-name="SB Code Last" style:family="paragraph" style:parent-style-name="SBCode">
      <style:paragraph-properties fo:margin-bottom="0.1666in"/>
      <style:text-properties fo:hyphenate="false"/>
    </style:style>
    <style:style style:name="ExerciseHead" style:display-name="Exercise Head" style:family="paragraph" style:parent-style-name="SBHead" style:next-style-name="Normal">
      <style:paragraph-properties fo:border="0.0312in solid #333333" fo:padding-top="0.0138in" fo:padding-left="0.0555in" fo:padding-bottom="0.0138in" fo:padding-right="0.0555in" style:shadow="none" fo:margin-left="0in" fo:margin-right="0in" fo:background-color="#333333">
        <style:tab-stops/>
      </style:paragraph-properties>
      <style:text-properties fo:text-transform="none" fo:color="#FFFFFF" style:font-size-complex="11pt" fo:hyphenate="false"/>
    </style:style>
    <style:style style:name="ExerciseBody" style:display-name="Exercise Body" style:family="paragraph" style:auto-update="true">
      <style:paragraph-properties fo:margin-top="0.0833in" fo:margin-bottom="0.0833in" fo:line-height="100%"/>
      <style:text-properties style:font-name="Arial Narrow" style:font-name-asian="Times New Roman" style:font-name-complex="Times New Roman" fo:font-size="10pt" style:font-size-asian="10pt" style:font-size-complex="10pt" fo:hyphenate="false"/>
    </style:style>
    <style:style style:name="ExerciseBodyLast" style:display-name="Exercise Body Last" style:family="paragraph" style:parent-style-name="SBBodyFirst">
      <style:paragraph-properties fo:border-top="none" fo:border-left="none" fo:border-bottom="0.0312in solid #000000" fo:border-right="none" fo:padding-top="0in" fo:padding-left="0in" fo:padding-bottom="0.1666in" fo:padding-right="0in" style:shadow="none" fo:margin-bottom="0.1666in" fo:margin-left="0in" fo:margin-right="0in">
        <style:tab-stops/>
      </style:paragraph-properties>
      <style:text-properties fo:hyphenate="false"/>
    </style:style>
    <style:style style:name="GlossaryHead" style:display-name="Glossary Head" style:family="paragraph" style:parent-style-name="Normal">
      <style:paragraph-properties fo:margin-top="0.0833in"/>
      <style:text-properties style:font-name="Arial" style:font-name-asian="Times New Roman" style:font-name-complex="Times New Roman" fo:font-weight="bold" style:font-weight-asian="bold" fo:font-size="12pt" style:font-size-asian="12pt" style:font-size-complex="12pt" fo:hyphenate="false"/>
    </style:style>
    <style:style style:name="GlossaryText" style:display-name="Glossary Text" style:family="paragraph" style:parent-style-name="Normal">
      <style:paragraph-properties fo:margin-top="0.0416in" fo:margin-bottom="0.1666in" fo:margin-left="0.25in">
        <style:tab-stops/>
      </style:paragraph-properties>
      <style:text-properties style:font-name="Times New Roman" style:font-name-asian="Times New Roman" style:font-name-complex="Times New Roman" fo:font-size="11.5pt" style:font-size-asian="11.5pt" style:font-size-complex="10pt" fo:hyphenate="false"/>
    </style:style>
    <style:style style:name="FMTitle" style:display-name="FM Title" style:family="paragraph" style:parent-style-name="Normal" style:default-outline-level="1">
      <style:paragraph-properties fo:text-align="center" fo:margin-bottom="0.0833in"/>
      <style:text-properties style:font-name="Trebuchet MS" style:font-name-asian="Times New Roman" style:font-name-complex="Times New Roman" fo:font-size="24pt" style:font-size-asian="24pt" style:font-size-complex="10pt" fo:hyphenate="false"/>
    </style:style>
    <style:style style:name="FMSubtitle" style:display-name="FM Subtitle" style:family="paragraph" style:parent-style-name="FMTitle" style:default-outline-level="1">
      <style:text-properties fo:font-weight="bold" style:font-weight-asian="bold" fo:color="#808080" fo:font-size="12pt" style:font-size-asian="12pt" fo:hyphenate="false"/>
    </style:style>
    <style:style style:name="FMAuthor" style:display-name="FM Author" style:family="paragraph" style:parent-style-name="Normal">
      <style:paragraph-properties fo:text-align="center" fo:margin-top="0.25in" fo:margin-bottom="0.0833in"/>
      <style:text-properties style:font-name="Arial" style:font-name-asian="Times New Roman" style:font-name-complex="Times New Roman" fo:font-weight="bold" style:font-weight-asian="bold" fo:text-transform="uppercase" style:font-size-complex="12pt" fo:hyphenate="false"/>
    </style:style>
    <style:style style:name="FMCopyright" style:display-name="FM Copyright" style:family="paragraph">
      <style:paragraph-properties fo:margin-top="0.0833in" fo:margin-bottom="0.0833in" fo:line-height="100%"/>
      <style:text-properties style:font-name="Times New Roman" style:font-name-asian="Times New Roman" style:font-name-complex="Times New Roman" fo:font-size="10.5pt" style:font-size-asian="10.5pt" style:font-size-complex="10pt" fo:hyphenate="false"/>
    </style:style>
    <style:style style:name="FMCopyrightCredits" style:display-name="FM Copyright Credits" style:family="paragraph" style:parent-style-name="Normal">
      <style:paragraph-properties fo:margin-top="0.1666in" fo:margin-left="0.45in" fo:text-indent="-0.2in">
        <style:tab-stops/>
      </style:paragraph-properties>
      <style:text-properties style:font-name="Times New Roman" style:font-name-asian="Times New Roman" style:font-name-complex="Times New Roman" fo:font-size="10.5pt" style:font-size-asian="10.5pt" style:font-size-complex="10pt" fo:hyphenate="false"/>
    </style:style>
    <style:style style:name="FMDedication" style:display-name="FM Dedication" style:family="paragraph" style:parent-style-name="Normal">
      <style:paragraph-properties fo:text-align="center" fo:margin-bottom="0.0833in"/>
      <style:text-properties style:font-name="Times New Roman" style:font-name-asian="Times New Roman" style:font-name-complex="Times New Roman" fo:font-style="italic" style:font-style-asian="italic" fo:font-size="12pt" style:font-size-asian="12pt" style:font-size-complex="10pt" fo:hyphenate="false"/>
    </style:style>
    <style:style style:name="FMHead" style:display-name="FM Head" style:family="paragraph" style:parent-style-name="ChapterTitle">
      <style:text-properties style:font-name="Trebuchet MS" fo:letter-spacing="-0.0138in" style:font-size-complex="30pt" fo:hyphenate="false"/>
    </style:style>
    <style:style style:name="FMCopyrightCreditsLast" style:display-name="FM Copyright Credits Last" style:family="paragraph" style:parent-style-name="FMCopyrightCredits" style:next-style-name="FMCopyright">
      <style:paragraph-properties fo:margin-top="0in" fo:margin-bottom="0.1666in"/>
      <style:text-properties fo:hyphenate="false"/>
    </style:style>
    <style:style style:name="Footnote" style:display-name="Footnote" style:family="paragraph" style:parent-style-name="Normal">
      <style:paragraph-properties fo:margin-bottom="0.0833in"/>
      <style:text-properties style:font-name="Times New Roman" style:font-name-asian="Times New Roman" style:font-name-complex="Times New Roman" fo:font-size="9.5pt" style:font-size-asian="9.5pt" style:font-size-complex="10pt" fo:hyphenate="false"/>
    </style:style>
    <style:style style:name="Query" style:display-name="Query" style:family="paragraph" style:parent-style-name="Production">
      <style:text-properties fo:color="#FF0000" fo:hyphenate="false"/>
    </style:style>
    <style:style style:name="Figure" style:display-name="Figure" style:family="paragraph" style:next-style-name="Normal" style:auto-update="true">
      <style:paragraph-properties fo:text-align="center" fo:margin-top="0.0833in" fo:margin-bottom="0.0138in" fo:line-height="100%"/>
      <style:text-properties style:font-name="Arial" style:font-name-asian="Times New Roman" style:font-name-complex="Times New Roman" fo:font-size="9pt" style:font-size-asian="9pt" style:font-size-complex="10pt" fo:hyphenate="false"/>
    </style:style>
    <style:style style:name="EndOfChapter" style:display-name="EndOfChapter" style:family="paragraph" style:parent-style-name="BodyText">
      <style:text-properties fo:hyphenate="false"/>
    </style:style>
    <style:style style:name="FootnoteText" style:display-name="Footnote Text" style:family="paragraph" style:parent-style-name="Normal">
      <style:paragraph-properties fo:margin-bottom="0.0833in"/>
      <style:text-properties style:font-name="Times New Roman" style:font-name-asian="Times New Roman" style:font-name-complex="Times New Roman" fo:font-size="10pt" style:font-size-asian="10pt" style:font-size-complex="10pt" fo:hyphenate="false"/>
    </style:style>
    <style:style style:name="FootnoteTextChar" style:display-name="Footnote Text Char" style:family="text" style:parent-style-name="DefaultParagraphFont">
      <style:text-properties style:font-name="Times New Roman" style:font-name-asian="Times New Roman" style:font-name-complex="Times New Roman" fo:font-size="10pt" style:font-size-asian="10pt" style:font-size-complex="10pt"/>
    </style:style>
    <style:style style:name="FootnoteReference" style:display-name="Footnote Reference" style:family="text" style:parent-style-name="DefaultParagraphFont">
      <style:text-properties style:text-position="super 63.6%"/>
    </style:style>
    <style:style style:name="BulletSingle" style:display-name="Bullet Single" style:family="paragraph" style:parent-style-name="Bullet" style:list-style-name="LFO43">
      <style:paragraph-properties fo:margin-top="0.1666in" fo:margin-bottom="0.1666in"/>
      <style:text-properties fo:hyphenate="false"/>
    </style:style>
    <style:style style:name="ExerciseNumListFirst" style:display-name="Exercise Num List First" style:family="paragraph" style:parent-style-name="SBNumListFirst">
      <style:text-properties fo:hyphenate="false"/>
    </style:style>
    <style:style style:name="ExerciseNumList" style:display-name="Exercise Num List" style:family="paragraph" style:parent-style-name="ExerciseNumListFirst">
      <style:text-properties fo:hyphenate="false"/>
    </style:style>
    <style:style style:name="ExerciseNumListLast" style:display-name="Exercise Num List Last" style:family="paragraph" style:parent-style-name="SBNumListLast">
      <style:text-properties fo:hyphenate="false"/>
    </style:style>
    <style:style style:name="ExerciseBulletFirst" style:display-name="Exercise Bullet First" style:family="paragraph" style:parent-style-name="SBBulletFirst">
      <style:text-properties fo:hyphenate="false"/>
    </style:style>
    <style:style style:name="ExerciseBullet" style:display-name="Exercise Bullet" style:family="paragraph" style:parent-style-name="SBBullet">
      <style:text-properties fo:hyphenate="false"/>
    </style:style>
    <style:style style:name="ExerciseBulletLast" style:display-name="Exercise Bullet Last" style:family="paragraph" style:parent-style-name="SBBulletLast">
      <style:text-properties fo:hyphenate="false"/>
    </style:style>
    <style:style style:name="ExerciseCodeFirst" style:display-name="Exercise Code First" style:family="paragraph" style:parent-style-name="SBCodeFirst">
      <style:text-properties fo:hyphenate="false"/>
    </style:style>
    <style:style style:name="ExerciseCode" style:display-name="Exercise Code" style:family="paragraph" style:parent-style-name="SBCode">
      <style:text-properties fo:hyphenate="false"/>
    </style:style>
    <style:style style:name="ExerciseCodeLast" style:display-name="Exercise Code Last" style:family="paragraph" style:parent-style-name="SBCodeLast">
      <style:text-properties fo:hyphenate="false"/>
    </style:style>
    <style:style style:name="ExerciseCodeSingle" style:display-name="Exercise Code Single" style:family="paragraph" style:parent-style-name="SBCodeSingle">
      <style:text-properties fo:hyphenate="false"/>
    </style:style>
    <style:style style:name="ExerciseSubList" style:display-name="Exercise Sub List" style:family="paragraph" style:parent-style-name="SBSubList">
      <style:text-properties fo:hyphenate="false"/>
    </style:style>
    <style:style style:name="SBBodyLast" style:display-name="SB Body Last" style:family="paragraph" style:parent-style-name="ExerciseBodyLast">
      <style:paragraph-properties fo:border-top="none" fo:border-left="none" fo:border-bottom="0.0138in solid #000000" fo:border-right="none" fo:padding-top="0in" fo:padding-left="0in" fo:padding-bottom="0.1666in" fo:padding-right="0in" style:shadow="none" fo:text-indent="0.35in"/>
      <style:text-properties fo:hyphenate="false"/>
    </style:style>
    <style:style style:name="ExerciseSubhead" style:display-name="Exercise Subhead" style:family="paragraph" style:parent-style-name="SBSubhead">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margin-bottom="0.0833in"/>
      <style:text-properties style:font-name="Times New Roman" style:font-name-asian="Times New Roman" style:font-name-complex="Times New Roman" fo:font-size="10pt" style:font-size-asian="10pt" style:font-size-complex="10pt" fo:hyphenate="false"/>
    </style:style>
    <style:style style:name="CommentTextChar" style:display-name="Comment Text Char" style:family="text" style:parent-style-name="DefaultParagraphFont">
      <style:text-properties style:font-name="Times New Roman" style:font-name-asian="Times New Roman" style:font-name-complex="Times New Roman"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Revision" style:display-name="Revision" style:family="paragraph">
      <style:paragraph-properties fo:margin-bottom="0in" fo:line-height="100%"/>
      <style:text-properties style:font-name="Times New Roman" style:font-name-asian="Times New Roman" style:font-name-complex="Times New Roman" fo:font-size="12pt" style:font-size-asian="12pt" style:font-size-complex="10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TableHeader" style:display-name="Table Header" style:family="paragraph" style:parent-style-name="Normal" style:auto-update="true">
      <style:text-properties style:font-name-complex="Times New Roman" fo:font-weight="bold" style:font-weight-asian="bold" style:font-weight-complex="bold" fo:color="#FFFFFF" fo:font-size="9pt" style:font-size-asian="9pt" style:font-size-complex="9pt" fo:language="en" fo:country="GB" fo:hyphenate="false"/>
    </style:style>
    <style:style style:name="TableHeaderChar" style:display-name="Table Header Char" style:family="text" style:parent-style-name="DefaultParagraphFont">
      <style:text-properties style:font-name="Calibri" fo:font-weight="bold" style:font-weight-asian="bold" style:font-weight-complex="bold" fo:color="#FFFFFF" fo:font-size="9pt" style:font-size-asian="9pt" style:font-size-complex="9pt" fo:language="en" fo:country="GB"/>
    </style:style>
    <style:style style:name="MiniHeading" style:display-name="Mini Heading" style:family="paragraph" style:parent-style-name="BodyText">
      <style:paragraph-properties fo:margin-top="0.0416in" fo:margin-bottom="0.0416in" fo:line-height="100%"/>
      <style:text-properties style:font-name="Calibri" style:font-name-asian="Calibri" style:font-name-complex="Times New Roman" fo:font-weight="bold" style:font-weight-asian="bold" style:font-weight-complex="bold" fo:language="en" fo:country="GB" style:language-asian="en" style:country-asian="GB" fo:hyphenate="false"/>
    </style:style>
    <style:style style:name="CodeChar" style:display-name="Code Char" style:family="text" style:parent-style-name="DefaultParagraphFont">
      <style:text-properties style:font-name="Consolas" fo:color="#4F81BD" fo:font-size="10pt" style:font-size-asian="10pt" style:font-size-complex="10pt" style:language-asian="en" style:country-asian="GB"/>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style:font-name="Calibri" style:font-name-complex="Calibri"/>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style:font-name="Calibri" style:font-name-complex="Calibri"/>
    </style:style>
    <style:style style:name="HTMLPreformatted" style:display-name="HTML Preformatted" style:family="paragraph" style:parent-style-name="Normal">
      <style:paragraph-properties fo:margin-bottom="0.1041in" fo:background-color="#EEEEEE">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font-size="10pt" style:font-size-asian="10pt" style:font-size-complex="10pt" fo:language="cs" fo:country="CZ" style:language-asian="cs" style:country-asian="CZ" fo:hyphenate="false"/>
    </style:style>
    <style:style style:name="HTMLPreformattedChar" style:display-name="HTML Preformatted Char" style:family="text" style:parent-style-name="DefaultParagraphFont">
      <style:text-properties style:font-name="Consolas" style:font-name-asian="Times New Roman" style:font-name-complex="Consolas" fo:font-size="10pt" style:font-size-asian="10pt" style:font-size-complex="10pt" fo:background-color="#EEEEEE" fo:language="cs" fo:country="CZ" style:language-asian="cs" style:country-asian="CZ"/>
    </style:style>
    <style:style style:name="typ1" style:display-name="typ1" style:family="text" style:parent-style-name="DefaultParagraphFont">
      <style:text-properties fo:color="#2B91AF"/>
    </style:style>
    <style:style style:name="str1" style:display-name="str1" style:family="text" style:parent-style-name="DefaultParagraphFont">
      <style:text-properties fo:color="#800000"/>
    </style:style>
    <style:style style:name="pln1" style:display-name="pln1" style:family="text" style:parent-style-name="DefaultParagraphFont">
      <style:text-properties fo:color="#000000"/>
    </style:style>
    <style:style style:name="pun1" style:display-name="pun1" style:family="text" style:parent-style-name="DefaultParagraphFont">
      <style:text-properties fo:color="#000000"/>
    </style:style>
    <style:style style:name="kwd1" style:display-name="kwd1" style:family="text" style:parent-style-name="DefaultParagraphFont">
      <style:text-properties fo:color="#00008B"/>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fo:font-size="26pt" style:font-size-asian="26pt" style:font-size-complex="26pt"/>
    </style:style>
    <text:outline-style style:name="WW_OutlineListStyle">
      <text:outline-level-style text:level="1" text:style-name="WW_CharOUTLINELV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1LVL1" style:family="text">
      <style:text-properties style:font-name="Wingdings" fo:font-weight="bold" style:font-weight-asian="bold" fo:font-style="normal" style:font-style-asian="normal" fo:color="#FF0000" fo:font-size="12pt" style:font-size-asian="12pt" style:font-size-complex="12pt"/>
    </style:style>
    <style:style style:name="WW_CharLFO1LVL2" style:family="text">
      <style:text-properties style:font-name="Symbol" fo:font-weight="bold" style:font-weight-asian="bold" fo:font-style="normal" style:font-style-asian="normal" fo:color="#FF0000" fo:font-size="12pt" style:font-size-asian="12pt" style:font-size-complex="12pt"/>
    </style:style>
    <text:list-style style:name="LFO1">
      <text:list-level-style-bullet text:level="1" text:style-name="WW_CharLFO1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Wingdings"/>
      </text:list-level-style-bullet>
      <text:list-level-style-bullet text:level="2" text:style-name="WW_CharLFO1LVL2" text:bullet-char="">
        <style:list-level-properties text:space-before="0.9166in" text:min-label-width="0.25in" text:list-level-position-and-space-mode="label-alignment">
          <style:list-level-label-alignment text:label-followed-by="listtab" fo:margin-left="1.1666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Symbol"/>
    </style:style>
    <style:style style:name="WW_CharLFO4LVL1" style:family="text">
      <style:text-properties style:font-name="Wingdings" fo:font-weight="bold" style:font-weight-asian="bold" fo:font-style="normal" style:font-style-asian="normal" fo:color="#008000" fo:font-size="12pt" style:font-size-asian="12pt" style:font-size-complex="12pt"/>
    </style:style>
    <style:style style:name="WW_CharLFO4LVL3" style:family="text">
      <style:text-properties style:font-name="Wingdings"/>
    </style:style>
    <style:style style:name="WW_CharLFO5LVL1" style:family="text">
      <style:text-properties style:font-name="Symbol"/>
    </style:style>
    <style:style style:name="WW_CharLFO6LVL1" style:family="text">
      <style:text-properties style:font-name="Symbol"/>
    </style:style>
    <style:style style:name="WW_CharLFO7LVL1" style:family="text">
      <style:text-properties style:font-name="Symbol"/>
    </style:style>
    <style:style style:name="WW_CharLFO8LVL1" style:family="text">
      <style:text-properties style:font-name="Symbol"/>
    </style:style>
    <style:style style:name="WW_CharLFO9LVL1" style:family="text">
      <style:text-properties style:font-name="Symbol"/>
    </style:style>
    <style:style style:name="WW_CharLFO17LVL1" style:family="text">
      <style:text-properties style:font-name="Utopia"/>
    </style:style>
    <style:style style:name="WW_CharLFO18LVL1" style:family="text">
      <style:text-properties style:font-name="Utopia"/>
    </style:style>
    <style:style style:name="WW_CharLFO25LVL1" style:family="text">
      <style:text-properties style:font-name="Symbol" style:font-name-asian="Times New Roman" style:font-name-complex="Times New Roman"/>
    </style:style>
    <style:style style:name="WW_CharLFO25LVL2" style:family="text">
      <style:text-properties style:font-name="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style:style style:name="WW_CharLFO26LVL1" style:family="text">
      <style:text-properties style:font-name="Symbol" style:font-name-asian="Times New Roman" style:font-name-complex="Times New Roman"/>
    </style:style>
    <style:style style:name="WW_CharLFO26LVL2" style:family="text">
      <style:text-properties style:font-name="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style:style style:name="WW_CharLFO27LVL1" style:family="text">
      <style:text-properties style:font-name="Symbol" style:font-name-asian="Times New Roman" style:font-name-complex="Times New Roman"/>
    </style: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style:style style:name="WW_CharLFO28LVL1" style:family="text">
      <style:text-properties style:font-name="Symbol" style:font-name-asian="Times New Roman" style:font-name-complex="Times New Roman"/>
    </style:style>
    <style:style style:name="WW_CharLFO28LVL2" style:family="text">
      <style:text-properties style:font-name="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style:style style:name="WW_CharLFO29LVL1" style:family="text">
      <style:text-properties style:font-name="Wingdings" fo:font-size="8pt" style:font-size-asian="8pt"/>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style:style style:name="WW_CharLFO34LVL2" style:family="text">
      <style:text-properties style:font-name="Wingdings"/>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Symbol"/>
    </style:style>
    <style:style style:name="WW_CharLFO34LVL6" style:family="text">
      <style:text-properties style:font-name="Wingdings"/>
    </style:style>
    <style:style style:name="WW_CharLFO34LVL7" style:family="text">
      <style:text-properties style:font-name="Wingdings"/>
    </style:style>
    <style:style style:name="WW_CharLFO34LVL8" style:family="text">
      <style:text-properties style:font-name="Symbol"/>
    </style:style>
    <style:style style:name="WW_CharLFO34LVL9" style:family="text">
      <style:text-properties style:font-name="Symbol"/>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2" style:family="text">
      <style:text-properties style:font-name="Wingdings"/>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Symbol"/>
    </style:style>
    <style:style style:name="WW_CharLFO36LVL6" style:family="text">
      <style:text-properties style:font-name="Wingdings"/>
    </style:style>
    <style:style style:name="WW_CharLFO36LVL7" style:family="text">
      <style:text-properties style:font-name="Wingdings"/>
    </style:style>
    <style:style style:name="WW_CharLFO36LVL8" style:family="text">
      <style:text-properties style:font-name="Symbol"/>
    </style:style>
    <style:style style:name="WW_CharLFO36LVL9" style:family="text">
      <style:text-properties style:font-name="Symbol"/>
    </style:style>
    <style:style style:name="WW_CharLFO37LVL1" style:family="text">
      <style:text-properties fo:font-size="26pt" style:font-size-asian="26pt" style:font-size-complex="26pt"/>
    </style:style>
    <text:list-style style:name="LFO37">
      <text:list-level-style-number text:level="1" text:style-name="WW_CharLFO37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38LVL1" style:family="text">
      <style:text-properties fo:font-size="26pt" style:font-size-asian="26pt" style:font-size-complex="26pt"/>
    </style:style>
    <style:style style:name="WW_CharLFO39LVL1" style:family="text">
      <style:text-properties fo:font-size="26pt" style:font-size-asian="26pt" style:font-size-complex="26pt"/>
    </style:style>
    <style:style style:name="WW_CharLFO40LVL1" style:family="text">
      <style:text-properties fo:font-size="26pt" style:font-size-asian="26pt" style:font-size-complex="26pt"/>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Symbol" style:font-name-asian="Times New Roman" style:font-name-complex="Calibri"/>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text:list-style style:name="LFO43">
      <text:list-level-style-bullet text:level="1" text:style-name="WW_CharLFO43LVL1" text:bullet-char="">
        <style:list-level-properties text:space-before="0.1458in" text:min-label-width="0.25in" text:list-level-position-and-space-mode="label-alignment">
          <style:list-level-label-alignment text:label-followed-by="listtab" fo:margin-left="0.3958in" fo:text-indent="-0.25in"/>
        </style:list-level-properties>
        <style:text-properties style:font-name="Symbol"/>
      </text:list-level-style-bullet>
      <text:list-level-style-bullet text:level="2" text:style-name="WW_CharLFO43LVL2" text:bullet-char="o">
        <style:list-level-properties text:space-before="0.6458in" text:min-label-width="0.25in" text:list-level-position-and-space-mode="label-alignment">
          <style:list-level-label-alignment text:label-followed-by="listtab" fo:margin-left="0.8958in" fo:text-indent="-0.25in"/>
        </style:list-level-properties>
        <style:text-properties style:font-name="Courier New"/>
      </text:list-level-style-bullet>
      <text:list-level-style-bullet text:level="3" text:style-name="WW_CharLFO43LVL3" text:bullet-char="">
        <style:list-level-properties text:space-before="1.1458in" text:min-label-width="0.25in" text:list-level-position-and-space-mode="label-alignment">
          <style:list-level-label-alignment text:label-followed-by="listtab" fo:margin-left="1.3958in" fo:text-indent="-0.25in"/>
        </style:list-level-properties>
        <style:text-properties style:font-name="Wingdings"/>
      </text:list-level-style-bullet>
      <text:list-level-style-bullet text:level="4" text:style-name="WW_CharLFO43LVL4" text:bullet-char="">
        <style:list-level-properties text:space-before="1.6458in" text:min-label-width="0.25in" text:list-level-position-and-space-mode="label-alignment">
          <style:list-level-label-alignment text:label-followed-by="listtab" fo:margin-left="1.8958in" fo:text-indent="-0.25in"/>
        </style:list-level-properties>
        <style:text-properties style:font-name="Symbol"/>
      </text:list-level-style-bullet>
      <text:list-level-style-bullet text:level="5" text:style-name="WW_CharLFO43LVL5" text:bullet-char="o">
        <style:list-level-properties text:space-before="2.1458in" text:min-label-width="0.25in" text:list-level-position-and-space-mode="label-alignment">
          <style:list-level-label-alignment text:label-followed-by="listtab" fo:margin-left="2.3958in" fo:text-indent="-0.25in"/>
        </style:list-level-properties>
        <style:text-properties style:font-name="Courier New"/>
      </text:list-level-style-bullet>
      <text:list-level-style-bullet text:level="6" text:style-name="WW_CharLFO43LVL6" text:bullet-char="">
        <style:list-level-properties text:space-before="2.6458in" text:min-label-width="0.25in" text:list-level-position-and-space-mode="label-alignment">
          <style:list-level-label-alignment text:label-followed-by="listtab" fo:margin-left="2.8958in" fo:text-indent="-0.25in"/>
        </style:list-level-properties>
        <style:text-properties style:font-name="Wingdings"/>
      </text:list-level-style-bullet>
      <text:list-level-style-bullet text:level="7" text:style-name="WW_CharLFO43LVL7" text:bullet-char="">
        <style:list-level-properties text:space-before="3.1458in" text:min-label-width="0.25in" text:list-level-position-and-space-mode="label-alignment">
          <style:list-level-label-alignment text:label-followed-by="listtab" fo:margin-left="3.3958in" fo:text-indent="-0.25in"/>
        </style:list-level-properties>
        <style:text-properties style:font-name="Symbol"/>
      </text:list-level-style-bullet>
      <text:list-level-style-bullet text:level="8" text:style-name="WW_CharLFO43LVL8" text:bullet-char="o">
        <style:list-level-properties text:space-before="3.6458in" text:min-label-width="0.25in" text:list-level-position-and-space-mode="label-alignment">
          <style:list-level-label-alignment text:label-followed-by="listtab" fo:margin-left="3.8958in" fo:text-indent="-0.25in"/>
        </style:list-level-properties>
        <style:text-properties style:font-name="Courier New"/>
      </text:list-level-style-bullet>
      <text:list-level-style-bullet text:level="9" text:style-name="WW_CharLFO43LVL9" text:bullet-char="">
        <style:list-level-properties text:space-before="4.1458in" text:min-label-width="0.25in" text:list-level-position-and-space-mode="label-alignment">
          <style:list-level-label-alignment text:label-followed-by="listtab" fo:margin-left="4.3958in" fo:text-indent="-0.25in"/>
        </style:list-level-properties>
        <style:text-properties style:font-name="Wingdings"/>
      </text:list-level-style-bullet>
    </text:list-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5LVL1" style:family="text">
      <style:text-properties style:font-name="Symbol"/>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Symbol"/>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7LVL1" style:family="text">
      <style:text-properties style:font-name="Times New Roman" style:font-name-asian="Times New Roman" style:font-name-complex="Times New Roman"/>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style style:name="WW_CharLFO48LVL1" style:family="text">
      <style:text-properties style:font-name="Times New Roman" style:font-name-asian="Times New Roman" style:font-name-complex="Times New Roman"/>
    </style:style>
    <style:style style:name="WW_CharLFO48LVL2" style:family="text">
      <style:text-properties style:font-name="Courier New" style:font-name-complex="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font-name-complex="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font-name-complex="Courier New"/>
    </style:style>
    <style:style style:name="WW_CharLFO48LVL9" style:family="text">
      <style:text-properties style:font-name="Wingdings"/>
    </style:style>
    <style:style style:name="WW_CharLFO49LVL1" style:family="text">
      <style:text-properties style:font-name="Times New Roman" style:font-name-asian="Times New Roman" style:font-name-complex="Times New Roman"/>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style:style style:name="WW_CharLFO50LVL1" style:family="text">
      <style:text-properties style:font-name="Wingdings" style:font-name-asian="Times New Roman" style:font-name-complex="Times New Roman"/>
    </style:style>
    <style:style style:name="WW_CharLFO50LVL2" style:family="text">
      <style:text-properties style:font-name="Courier New" style:font-name-complex="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font-name-complex="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font-name-complex="Courier New"/>
    </style:style>
    <style:style style:name="WW_CharLFO50LVL9" style:family="text">
      <style:text-properties style:font-name="Wingdings"/>
    </style:style>
    <style:style style:name="WW_CharLFO51LVL1" style:family="text">
      <style:text-properties style:font-name="Wingdings" fo:font-weight="bold" style:font-weight-asian="bold" fo:font-style="normal" style:font-style-asian="normal" fo:color="#FF0000" fo:font-size="12pt" style:font-size-asian="12pt" style:font-size-complex="12pt"/>
    </style:style>
    <style:style style:name="WW_CharLFO51LVL2" style:family="text">
      <style:text-properties style:font-name="Symbol" fo:font-weight="bold" style:font-weight-asian="bold" fo:font-style="normal" style:font-style-asian="normal" fo:color="#FF0000" fo:font-size="12pt" style:font-size-asian="12pt" style:font-size-complex="12pt"/>
    </style:style>
    <style:style style:name="WW_CharLFO52LVL1" style:family="text">
      <style:text-properties style:font-name="Wingdings" fo:font-weight="bold" style:font-weight-asian="bold" fo:font-style="normal" style:font-style-asian="normal" fo:color="#FF0000" fo:font-size="12pt" style:font-size-asian="12pt" style:font-size-complex="12pt"/>
    </style:style>
    <style:style style:name="WW_CharLFO52LVL2" style:family="text">
      <style:text-properties style:font-name="Symbol" fo:font-weight="bold" style:font-weight-asian="bold" fo:font-style="normal" style:font-style-asian="normal" fo:color="#FF0000" fo:font-size="12pt" style:font-size-asian="12pt" style:font-size-complex="12pt"/>
    </style:style>
    <style:style style:name="WW_CharLFO53LVL1" style:family="text">
      <style:text-properties style:font-name="Wingdings" fo:font-weight="bold" style:font-weight-asian="bold" fo:font-style="normal" style:font-style-asian="normal" fo:color="#FF0000" fo:font-size="12pt" style:font-size-asian="12pt" style:font-size-complex="12pt"/>
    </style:style>
    <style:style style:name="WW_CharLFO53LVL2" style:family="text">
      <style:text-properties style:font-name="Symbol" fo:font-weight="bold" style:font-weight-asian="bold" fo:font-style="normal" style:font-style-asian="normal" fo:color="#FF0000" fo:font-size="12pt" style:font-size-asian="12pt" style:font-size-complex="12pt"/>
    </style:style>
    <style:style style:name="WW_CharLFO54LVL1" style:family="text">
      <style:text-properties style:font-name="Wingdings" fo:font-weight="bold" style:font-weight-asian="bold" fo:font-style="normal" style:font-style-asian="normal" fo:color="#FF0000" fo:font-size="12pt" style:font-size-asian="12pt" style:font-size-complex="12pt"/>
    </style:style>
    <style:style style:name="WW_CharLFO54LVL2" style:family="text">
      <style:text-properties style:font-name="Symbol" fo:font-weight="bold" style:font-weight-asian="bold" fo:font-style="normal" style:font-style-asian="normal" fo:color="#FF0000" fo:font-size="12pt" style:font-size-asian="12pt" style:font-size-complex="12pt"/>
    </style:style>
    <style:style style:name="WW_CharLFO55LVL1" style:family="text">
      <style:text-properties style:font-name="Wingdings" fo:font-weight="bold" style:font-weight-asian="bold" fo:font-style="normal" style:font-style-asian="normal" fo:color="#FF0000" fo:font-size="12pt" style:font-size-asian="12pt" style:font-size-complex="12pt"/>
    </style:style>
    <style:style style:name="WW_CharLFO55LVL2" style:family="text">
      <style:text-properties style:font-name="Symbol" fo:font-weight="bold" style:font-weight-asian="bold" fo:font-style="normal" style:font-style-asian="normal" fo:color="#FF0000" fo:font-size="12pt" style:font-size-asian="12pt" style:font-size-complex="12pt"/>
    </style:style>
    <style:style style:name="WW_CharLFO56LVL1" style:family="text">
      <style:text-properties style:font-name="Wingdings" fo:font-weight="bold" style:font-weight-asian="bold" fo:font-style="normal" style:font-style-asian="normal" fo:color="#FF0000" fo:font-size="12pt" style:font-size-asian="12pt" style:font-size-complex="12pt"/>
    </style:style>
    <style:style style:name="WW_CharLFO56LVL2" style:family="text">
      <style:text-properties style:font-name="Symbol" fo:font-weight="bold" style:font-weight-asian="bold" fo:font-style="normal" style:font-style-asian="normal" fo:color="#FF0000" fo:font-size="12pt" style:font-size-asian="12pt" style:font-size-complex="12pt"/>
    </style:style>
    <style:style style:name="WW_CharLFO57LVL1" style:family="text">
      <style:text-properties style:font-name="Wingdings" fo:font-weight="bold" style:font-weight-asian="bold" fo:font-style="normal" style:font-style-asian="normal" fo:color="#FF0000" fo:font-size="12pt" style:font-size-asian="12pt" style:font-size-complex="12pt"/>
    </style:style>
    <style:style style:name="WW_CharLFO57LVL2" style:family="text">
      <style:text-properties style:font-name="Symbol" fo:font-weight="bold" style:font-weight-asian="bold" fo:font-style="normal" style:font-style-asian="normal" fo:color="#FF0000" fo:font-size="12pt" style:font-size-asian="12pt" style:font-size-complex="12pt"/>
    </style: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9">
      <text:list-level-style-bullet text:level="1" text:style-name="WW_CharLFO9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1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1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4">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text:list-style style:name="LFO15">
      <text:list-level-style-bullet text:leve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Wingdings"/>
      </text:list-level-style-bullet>
    </text:list-style>
    <text:list-style style:name="LFO16">
      <text:list-level-style-bullet text:level="1" text:bullet-char="n">
        <style:list-level-properties text:space-before="0in" text:min-label-width="0.25in" text:list-level-position-and-space-mode="label-alignment">
          <style:list-level-label-alignment text:label-followed-by="listtab" fo:margin-left="0.25in" fo:text-indent="-0.25in"/>
        </style:list-level-properties>
        <style:text-properties style:font-name="Utopia"/>
      </text:list-level-style-bullet>
    </text:list-style>
    <text:list-style style:name="LFO17">
      <text:list-level-style-number text:level="1" text:style-name="WW_CharLFO17LVL1" style:num-prefix=" " style:num-suffix=". "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8">
      <text:list-level-style-number text:level="1" text:style-name="WW_CharLFO18LVL1" style:num-prefix=" " style:num-suffix=". "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9">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style>
    <text:list-style style:name="LFO20">
      <text:list-level-style-bullet text:level="1" text:bullet-char="?">
        <style:list-level-properties text:space-before="0.0652in" text:min-label-width="0.6652in" text:list-level-position-and-space-mode="label-alignment">
          <style:list-level-label-alignment text:label-followed-by="listtab" fo:margin-left="0.7305in" fo:text-indent="-0.6652in"/>
        </style:list-level-properties>
        <style:text-properties style:font-name="CommonBullets"/>
      </text:list-level-style-bullet>
    </text:list-style>
    <text:list-style style:name="LFO21">
      <text:list-level-style-bullet text:level="1" text:bullet-char="?">
        <style:list-level-properties text:space-before="0.125in" text:min-label-width="0.25in" text:list-level-position-and-space-mode="label-alignment">
          <style:list-level-label-alignment text:label-followed-by="listtab" fo:margin-left="0.375in" fo:text-indent="-0.25in"/>
        </style:list-level-properties>
        <style:text-properties style:font-name="Wingdings"/>
      </text:list-level-style-bullet>
    </text:list-style>
    <text:list-style style:name="LFO22">
      <text:list-level-style-bullet text:level="1" text:bullet-char="?">
        <style:list-level-properties text:space-before="0.4152in" text:min-label-width="0.6652in" text:list-level-position-and-space-mode="label-alignment">
          <style:list-level-label-alignment text:label-followed-by="listtab" fo:margin-left="1.0805in" fo:text-indent="-0.6652in"/>
        </style:list-level-properties>
        <style:text-properties style:font-name="CommonBullets"/>
      </text:list-level-style-bullet>
    </text:list-style>
    <text:list-style style:name="LFO23">
      <text:list-level-style-bullet text:level="1" text:bullet-char="?">
        <style:list-level-properties text:space-before="0.125in" text:min-label-width="0.25in" text:list-level-position-and-space-mode="label-alignment">
          <style:list-level-label-alignment text:label-followed-by="listtab" fo:margin-left="0.375in" fo:text-indent="-0.25in"/>
        </style:list-level-properties>
        <style:text-properties style:font-name="Wingdings"/>
      </text:list-level-style-bullet>
    </text:list-style>
    <text:list-style style:name="LFO24">
      <text:list-level-style-bullet text:level="1" text:bullet-char="?">
        <style:list-level-properties text:space-before="0.125in" text:min-label-width="0.25in" text:list-level-position-and-space-mode="label-alignment">
          <style:list-level-label-alignment text:label-followed-by="listtab" fo:margin-left="0.37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Symbol"/>
      </text:list-level-style-bullet>
      <text:list-level-style-bullet text:level="2" text:style-name="WW_CharLFO25LVL2" text:bullet-char="o">
        <style:list-level-properties text:space-before="0.9166in" text:min-label-width="0.25in" text:list-level-position-and-space-mode="label-alignment">
          <style:list-level-label-alignment text:label-followed-by="listtab" fo:margin-left="1.1666in" fo:text-indent="-0.25in"/>
        </style:list-level-properties>
        <style:text-properties style:font-name="Courier New"/>
      </text:list-level-style-bullet>
      <text:list-level-style-bullet text:level="3" text:style-name="WW_CharLFO25LVL3" text:bullet-char="">
        <style:list-level-properties text:space-before="1.4166in" text:min-label-width="0.25in" text:list-level-position-and-space-mode="label-alignment">
          <style:list-level-label-alignment text:label-followed-by="listtab" fo:margin-left="1.6666in" fo:text-indent="-0.25in"/>
        </style:list-level-properties>
        <style:text-properties style:font-name="Wingdings"/>
      </text:list-level-style-bullet>
      <text:list-level-style-bullet text:level="4" text:style-name="WW_CharLFO25LVL4" text:bullet-char="">
        <style:list-level-properties text:space-before="1.9166in" text:min-label-width="0.25in" text:list-level-position-and-space-mode="label-alignment">
          <style:list-level-label-alignment text:label-followed-by="listtab" fo:margin-left="2.1666in" fo:text-indent="-0.25in"/>
        </style:list-level-properties>
        <style:text-properties style:font-name="Symbol"/>
      </text:list-level-style-bullet>
      <text:list-level-style-bullet text:level="5" text:style-name="WW_CharLFO25LVL5" text:bullet-char="o">
        <style:list-level-properties text:space-before="2.4166in" text:min-label-width="0.25in" text:list-level-position-and-space-mode="label-alignment">
          <style:list-level-label-alignment text:label-followed-by="listtab" fo:margin-left="2.6666in" fo:text-indent="-0.25in"/>
        </style:list-level-properties>
        <style:text-properties style:font-name="Courier New"/>
      </text:list-level-style-bullet>
      <text:list-level-style-bullet text:level="6" text:style-name="WW_CharLFO25LVL6" text:bullet-char="">
        <style:list-level-properties text:space-before="2.9166in" text:min-label-width="0.25in" text:list-level-position-and-space-mode="label-alignment">
          <style:list-level-label-alignment text:label-followed-by="listtab" fo:margin-left="3.1666in" fo:text-indent="-0.25in"/>
        </style:list-level-properties>
        <style:text-properties style:font-name="Wingdings"/>
      </text:list-level-style-bullet>
      <text:list-level-style-bullet text:level="7" text:style-name="WW_CharLFO25LVL7" text:bullet-char="">
        <style:list-level-properties text:space-before="3.4166in" text:min-label-width="0.25in" text:list-level-position-and-space-mode="label-alignment">
          <style:list-level-label-alignment text:label-followed-by="listtab" fo:margin-left="3.6666in" fo:text-indent="-0.25in"/>
        </style:list-level-properties>
        <style:text-properties style:font-name="Symbol"/>
      </text:list-level-style-bullet>
      <text:list-level-style-bullet text:level="8" text:style-name="WW_CharLFO25LVL8" text:bullet-char="o">
        <style:list-level-properties text:space-before="3.9166in" text:min-label-width="0.25in" text:list-level-position-and-space-mode="label-alignment">
          <style:list-level-label-alignment text:label-followed-by="listtab" fo:margin-left="4.1666in" fo:text-indent="-0.25in"/>
        </style:list-level-properties>
        <style:text-properties style:font-name="Courier New"/>
      </text:list-level-style-bullet>
      <text:list-level-style-bullet text:level="9" text:style-name="WW_CharLFO25LVL9" text:bullet-char="">
        <style:list-level-properties text:space-before="4.4166in" text:min-label-width="0.25in" text:list-level-position-and-space-mode="label-alignment">
          <style:list-level-label-alignment text:label-followed-by="listtab" fo:margin-left="4.6666in" fo:text-indent="-0.25in"/>
        </style:list-level-properties>
        <style:text-properties style:font-name="Wingdings"/>
      </text:list-level-style-bullet>
    </text:list-style>
    <text:list-style style:name="LFO26">
      <text:list-level-style-bullet text:level="1" text:style-name="WW_CharLFO26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Symbol"/>
      </text:list-level-style-bullet>
      <text:list-level-style-bullet text:level="2" text:style-name="WW_CharLFO26LVL2" text:bullet-char="o">
        <style:list-level-properties text:space-before="0.9166in" text:min-label-width="0.25in" text:list-level-position-and-space-mode="label-alignment">
          <style:list-level-label-alignment text:label-followed-by="listtab" fo:margin-left="1.1666in" fo:text-indent="-0.25in"/>
        </style:list-level-properties>
        <style:text-properties style:font-name="Courier New"/>
      </text:list-level-style-bullet>
      <text:list-level-style-bullet text:level="3" text:style-name="WW_CharLFO26LVL3" text:bullet-char="">
        <style:list-level-properties text:space-before="1.4166in" text:min-label-width="0.25in" text:list-level-position-and-space-mode="label-alignment">
          <style:list-level-label-alignment text:label-followed-by="listtab" fo:margin-left="1.6666in" fo:text-indent="-0.25in"/>
        </style:list-level-properties>
        <style:text-properties style:font-name="Wingdings"/>
      </text:list-level-style-bullet>
      <text:list-level-style-bullet text:level="4" text:style-name="WW_CharLFO26LVL4" text:bullet-char="">
        <style:list-level-properties text:space-before="1.9166in" text:min-label-width="0.25in" text:list-level-position-and-space-mode="label-alignment">
          <style:list-level-label-alignment text:label-followed-by="listtab" fo:margin-left="2.1666in" fo:text-indent="-0.25in"/>
        </style:list-level-properties>
        <style:text-properties style:font-name="Symbol"/>
      </text:list-level-style-bullet>
      <text:list-level-style-bullet text:level="5" text:style-name="WW_CharLFO26LVL5" text:bullet-char="o">
        <style:list-level-properties text:space-before="2.4166in" text:min-label-width="0.25in" text:list-level-position-and-space-mode="label-alignment">
          <style:list-level-label-alignment text:label-followed-by="listtab" fo:margin-left="2.6666in" fo:text-indent="-0.25in"/>
        </style:list-level-properties>
        <style:text-properties style:font-name="Courier New"/>
      </text:list-level-style-bullet>
      <text:list-level-style-bullet text:level="6" text:style-name="WW_CharLFO26LVL6" text:bullet-char="">
        <style:list-level-properties text:space-before="2.9166in" text:min-label-width="0.25in" text:list-level-position-and-space-mode="label-alignment">
          <style:list-level-label-alignment text:label-followed-by="listtab" fo:margin-left="3.1666in" fo:text-indent="-0.25in"/>
        </style:list-level-properties>
        <style:text-properties style:font-name="Wingdings"/>
      </text:list-level-style-bullet>
      <text:list-level-style-bullet text:level="7" text:style-name="WW_CharLFO26LVL7" text:bullet-char="">
        <style:list-level-properties text:space-before="3.4166in" text:min-label-width="0.25in" text:list-level-position-and-space-mode="label-alignment">
          <style:list-level-label-alignment text:label-followed-by="listtab" fo:margin-left="3.6666in" fo:text-indent="-0.25in"/>
        </style:list-level-properties>
        <style:text-properties style:font-name="Symbol"/>
      </text:list-level-style-bullet>
      <text:list-level-style-bullet text:level="8" text:style-name="WW_CharLFO26LVL8" text:bullet-char="o">
        <style:list-level-properties text:space-before="3.9166in" text:min-label-width="0.25in" text:list-level-position-and-space-mode="label-alignment">
          <style:list-level-label-alignment text:label-followed-by="listtab" fo:margin-left="4.1666in" fo:text-indent="-0.25in"/>
        </style:list-level-properties>
        <style:text-properties style:font-name="Courier New"/>
      </text:list-level-style-bullet>
      <text:list-level-style-bullet text:level="9" text:style-name="WW_CharLFO26LVL9" text:bullet-char="">
        <style:list-level-properties text:space-before="4.4166in" text:min-label-width="0.25in" text:list-level-position-and-space-mode="label-alignment">
          <style:list-level-label-alignment text:label-followed-by="listtab" fo:margin-left="4.6666in" fo:text-indent="-0.25in"/>
        </style:list-level-properties>
        <style:text-properties style:font-name="Wingdings"/>
      </text:list-level-style-bullet>
    </text:list-style>
    <text:list-style style:name="LFO27">
      <text:list-level-style-bullet text:level="1" text:style-name="WW_CharLFO27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Symbol"/>
      </text:list-level-style-bullet>
      <text:list-level-style-bullet text:level="2" text:style-name="WW_CharLFO27LVL2" text:bullet-char="o">
        <style:list-level-properties text:space-before="0.9166in" text:min-label-width="0.25in" text:list-level-position-and-space-mode="label-alignment">
          <style:list-level-label-alignment text:label-followed-by="listtab" fo:margin-left="1.1666in" fo:text-indent="-0.25in"/>
        </style:list-level-properties>
        <style:text-properties style:font-name="Courier New"/>
      </text:list-level-style-bullet>
      <text:list-level-style-bullet text:level="3" text:style-name="WW_CharLFO27LVL3" text:bullet-char="">
        <style:list-level-properties text:space-before="1.4166in" text:min-label-width="0.25in" text:list-level-position-and-space-mode="label-alignment">
          <style:list-level-label-alignment text:label-followed-by="listtab" fo:margin-left="1.6666in" fo:text-indent="-0.25in"/>
        </style:list-level-properties>
        <style:text-properties style:font-name="Wingdings"/>
      </text:list-level-style-bullet>
      <text:list-level-style-bullet text:level="4" text:style-name="WW_CharLFO27LVL4" text:bullet-char="">
        <style:list-level-properties text:space-before="1.9166in" text:min-label-width="0.25in" text:list-level-position-and-space-mode="label-alignment">
          <style:list-level-label-alignment text:label-followed-by="listtab" fo:margin-left="2.1666in" fo:text-indent="-0.25in"/>
        </style:list-level-properties>
        <style:text-properties style:font-name="Symbol"/>
      </text:list-level-style-bullet>
      <text:list-level-style-bullet text:level="5" text:style-name="WW_CharLFO27LVL5" text:bullet-char="o">
        <style:list-level-properties text:space-before="2.4166in" text:min-label-width="0.25in" text:list-level-position-and-space-mode="label-alignment">
          <style:list-level-label-alignment text:label-followed-by="listtab" fo:margin-left="2.6666in" fo:text-indent="-0.25in"/>
        </style:list-level-properties>
        <style:text-properties style:font-name="Courier New"/>
      </text:list-level-style-bullet>
      <text:list-level-style-bullet text:level="6" text:style-name="WW_CharLFO27LVL6" text:bullet-char="">
        <style:list-level-properties text:space-before="2.9166in" text:min-label-width="0.25in" text:list-level-position-and-space-mode="label-alignment">
          <style:list-level-label-alignment text:label-followed-by="listtab" fo:margin-left="3.1666in" fo:text-indent="-0.25in"/>
        </style:list-level-properties>
        <style:text-properties style:font-name="Wingdings"/>
      </text:list-level-style-bullet>
      <text:list-level-style-bullet text:level="7" text:style-name="WW_CharLFO27LVL7" text:bullet-char="">
        <style:list-level-properties text:space-before="3.4166in" text:min-label-width="0.25in" text:list-level-position-and-space-mode="label-alignment">
          <style:list-level-label-alignment text:label-followed-by="listtab" fo:margin-left="3.6666in" fo:text-indent="-0.25in"/>
        </style:list-level-properties>
        <style:text-properties style:font-name="Symbol"/>
      </text:list-level-style-bullet>
      <text:list-level-style-bullet text:level="8" text:style-name="WW_CharLFO27LVL8" text:bullet-char="o">
        <style:list-level-properties text:space-before="3.9166in" text:min-label-width="0.25in" text:list-level-position-and-space-mode="label-alignment">
          <style:list-level-label-alignment text:label-followed-by="listtab" fo:margin-left="4.1666in" fo:text-indent="-0.25in"/>
        </style:list-level-properties>
        <style:text-properties style:font-name="Courier New"/>
      </text:list-level-style-bullet>
      <text:list-level-style-bullet text:level="9" text:style-name="WW_CharLFO27LVL9" text:bullet-char="">
        <style:list-level-properties text:space-before="4.4166in" text:min-label-width="0.25in" text:list-level-position-and-space-mode="label-alignment">
          <style:list-level-label-alignment text:label-followed-by="listtab" fo:margin-left="4.6666in" fo:text-indent="-0.25in"/>
        </style:list-level-properties>
        <style:text-properties style:font-name="Wingdings"/>
      </text:list-level-style-bullet>
    </text:list-style>
    <text:list-style style:name="LFO28">
      <text:list-level-style-bullet text:level="1" text:style-name="WW_CharLFO28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Symbol"/>
      </text:list-level-style-bullet>
      <text:list-level-style-bullet text:level="2" text:style-name="WW_CharLFO28LVL2" text:bullet-char="o">
        <style:list-level-properties text:space-before="0.9166in" text:min-label-width="0.25in" text:list-level-position-and-space-mode="label-alignment">
          <style:list-level-label-alignment text:label-followed-by="listtab" fo:margin-left="1.1666in" fo:text-indent="-0.25in"/>
        </style:list-level-properties>
        <style:text-properties style:font-name="Courier New"/>
      </text:list-level-style-bullet>
      <text:list-level-style-bullet text:level="3" text:style-name="WW_CharLFO28LVL3" text:bullet-char="">
        <style:list-level-properties text:space-before="1.4166in" text:min-label-width="0.25in" text:list-level-position-and-space-mode="label-alignment">
          <style:list-level-label-alignment text:label-followed-by="listtab" fo:margin-left="1.6666in" fo:text-indent="-0.25in"/>
        </style:list-level-properties>
        <style:text-properties style:font-name="Wingdings"/>
      </text:list-level-style-bullet>
      <text:list-level-style-bullet text:level="4" text:style-name="WW_CharLFO28LVL4" text:bullet-char="">
        <style:list-level-properties text:space-before="1.9166in" text:min-label-width="0.25in" text:list-level-position-and-space-mode="label-alignment">
          <style:list-level-label-alignment text:label-followed-by="listtab" fo:margin-left="2.1666in" fo:text-indent="-0.25in"/>
        </style:list-level-properties>
        <style:text-properties style:font-name="Symbol"/>
      </text:list-level-style-bullet>
      <text:list-level-style-bullet text:level="5" text:style-name="WW_CharLFO28LVL5" text:bullet-char="o">
        <style:list-level-properties text:space-before="2.4166in" text:min-label-width="0.25in" text:list-level-position-and-space-mode="label-alignment">
          <style:list-level-label-alignment text:label-followed-by="listtab" fo:margin-left="2.6666in" fo:text-indent="-0.25in"/>
        </style:list-level-properties>
        <style:text-properties style:font-name="Courier New"/>
      </text:list-level-style-bullet>
      <text:list-level-style-bullet text:level="6" text:style-name="WW_CharLFO28LVL6" text:bullet-char="">
        <style:list-level-properties text:space-before="2.9166in" text:min-label-width="0.25in" text:list-level-position-and-space-mode="label-alignment">
          <style:list-level-label-alignment text:label-followed-by="listtab" fo:margin-left="3.1666in" fo:text-indent="-0.25in"/>
        </style:list-level-properties>
        <style:text-properties style:font-name="Wingdings"/>
      </text:list-level-style-bullet>
      <text:list-level-style-bullet text:level="7" text:style-name="WW_CharLFO28LVL7" text:bullet-char="">
        <style:list-level-properties text:space-before="3.4166in" text:min-label-width="0.25in" text:list-level-position-and-space-mode="label-alignment">
          <style:list-level-label-alignment text:label-followed-by="listtab" fo:margin-left="3.6666in" fo:text-indent="-0.25in"/>
        </style:list-level-properties>
        <style:text-properties style:font-name="Symbol"/>
      </text:list-level-style-bullet>
      <text:list-level-style-bullet text:level="8" text:style-name="WW_CharLFO28LVL8" text:bullet-char="o">
        <style:list-level-properties text:space-before="3.9166in" text:min-label-width="0.25in" text:list-level-position-and-space-mode="label-alignment">
          <style:list-level-label-alignment text:label-followed-by="listtab" fo:margin-left="4.1666in" fo:text-indent="-0.25in"/>
        </style:list-level-properties>
        <style:text-properties style:font-name="Courier New"/>
      </text:list-level-style-bullet>
      <text:list-level-style-bullet text:level="9" text:style-name="WW_CharLFO28LVL9" text:bullet-char="">
        <style:list-level-properties text:space-before="4.4166in" text:min-label-width="0.25in" text:list-level-position-and-space-mode="label-alignment">
          <style:list-level-label-alignment text:label-followed-by="listtab" fo:margin-left="4.6666in" fo:text-indent="-0.25in"/>
        </style:list-level-properties>
        <style:text-properties style:font-name="Wingdings"/>
      </text:list-level-style-bullet>
    </text:list-style>
    <text:list-style style:name="LFO29">
      <text:list-level-style-bullet text:level="1" text:style-name="WW_CharLFO29LVL1" text:bullet-char="">
        <style:list-level-properties text:space-before="0.6875in" text:min-label-width="0.25in" text:list-level-position-and-space-mode="label-alignment">
          <style:list-level-label-alignment text:label-followed-by="listtab" fo:margin-left="0.9375in" fo:text-indent="-0.25in"/>
        </style:list-level-properties>
        <style:text-properties style:font-name="Wingdings"/>
      </text:list-level-style-bullet>
      <text:list-level-style-bullet text:level="2" text:style-name="WW_CharLFO29LVL2" text:bullet-char="o">
        <style:list-level-properties text:space-before="1.1875in" text:min-label-width="0.25in" text:list-level-position-and-space-mode="label-alignment">
          <style:list-level-label-alignment text:label-followed-by="listtab" fo:margin-left="1.4375in" fo:text-indent="-0.25in"/>
        </style:list-level-properties>
        <style:text-properties style:font-name="Courier New"/>
      </text:list-level-style-bullet>
      <text:list-level-style-bullet text:level="3" text:style-name="WW_CharLFO29LVL3" text:bullet-char="">
        <style:list-level-properties text:space-before="1.6875in" text:min-label-width="0.25in" text:list-level-position-and-space-mode="label-alignment">
          <style:list-level-label-alignment text:label-followed-by="listtab" fo:margin-left="1.9375in" fo:text-indent="-0.25in"/>
        </style:list-level-properties>
        <style:text-properties style:font-name="Wingdings"/>
      </text:list-level-style-bullet>
      <text:list-level-style-bullet text:level="4" text:style-name="WW_CharLFO29LVL4" text:bullet-char="">
        <style:list-level-properties text:space-before="2.1875in" text:min-label-width="0.25in" text:list-level-position-and-space-mode="label-alignment">
          <style:list-level-label-alignment text:label-followed-by="listtab" fo:margin-left="2.4375in" fo:text-indent="-0.25in"/>
        </style:list-level-properties>
        <style:text-properties style:font-name="Symbol"/>
      </text:list-level-style-bullet>
      <text:list-level-style-bullet text:level="5" text:style-name="WW_CharLFO29LVL5" text:bullet-char="o">
        <style:list-level-properties text:space-before="2.6875in" text:min-label-width="0.25in" text:list-level-position-and-space-mode="label-alignment">
          <style:list-level-label-alignment text:label-followed-by="listtab" fo:margin-left="2.9375in" fo:text-indent="-0.25in"/>
        </style:list-level-properties>
        <style:text-properties style:font-name="Courier New"/>
      </text:list-level-style-bullet>
      <text:list-level-style-bullet text:level="6" text:style-name="WW_CharLFO29LVL6" text:bullet-char="">
        <style:list-level-properties text:space-before="3.1875in" text:min-label-width="0.25in" text:list-level-position-and-space-mode="label-alignment">
          <style:list-level-label-alignment text:label-followed-by="listtab" fo:margin-left="3.4375in" fo:text-indent="-0.25in"/>
        </style:list-level-properties>
        <style:text-properties style:font-name="Wingdings"/>
      </text:list-level-style-bullet>
      <text:list-level-style-bullet text:level="7" text:style-name="WW_CharLFO29LVL7" text:bullet-char="">
        <style:list-level-properties text:space-before="3.6875in" text:min-label-width="0.25in" text:list-level-position-and-space-mode="label-alignment">
          <style:list-level-label-alignment text:label-followed-by="listtab" fo:margin-left="3.9375in" fo:text-indent="-0.25in"/>
        </style:list-level-properties>
        <style:text-properties style:font-name="Symbol"/>
      </text:list-level-style-bullet>
      <text:list-level-style-bullet text:level="8" text:style-name="WW_CharLFO29LVL8" text:bullet-char="o">
        <style:list-level-properties text:space-before="4.1875in" text:min-label-width="0.25in" text:list-level-position-and-space-mode="label-alignment">
          <style:list-level-label-alignment text:label-followed-by="listtab" fo:margin-left="4.4375in" fo:text-indent="-0.25in"/>
        </style:list-level-properties>
        <style:text-properties style:font-name="Courier New"/>
      </text:list-level-style-bullet>
      <text:list-level-style-bullet text:level="9" text:style-name="WW_CharLFO29LVL9" text:bullet-char="">
        <style:list-level-properties text:space-before="4.6875in" text:min-label-width="0.25in" text:list-level-position-and-space-mode="label-alignment">
          <style:list-level-label-alignment text:label-followed-by="listtab" fo:margin-left="4.9375in" fo:text-indent="-0.25in"/>
        </style:list-level-properties>
        <style:text-properties style:font-name="Wingdings"/>
      </text:list-level-style-bullet>
    </text:list-style>
    <text:list-style style:name="LFO3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4">
      <text:list-level-style-number text:level="1" style:num-pre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pre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style>
    <text:list-style style:name="LFO38">
      <text:list-level-style-number text:level="1" text:style-name="WW_CharLFO38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9">
      <text:list-level-style-number text:level="1" text:style-name="WW_CharLFO39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0">
      <text:list-level-style-number text:level="1" text:style-name="WW_CharLFO40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1">
      <text:list-level-style-bullet text:level="1" text:style-name="WW_CharLFO4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Symbol"/>
      </text:list-level-style-bullet>
      <text:list-level-style-bullet text:level="2" text:style-name="WW_CharLFO46LVL2" text:bullet-char="o">
        <style:list-level-properties text:space-before="0.7479in" text:min-label-width="0.25in" text:list-level-position-and-space-mode="label-alignment">
          <style:list-level-label-alignment text:label-followed-by="listtab" fo:margin-left="0.9979in" fo:text-indent="-0.25in"/>
        </style:list-level-properties>
        <style:text-properties style:font-name="Courier New"/>
      </text:list-level-style-bullet>
      <text:list-level-style-bullet text:level="3" text:style-name="WW_CharLFO46LVL3" text:bullet-char="">
        <style:list-level-properties text:space-before="1.2479in" text:min-label-width="0.25in" text:list-level-position-and-space-mode="label-alignment">
          <style:list-level-label-alignment text:label-followed-by="listtab" fo:margin-left="1.4979in" fo:text-indent="-0.25in"/>
        </style:list-level-properties>
        <style:text-properties style:font-name="Wingdings"/>
      </text:list-level-style-bullet>
      <text:list-level-style-bullet text:level="4" text:style-name="WW_CharLFO46LVL4" text:bullet-char="">
        <style:list-level-properties text:space-before="1.7479in" text:min-label-width="0.25in" text:list-level-position-and-space-mode="label-alignment">
          <style:list-level-label-alignment text:label-followed-by="listtab" fo:margin-left="1.9979in" fo:text-indent="-0.25in"/>
        </style:list-level-properties>
        <style:text-properties style:font-name="Symbol"/>
      </text:list-level-style-bullet>
      <text:list-level-style-bullet text:level="5" text:style-name="WW_CharLFO46LVL5" text:bullet-char="o">
        <style:list-level-properties text:space-before="2.2479in" text:min-label-width="0.25in" text:list-level-position-and-space-mode="label-alignment">
          <style:list-level-label-alignment text:label-followed-by="listtab" fo:margin-left="2.4979in" fo:text-indent="-0.25in"/>
        </style:list-level-properties>
        <style:text-properties style:font-name="Courier New"/>
      </text:list-level-style-bullet>
      <text:list-level-style-bullet text:level="6" text:style-name="WW_CharLFO46LVL6" text:bullet-char="">
        <style:list-level-properties text:space-before="2.7479in" text:min-label-width="0.25in" text:list-level-position-and-space-mode="label-alignment">
          <style:list-level-label-alignment text:label-followed-by="listtab" fo:margin-left="2.9979in" fo:text-indent="-0.25in"/>
        </style:list-level-properties>
        <style:text-properties style:font-name="Wingdings"/>
      </text:list-level-style-bullet>
      <text:list-level-style-bullet text:level="7" text:style-name="WW_CharLFO46LVL7" text:bullet-char="">
        <style:list-level-properties text:space-before="3.2479in" text:min-label-width="0.25in" text:list-level-position-and-space-mode="label-alignment">
          <style:list-level-label-alignment text:label-followed-by="listtab" fo:margin-left="3.4979in" fo:text-indent="-0.25in"/>
        </style:list-level-properties>
        <style:text-properties style:font-name="Symbol"/>
      </text:list-level-style-bullet>
      <text:list-level-style-bullet text:level="8" text:style-name="WW_CharLFO46LVL8" text:bullet-char="o">
        <style:list-level-properties text:space-before="3.7479in" text:min-label-width="0.25in" text:list-level-position-and-space-mode="label-alignment">
          <style:list-level-label-alignment text:label-followed-by="listtab" fo:margin-left="3.9979in" fo:text-indent="-0.25in"/>
        </style:list-level-properties>
        <style:text-properties style:font-name="Courier New"/>
      </text:list-level-style-bullet>
      <text:list-level-style-bullet text:level="9" text:style-name="WW_CharLFO46LVL9" text:bullet-char="">
        <style:list-level-properties text:space-before="4.2479in" text:min-label-width="0.25in" text:list-level-position-and-space-mode="label-alignment">
          <style:list-level-label-alignment text:label-followed-by="listtab" fo:margin-left="4.4979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Wingdings"/>
      </text:list-level-style-bullet>
      <text:list-level-style-bullet text:level="2" text:style-name="WW_CharLFO51LVL2" text:bullet-char="">
        <style:list-level-properties text:space-before="0.9166in" text:min-label-width="0.25in" text:list-level-position-and-space-mode="label-alignment">
          <style:list-level-label-alignment text:label-followed-by="listtab" fo:margin-left="1.1666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2">
      <text:list-level-style-bullet text:level="1" text:style-name="WW_CharLFO52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Wingdings"/>
      </text:list-level-style-bullet>
      <text:list-level-style-bullet text:level="2" text:style-name="WW_CharLFO52LVL2" text:bullet-char="">
        <style:list-level-properties text:space-before="0.9166in" text:min-label-width="0.25in" text:list-level-position-and-space-mode="label-alignment">
          <style:list-level-label-alignment text:label-followed-by="listtab" fo:margin-left="1.1666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3">
      <text:list-level-style-bullet text:level="1" text:style-name="WW_CharLFO53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Wingdings"/>
      </text:list-level-style-bullet>
      <text:list-level-style-bullet text:level="2" text:style-name="WW_CharLFO53LVL2" text:bullet-char="">
        <style:list-level-properties text:space-before="0.9166in" text:min-label-width="0.25in" text:list-level-position-and-space-mode="label-alignment">
          <style:list-level-label-alignment text:label-followed-by="listtab" fo:margin-left="1.1666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4">
      <text:list-level-style-bullet text:level="1" text:style-name="WW_CharLFO54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Wingdings"/>
      </text:list-level-style-bullet>
      <text:list-level-style-bullet text:level="2" text:style-name="WW_CharLFO54LVL2" text:bullet-char="">
        <style:list-level-properties text:space-before="0.9166in" text:min-label-width="0.25in" text:list-level-position-and-space-mode="label-alignment">
          <style:list-level-label-alignment text:label-followed-by="listtab" fo:margin-left="1.1666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5">
      <text:list-level-style-bullet text:level="1" text:style-name="WW_CharLFO55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Wingdings"/>
      </text:list-level-style-bullet>
      <text:list-level-style-bullet text:level="2" text:style-name="WW_CharLFO55LVL2" text:bullet-char="">
        <style:list-level-properties text:space-before="0.9166in" text:min-label-width="0.25in" text:list-level-position-and-space-mode="label-alignment">
          <style:list-level-label-alignment text:label-followed-by="listtab" fo:margin-left="1.1666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6">
      <text:list-level-style-bullet text:level="1" text:style-name="WW_CharLFO56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Wingdings"/>
      </text:list-level-style-bullet>
      <text:list-level-style-bullet text:level="2" text:style-name="WW_CharLFO56LVL2" text:bullet-char="">
        <style:list-level-properties text:space-before="0.9166in" text:min-label-width="0.25in" text:list-level-position-and-space-mode="label-alignment">
          <style:list-level-label-alignment text:label-followed-by="listtab" fo:margin-left="1.1666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7">
      <text:list-level-style-bullet text:level="1" text:style-name="WW_CharLFO57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Wingdings"/>
      </text:list-level-style-bullet>
      <text:list-level-style-bullet text:level="2" text:style-name="WW_CharLFO57LVL2" text:bullet-char="">
        <style:list-level-properties text:space-before="0.9166in" text:min-label-width="0.25in" text:list-level-position-and-space-mode="label-alignment">
          <style:list-level-label-alignment text:label-followed-by="listtab" fo:margin-left="1.1666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
    <dc:creator/>
    <meta:creation-date>2014-05-20T09:16:00Z</meta:creation-date>
    <dc:date>2014-05-20T09:16:00Z</dc:date>
    <meta:template xlink:href="Normal.dotm" xlink:type="simple"/>
    <meta:editing-cycles>1</meta:editing-cycles>
    <meta:editing-duration>PT0S</meta:editing-duration>
    <meta:document-statistic meta:page-count="26" meta:paragraph-count="112" meta:word-count="8439" meta:character-count="56435" meta:row-count="400" meta:non-whitespace-character-count="48108"/>
  </office:meta>
</office:document-meta>
</file>